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" table:style-name="ta1">
        <table:shapes>
          <draw:frame draw:z-index="0" draw:style-name="gr1" draw:text-style-name="P1" svg:width="453.51pt" svg:height="255.09pt" svg:x="35.63pt" svg:y="31.44pt">
            <draw:object draw:notify-on-update-of-ranges="source_2.D1:source_2.D1 source_2.D2:source_2.D254 source_2.E1:source_2.E1 source_2.E2:source_2.E25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8.15pt" svg:y="287.46pt">
            <draw:object draw:notify-on-update-of-ranges="source_2.H1:source_2.H1 source_2.H2:source_2.H254 source_2.I1:source_2.I1 source_2.I2:source_2.I25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35606.76333" calcext:value-type="float">
            <text:p>1443135606.76333</text:p>
          </table:table-cell>
          <table:table-cell office:value-type="float" office:value="8224" calcext:value-type="float">
            <text:p>82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35610.0465" calcext:value-type="float">
            <text:p>1443135610.0465</text:p>
          </table:table-cell>
          <table:table-cell table:formula="of:=[.G2]-[.$B$2]" office:value-type="float" office:value="3.28316736221313" calcext:value-type="float">
            <text:p>3.2831673622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3.28316736221313" calcext:value-type="float">
            <text:p>3.2831673622</text:p>
          </table:table-cell>
          <table:table-cell table:formula="of:=MAX([.J2:.J2001])" office:value-type="float" office:value="23.4964904785156" calcext:value-type="float">
            <text:p>23.49649047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35606.83825" calcext:value-type="float">
            <text:p>1443135606.83825</text:p>
          </table:table-cell>
          <table:table-cell office:value-type="float" office:value="8224" calcext:value-type="float">
            <text:p>8224</text:p>
          </table:table-cell>
          <table:table-cell table:formula="of:=[.B3]-[.$B$2]" office:value-type="float" office:value="0.0749223232269287" calcext:value-type="float">
            <text:p>0.0749223232</text:p>
          </table:table-cell>
          <table:table-cell table:formula="of:=[.C3]/([.D3]-[.D2])" office:value-type="float" office:value="109767.017969941" calcext:value-type="float">
            <text:p>109767.017969941</text:p>
          </table:table-cell>
          <table:table-cell/>
          <table:table-cell office:value-type="float" office:value="1443135610.13816" calcext:value-type="float">
            <text:p>1443135610.13816</text:p>
          </table:table-cell>
          <table:table-cell table:formula="of:=[.G3]-[.$B$2]" office:value-type="float" office:value="3.37483334541321" calcext:value-type="float">
            <text:p>3.3748333454</text:p>
          </table:table-cell>
          <table:table-cell table:formula="of:=[.C3]/([.H3]-[.H2])" office:value-type="float" office:value="89717.0325664868" calcext:value-type="float">
            <text:p>89717.0325664868</text:p>
          </table:table-cell>
          <table:table-cell table:formula="of:=[.G3]-[.$B3]" office:value-type="float" office:value="3.29991102218628" calcext:value-type="float">
            <text:p>3.29991102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35606.91318" calcext:value-type="float">
            <text:p>1443135606.91318</text:p>
          </table:table-cell>
          <table:table-cell office:value-type="float" office:value="8224" calcext:value-type="float">
            <text:p>8224</text:p>
          </table:table-cell>
          <table:table-cell table:formula="of:=[.B4]-[.$B$2]" office:value-type="float" office:value="0.149846315383911" calcext:value-type="float">
            <text:p>0.1498463154</text:p>
          </table:table-cell>
          <table:table-cell table:formula="of:=[.C4]/([.D4]-[.D3])" office:value-type="float" office:value="109764.572912358" calcext:value-type="float">
            <text:p>109764.572912358</text:p>
          </table:table-cell>
          <table:table-cell/>
          <table:table-cell office:value-type="float" office:value="1443135610.22984" calcext:value-type="float">
            <text:p>1443135610.22984</text:p>
          </table:table-cell>
          <table:table-cell table:formula="of:=[.G4]-[.$B$2]" office:value-type="float" office:value="3.46650791168213" calcext:value-type="float">
            <text:p>3.4665079117</text:p>
          </table:table-cell>
          <table:table-cell table:formula="of:=[.C4]/([.H4]-[.H3])" office:value-type="float" office:value="89708.6327725345" calcext:value-type="float">
            <text:p>89708.6327725345</text:p>
          </table:table-cell>
          <table:table-cell table:formula="of:=[.G4]-[.$B4]" office:value-type="float" office:value="3.31666159629822" calcext:value-type="float">
            <text:p>3.316661596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35606.98809" calcext:value-type="float">
            <text:p>1443135606.98809</text:p>
          </table:table-cell>
          <table:table-cell office:value-type="float" office:value="8224" calcext:value-type="float">
            <text:p>8224</text:p>
          </table:table-cell>
          <table:table-cell table:formula="of:=[.B5]-[.$B$2]" office:value-type="float" office:value="0.224755525588989" calcext:value-type="float">
            <text:p>0.2247555256</text:p>
          </table:table-cell>
          <table:table-cell table:formula="of:=[.C5]/([.D5]-[.D4])" office:value-type="float" office:value="109786.232927637" calcext:value-type="float">
            <text:p>109786.232927637</text:p>
          </table:table-cell>
          <table:table-cell/>
          <table:table-cell office:value-type="float" office:value="1443135611.13986" calcext:value-type="float">
            <text:p>1443135611.13986</text:p>
          </table:table-cell>
          <table:table-cell table:formula="of:=[.G5]-[.$B$2]" office:value-type="float" office:value="4.37652826309204" calcext:value-type="float">
            <text:p>4.3765282631</text:p>
          </table:table-cell>
          <table:table-cell table:formula="of:=[.C5]/([.H5]-[.H4])" office:value-type="float" office:value="9037.16052861719" calcext:value-type="float">
            <text:p>9037.1605286172</text:p>
          </table:table-cell>
          <table:table-cell table:formula="of:=[.G5]-[.$B5]" office:value-type="float" office:value="4.15177273750305" calcext:value-type="float">
            <text:p>4.15177273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35620.08658" calcext:value-type="float">
            <text:p>1443135620.08658</text:p>
          </table:table-cell>
          <table:table-cell office:value-type="float" office:value="8224" calcext:value-type="float">
            <text:p>8224</text:p>
          </table:table-cell>
          <table:table-cell table:formula="of:=[.B6]-[.$B$2]" office:value-type="float" office:value="13.3232445716858" calcext:value-type="float">
            <text:p>13.3232445717</text:p>
          </table:table-cell>
          <table:table-cell table:formula="of:=[.C6]/([.D6]-[.D5])" office:value-type="float" office:value="627.858676757122" calcext:value-type="float">
            <text:p>627.8586767571</text:p>
          </table:table-cell>
          <table:table-cell/>
          <table:table-cell office:value-type="float" office:value="1443135620.99831" calcext:value-type="float">
            <text:p>1443135620.99831</text:p>
          </table:table-cell>
          <table:table-cell table:formula="of:=[.G6]-[.$B$2]" office:value-type="float" office:value="14.2349750995636" calcext:value-type="float">
            <text:p>14.2349750996</text:p>
          </table:table-cell>
          <table:table-cell table:formula="of:=[.C6]/([.H6]-[.H5])" office:value-type="float" office:value="834.208485009537" calcext:value-type="float">
            <text:p>834.2084850095</text:p>
          </table:table-cell>
          <table:table-cell table:formula="of:=[.G6]-[.$B6]" office:value-type="float" office:value="0.911730527877808" calcext:value-type="float">
            <text:p>0.911730527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35620.18951" calcext:value-type="float">
            <text:p>1443135620.18951</text:p>
          </table:table-cell>
          <table:table-cell office:value-type="float" office:value="8224" calcext:value-type="float">
            <text:p>8224</text:p>
          </table:table-cell>
          <table:table-cell table:formula="of:=[.B7]-[.$B$2]" office:value-type="float" office:value="13.4261803627014" calcext:value-type="float">
            <text:p>13.4261803627</text:p>
          </table:table-cell>
          <table:table-cell table:formula="of:=[.C7]/([.D7]-[.D6])" office:value-type="float" office:value="79894.4654610139" calcext:value-type="float">
            <text:p>79894.4654610139</text:p>
          </table:table-cell>
          <table:table-cell/>
          <table:table-cell office:value-type="float" office:value="1443135625.00108" calcext:value-type="float">
            <text:p>1443135625.00108</text:p>
          </table:table-cell>
          <table:table-cell table:formula="of:=[.G7]-[.$B$2]" office:value-type="float" office:value="18.237752199173" calcext:value-type="float">
            <text:p>18.2377521992</text:p>
          </table:table-cell>
          <table:table-cell table:formula="of:=[.C7]/([.H7]-[.H6])" office:value-type="float" office:value="2054.57356114148" calcext:value-type="float">
            <text:p>2054.5735611415</text:p>
          </table:table-cell>
          <table:table-cell table:formula="of:=[.G7]-[.$B7]" office:value-type="float" office:value="4.81157183647156" calcext:value-type="float">
            <text:p>4.811571836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35620.29246" calcext:value-type="float">
            <text:p>1443135620.29246</text:p>
          </table:table-cell>
          <table:table-cell office:value-type="float" office:value="8224" calcext:value-type="float">
            <text:p>8224</text:p>
          </table:table-cell>
          <table:table-cell table:formula="of:=[.B8]-[.$B$2]" office:value-type="float" office:value="13.5291314125061" calcext:value-type="float">
            <text:p>13.5291314125</text:p>
          </table:table-cell>
          <table:table-cell table:formula="of:=[.C8]/([.D8]-[.D7])" office:value-type="float" office:value="79882.6239810286" calcext:value-type="float">
            <text:p>79882.6239810286</text:p>
          </table:table-cell>
          <table:table-cell/>
          <table:table-cell office:value-type="float" office:value="1443135630.2293" calcext:value-type="float">
            <text:p>1443135630.2293</text:p>
          </table:table-cell>
          <table:table-cell table:formula="of:=[.G8]-[.$B$2]" office:value-type="float" office:value="23.4659667015076" calcext:value-type="float">
            <text:p>23.4659667015</text:p>
          </table:table-cell>
          <table:table-cell table:formula="of:=[.C8]/([.H8]-[.H7])" office:value-type="float" office:value="1573.00355529171" calcext:value-type="float">
            <text:p>1573.0035552917</text:p>
          </table:table-cell>
          <table:table-cell table:formula="of:=[.G8]-[.$B8]" office:value-type="float" office:value="9.93683528900147" calcext:value-type="float">
            <text:p>9.93683528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35620.39541" calcext:value-type="float">
            <text:p>1443135620.39541</text:p>
          </table:table-cell>
          <table:table-cell office:value-type="float" office:value="8224" calcext:value-type="float">
            <text:p>8224</text:p>
          </table:table-cell>
          <table:table-cell table:formula="of:=[.B9]-[.$B$2]" office:value-type="float" office:value="13.6320741176605" calcext:value-type="float">
            <text:p>13.6320741177</text:p>
          </table:table-cell>
          <table:table-cell table:formula="of:=[.C9]/([.D9]-[.D8])" office:value-type="float" office:value="79889.0993554483" calcext:value-type="float">
            <text:p>79889.0993554483</text:p>
          </table:table-cell>
          <table:table-cell/>
          <table:table-cell office:value-type="float" office:value="1443135630.32087" calcext:value-type="float">
            <text:p>1443135630.32087</text:p>
          </table:table-cell>
          <table:table-cell table:formula="of:=[.G9]-[.$B$2]" office:value-type="float" office:value="23.5575432777405" calcext:value-type="float">
            <text:p>23.5575432777</text:p>
          </table:table-cell>
          <table:table-cell table:formula="of:=[.C9]/([.H9]-[.H8])" office:value-type="float" office:value="89804.6240458214" calcext:value-type="float">
            <text:p>89804.6240458214</text:p>
          </table:table-cell>
          <table:table-cell table:formula="of:=[.G9]-[.$B9]" office:value-type="float" office:value="9.92546916007996" calcext:value-type="float">
            <text:p>9.92546916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35620.49835" calcext:value-type="float">
            <text:p>1443135620.49835</text:p>
          </table:table-cell>
          <table:table-cell office:value-type="float" office:value="8224" calcext:value-type="float">
            <text:p>8224</text:p>
          </table:table-cell>
          <table:table-cell table:formula="of:=[.B10]-[.$B$2]" office:value-type="float" office:value="13.7350220680237" calcext:value-type="float">
            <text:p>13.735022068</text:p>
          </table:table-cell>
          <table:table-cell table:formula="of:=[.C10]/([.D10]-[.D9])" office:value-type="float" office:value="79885.0289975567" calcext:value-type="float">
            <text:p>79885.0289975567</text:p>
          </table:table-cell>
          <table:table-cell/>
          <table:table-cell office:value-type="float" office:value="1443135630.41267" calcext:value-type="float">
            <text:p>1443135630.41267</text:p>
          </table:table-cell>
          <table:table-cell table:formula="of:=[.G10]-[.$B$2]" office:value-type="float" office:value="23.6493382453918" calcext:value-type="float">
            <text:p>23.6493382454</text:p>
          </table:table-cell>
          <table:table-cell table:formula="of:=[.C10]/([.H10]-[.H9])" office:value-type="float" office:value="89590.967897438" calcext:value-type="float">
            <text:p>89590.967897438</text:p>
          </table:table-cell>
          <table:table-cell table:formula="of:=[.G10]-[.$B10]" office:value-type="float" office:value="9.91431617736816" calcext:value-type="float">
            <text:p>9.914316177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35620.60129" calcext:value-type="float">
            <text:p>1443135620.60129</text:p>
          </table:table-cell>
          <table:table-cell office:value-type="float" office:value="8224" calcext:value-type="float">
            <text:p>8224</text:p>
          </table:table-cell>
          <table:table-cell table:formula="of:=[.B11]-[.$B$2]" office:value-type="float" office:value="13.8379633426666" calcext:value-type="float">
            <text:p>13.8379633427</text:p>
          </table:table-cell>
          <table:table-cell table:formula="of:=[.C11]/([.D11]-[.D10])" office:value-type="float" office:value="79890.2095250448" calcext:value-type="float">
            <text:p>79890.2095250448</text:p>
          </table:table-cell>
          <table:table-cell/>
          <table:table-cell office:value-type="float" office:value="1443135630.50438" calcext:value-type="float">
            <text:p>1443135630.50438</text:p>
          </table:table-cell>
          <table:table-cell table:formula="of:=[.G11]-[.$B$2]" office:value-type="float" office:value="23.7410500049591" calcext:value-type="float">
            <text:p>23.741050005</text:p>
          </table:table-cell>
          <table:table-cell table:formula="of:=[.C11]/([.H11]-[.H10])" office:value-type="float" office:value="89672.251833404" calcext:value-type="float">
            <text:p>89672.251833404</text:p>
          </table:table-cell>
          <table:table-cell table:formula="of:=[.G11]-[.$B11]" office:value-type="float" office:value="9.90308666229248" calcext:value-type="float">
            <text:p>9.903086662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35620.70426" calcext:value-type="float">
            <text:p>1443135620.70426</text:p>
          </table:table-cell>
          <table:table-cell office:value-type="float" office:value="8224" calcext:value-type="float">
            <text:p>8224</text:p>
          </table:table-cell>
          <table:table-cell table:formula="of:=[.B12]-[.$B$2]" office:value-type="float" office:value="13.9409258365631" calcext:value-type="float">
            <text:p>13.9409258366</text:p>
          </table:table-cell>
          <table:table-cell table:formula="of:=[.C12]/([.D12]-[.D11])" office:value-type="float" office:value="79873.7451743174" calcext:value-type="float">
            <text:p>79873.7451743174</text:p>
          </table:table-cell>
          <table:table-cell/>
          <table:table-cell office:value-type="float" office:value="1443135630.59605" calcext:value-type="float">
            <text:p>1443135630.59605</text:p>
          </table:table-cell>
          <table:table-cell table:formula="of:=[.G12]-[.$B$2]" office:value-type="float" office:value="23.832718372345" calcext:value-type="float">
            <text:p>23.8327183723</text:p>
          </table:table-cell>
          <table:table-cell table:formula="of:=[.C12]/([.H12]-[.H11])" office:value-type="float" office:value="89714.699132606" calcext:value-type="float">
            <text:p>89714.699132606</text:p>
          </table:table-cell>
          <table:table-cell table:formula="of:=[.G12]-[.$B12]" office:value-type="float" office:value="9.89179253578186" calcext:value-type="float">
            <text:p>9.891792535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35620.80719" calcext:value-type="float">
            <text:p>1443135620.80719</text:p>
          </table:table-cell>
          <table:table-cell office:value-type="float" office:value="8224" calcext:value-type="float">
            <text:p>8224</text:p>
          </table:table-cell>
          <table:table-cell table:formula="of:=[.B13]-[.$B$2]" office:value-type="float" office:value="14.0438597202301" calcext:value-type="float">
            <text:p>14.0438597202</text:p>
          </table:table-cell>
          <table:table-cell table:formula="of:=[.C13]/([.D13]-[.D12])" office:value-type="float" office:value="79895.9458928605" calcext:value-type="float">
            <text:p>79895.9458928605</text:p>
          </table:table-cell>
          <table:table-cell/>
          <table:table-cell office:value-type="float" office:value="1443135630.68777" calcext:value-type="float">
            <text:p>1443135630.68777</text:p>
          </table:table-cell>
          <table:table-cell table:formula="of:=[.G13]-[.$B$2]" office:value-type="float" office:value="23.9244410991669" calcext:value-type="float">
            <text:p>23.9244410992</text:p>
          </table:table-cell>
          <table:table-cell table:formula="of:=[.C13]/([.H13]-[.H12])" office:value-type="float" office:value="89661.5297533486" calcext:value-type="float">
            <text:p>89661.5297533486</text:p>
          </table:table-cell>
          <table:table-cell table:formula="of:=[.G13]-[.$B13]" office:value-type="float" office:value="9.88058137893677" calcext:value-type="float">
            <text:p>9.880581378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35620.91014" calcext:value-type="float">
            <text:p>1443135620.91014</text:p>
          </table:table-cell>
          <table:table-cell office:value-type="float" office:value="8224" calcext:value-type="float">
            <text:p>8224</text:p>
          </table:table-cell>
          <table:table-cell table:formula="of:=[.B14]-[.$B$2]" office:value-type="float" office:value="14.1468064785004" calcext:value-type="float">
            <text:p>14.1468064785</text:p>
          </table:table-cell>
          <table:table-cell table:formula="of:=[.C14]/([.D14]-[.D13])" office:value-type="float" office:value="79885.9540424744" calcext:value-type="float">
            <text:p>79885.9540424744</text:p>
          </table:table-cell>
          <table:table-cell/>
          <table:table-cell office:value-type="float" office:value="1443135630.77942" calcext:value-type="float">
            <text:p>1443135630.77942</text:p>
          </table:table-cell>
          <table:table-cell table:formula="of:=[.G14]-[.$B$2]" office:value-type="float" office:value="24.0160915851593" calcext:value-type="float">
            <text:p>24.0160915852</text:p>
          </table:table-cell>
          <table:table-cell table:formula="of:=[.C14]/([.H14]-[.H13])" office:value-type="float" office:value="89732.2028459197" calcext:value-type="float">
            <text:p>89732.2028459197</text:p>
          </table:table-cell>
          <table:table-cell table:formula="of:=[.G14]-[.$B14]" office:value-type="float" office:value="9.86928510665894" calcext:value-type="float">
            <text:p>9.869285106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35621.01228" calcext:value-type="float">
            <text:p>1443135621.01228</text:p>
          </table:table-cell>
          <table:table-cell office:value-type="float" office:value="8224" calcext:value-type="float">
            <text:p>8224</text:p>
          </table:table-cell>
          <table:table-cell table:formula="of:=[.B15]-[.$B$2]" office:value-type="float" office:value="14.2489492893219" calcext:value-type="float">
            <text:p>14.2489492893</text:p>
          </table:table-cell>
          <table:table-cell table:formula="of:=[.C15]/([.D15]-[.D14])" office:value-type="float" office:value="80514.7218277477" calcext:value-type="float">
            <text:p>80514.7218277477</text:p>
          </table:table-cell>
          <table:table-cell/>
          <table:table-cell office:value-type="float" office:value="1443135630.87123" calcext:value-type="float">
            <text:p>1443135630.87123</text:p>
          </table:table-cell>
          <table:table-cell table:formula="of:=[.G15]-[.$B$2]" office:value-type="float" office:value="24.1078958511353" calcext:value-type="float">
            <text:p>24.1078958511</text:p>
          </table:table-cell>
          <table:table-cell table:formula="of:=[.C15]/([.H15]-[.H14])" office:value-type="float" office:value="89581.8937450494" calcext:value-type="float">
            <text:p>89581.8937450494</text:p>
          </table:table-cell>
          <table:table-cell table:formula="of:=[.G15]-[.$B15]" office:value-type="float" office:value="9.85894656181335" calcext:value-type="float">
            <text:p>9.858946561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35621.10918" calcext:value-type="float">
            <text:p>1443135621.10918</text:p>
          </table:table-cell>
          <table:table-cell office:value-type="float" office:value="8224" calcext:value-type="float">
            <text:p>8224</text:p>
          </table:table-cell>
          <table:table-cell table:formula="of:=[.B16]-[.$B$2]" office:value-type="float" office:value="14.3458449840546" calcext:value-type="float">
            <text:p>14.3458449841</text:p>
          </table:table-cell>
          <table:table-cell table:formula="of:=[.C16]/([.D16]-[.D15])" office:value-type="float" office:value="84874.7720184051" calcext:value-type="float">
            <text:p>84874.7720184051</text:p>
          </table:table-cell>
          <table:table-cell/>
          <table:table-cell office:value-type="float" office:value="1443135630.96285" calcext:value-type="float">
            <text:p>1443135630.96285</text:p>
          </table:table-cell>
          <table:table-cell table:formula="of:=[.G16]-[.$B$2]" office:value-type="float" office:value="24.1995191574097" calcext:value-type="float">
            <text:p>24.1995191574</text:p>
          </table:table-cell>
          <table:table-cell table:formula="of:=[.C16]/([.H16]-[.H15])" office:value-type="float" office:value="89758.8215750359" calcext:value-type="float">
            <text:p>89758.8215750359</text:p>
          </table:table-cell>
          <table:table-cell table:formula="of:=[.G16]-[.$B16]" office:value-type="float" office:value="9.8536741733551" calcext:value-type="float">
            <text:p>9.853674173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35621.20607" calcext:value-type="float">
            <text:p>1443135621.20607</text:p>
          </table:table-cell>
          <table:table-cell office:value-type="float" office:value="8224" calcext:value-type="float">
            <text:p>8224</text:p>
          </table:table-cell>
          <table:table-cell table:formula="of:=[.B17]-[.$B$2]" office:value-type="float" office:value="14.4427354335785" calcext:value-type="float">
            <text:p>14.4427354336</text:p>
          </table:table-cell>
          <table:table-cell table:formula="of:=[.C17]/([.D17]-[.D16])" office:value-type="float" office:value="84879.3667529553" calcext:value-type="float">
            <text:p>84879.3667529553</text:p>
          </table:table-cell>
          <table:table-cell/>
          <table:table-cell office:value-type="float" office:value="1443135631.42709" calcext:value-type="float">
            <text:p>1443135631.42709</text:p>
          </table:table-cell>
          <table:table-cell table:formula="of:=[.G17]-[.$B$2]" office:value-type="float" office:value="24.6637563705444" calcext:value-type="float">
            <text:p>24.6637563705</text:p>
          </table:table-cell>
          <table:table-cell table:formula="of:=[.C17]/([.H17]-[.H16])" office:value-type="float" office:value="17715.0813577985" calcext:value-type="float">
            <text:p>17715.0813577985</text:p>
          </table:table-cell>
          <table:table-cell table:formula="of:=[.G17]-[.$B17]" office:value-type="float" office:value="10.2210209369659" calcext:value-type="float">
            <text:p>10.22102093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35621.30299" calcext:value-type="float">
            <text:p>1443135621.30299</text:p>
          </table:table-cell>
          <table:table-cell office:value-type="float" office:value="8224" calcext:value-type="float">
            <text:p>8224</text:p>
          </table:table-cell>
          <table:table-cell table:formula="of:=[.B18]-[.$B$2]" office:value-type="float" office:value="14.5396611690521" calcext:value-type="float">
            <text:p>14.5396611691</text:p>
          </table:table-cell>
          <table:table-cell table:formula="of:=[.C18]/([.D18]-[.D17])" office:value-type="float" office:value="84848.4663006474" calcext:value-type="float">
            <text:p>84848.4663006474</text:p>
          </table:table-cell>
          <table:table-cell/>
          <table:table-cell office:value-type="float" office:value="1443135631.52201" calcext:value-type="float">
            <text:p>1443135631.52201</text:p>
          </table:table-cell>
          <table:table-cell table:formula="of:=[.G18]-[.$B$2]" office:value-type="float" office:value="24.7586793899536" calcext:value-type="float">
            <text:p>24.75867939</text:p>
          </table:table-cell>
          <table:table-cell table:formula="of:=[.C18]/([.H18]-[.H17])" office:value-type="float" office:value="86638.6262382703" calcext:value-type="float">
            <text:p>86638.6262382703</text:p>
          </table:table-cell>
          <table:table-cell table:formula="of:=[.G18]-[.$B18]" office:value-type="float" office:value="10.2190182209015" calcext:value-type="float">
            <text:p>10.219018220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35621.3999" calcext:value-type="float">
            <text:p>1443135621.3999</text:p>
          </table:table-cell>
          <table:table-cell office:value-type="float" office:value="8224" calcext:value-type="float">
            <text:p>8224</text:p>
          </table:table-cell>
          <table:table-cell table:formula="of:=[.B19]-[.$B$2]" office:value-type="float" office:value="14.6365644931793" calcext:value-type="float">
            <text:p>14.6365644932</text:p>
          </table:table-cell>
          <table:table-cell table:formula="of:=[.C19]/([.D19]-[.D18])" office:value-type="float" office:value="84868.0896560887" calcext:value-type="float">
            <text:p>84868.0896560887</text:p>
          </table:table-cell>
          <table:table-cell/>
          <table:table-cell office:value-type="float" office:value="1443135631.61689" calcext:value-type="float">
            <text:p>1443135631.61689</text:p>
          </table:table-cell>
          <table:table-cell table:formula="of:=[.G19]-[.$B$2]" office:value-type="float" office:value="24.8535635471344" calcext:value-type="float">
            <text:p>24.8535635471</text:p>
          </table:table-cell>
          <table:table-cell table:formula="of:=[.C19]/([.H19]-[.H18])" office:value-type="float" office:value="86674.1112990077" calcext:value-type="float">
            <text:p>86674.1112990077</text:p>
          </table:table-cell>
          <table:table-cell table:formula="of:=[.G19]-[.$B19]" office:value-type="float" office:value="10.2169990539551" calcext:value-type="float">
            <text:p>10.21699905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35621.49683" calcext:value-type="float">
            <text:p>1443135621.49683</text:p>
          </table:table-cell>
          <table:table-cell office:value-type="float" office:value="8224" calcext:value-type="float">
            <text:p>8224</text:p>
          </table:table-cell>
          <table:table-cell table:formula="of:=[.B20]-[.$B$2]" office:value-type="float" office:value="14.7335016727448" calcext:value-type="float">
            <text:p>14.7335016727</text:p>
          </table:table-cell>
          <table:table-cell table:formula="of:=[.C20]/([.D20]-[.D19])" office:value-type="float" office:value="84838.4493634772" calcext:value-type="float">
            <text:p>84838.4493634772</text:p>
          </table:table-cell>
          <table:table-cell/>
          <table:table-cell office:value-type="float" office:value="1443135631.71167" calcext:value-type="float">
            <text:p>1443135631.71167</text:p>
          </table:table-cell>
          <table:table-cell table:formula="of:=[.G20]-[.$B$2]" office:value-type="float" office:value="24.948343038559" calcext:value-type="float">
            <text:p>24.9483430386</text:p>
          </table:table-cell>
          <table:table-cell table:formula="of:=[.C20]/([.H20]-[.H19])" office:value-type="float" office:value="86769.8262186379" calcext:value-type="float">
            <text:p>86769.8262186379</text:p>
          </table:table-cell>
          <table:table-cell table:formula="of:=[.G20]-[.$B20]" office:value-type="float" office:value="10.2148413658142" calcext:value-type="float">
            <text:p>10.214841365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35621.59372" calcext:value-type="float">
            <text:p>1443135621.59372</text:p>
          </table:table-cell>
          <table:table-cell office:value-type="float" office:value="8224" calcext:value-type="float">
            <text:p>8224</text:p>
          </table:table-cell>
          <table:table-cell table:formula="of:=[.B21]-[.$B$2]" office:value-type="float" office:value="14.8303933143616" calcext:value-type="float">
            <text:p>14.8303933144</text:p>
          </table:table-cell>
          <table:table-cell table:formula="of:=[.C21]/([.D21]-[.D20])" office:value-type="float" office:value="84878.3224514202" calcext:value-type="float">
            <text:p>84878.3224514202</text:p>
          </table:table-cell>
          <table:table-cell/>
          <table:table-cell office:value-type="float" office:value="1443135631.80665" calcext:value-type="float">
            <text:p>1443135631.80665</text:p>
          </table:table-cell>
          <table:table-cell table:formula="of:=[.G21]-[.$B$2]" office:value-type="float" office:value="25.0433146953583" calcext:value-type="float">
            <text:p>25.0433146954</text:p>
          </table:table-cell>
          <table:table-cell table:formula="of:=[.C21]/([.H21]-[.H20])" office:value-type="float" office:value="86594.2564040769" calcext:value-type="float">
            <text:p>86594.2564040769</text:p>
          </table:table-cell>
          <table:table-cell table:formula="of:=[.G21]-[.$B21]" office:value-type="float" office:value="10.2129213809967" calcext:value-type="float">
            <text:p>10.21292138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35621.69061" calcext:value-type="float">
            <text:p>1443135621.69061</text:p>
          </table:table-cell>
          <table:table-cell office:value-type="float" office:value="8224" calcext:value-type="float">
            <text:p>8224</text:p>
          </table:table-cell>
          <table:table-cell table:formula="of:=[.B22]-[.$B$2]" office:value-type="float" office:value="14.9272816181183" calcext:value-type="float">
            <text:p>14.9272816181</text:p>
          </table:table-cell>
          <table:table-cell table:formula="of:=[.C22]/([.D22]-[.D21])" office:value-type="float" office:value="84881.2465604768" calcext:value-type="float">
            <text:p>84881.2465604768</text:p>
          </table:table-cell>
          <table:table-cell/>
          <table:table-cell office:value-type="float" office:value="1443135631.90151" calcext:value-type="float">
            <text:p>1443135631.90151</text:p>
          </table:table-cell>
          <table:table-cell table:formula="of:=[.G22]-[.$B$2]" office:value-type="float" office:value="25.1381816864014" calcext:value-type="float">
            <text:p>25.1381816864</text:p>
          </table:table-cell>
          <table:table-cell table:formula="of:=[.C22]/([.H22]-[.H21])" office:value-type="float" office:value="86689.7949389421" calcext:value-type="float">
            <text:p>86689.7949389421</text:p>
          </table:table-cell>
          <table:table-cell table:formula="of:=[.G22]-[.$B22]" office:value-type="float" office:value="10.2109000682831" calcext:value-type="float">
            <text:p>10.210900068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35621.78751" calcext:value-type="float">
            <text:p>1443135621.78751</text:p>
          </table:table-cell>
          <table:table-cell office:value-type="float" office:value="8224" calcext:value-type="float">
            <text:p>8224</text:p>
          </table:table-cell>
          <table:table-cell table:formula="of:=[.B23]-[.$B$2]" office:value-type="float" office:value="15.0241754055023" calcext:value-type="float">
            <text:p>15.0241754055</text:p>
          </table:table-cell>
          <table:table-cell table:formula="of:=[.C23]/([.D23]-[.D22])" office:value-type="float" office:value="84876.4427734115" calcext:value-type="float">
            <text:p>84876.4427734115</text:p>
          </table:table-cell>
          <table:table-cell/>
          <table:table-cell office:value-type="float" office:value="1443135631.9963" calcext:value-type="float">
            <text:p>1443135631.9963</text:p>
          </table:table-cell>
          <table:table-cell table:formula="of:=[.G23]-[.$B$2]" office:value-type="float" office:value="25.2329702377319" calcext:value-type="float">
            <text:p>25.2329702377</text:p>
          </table:table-cell>
          <table:table-cell table:formula="of:=[.C23]/([.H23]-[.H22])" office:value-type="float" office:value="86761.5327437546" calcext:value-type="float">
            <text:p>86761.5327437546</text:p>
          </table:table-cell>
          <table:table-cell table:formula="of:=[.G23]-[.$B23]" office:value-type="float" office:value="10.2087948322296" calcext:value-type="float">
            <text:p>10.208794832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35621.88441" calcext:value-type="float">
            <text:p>1443135621.88441</text:p>
          </table:table-cell>
          <table:table-cell office:value-type="float" office:value="8224" calcext:value-type="float">
            <text:p>8224</text:p>
          </table:table-cell>
          <table:table-cell table:formula="of:=[.B24]-[.$B$2]" office:value-type="float" office:value="15.1210739612579" calcext:value-type="float">
            <text:p>15.1210739613</text:p>
          </table:table-cell>
          <table:table-cell table:formula="of:=[.C24]/([.D24]-[.D23])" office:value-type="float" office:value="84872.266009222" calcext:value-type="float">
            <text:p>84872.266009222</text:p>
          </table:table-cell>
          <table:table-cell/>
          <table:table-cell office:value-type="float" office:value="1443135632.04214" calcext:value-type="float">
            <text:p>1443135632.04214</text:p>
          </table:table-cell>
          <table:table-cell table:formula="of:=[.G24]-[.$B$2]" office:value-type="float" office:value="25.2788083553314" calcext:value-type="float">
            <text:p>25.2788083553</text:p>
          </table:table-cell>
          <table:table-cell table:formula="of:=[.C24]/([.H24]-[.H23])" office:value-type="float" office:value="179413.999323829" calcext:value-type="float">
            <text:p>179413.999323829</text:p>
          </table:table-cell>
          <table:table-cell table:formula="of:=[.G24]-[.$B24]" office:value-type="float" office:value="10.1577343940735" calcext:value-type="float">
            <text:p>10.157734394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35621.9813" calcext:value-type="float">
            <text:p>1443135621.9813</text:p>
          </table:table-cell>
          <table:table-cell office:value-type="float" office:value="8224" calcext:value-type="float">
            <text:p>8224</text:p>
          </table:table-cell>
          <table:table-cell table:formula="of:=[.B25]-[.$B$2]" office:value-type="float" office:value="15.2179646492004" calcext:value-type="float">
            <text:p>15.2179646492</text:p>
          </table:table-cell>
          <table:table-cell table:formula="of:=[.C25]/([.D25]-[.D24])" office:value-type="float" office:value="84879.1578905925" calcext:value-type="float">
            <text:p>84879.1578905925</text:p>
          </table:table-cell>
          <table:table-cell/>
          <table:table-cell office:value-type="float" office:value="1443135632.13003" calcext:value-type="float">
            <text:p>1443135632.13003</text:p>
          </table:table-cell>
          <table:table-cell table:formula="of:=[.G25]-[.$B$2]" office:value-type="float" office:value="25.3666989803314" calcext:value-type="float">
            <text:p>25.3666989803</text:p>
          </table:table-cell>
          <table:table-cell table:formula="of:=[.C25]/([.H25]-[.H24])" office:value-type="float" office:value="93570.8444444444" calcext:value-type="float">
            <text:p>93570.8444444444</text:p>
          </table:table-cell>
          <table:table-cell table:formula="of:=[.G25]-[.$B25]" office:value-type="float" office:value="10.148734331131" calcext:value-type="float">
            <text:p>10.148734331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35622.06494" calcext:value-type="float">
            <text:p>1443135622.06494</text:p>
          </table:table-cell>
          <table:table-cell office:value-type="float" office:value="8224" calcext:value-type="float">
            <text:p>8224</text:p>
          </table:table-cell>
          <table:table-cell table:formula="of:=[.B26]-[.$B$2]" office:value-type="float" office:value="15.3016090393066" calcext:value-type="float">
            <text:p>15.3016090393</text:p>
          </table:table-cell>
          <table:table-cell table:formula="of:=[.C26]/([.D26]-[.D25])" office:value-type="float" office:value="98320.999047972" calcext:value-type="float">
            <text:p>98320.999047972</text:p>
          </table:table-cell>
          <table:table-cell/>
          <table:table-cell office:value-type="float" office:value="1443135632.2178" calcext:value-type="float">
            <text:p>1443135632.2178</text:p>
          </table:table-cell>
          <table:table-cell table:formula="of:=[.G26]-[.$B$2]" office:value-type="float" office:value="25.4544732570648" calcext:value-type="float">
            <text:p>25.4544732571</text:p>
          </table:table-cell>
          <table:table-cell table:formula="of:=[.C26]/([.H26]-[.H25])" office:value-type="float" office:value="93694.876290228" calcext:value-type="float">
            <text:p>93694.876290228</text:p>
          </table:table-cell>
          <table:table-cell table:formula="of:=[.G26]-[.$B26]" office:value-type="float" office:value="10.1528642177582" calcext:value-type="float">
            <text:p>10.152864217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35622.14539" calcext:value-type="float">
            <text:p>1443135622.14539</text:p>
          </table:table-cell>
          <table:table-cell office:value-type="float" office:value="8224" calcext:value-type="float">
            <text:p>8224</text:p>
          </table:table-cell>
          <table:table-cell table:formula="of:=[.B27]-[.$B$2]" office:value-type="float" office:value="15.3820569515228" calcext:value-type="float">
            <text:p>15.3820569515</text:p>
          </table:table-cell>
          <table:table-cell table:formula="of:=[.C27]/([.D27]-[.D26])" office:value-type="float" office:value="102227.637404682" calcext:value-type="float">
            <text:p>102227.637404682</text:p>
          </table:table-cell>
          <table:table-cell/>
          <table:table-cell office:value-type="float" office:value="1443135632.30565" calcext:value-type="float">
            <text:p>1443135632.30565</text:p>
          </table:table-cell>
          <table:table-cell table:formula="of:=[.G27]-[.$B$2]" office:value-type="float" office:value="25.5423169136047" calcext:value-type="float">
            <text:p>25.5423169136</text:p>
          </table:table-cell>
          <table:table-cell table:formula="of:=[.C27]/([.H27]-[.H26])" office:value-type="float" office:value="93620.8751312958" calcext:value-type="float">
            <text:p>93620.8751312958</text:p>
          </table:table-cell>
          <table:table-cell table:formula="of:=[.G27]-[.$B27]" office:value-type="float" office:value="10.1602599620819" calcext:value-type="float">
            <text:p>10.160259962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35622.22583" calcext:value-type="float">
            <text:p>1443135622.22583</text:p>
          </table:table-cell>
          <table:table-cell office:value-type="float" office:value="8224" calcext:value-type="float">
            <text:p>8224</text:p>
          </table:table-cell>
          <table:table-cell table:formula="of:=[.B28]-[.$B$2]" office:value-type="float" office:value="15.4625022411346" calcext:value-type="float">
            <text:p>15.4625022411</text:p>
          </table:table-cell>
          <table:table-cell table:formula="of:=[.C28]/([.D28]-[.D27])" office:value-type="float" office:value="102230.970137399" calcext:value-type="float">
            <text:p>102230.970137399</text:p>
          </table:table-cell>
          <table:table-cell/>
          <table:table-cell office:value-type="float" office:value="1443135632.39342" calcext:value-type="float">
            <text:p>1443135632.39342</text:p>
          </table:table-cell>
          <table:table-cell table:formula="of:=[.G28]-[.$B$2]" office:value-type="float" office:value="25.6300866603851" calcext:value-type="float">
            <text:p>25.6300866604</text:p>
          </table:table-cell>
          <table:table-cell table:formula="of:=[.C28]/([.H28]-[.H27])" office:value-type="float" office:value="93699.7120497212" calcext:value-type="float">
            <text:p>93699.7120497212</text:p>
          </table:table-cell>
          <table:table-cell table:formula="of:=[.G28]-[.$B28]" office:value-type="float" office:value="10.1675844192505" calcext:value-type="float">
            <text:p>10.167584419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35622.30628" calcext:value-type="float">
            <text:p>1443135622.30628</text:p>
          </table:table-cell>
          <table:table-cell office:value-type="float" office:value="8224" calcext:value-type="float">
            <text:p>8224</text:p>
          </table:table-cell>
          <table:table-cell table:formula="of:=[.B29]-[.$B$2]" office:value-type="float" office:value="15.5429513454437" calcext:value-type="float">
            <text:p>15.5429513454</text:p>
          </table:table-cell>
          <table:table-cell table:formula="of:=[.C29]/([.D29]-[.D28])" office:value-type="float" office:value="102226.122598006" calcext:value-type="float">
            <text:p>102226.122598006</text:p>
          </table:table-cell>
          <table:table-cell/>
          <table:table-cell office:value-type="float" office:value="1443135632.48127" calcext:value-type="float">
            <text:p>1443135632.48127</text:p>
          </table:table-cell>
          <table:table-cell table:formula="of:=[.G29]-[.$B$2]" office:value-type="float" office:value="25.7179424762726" calcext:value-type="float">
            <text:p>25.7179424763</text:p>
          </table:table-cell>
          <table:table-cell table:formula="of:=[.C29]/([.H29]-[.H28])" office:value-type="float" office:value="93607.9178928286" calcext:value-type="float">
            <text:p>93607.9178928286</text:p>
          </table:table-cell>
          <table:table-cell table:formula="of:=[.G29]-[.$B29]" office:value-type="float" office:value="10.1749911308289" calcext:value-type="float">
            <text:p>10.174991130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35622.38674" calcext:value-type="float">
            <text:p>1443135622.38674</text:p>
          </table:table-cell>
          <table:table-cell office:value-type="float" office:value="8224" calcext:value-type="float">
            <text:p>8224</text:p>
          </table:table-cell>
          <table:table-cell table:formula="of:=[.B30]-[.$B$2]" office:value-type="float" office:value="15.6234138011932" calcext:value-type="float">
            <text:p>15.6234138012</text:p>
          </table:table-cell>
          <table:table-cell table:formula="of:=[.C30]/([.D30]-[.D29])" office:value-type="float" office:value="102209.159829799" calcext:value-type="float">
            <text:p>102209.159829799</text:p>
          </table:table-cell>
          <table:table-cell/>
          <table:table-cell office:value-type="float" office:value="1443135632.56913" calcext:value-type="float">
            <text:p>1443135632.56913</text:p>
          </table:table-cell>
          <table:table-cell table:formula="of:=[.G30]-[.$B$2]" office:value-type="float" office:value="25.8057994842529" calcext:value-type="float">
            <text:p>25.8057994843</text:p>
          </table:table-cell>
          <table:table-cell table:formula="of:=[.C30]/([.H30]-[.H29])" office:value-type="float" office:value="93606.6477683793" calcext:value-type="float">
            <text:p>93606.6477683793</text:p>
          </table:table-cell>
          <table:table-cell table:formula="of:=[.G30]-[.$B30]" office:value-type="float" office:value="10.1823856830597" calcext:value-type="float">
            <text:p>10.182385683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35622.46723" calcext:value-type="float">
            <text:p>1443135622.46723</text:p>
          </table:table-cell>
          <table:table-cell office:value-type="float" office:value="8224" calcext:value-type="float">
            <text:p>8224</text:p>
          </table:table-cell>
          <table:table-cell table:formula="of:=[.B31]-[.$B$2]" office:value-type="float" office:value="15.7039022445679" calcext:value-type="float">
            <text:p>15.7039022446</text:p>
          </table:table-cell>
          <table:table-cell table:formula="of:=[.C31]/([.D31]-[.D30])" office:value-type="float" office:value="102176.159150219" calcext:value-type="float">
            <text:p>102176.159150219</text:p>
          </table:table-cell>
          <table:table-cell/>
          <table:table-cell office:value-type="float" office:value="1443135632.65692" calcext:value-type="float">
            <text:p>1443135632.65692</text:p>
          </table:table-cell>
          <table:table-cell table:formula="of:=[.G31]-[.$B$2]" office:value-type="float" office:value="25.8935861587524" calcext:value-type="float">
            <text:p>25.8935861588</text:p>
          </table:table-cell>
          <table:table-cell table:formula="of:=[.C31]/([.H31]-[.H30])" office:value-type="float" office:value="93681.6441320572" calcext:value-type="float">
            <text:p>93681.6441320572</text:p>
          </table:table-cell>
          <table:table-cell table:formula="of:=[.G31]-[.$B31]" office:value-type="float" office:value="10.1896839141846" calcext:value-type="float">
            <text:p>10.189683914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35622.54769" calcext:value-type="float">
            <text:p>1443135622.54769</text:p>
          </table:table-cell>
          <table:table-cell office:value-type="float" office:value="8224" calcext:value-type="float">
            <text:p>8224</text:p>
          </table:table-cell>
          <table:table-cell table:formula="of:=[.B32]-[.$B$2]" office:value-type="float" office:value="15.7843570709229" calcext:value-type="float">
            <text:p>15.7843570709</text:p>
          </table:table-cell>
          <table:table-cell table:formula="of:=[.C32]/([.D32]-[.D31])" office:value-type="float" office:value="102218.852150824" calcext:value-type="float">
            <text:p>102218.852150824</text:p>
          </table:table-cell>
          <table:table-cell/>
          <table:table-cell office:value-type="float" office:value="1443135632.74477" calcext:value-type="float">
            <text:p>1443135632.74477</text:p>
          </table:table-cell>
          <table:table-cell table:formula="of:=[.G32]-[.$B$2]" office:value-type="float" office:value="25.9814395904541" calcext:value-type="float">
            <text:p>25.9814395905</text:p>
          </table:table-cell>
          <table:table-cell table:formula="of:=[.C32]/([.H32]-[.H31])" office:value-type="float" office:value="93610.4582451341" calcext:value-type="float">
            <text:p>93610.4582451341</text:p>
          </table:table-cell>
          <table:table-cell table:formula="of:=[.G32]-[.$B32]" office:value-type="float" office:value="10.1970825195313" calcext:value-type="float">
            <text:p>10.197082519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35622.62814" calcext:value-type="float">
            <text:p>1443135622.62814</text:p>
          </table:table-cell>
          <table:table-cell office:value-type="float" office:value="8224" calcext:value-type="float">
            <text:p>8224</text:p>
          </table:table-cell>
          <table:table-cell table:formula="of:=[.B33]-[.$B$2]" office:value-type="float" office:value="15.8648118972778" calcext:value-type="float">
            <text:p>15.8648118973</text:p>
          </table:table-cell>
          <table:table-cell table:formula="of:=[.C33]/([.D33]-[.D32])" office:value-type="float" office:value="102218.852150824" calcext:value-type="float">
            <text:p>102218.852150824</text:p>
          </table:table-cell>
          <table:table-cell/>
          <table:table-cell office:value-type="float" office:value="1443135632.83271" calcext:value-type="float">
            <text:p>1443135632.83271</text:p>
          </table:table-cell>
          <table:table-cell table:formula="of:=[.G33]-[.$B$2]" office:value-type="float" office:value="26.0693781375885" calcext:value-type="float">
            <text:p>26.0693781376</text:p>
          </table:table-cell>
          <table:table-cell table:formula="of:=[.C33]/([.H33]-[.H32])" office:value-type="float" office:value="93519.8529881439" calcext:value-type="float">
            <text:p>93519.8529881439</text:p>
          </table:table-cell>
          <table:table-cell table:formula="of:=[.G33]-[.$B33]" office:value-type="float" office:value="10.2045662403107" calcext:value-type="float">
            <text:p>10.204566240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35622.70861" calcext:value-type="float">
            <text:p>1443135622.70861</text:p>
          </table:table-cell>
          <table:table-cell office:value-type="float" office:value="8224" calcext:value-type="float">
            <text:p>8224</text:p>
          </table:table-cell>
          <table:table-cell table:formula="of:=[.B34]-[.$B$2]" office:value-type="float" office:value="15.9452743530273" calcext:value-type="float">
            <text:p>15.945274353</text:p>
          </table:table-cell>
          <table:table-cell table:formula="of:=[.C34]/([.D34]-[.D33])" office:value-type="float" office:value="102209.159829799" calcext:value-type="float">
            <text:p>102209.159829799</text:p>
          </table:table-cell>
          <table:table-cell/>
          <table:table-cell office:value-type="float" office:value="1443135632.92028" calcext:value-type="float">
            <text:p>1443135632.92028</text:p>
          </table:table-cell>
          <table:table-cell table:formula="of:=[.G34]-[.$B$2]" office:value-type="float" office:value="26.1569526195526" calcext:value-type="float">
            <text:p>26.1569526196</text:p>
          </table:table-cell>
          <table:table-cell table:formula="of:=[.C34]/([.H34]-[.H33])" office:value-type="float" office:value="93908.634291097" calcext:value-type="float">
            <text:p>93908.634291097</text:p>
          </table:table-cell>
          <table:table-cell table:formula="of:=[.G34]-[.$B34]" office:value-type="float" office:value="10.2116782665253" calcext:value-type="float">
            <text:p>10.211678266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35622.78905" calcext:value-type="float">
            <text:p>1443135622.78905</text:p>
          </table:table-cell>
          <table:table-cell office:value-type="float" office:value="8224" calcext:value-type="float">
            <text:p>8224</text:p>
          </table:table-cell>
          <table:table-cell table:formula="of:=[.B35]-[.$B$2]" office:value-type="float" office:value="16.0257222652435" calcext:value-type="float">
            <text:p>16.0257222652</text:p>
          </table:table-cell>
          <table:table-cell table:formula="of:=[.C35]/([.D35]-[.D34])" office:value-type="float" office:value="102227.637404682" calcext:value-type="float">
            <text:p>102227.637404682</text:p>
          </table:table-cell>
          <table:table-cell/>
          <table:table-cell office:value-type="float" office:value="1443135633.00814" calcext:value-type="float">
            <text:p>1443135633.00814</text:p>
          </table:table-cell>
          <table:table-cell table:formula="of:=[.G35]-[.$B$2]" office:value-type="float" office:value="26.2448117733002" calcext:value-type="float">
            <text:p>26.2448117733</text:p>
          </table:table-cell>
          <table:table-cell table:formula="of:=[.C35]/([.H35]-[.H34])" office:value-type="float" office:value="93604.3616312265" calcext:value-type="float">
            <text:p>93604.3616312265</text:p>
          </table:table-cell>
          <table:table-cell table:formula="of:=[.G35]-[.$B35]" office:value-type="float" office:value="10.2190895080566" calcext:value-type="float">
            <text:p>10.219089508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35622.8695" calcext:value-type="float">
            <text:p>1443135622.8695</text:p>
          </table:table-cell>
          <table:table-cell office:value-type="float" office:value="8224" calcext:value-type="float">
            <text:p>8224</text:p>
          </table:table-cell>
          <table:table-cell table:formula="of:=[.B36]-[.$B$2]" office:value-type="float" office:value="16.1061687469482" calcext:value-type="float">
            <text:p>16.1061687469</text:p>
          </table:table-cell>
          <table:table-cell table:formula="of:=[.C36]/([.D36]-[.D35])" office:value-type="float" office:value="102229.455231953" calcext:value-type="float">
            <text:p>102229.455231953</text:p>
          </table:table-cell>
          <table:table-cell/>
          <table:table-cell office:value-type="float" office:value="1443135633.05123" calcext:value-type="float">
            <text:p>1443135633.05123</text:p>
          </table:table-cell>
          <table:table-cell table:formula="of:=[.G36]-[.$B$2]" office:value-type="float" office:value="26.2878978252411" calcext:value-type="float">
            <text:p>26.2878978252</text:p>
          </table:table-cell>
          <table:table-cell table:formula="of:=[.C36]/([.H36]-[.H35])" office:value-type="float" office:value="190873.835720135" calcext:value-type="float">
            <text:p>190873.835720135</text:p>
          </table:table-cell>
          <table:table-cell table:formula="of:=[.G36]-[.$B36]" office:value-type="float" office:value="10.1817290782928" calcext:value-type="float">
            <text:p>10.181729078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35622.94993" calcext:value-type="float">
            <text:p>1443135622.94993</text:p>
          </table:table-cell>
          <table:table-cell office:value-type="float" office:value="8224" calcext:value-type="float">
            <text:p>8224</text:p>
          </table:table-cell>
          <table:table-cell table:formula="of:=[.B37]-[.$B$2]" office:value-type="float" office:value="16.1866016387939" calcext:value-type="float">
            <text:p>16.1866016388</text:p>
          </table:table-cell>
          <table:table-cell table:formula="of:=[.C37]/([.D37]-[.D36])" office:value-type="float" office:value="102246.727815983" calcext:value-type="float">
            <text:p>102246.727815983</text:p>
          </table:table-cell>
          <table:table-cell/>
          <table:table-cell office:value-type="float" office:value="1443135633.1338" calcext:value-type="float">
            <text:p>1443135633.1338</text:p>
          </table:table-cell>
          <table:table-cell table:formula="of:=[.G37]-[.$B$2]" office:value-type="float" office:value="26.3704690933228" calcext:value-type="float">
            <text:p>26.3704690933</text:p>
          </table:table-cell>
          <table:table-cell table:formula="of:=[.C37]/([.H37]-[.H36])" office:value-type="float" office:value="99598.8095019476" calcext:value-type="float">
            <text:p>99598.8095019476</text:p>
          </table:table-cell>
          <table:table-cell table:formula="of:=[.G37]-[.$B37]" office:value-type="float" office:value="10.1838674545288" calcext:value-type="float">
            <text:p>10.183867454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35623.03109" calcext:value-type="float">
            <text:p>1443135623.03109</text:p>
          </table:table-cell>
          <table:table-cell office:value-type="float" office:value="8224" calcext:value-type="float">
            <text:p>8224</text:p>
          </table:table-cell>
          <table:table-cell table:formula="of:=[.B38]-[.$B$2]" office:value-type="float" office:value="16.2677576541901" calcext:value-type="float">
            <text:p>16.2677576542</text:p>
          </table:table-cell>
          <table:table-cell table:formula="of:=[.C38]/([.D38]-[.D37])" office:value-type="float" office:value="101335.679922913" calcext:value-type="float">
            <text:p>101335.679922913</text:p>
          </table:table-cell>
          <table:table-cell/>
          <table:table-cell office:value-type="float" office:value="1443135633.21621" calcext:value-type="float">
            <text:p>1443135633.21621</text:p>
          </table:table-cell>
          <table:table-cell table:formula="of:=[.G38]-[.$B$2]" office:value-type="float" office:value="26.4528827667236" calcext:value-type="float">
            <text:p>26.4528827667</text:p>
          </table:table-cell>
          <table:table-cell table:formula="of:=[.C38]/([.H38]-[.H37])" office:value-type="float" office:value="99789.2662786257" calcext:value-type="float">
            <text:p>99789.2662786257</text:p>
          </table:table-cell>
          <table:table-cell table:formula="of:=[.G38]-[.$B38]" office:value-type="float" office:value="10.1851251125336" calcext:value-type="float">
            <text:p>10.185125112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35623.11348" calcext:value-type="float">
            <text:p>1443135623.11348</text:p>
          </table:table-cell>
          <table:table-cell office:value-type="float" office:value="8224" calcext:value-type="float">
            <text:p>8224</text:p>
          </table:table-cell>
          <table:table-cell table:formula="of:=[.B39]-[.$B$2]" office:value-type="float" office:value="16.3501462936401" calcext:value-type="float">
            <text:p>16.3501462936</text:p>
          </table:table-cell>
          <table:table-cell table:formula="of:=[.C39]/([.D39]-[.D38])" office:value-type="float" office:value="99819.5874442576" calcext:value-type="float">
            <text:p>99819.5874442576</text:p>
          </table:table-cell>
          <table:table-cell/>
          <table:table-cell office:value-type="float" office:value="1443135633.29892" calcext:value-type="float">
            <text:p>1443135633.29892</text:p>
          </table:table-cell>
          <table:table-cell table:formula="of:=[.G39]-[.$B$2]" office:value-type="float" office:value="26.5355937480926" calcext:value-type="float">
            <text:p>26.5355937481</text:p>
          </table:table-cell>
          <table:table-cell table:formula="of:=[.C39]/([.H39]-[.H38])" office:value-type="float" office:value="99430.5697245723" calcext:value-type="float">
            <text:p>99430.5697245723</text:p>
          </table:table-cell>
          <table:table-cell table:formula="of:=[.G39]-[.$B39]" office:value-type="float" office:value="10.1854474544525" calcext:value-type="float">
            <text:p>10.185447454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35623.19586" calcext:value-type="float">
            <text:p>1443135623.19586</text:p>
          </table:table-cell>
          <table:table-cell office:value-type="float" office:value="8224" calcext:value-type="float">
            <text:p>8224</text:p>
          </table:table-cell>
          <table:table-cell table:formula="of:=[.B40]-[.$B$2]" office:value-type="float" office:value="16.4325284957886" calcext:value-type="float">
            <text:p>16.4325284958</text:p>
          </table:table-cell>
          <table:table-cell table:formula="of:=[.C40]/([.D40]-[.D39])" office:value-type="float" office:value="99827.3872939433" calcext:value-type="float">
            <text:p>99827.3872939433</text:p>
          </table:table-cell>
          <table:table-cell/>
          <table:table-cell office:value-type="float" office:value="1443135633.3814" calcext:value-type="float">
            <text:p>1443135633.3814</text:p>
          </table:table-cell>
          <table:table-cell table:formula="of:=[.G40]-[.$B$2]" office:value-type="float" office:value="26.6180655956268" calcext:value-type="float">
            <text:p>26.6180655956</text:p>
          </table:table-cell>
          <table:table-cell table:formula="of:=[.C40]/([.H40]-[.H39])" office:value-type="float" office:value="99718.8767547816" calcext:value-type="float">
            <text:p>99718.8767547816</text:p>
          </table:table-cell>
          <table:table-cell table:formula="of:=[.G40]-[.$B40]" office:value-type="float" office:value="10.1855370998383" calcext:value-type="float">
            <text:p>10.185537099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35623.27824" calcext:value-type="float">
            <text:p>1443135623.27824</text:p>
          </table:table-cell>
          <table:table-cell office:value-type="float" office:value="8224" calcext:value-type="float">
            <text:p>8224</text:p>
          </table:table-cell>
          <table:table-cell table:formula="of:=[.B41]-[.$B$2]" office:value-type="float" office:value="16.5149073600769" calcext:value-type="float">
            <text:p>16.5149073601</text:p>
          </table:table-cell>
          <table:table-cell table:formula="of:=[.C41]/([.D41]-[.D40])" office:value-type="float" office:value="99831.4321403558" calcext:value-type="float">
            <text:p>99831.4321403558</text:p>
          </table:table-cell>
          <table:table-cell/>
          <table:table-cell office:value-type="float" office:value="1443135633.46394" calcext:value-type="float">
            <text:p>1443135633.46394</text:p>
          </table:table-cell>
          <table:table-cell table:formula="of:=[.G41]-[.$B$2]" office:value-type="float" office:value="26.7006132602692" calcext:value-type="float">
            <text:p>26.7006132603</text:p>
          </table:table-cell>
          <table:table-cell table:formula="of:=[.C41]/([.H41]-[.H40])" office:value-type="float" office:value="99627.2884960864" calcext:value-type="float">
            <text:p>99627.2884960864</text:p>
          </table:table-cell>
          <table:table-cell table:formula="of:=[.G41]-[.$B41]" office:value-type="float" office:value="10.1857059001923" calcext:value-type="float">
            <text:p>10.185705900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35623.36063" calcext:value-type="float">
            <text:p>1443135623.36063</text:p>
          </table:table-cell>
          <table:table-cell office:value-type="float" office:value="8224" calcext:value-type="float">
            <text:p>8224</text:p>
          </table:table-cell>
          <table:table-cell table:formula="of:=[.B42]-[.$B$2]" office:value-type="float" office:value="16.5972990989685" calcext:value-type="float">
            <text:p>16.597299099</text:p>
          </table:table-cell>
          <table:table-cell table:formula="of:=[.C42]/([.D42]-[.D41])" office:value-type="float" office:value="99815.8323957682" calcext:value-type="float">
            <text:p>99815.8323957682</text:p>
          </table:table-cell>
          <table:table-cell/>
          <table:table-cell office:value-type="float" office:value="1443135633.54649" calcext:value-type="float">
            <text:p>1443135633.54649</text:p>
          </table:table-cell>
          <table:table-cell table:formula="of:=[.G42]-[.$B$2]" office:value-type="float" office:value="26.7831556797028" calcext:value-type="float">
            <text:p>26.7831556797</text:p>
          </table:table-cell>
          <table:table-cell table:formula="of:=[.C42]/([.H42]-[.H41])" office:value-type="float" office:value="99633.6193733247" calcext:value-type="float">
            <text:p>99633.6193733247</text:p>
          </table:table-cell>
          <table:table-cell table:formula="of:=[.G42]-[.$B42]" office:value-type="float" office:value="10.1858565807343" calcext:value-type="float">
            <text:p>10.185856580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35623.44301" calcext:value-type="float">
            <text:p>1443135623.44301</text:p>
          </table:table-cell>
          <table:table-cell office:value-type="float" office:value="8224" calcext:value-type="float">
            <text:p>8224</text:p>
          </table:table-cell>
          <table:table-cell table:formula="of:=[.B43]-[.$B$2]" office:value-type="float" office:value="16.6796827316284" calcext:value-type="float">
            <text:p>16.6796827316</text:p>
          </table:table-cell>
          <table:table-cell table:formula="of:=[.C43]/([.D43]-[.D42])" office:value-type="float" office:value="99825.6538886735" calcext:value-type="float">
            <text:p>99825.6538886735</text:p>
          </table:table-cell>
          <table:table-cell/>
          <table:table-cell office:value-type="float" office:value="1443135633.62908" calcext:value-type="float">
            <text:p>1443135633.62908</text:p>
          </table:table-cell>
          <table:table-cell table:formula="of:=[.G43]-[.$B$2]" office:value-type="float" office:value="26.8657460212707" calcext:value-type="float">
            <text:p>26.8657460213</text:p>
          </table:table-cell>
          <table:table-cell table:formula="of:=[.C43]/([.H43]-[.H42])" office:value-type="float" office:value="99575.8080650329" calcext:value-type="float">
            <text:p>99575.8080650329</text:p>
          </table:table-cell>
          <table:table-cell table:formula="of:=[.G43]-[.$B43]" office:value-type="float" office:value="10.1860632896423" calcext:value-type="float">
            <text:p>10.186063289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35623.52539" calcext:value-type="float">
            <text:p>1443135623.52539</text:p>
          </table:table-cell>
          <table:table-cell office:value-type="float" office:value="8224" calcext:value-type="float">
            <text:p>8224</text:p>
          </table:table-cell>
          <table:table-cell table:formula="of:=[.B44]-[.$B$2]" office:value-type="float" office:value="16.7620577812195" calcext:value-type="float">
            <text:p>16.7620577812</text:p>
          </table:table-cell>
          <table:table-cell table:formula="of:=[.C44]/([.D44]-[.D43])" office:value-type="float" office:value="99836.0552233536" calcext:value-type="float">
            <text:p>99836.0552233536</text:p>
          </table:table-cell>
          <table:table-cell/>
          <table:table-cell office:value-type="float" office:value="1443135633.71163" calcext:value-type="float">
            <text:p>1443135633.71163</text:p>
          </table:table-cell>
          <table:table-cell table:formula="of:=[.G44]-[.$B$2]" office:value-type="float" office:value="26.9483027458191" calcext:value-type="float">
            <text:p>26.9483027458</text:p>
          </table:table-cell>
          <table:table-cell table:formula="of:=[.C44]/([.H44]-[.H43])" office:value-type="float" office:value="99616.3552392944" calcext:value-type="float">
            <text:p>99616.3552392944</text:p>
          </table:table-cell>
          <table:table-cell table:formula="of:=[.G44]-[.$B44]" office:value-type="float" office:value="10.1862449645996" calcext:value-type="float">
            <text:p>10.186244964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35623.60777" calcext:value-type="float">
            <text:p>1443135623.60777</text:p>
          </table:table-cell>
          <table:table-cell office:value-type="float" office:value="8224" calcext:value-type="float">
            <text:p>8224</text:p>
          </table:table-cell>
          <table:table-cell table:formula="of:=[.B45]-[.$B$2]" office:value-type="float" office:value="16.844441652298" calcext:value-type="float">
            <text:p>16.8444416523</text:p>
          </table:table-cell>
          <table:table-cell table:formula="of:=[.C45]/([.D45]-[.D44])" office:value-type="float" office:value="99825.3649936477" calcext:value-type="float">
            <text:p>99825.3649936477</text:p>
          </table:table-cell>
          <table:table-cell/>
          <table:table-cell office:value-type="float" office:value="1443135633.79415" calcext:value-type="float">
            <text:p>1443135633.79415</text:p>
          </table:table-cell>
          <table:table-cell table:formula="of:=[.G45]-[.$B$2]" office:value-type="float" office:value="27.0308156013489" calcext:value-type="float">
            <text:p>27.0308156013</text:p>
          </table:table-cell>
          <table:table-cell table:formula="of:=[.C45]/([.H45]-[.H44])" office:value-type="float" office:value="99669.317552964" calcext:value-type="float">
            <text:p>99669.317552964</text:p>
          </table:table-cell>
          <table:table-cell table:formula="of:=[.G45]-[.$B45]" office:value-type="float" office:value="10.1863739490509" calcext:value-type="float">
            <text:p>10.186373949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35623.69017" calcext:value-type="float">
            <text:p>1443135623.69017</text:p>
          </table:table-cell>
          <table:table-cell office:value-type="float" office:value="8224" calcext:value-type="float">
            <text:p>8224</text:p>
          </table:table-cell>
          <table:table-cell table:formula="of:=[.B46]-[.$B$2]" office:value-type="float" office:value="16.9268393516541" calcext:value-type="float">
            <text:p>16.9268393517</text:p>
          </table:table-cell>
          <table:table-cell table:formula="of:=[.C46]/([.D46]-[.D45])" office:value-type="float" office:value="99808.6119426738" calcext:value-type="float">
            <text:p>99808.6119426738</text:p>
          </table:table-cell>
          <table:table-cell/>
          <table:table-cell office:value-type="float" office:value="1443135633.87659" calcext:value-type="float">
            <text:p>1443135633.87659</text:p>
          </table:table-cell>
          <table:table-cell table:formula="of:=[.G46]-[.$B$2]" office:value-type="float" office:value="27.1132550239563" calcext:value-type="float">
            <text:p>27.113255024</text:p>
          </table:table-cell>
          <table:table-cell table:formula="of:=[.C46]/([.H46]-[.H45])" office:value-type="float" office:value="99758.0980056453" calcext:value-type="float">
            <text:p>99758.0980056453</text:p>
          </table:table-cell>
          <table:table-cell table:formula="of:=[.G46]-[.$B46]" office:value-type="float" office:value="10.1864156723022" calcext:value-type="float">
            <text:p>10.186415672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35623.77255" calcext:value-type="float">
            <text:p>1443135623.77255</text:p>
          </table:table-cell>
          <table:table-cell office:value-type="float" office:value="8224" calcext:value-type="float">
            <text:p>8224</text:p>
          </table:table-cell>
          <table:table-cell table:formula="of:=[.B47]-[.$B$2]" office:value-type="float" office:value="17.0092148780823" calcext:value-type="float">
            <text:p>17.0092148781</text:p>
          </table:table-cell>
          <table:table-cell table:formula="of:=[.C47]/([.D47]-[.D46])" office:value-type="float" office:value="99835.4773145629" calcext:value-type="float">
            <text:p>99835.4773145629</text:p>
          </table:table-cell>
          <table:table-cell/>
          <table:table-cell office:value-type="float" office:value="1443135633.95921" calcext:value-type="float">
            <text:p>1443135633.95921</text:p>
          </table:table-cell>
          <table:table-cell table:formula="of:=[.G47]-[.$B$2]" office:value-type="float" office:value="27.1958754062653" calcext:value-type="float">
            <text:p>27.1958754063</text:p>
          </table:table-cell>
          <table:table-cell table:formula="of:=[.C47]/([.H47]-[.H46])" office:value-type="float" office:value="99539.6023374262" calcext:value-type="float">
            <text:p>99539.6023374262</text:p>
          </table:table-cell>
          <table:table-cell table:formula="of:=[.G47]-[.$B47]" office:value-type="float" office:value="10.186660528183" calcext:value-type="float">
            <text:p>10.186660528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35623.85492" calcext:value-type="float">
            <text:p>1443135623.85492</text:p>
          </table:table-cell>
          <table:table-cell office:value-type="float" office:value="8224" calcext:value-type="float">
            <text:p>8224</text:p>
          </table:table-cell>
          <table:table-cell table:formula="of:=[.B48]-[.$B$2]" office:value-type="float" office:value="17.091591835022" calcext:value-type="float">
            <text:p>17.091591835</text:p>
          </table:table-cell>
          <table:table-cell table:formula="of:=[.C48]/([.D48]-[.D47])" office:value-type="float" office:value="99833.7436283334" calcext:value-type="float">
            <text:p>99833.7436283334</text:p>
          </table:table-cell>
          <table:table-cell/>
          <table:table-cell office:value-type="float" office:value="1443135634.04172" calcext:value-type="float">
            <text:p>1443135634.04172</text:p>
          </table:table-cell>
          <table:table-cell table:formula="of:=[.G48]-[.$B$2]" office:value-type="float" office:value="27.2783935070038" calcext:value-type="float">
            <text:p>27.278393507</text:p>
          </table:table-cell>
          <table:table-cell table:formula="of:=[.C48]/([.H48]-[.H47])" office:value-type="float" office:value="99662.98213842" calcext:value-type="float">
            <text:p>99662.98213842</text:p>
          </table:table-cell>
          <table:table-cell table:formula="of:=[.G48]-[.$B48]" office:value-type="float" office:value="10.1868016719818" calcext:value-type="float">
            <text:p>10.18680167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35623.9373" calcext:value-type="float">
            <text:p>1443135623.9373</text:p>
          </table:table-cell>
          <table:table-cell office:value-type="float" office:value="8224" calcext:value-type="float">
            <text:p>8224</text:p>
          </table:table-cell>
          <table:table-cell table:formula="of:=[.B49]-[.$B$2]" office:value-type="float" office:value="17.1739735603333" calcext:value-type="float">
            <text:p>17.1739735603</text:p>
          </table:table-cell>
          <table:table-cell table:formula="of:=[.C49]/([.D49]-[.D48])" office:value-type="float" office:value="99827.9651090775" calcext:value-type="float">
            <text:p>99827.9651090775</text:p>
          </table:table-cell>
          <table:table-cell/>
          <table:table-cell office:value-type="float" office:value="1443135634.08966" calcext:value-type="float">
            <text:p>1443135634.08966</text:p>
          </table:table-cell>
          <table:table-cell table:formula="of:=[.G49]-[.$B$2]" office:value-type="float" office:value="27.3263249397278" calcext:value-type="float">
            <text:p>27.3263249397</text:p>
          </table:table-cell>
          <table:table-cell table:formula="of:=[.C49]/([.H49]-[.H48])" office:value-type="float" office:value="171578.430533379" calcext:value-type="float">
            <text:p>171578.430533379</text:p>
          </table:table-cell>
          <table:table-cell table:formula="of:=[.G49]-[.$B49]" office:value-type="float" office:value="10.1523513793945" calcext:value-type="float">
            <text:p>10.152351379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35624.01959" calcext:value-type="float">
            <text:p>1443135624.01959</text:p>
          </table:table-cell>
          <table:table-cell office:value-type="float" office:value="8224" calcext:value-type="float">
            <text:p>8224</text:p>
          </table:table-cell>
          <table:table-cell table:formula="of:=[.B50]-[.$B$2]" office:value-type="float" office:value="17.2562551498413" calcext:value-type="float">
            <text:p>17.2562551498</text:p>
          </table:table-cell>
          <table:table-cell table:formula="of:=[.C50]/([.D50]-[.D49])" office:value-type="float" office:value="99949.4546613583" calcext:value-type="float">
            <text:p>99949.4546613583</text:p>
          </table:table-cell>
          <table:table-cell/>
          <table:table-cell office:value-type="float" office:value="1443135634.18141" calcext:value-type="float">
            <text:p>1443135634.18141</text:p>
          </table:table-cell>
          <table:table-cell table:formula="of:=[.G50]-[.$B$2]" office:value-type="float" office:value="27.4180793762207" calcext:value-type="float">
            <text:p>27.4180793762</text:p>
          </table:table-cell>
          <table:table-cell table:formula="of:=[.C50]/([.H50]-[.H49])" office:value-type="float" office:value="89630.5433757919" calcext:value-type="float">
            <text:p>89630.5433757919</text:p>
          </table:table-cell>
          <table:table-cell table:formula="of:=[.G50]-[.$B50]" office:value-type="float" office:value="10.1618242263794" calcext:value-type="float">
            <text:p>10.161824226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35624.10155" calcext:value-type="float">
            <text:p>1443135624.10155</text:p>
          </table:table-cell>
          <table:table-cell office:value-type="float" office:value="8224" calcext:value-type="float">
            <text:p>8224</text:p>
          </table:table-cell>
          <table:table-cell table:formula="of:=[.B51]-[.$B$2]" office:value-type="float" office:value="17.3382167816162" calcext:value-type="float">
            <text:p>17.3382167816</text:p>
          </table:table-cell>
          <table:table-cell table:formula="of:=[.C51]/([.D51]-[.D50])" office:value-type="float" office:value="100339.632360983" calcext:value-type="float">
            <text:p>100339.632360983</text:p>
          </table:table-cell>
          <table:table-cell/>
          <table:table-cell office:value-type="float" office:value="1443135634.27309" calcext:value-type="float">
            <text:p>1443135634.27309</text:p>
          </table:table-cell>
          <table:table-cell table:formula="of:=[.G51]-[.$B$2]" office:value-type="float" office:value="27.5097589492798" calcext:value-type="float">
            <text:p>27.5097589493</text:p>
          </table:table-cell>
          <table:table-cell table:formula="of:=[.C51]/([.H51]-[.H50])" office:value-type="float" office:value="89703.7336190486" calcext:value-type="float">
            <text:p>89703.7336190486</text:p>
          </table:table-cell>
          <table:table-cell table:formula="of:=[.G51]-[.$B51]" office:value-type="float" office:value="10.1715421676636" calcext:value-type="float">
            <text:p>10.171542167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35624.18352" calcext:value-type="float">
            <text:p>1443135624.18352</text:p>
          </table:table-cell>
          <table:table-cell office:value-type="float" office:value="8224" calcext:value-type="float">
            <text:p>8224</text:p>
          </table:table-cell>
          <table:table-cell table:formula="of:=[.B52]-[.$B$2]" office:value-type="float" office:value="17.4201874732971" calcext:value-type="float">
            <text:p>17.4201874733</text:p>
          </table:table-cell>
          <table:table-cell table:formula="of:=[.C52]/([.D52]-[.D51])" office:value-type="float" office:value="100328.542206451" calcext:value-type="float">
            <text:p>100328.542206451</text:p>
          </table:table-cell>
          <table:table-cell/>
          <table:table-cell office:value-type="float" office:value="1443135634.36483" calcext:value-type="float">
            <text:p>1443135634.36483</text:p>
          </table:table-cell>
          <table:table-cell table:formula="of:=[.G52]-[.$B$2]" office:value-type="float" office:value="27.6014993190765" calcext:value-type="float">
            <text:p>27.6014993191</text:p>
          </table:table-cell>
          <table:table-cell table:formula="of:=[.C52]/([.H52]-[.H51])" office:value-type="float" office:value="89644.286568933" calcext:value-type="float">
            <text:p>89644.286568933</text:p>
          </table:table-cell>
          <table:table-cell table:formula="of:=[.G52]-[.$B52]" office:value-type="float" office:value="10.1813118457794" calcext:value-type="float">
            <text:p>10.181311845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35624.26548" calcext:value-type="float">
            <text:p>1443135624.26548</text:p>
          </table:table-cell>
          <table:table-cell office:value-type="float" office:value="8224" calcext:value-type="float">
            <text:p>8224</text:p>
          </table:table-cell>
          <table:table-cell table:formula="of:=[.B53]-[.$B$2]" office:value-type="float" office:value="17.5021529197693" calcext:value-type="float">
            <text:p>17.5021529198</text:p>
          </table:table-cell>
          <table:table-cell table:formula="of:=[.C53]/([.D53]-[.D52])" office:value-type="float" office:value="100334.962523416" calcext:value-type="float">
            <text:p>100334.962523416</text:p>
          </table:table-cell>
          <table:table-cell/>
          <table:table-cell office:value-type="float" office:value="1443135634.45654" calcext:value-type="float">
            <text:p>1443135634.45654</text:p>
          </table:table-cell>
          <table:table-cell table:formula="of:=[.G53]-[.$B$2]" office:value-type="float" office:value="27.6932065486908" calcext:value-type="float">
            <text:p>27.6932065487</text:p>
          </table:table-cell>
          <table:table-cell table:formula="of:=[.C53]/([.H53]-[.H52])" office:value-type="float" office:value="89676.6812670286" calcext:value-type="float">
            <text:p>89676.6812670286</text:p>
          </table:table-cell>
          <table:table-cell table:formula="of:=[.G53]-[.$B53]" office:value-type="float" office:value="10.1910536289215" calcext:value-type="float">
            <text:p>10.191053628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35624.34744" calcext:value-type="float">
            <text:p>1443135624.34744</text:p>
          </table:table-cell>
          <table:table-cell office:value-type="float" office:value="8224" calcext:value-type="float">
            <text:p>8224</text:p>
          </table:table-cell>
          <table:table-cell table:formula="of:=[.B54]-[.$B$2]" office:value-type="float" office:value="17.5841119289398" calcext:value-type="float">
            <text:p>17.5841119289</text:p>
          </table:table-cell>
          <table:table-cell table:formula="of:=[.C54]/([.D54]-[.D53])" office:value-type="float" office:value="100342.843126475" calcext:value-type="float">
            <text:p>100342.843126475</text:p>
          </table:table-cell>
          <table:table-cell/>
          <table:table-cell office:value-type="float" office:value="1443135634.54822" calcext:value-type="float">
            <text:p>1443135634.54822</text:p>
          </table:table-cell>
          <table:table-cell table:formula="of:=[.G54]-[.$B$2]" office:value-type="float" office:value="27.7848932743073" calcext:value-type="float">
            <text:p>27.7848932743</text:p>
          </table:table-cell>
          <table:table-cell table:formula="of:=[.C54]/([.H54]-[.H53])" office:value-type="float" office:value="89696.735756523" calcext:value-type="float">
            <text:p>89696.735756523</text:p>
          </table:table-cell>
          <table:table-cell table:formula="of:=[.G54]-[.$B54]" office:value-type="float" office:value="10.2007813453674" calcext:value-type="float">
            <text:p>10.200781345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35624.42938" calcext:value-type="float">
            <text:p>1443135624.42938</text:p>
          </table:table-cell>
          <table:table-cell office:value-type="float" office:value="8224" calcext:value-type="float">
            <text:p>8224</text:p>
          </table:table-cell>
          <table:table-cell table:formula="of:=[.B55]-[.$B$2]" office:value-type="float" office:value="17.6660540103912" calcext:value-type="float">
            <text:p>17.6660540104</text:p>
          </table:table-cell>
          <table:table-cell table:formula="of:=[.C55]/([.D55]-[.D54])" office:value-type="float" office:value="100363.572102767" calcext:value-type="float">
            <text:p>100363.572102767</text:p>
          </table:table-cell>
          <table:table-cell/>
          <table:table-cell office:value-type="float" office:value="1443135634.64" calcext:value-type="float">
            <text:p>1443135634.64</text:p>
          </table:table-cell>
          <table:table-cell table:formula="of:=[.G55]-[.$B$2]" office:value-type="float" office:value="27.8766734600067" calcext:value-type="float">
            <text:p>27.87667346</text:p>
          </table:table-cell>
          <table:table-cell table:formula="of:=[.C55]/([.H55]-[.H54])" office:value-type="float" office:value="89605.3972578542" calcext:value-type="float">
            <text:p>89605.3972578542</text:p>
          </table:table-cell>
          <table:table-cell table:formula="of:=[.G55]-[.$B55]" office:value-type="float" office:value="10.2106194496155" calcext:value-type="float">
            <text:p>10.210619449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35624.51134" calcext:value-type="float">
            <text:p>1443135624.51134</text:p>
          </table:table-cell>
          <table:table-cell office:value-type="float" office:value="8224" calcext:value-type="float">
            <text:p>8224</text:p>
          </table:table-cell>
          <table:table-cell table:formula="of:=[.B56]-[.$B$2]" office:value-type="float" office:value="17.7480080127716" calcext:value-type="float">
            <text:p>17.7480080128</text:p>
          </table:table-cell>
          <table:table-cell table:formula="of:=[.C56]/([.D56]-[.D55])" office:value-type="float" office:value="100348.973340315" calcext:value-type="float">
            <text:p>100348.973340315</text:p>
          </table:table-cell>
          <table:table-cell/>
          <table:table-cell office:value-type="float" office:value="1443135634.73171" calcext:value-type="float">
            <text:p>1443135634.73171</text:p>
          </table:table-cell>
          <table:table-cell table:formula="of:=[.G56]-[.$B$2]" office:value-type="float" office:value="27.9683830738068" calcext:value-type="float">
            <text:p>27.9683830738</text:p>
          </table:table-cell>
          <table:table-cell table:formula="of:=[.C56]/([.H56]-[.H55])" office:value-type="float" office:value="89674.3499316276" calcext:value-type="float">
            <text:p>89674.3499316276</text:p>
          </table:table-cell>
          <table:table-cell table:formula="of:=[.G56]-[.$B56]" office:value-type="float" office:value="10.2203750610352" calcext:value-type="float">
            <text:p>10.22037506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35624.59335" calcext:value-type="float">
            <text:p>1443135624.59335</text:p>
          </table:table-cell>
          <table:table-cell office:value-type="float" office:value="8224" calcext:value-type="float">
            <text:p>8224</text:p>
          </table:table-cell>
          <table:table-cell table:formula="of:=[.B57]-[.$B$2]" office:value-type="float" office:value="17.8300199508667" calcext:value-type="float">
            <text:p>17.8300199509</text:p>
          </table:table-cell>
          <table:table-cell table:formula="of:=[.C57]/([.D57]-[.D56])" office:value-type="float" office:value="100278.083789024" calcext:value-type="float">
            <text:p>100278.083789024</text:p>
          </table:table-cell>
          <table:table-cell/>
          <table:table-cell office:value-type="float" office:value="1443135634.8234" calcext:value-type="float">
            <text:p>1443135634.8234</text:p>
          </table:table-cell>
          <table:table-cell table:formula="of:=[.G57]-[.$B$2]" office:value-type="float" office:value="28.0600736141205" calcext:value-type="float">
            <text:p>28.0600736141</text:p>
          </table:table-cell>
          <table:table-cell table:formula="of:=[.C57]/([.H57]-[.H56])" office:value-type="float" office:value="89693.0040095897" calcext:value-type="float">
            <text:p>89693.0040095897</text:p>
          </table:table-cell>
          <table:table-cell table:formula="of:=[.G57]-[.$B57]" office:value-type="float" office:value="10.2300536632538" calcext:value-type="float">
            <text:p>10.230053663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35624.67533" calcext:value-type="float">
            <text:p>1443135624.67533</text:p>
          </table:table-cell>
          <table:table-cell office:value-type="float" office:value="8224" calcext:value-type="float">
            <text:p>8224</text:p>
          </table:table-cell>
          <table:table-cell table:formula="of:=[.B58]-[.$B$2]" office:value-type="float" office:value="17.9119956493378" calcext:value-type="float">
            <text:p>17.9119956493</text:p>
          </table:table-cell>
          <table:table-cell table:formula="of:=[.C58]/([.D58]-[.D57])" office:value-type="float" office:value="100322.414488513" calcext:value-type="float">
            <text:p>100322.414488513</text:p>
          </table:table-cell>
          <table:table-cell/>
          <table:table-cell office:value-type="float" office:value="1443135634.91501" calcext:value-type="float">
            <text:p>1443135634.91501</text:p>
          </table:table-cell>
          <table:table-cell table:formula="of:=[.G58]-[.$B$2]" office:value-type="float" office:value="28.1516814231873" calcext:value-type="float">
            <text:p>28.1516814232</text:p>
          </table:table-cell>
          <table:table-cell table:formula="of:=[.C58]/([.H58]-[.H57])" office:value-type="float" office:value="89774.0059911876" calcext:value-type="float">
            <text:p>89774.0059911876</text:p>
          </table:table-cell>
          <table:table-cell table:formula="of:=[.G58]-[.$B58]" office:value-type="float" office:value="10.2396857738495" calcext:value-type="float">
            <text:p>10.239685773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35624.75737" calcext:value-type="float">
            <text:p>1443135624.75737</text:p>
          </table:table-cell>
          <table:table-cell office:value-type="float" office:value="8224" calcext:value-type="float">
            <text:p>8224</text:p>
          </table:table-cell>
          <table:table-cell table:formula="of:=[.B59]-[.$B$2]" office:value-type="float" office:value="17.9940390586853" calcext:value-type="float">
            <text:p>17.9940390587</text:p>
          </table:table-cell>
          <table:table-cell table:formula="of:=[.C59]/([.D59]-[.D58])" office:value-type="float" office:value="100239.617848684" calcext:value-type="float">
            <text:p>100239.617848684</text:p>
          </table:table-cell>
          <table:table-cell/>
          <table:table-cell office:value-type="float" office:value="1443135635.00685" calcext:value-type="float">
            <text:p>1443135635.00685</text:p>
          </table:table-cell>
          <table:table-cell table:formula="of:=[.G59]-[.$B$2]" office:value-type="float" office:value="28.2435188293457" calcext:value-type="float">
            <text:p>28.2435188293</text:p>
          </table:table-cell>
          <table:table-cell table:formula="of:=[.C59]/([.H59]-[.H58])" office:value-type="float" office:value="89549.5674802827" calcext:value-type="float">
            <text:p>89549.5674802827</text:p>
          </table:table-cell>
          <table:table-cell table:formula="of:=[.G59]-[.$B59]" office:value-type="float" office:value="10.2494797706604" calcext:value-type="float">
            <text:p>10.249479770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35624.83933" calcext:value-type="float">
            <text:p>1443135624.83933</text:p>
          </table:table-cell>
          <table:table-cell office:value-type="float" office:value="8224" calcext:value-type="float">
            <text:p>8224</text:p>
          </table:table-cell>
          <table:table-cell table:formula="of:=[.B60]-[.$B$2]" office:value-type="float" office:value="18.0760025978088" calcext:value-type="float">
            <text:p>18.0760025978</text:p>
          </table:table-cell>
          <table:table-cell table:formula="of:=[.C60]/([.D60]-[.D59])" office:value-type="float" office:value="100337.297387864" calcext:value-type="float">
            <text:p>100337.297387864</text:p>
          </table:table-cell>
          <table:table-cell/>
          <table:table-cell office:value-type="float" office:value="1443135635.04597" calcext:value-type="float">
            <text:p>1443135635.04597</text:p>
          </table:table-cell>
          <table:table-cell table:formula="of:=[.G60]-[.$B$2]" office:value-type="float" office:value="28.2826426029205" calcext:value-type="float">
            <text:p>28.2826426029</text:p>
          </table:table-cell>
          <table:table-cell table:formula="of:=[.C60]/([.H60]-[.H59])" office:value-type="float" office:value="210204.672212167" calcext:value-type="float">
            <text:p>210204.672212167</text:p>
          </table:table-cell>
          <table:table-cell table:formula="of:=[.G60]-[.$B60]" office:value-type="float" office:value="10.2066400051117" calcext:value-type="float">
            <text:p>10.206640005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35624.92132" calcext:value-type="float">
            <text:p>1443135624.92132</text:p>
          </table:table-cell>
          <table:table-cell office:value-type="float" office:value="8224" calcext:value-type="float">
            <text:p>8224</text:p>
          </table:table-cell>
          <table:table-cell table:formula="of:=[.B61]-[.$B$2]" office:value-type="float" office:value="18.1579895019531" calcext:value-type="float">
            <text:p>18.157989502</text:p>
          </table:table-cell>
          <table:table-cell table:formula="of:=[.C61]/([.D61]-[.D60])" office:value-type="float" office:value="100308.702784127" calcext:value-type="float">
            <text:p>100308.702784127</text:p>
          </table:table-cell>
          <table:table-cell/>
          <table:table-cell office:value-type="float" office:value="1443135635.121" calcext:value-type="float">
            <text:p>1443135635.121</text:p>
          </table:table-cell>
          <table:table-cell table:formula="of:=[.G61]-[.$B$2]" office:value-type="float" office:value="28.3576645851135" calcext:value-type="float">
            <text:p>28.3576645851</text:p>
          </table:table-cell>
          <table:table-cell table:formula="of:=[.C61]/([.H61]-[.H60])" office:value-type="float" office:value="109621.203807224" calcext:value-type="float">
            <text:p>109621.203807224</text:p>
          </table:table-cell>
          <table:table-cell table:formula="of:=[.G61]-[.$B61]" office:value-type="float" office:value="10.1996750831604" calcext:value-type="float">
            <text:p>10.199675083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35625.00315" calcext:value-type="float">
            <text:p>1443135625.00315</text:p>
          </table:table-cell>
          <table:table-cell office:value-type="float" office:value="8224" calcext:value-type="float">
            <text:p>8224</text:p>
          </table:table-cell>
          <table:table-cell table:formula="of:=[.B62]-[.$B$2]" office:value-type="float" office:value="18.2398142814636" calcext:value-type="float">
            <text:p>18.2398142815</text:p>
          </table:table-cell>
          <table:table-cell table:formula="of:=[.C62]/([.D62]-[.D61])" office:value-type="float" office:value="100507.45078934" calcext:value-type="float">
            <text:p>100507.45078934</text:p>
          </table:table-cell>
          <table:table-cell/>
          <table:table-cell office:value-type="float" office:value="1443135635.19611" calcext:value-type="float">
            <text:p>1443135635.19611</text:p>
          </table:table-cell>
          <table:table-cell table:formula="of:=[.G62]-[.$B$2]" office:value-type="float" office:value="28.4327831268311" calcext:value-type="float">
            <text:p>28.4327831268</text:p>
          </table:table-cell>
          <table:table-cell table:formula="of:=[.C62]/([.H62]-[.H61])" office:value-type="float" office:value="109480.293572857" calcext:value-type="float">
            <text:p>109480.293572857</text:p>
          </table:table-cell>
          <table:table-cell table:formula="of:=[.G62]-[.$B62]" office:value-type="float" office:value="10.1929688453674" calcext:value-type="float">
            <text:p>10.192968845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35625.08164" calcext:value-type="float">
            <text:p>1443135625.08164</text:p>
          </table:table-cell>
          <table:table-cell office:value-type="float" office:value="8224" calcext:value-type="float">
            <text:p>8224</text:p>
          </table:table-cell>
          <table:table-cell table:formula="of:=[.B63]-[.$B$2]" office:value-type="float" office:value="18.318305015564" calcext:value-type="float">
            <text:p>18.3183050156</text:p>
          </table:table-cell>
          <table:table-cell table:formula="of:=[.C63]/([.D63]-[.D62])" office:value-type="float" office:value="104776.698730917" calcext:value-type="float">
            <text:p>104776.698730917</text:p>
          </table:table-cell>
          <table:table-cell/>
          <table:table-cell office:value-type="float" office:value="1443135635.27112" calcext:value-type="float">
            <text:p>1443135635.27112</text:p>
          </table:table-cell>
          <table:table-cell table:formula="of:=[.G63]-[.$B$2]" office:value-type="float" office:value="28.5077931880951" calcext:value-type="float">
            <text:p>28.5077931881</text:p>
          </table:table-cell>
          <table:table-cell table:formula="of:=[.C63]/([.H63]-[.H62])" office:value-type="float" office:value="109638.625291229" calcext:value-type="float">
            <text:p>109638.625291229</text:p>
          </table:table-cell>
          <table:table-cell table:formula="of:=[.G63]-[.$B63]" office:value-type="float" office:value="10.1894881725311" calcext:value-type="float">
            <text:p>10.189488172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35625.1601" calcext:value-type="float">
            <text:p>1443135625.1601</text:p>
          </table:table-cell>
          <table:table-cell office:value-type="float" office:value="8224" calcext:value-type="float">
            <text:p>8224</text:p>
          </table:table-cell>
          <table:table-cell table:formula="of:=[.B64]-[.$B$2]" office:value-type="float" office:value="18.3967673778534" calcext:value-type="float">
            <text:p>18.3967673779</text:p>
          </table:table-cell>
          <table:table-cell table:formula="of:=[.C64]/([.D64]-[.D63])" office:value-type="float" office:value="104814.585745757" calcext:value-type="float">
            <text:p>104814.585745757</text:p>
          </table:table-cell>
          <table:table-cell/>
          <table:table-cell office:value-type="float" office:value="1443135635.34611" calcext:value-type="float">
            <text:p>1443135635.34611</text:p>
          </table:table-cell>
          <table:table-cell table:formula="of:=[.G64]-[.$B$2]" office:value-type="float" office:value="28.5827827453613" calcext:value-type="float">
            <text:p>28.5827827454</text:p>
          </table:table-cell>
          <table:table-cell table:formula="of:=[.C64]/([.H64]-[.H63])" office:value-type="float" office:value="109668.603200341" calcext:value-type="float">
            <text:p>109668.603200341</text:p>
          </table:table-cell>
          <table:table-cell table:formula="of:=[.G64]-[.$B64]" office:value-type="float" office:value="10.1860153675079" calcext:value-type="float">
            <text:p>10.186015367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35625.23855" calcext:value-type="float">
            <text:p>1443135625.23855</text:p>
          </table:table-cell>
          <table:table-cell office:value-type="float" office:value="8224" calcext:value-type="float">
            <text:p>8224</text:p>
          </table:table-cell>
          <table:table-cell table:formula="of:=[.B65]-[.$B$2]" office:value-type="float" office:value="18.4752237796783" calcext:value-type="float">
            <text:p>18.4752237797</text:p>
          </table:table-cell>
          <table:table-cell table:formula="of:=[.C65]/([.D65]-[.D64])" office:value-type="float" office:value="104822.54868569" calcext:value-type="float">
            <text:p>104822.54868569</text:p>
          </table:table-cell>
          <table:table-cell/>
          <table:table-cell office:value-type="float" office:value="1443135635.42116" calcext:value-type="float">
            <text:p>1443135635.42116</text:p>
          </table:table-cell>
          <table:table-cell table:formula="of:=[.G65]-[.$B$2]" office:value-type="float" office:value="28.657829284668" calcext:value-type="float">
            <text:p>28.6578292847</text:p>
          </table:table-cell>
          <table:table-cell table:formula="of:=[.C65]/([.H65]-[.H64])" office:value-type="float" office:value="109585.332994459" calcext:value-type="float">
            <text:p>109585.332994459</text:p>
          </table:table-cell>
          <table:table-cell table:formula="of:=[.G65]-[.$B65]" office:value-type="float" office:value="10.1826055049896" calcext:value-type="float">
            <text:p>10.18260550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35625.31703" calcext:value-type="float">
            <text:p>1443135625.31703</text:p>
          </table:table-cell>
          <table:table-cell office:value-type="float" office:value="8224" calcext:value-type="float">
            <text:p>8224</text:p>
          </table:table-cell>
          <table:table-cell table:formula="of:=[.B66]-[.$B$2]" office:value-type="float" office:value="18.5537028312683" calcext:value-type="float">
            <text:p>18.5537028313</text:p>
          </table:table-cell>
          <table:table-cell table:formula="of:=[.C66]/([.D66]-[.D65])" office:value-type="float" office:value="104792.29594884" calcext:value-type="float">
            <text:p>104792.29594884</text:p>
          </table:table-cell>
          <table:table-cell/>
          <table:table-cell office:value-type="float" office:value="1443135635.49621" calcext:value-type="float">
            <text:p>1443135635.49621</text:p>
          </table:table-cell>
          <table:table-cell table:formula="of:=[.G66]-[.$B$2]" office:value-type="float" office:value="28.732882976532" calcext:value-type="float">
            <text:p>28.7328829765</text:p>
          </table:table-cell>
          <table:table-cell table:formula="of:=[.C66]/([.H66]-[.H65])" office:value-type="float" office:value="109574.889599044" calcext:value-type="float">
            <text:p>109574.889599044</text:p>
          </table:table-cell>
          <table:table-cell table:formula="of:=[.G66]-[.$B66]" office:value-type="float" office:value="10.1791801452637" calcext:value-type="float">
            <text:p>10.179180145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35625.3955" calcext:value-type="float">
            <text:p>1443135625.3955</text:p>
          </table:table-cell>
          <table:table-cell office:value-type="float" office:value="8224" calcext:value-type="float">
            <text:p>8224</text:p>
          </table:table-cell>
          <table:table-cell table:formula="of:=[.B67]-[.$B$2]" office:value-type="float" office:value="18.6321702003479" calcext:value-type="float">
            <text:p>18.6321702003</text:p>
          </table:table-cell>
          <table:table-cell table:formula="of:=[.C67]/([.D67]-[.D66])" office:value-type="float" office:value="104807.897811106" calcext:value-type="float">
            <text:p>104807.897811106</text:p>
          </table:table-cell>
          <table:table-cell/>
          <table:table-cell office:value-type="float" office:value="1443135635.57123" calcext:value-type="float">
            <text:p>1443135635.57123</text:p>
          </table:table-cell>
          <table:table-cell table:formula="of:=[.G67]-[.$B$2]" office:value-type="float" office:value="28.8078978061676" calcext:value-type="float">
            <text:p>28.8078978062</text:p>
          </table:table-cell>
          <table:table-cell table:formula="of:=[.C67]/([.H67]-[.H66])" office:value-type="float" office:value="109631.656033181" calcext:value-type="float">
            <text:p>109631.656033181</text:p>
          </table:table-cell>
          <table:table-cell table:formula="of:=[.G67]-[.$B67]" office:value-type="float" office:value="10.1757276058197" calcext:value-type="float">
            <text:p>10.175727605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35625.47397" calcext:value-type="float">
            <text:p>1443135625.47397</text:p>
          </table:table-cell>
          <table:table-cell office:value-type="float" office:value="8224" calcext:value-type="float">
            <text:p>8224</text:p>
          </table:table-cell>
          <table:table-cell table:formula="of:=[.B68]-[.$B$2]" office:value-type="float" office:value="18.7106354236603" calcext:value-type="float">
            <text:p>18.7106354237</text:p>
          </table:table-cell>
          <table:table-cell table:formula="of:=[.C68]/([.D68]-[.D67])" office:value-type="float" office:value="104810.763964303" calcext:value-type="float">
            <text:p>104810.763964303</text:p>
          </table:table-cell>
          <table:table-cell/>
          <table:table-cell office:value-type="float" office:value="1443135635.64631" calcext:value-type="float">
            <text:p>1443135635.64631</text:p>
          </table:table-cell>
          <table:table-cell table:formula="of:=[.G68]-[.$B$2]" office:value-type="float" office:value="28.8829758167267" calcext:value-type="float">
            <text:p>28.8829758167</text:p>
          </table:table-cell>
          <table:table-cell table:formula="of:=[.C68]/([.H68]-[.H67])" office:value-type="float" office:value="109539.396938711" calcext:value-type="float">
            <text:p>109539.396938711</text:p>
          </table:table-cell>
          <table:table-cell table:formula="of:=[.G68]-[.$B68]" office:value-type="float" office:value="10.1723403930664" calcext:value-type="float">
            <text:p>10.172340393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35625.55243" calcext:value-type="float">
            <text:p>1443135625.55243</text:p>
          </table:table-cell>
          <table:table-cell office:value-type="float" office:value="8224" calcext:value-type="float">
            <text:p>8224</text:p>
          </table:table-cell>
          <table:table-cell table:formula="of:=[.B69]-[.$B$2]" office:value-type="float" office:value="18.7890951633453" calcext:value-type="float">
            <text:p>18.7890951633</text:p>
          </table:table-cell>
          <table:table-cell table:formula="of:=[.C69]/([.D69]-[.D68])" office:value-type="float" office:value="104818.089290272" calcext:value-type="float">
            <text:p>104818.089290272</text:p>
          </table:table-cell>
          <table:table-cell/>
          <table:table-cell office:value-type="float" office:value="1443135635.72132" calcext:value-type="float">
            <text:p>1443135635.72132</text:p>
          </table:table-cell>
          <table:table-cell table:formula="of:=[.G69]-[.$B$2]" office:value-type="float" office:value="28.9579901695251" calcext:value-type="float">
            <text:p>28.9579901695</text:p>
          </table:table-cell>
          <table:table-cell table:formula="of:=[.C69]/([.H69]-[.H68])" office:value-type="float" office:value="109632.352919115" calcext:value-type="float">
            <text:p>109632.352919115</text:p>
          </table:table-cell>
          <table:table-cell table:formula="of:=[.G69]-[.$B69]" office:value-type="float" office:value="10.1688950061798" calcext:value-type="float">
            <text:p>10.168895006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35625.63089" calcext:value-type="float">
            <text:p>1443135625.63089</text:p>
          </table:table-cell>
          <table:table-cell office:value-type="float" office:value="8224" calcext:value-type="float">
            <text:p>8224</text:p>
          </table:table-cell>
          <table:table-cell table:formula="of:=[.B70]-[.$B$2]" office:value-type="float" office:value="18.8675620555878" calcext:value-type="float">
            <text:p>18.8675620556</text:p>
          </table:table-cell>
          <table:table-cell table:formula="of:=[.C70]/([.D70]-[.D69])" office:value-type="float" office:value="104808.534720492" calcext:value-type="float">
            <text:p>104808.534720492</text:p>
          </table:table-cell>
          <table:table-cell/>
          <table:table-cell office:value-type="float" office:value="1443135635.79638" calcext:value-type="float">
            <text:p>1443135635.79638</text:p>
          </table:table-cell>
          <table:table-cell table:formula="of:=[.G70]-[.$B$2]" office:value-type="float" office:value="29.033047914505" calcext:value-type="float">
            <text:p>29.0330479145</text:p>
          </table:table-cell>
          <table:table-cell table:formula="of:=[.C70]/([.H70]-[.H69])" office:value-type="float" office:value="109568.972558487" calcext:value-type="float">
            <text:p>109568.972558487</text:p>
          </table:table-cell>
          <table:table-cell table:formula="of:=[.G70]-[.$B70]" office:value-type="float" office:value="10.1654858589172" calcext:value-type="float">
            <text:p>10.165485858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35625.70936" calcext:value-type="float">
            <text:p>1443135625.70936</text:p>
          </table:table-cell>
          <table:table-cell office:value-type="float" office:value="8224" calcext:value-type="float">
            <text:p>8224</text:p>
          </table:table-cell>
          <table:table-cell table:formula="of:=[.B71]-[.$B$2]" office:value-type="float" office:value="18.9460248947144" calcext:value-type="float">
            <text:p>18.9460248947</text:p>
          </table:table-cell>
          <table:table-cell table:formula="of:=[.C71]/([.D71]-[.D70])" office:value-type="float" office:value="104813.948762827" calcext:value-type="float">
            <text:p>104813.948762827</text:p>
          </table:table-cell>
          <table:table-cell/>
          <table:table-cell office:value-type="float" office:value="1443135635.87142" calcext:value-type="float">
            <text:p>1443135635.87142</text:p>
          </table:table-cell>
          <table:table-cell table:formula="of:=[.G71]-[.$B$2]" office:value-type="float" office:value="29.1080904006958" calcext:value-type="float">
            <text:p>29.1080904007</text:p>
          </table:table-cell>
          <table:table-cell table:formula="of:=[.C71]/([.H71]-[.H70])" office:value-type="float" office:value="109591.251802218" calcext:value-type="float">
            <text:p>109591.251802218</text:p>
          </table:table-cell>
          <table:table-cell table:formula="of:=[.G71]-[.$B71]" office:value-type="float" office:value="10.1620655059814" calcext:value-type="float">
            <text:p>10.16206550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35625.78782" calcext:value-type="float">
            <text:p>1443135625.78782</text:p>
          </table:table-cell>
          <table:table-cell office:value-type="float" office:value="8224" calcext:value-type="float">
            <text:p>8224</text:p>
          </table:table-cell>
          <table:table-cell table:formula="of:=[.B72]-[.$B$2]" office:value-type="float" office:value="19.0244877338409" calcext:value-type="float">
            <text:p>19.0244877338</text:p>
          </table:table-cell>
          <table:table-cell table:formula="of:=[.C72]/([.D72]-[.D71])" office:value-type="float" office:value="104813.948762827" calcext:value-type="float">
            <text:p>104813.948762827</text:p>
          </table:table-cell>
          <table:table-cell/>
          <table:table-cell office:value-type="float" office:value="1443135635.9464" calcext:value-type="float">
            <text:p>1443135635.9464</text:p>
          </table:table-cell>
          <table:table-cell table:formula="of:=[.G72]-[.$B$2]" office:value-type="float" office:value="29.1830670833588" calcext:value-type="float">
            <text:p>29.1830670834</text:p>
          </table:table-cell>
          <table:table-cell table:formula="of:=[.C72]/([.H72]-[.H71])" office:value-type="float" office:value="109687.434918515" calcext:value-type="float">
            <text:p>109687.434918515</text:p>
          </table:table-cell>
          <table:table-cell table:formula="of:=[.G72]-[.$B72]" office:value-type="float" office:value="10.1585793495178" calcext:value-type="float">
            <text:p>10.158579349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35625.86628" calcext:value-type="float">
            <text:p>1443135625.86628</text:p>
          </table:table-cell>
          <table:table-cell office:value-type="float" office:value="8224" calcext:value-type="float">
            <text:p>8224</text:p>
          </table:table-cell>
          <table:table-cell table:formula="of:=[.B73]-[.$B$2]" office:value-type="float" office:value="19.1029491424561" calcext:value-type="float">
            <text:p>19.1029491425</text:p>
          </table:table-cell>
          <table:table-cell table:formula="of:=[.C73]/([.D73]-[.D72])" office:value-type="float" office:value="104815.859734845" calcext:value-type="float">
            <text:p>104815.859734845</text:p>
          </table:table-cell>
          <table:table-cell/>
          <table:table-cell office:value-type="float" office:value="1443135636.0215" calcext:value-type="float">
            <text:p>1443135636.0215</text:p>
          </table:table-cell>
          <table:table-cell table:formula="of:=[.G73]-[.$B$2]" office:value-type="float" office:value="29.2581660747528" calcext:value-type="float">
            <text:p>29.2581660748</text:p>
          </table:table-cell>
          <table:table-cell table:formula="of:=[.C73]/([.H73]-[.H72])" office:value-type="float" office:value="109508.794290576" calcext:value-type="float">
            <text:p>109508.794290576</text:p>
          </table:table-cell>
          <table:table-cell table:formula="of:=[.G73]-[.$B73]" office:value-type="float" office:value="10.1552169322968" calcext:value-type="float">
            <text:p>10.155216932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35625.94474" calcext:value-type="float">
            <text:p>1443135625.94474</text:p>
          </table:table-cell>
          <table:table-cell office:value-type="float" office:value="8224" calcext:value-type="float">
            <text:p>8224</text:p>
          </table:table-cell>
          <table:table-cell table:formula="of:=[.B74]-[.$B$2]" office:value-type="float" office:value="19.1814138889313" calcext:value-type="float">
            <text:p>19.1814138889</text:p>
          </table:table-cell>
          <table:table-cell table:formula="of:=[.C74]/([.D74]-[.D73])" office:value-type="float" office:value="104811.400908525" calcext:value-type="float">
            <text:p>104811.400908525</text:p>
          </table:table-cell>
          <table:table-cell/>
          <table:table-cell office:value-type="float" office:value="1443135636.05742" calcext:value-type="float">
            <text:p>1443135636.05742</text:p>
          </table:table-cell>
          <table:table-cell table:formula="of:=[.G74]-[.$B$2]" office:value-type="float" office:value="29.2940888404846" calcext:value-type="float">
            <text:p>29.2940888405</text:p>
          </table:table-cell>
          <table:table-cell table:formula="of:=[.C74]/([.H74]-[.H73])" office:value-type="float" office:value="228935.602046844" calcext:value-type="float">
            <text:p>228935.602046844</text:p>
          </table:table-cell>
          <table:table-cell table:formula="of:=[.G74]-[.$B74]" office:value-type="float" office:value="10.1126749515533" calcext:value-type="float">
            <text:p>10.112674951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35626.0222" calcext:value-type="float">
            <text:p>1443135626.0222</text:p>
          </table:table-cell>
          <table:table-cell office:value-type="float" office:value="8224" calcext:value-type="float">
            <text:p>8224</text:p>
          </table:table-cell>
          <table:table-cell table:formula="of:=[.B75]-[.$B$2]" office:value-type="float" office:value="19.2588675022125" calcext:value-type="float">
            <text:p>19.2588675022</text:p>
          </table:table-cell>
          <table:table-cell table:formula="of:=[.C75]/([.D75]-[.D74])" office:value-type="float" office:value="106179.681639086" calcext:value-type="float">
            <text:p>106179.681639086</text:p>
          </table:table-cell>
          <table:table-cell/>
          <table:table-cell office:value-type="float" office:value="1443135636.1262" calcext:value-type="float">
            <text:p>1443135636.1262</text:p>
          </table:table-cell>
          <table:table-cell table:formula="of:=[.G75]-[.$B$2]" office:value-type="float" office:value="29.3628726005554" calcext:value-type="float">
            <text:p>29.3628726006</text:p>
          </table:table-cell>
          <table:table-cell table:formula="of:=[.C75]/([.H75]-[.H74])" office:value-type="float" office:value="119563.106051993" calcext:value-type="float">
            <text:p>119563.106051993</text:p>
          </table:table-cell>
          <table:table-cell table:formula="of:=[.G75]-[.$B75]" office:value-type="float" office:value="10.1040050983429" calcext:value-type="float">
            <text:p>10.104005098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35626.09711" calcext:value-type="float">
            <text:p>1443135626.09711</text:p>
          </table:table-cell>
          <table:table-cell office:value-type="float" office:value="8224" calcext:value-type="float">
            <text:p>8224</text:p>
          </table:table-cell>
          <table:table-cell table:formula="of:=[.B76]-[.$B$2]" office:value-type="float" office:value="19.333776473999" calcext:value-type="float">
            <text:p>19.333776474</text:p>
          </table:table-cell>
          <table:table-cell table:formula="of:=[.C76]/([.D76]-[.D75])" office:value-type="float" office:value="109786.582352773" calcext:value-type="float">
            <text:p>109786.582352773</text:p>
          </table:table-cell>
          <table:table-cell/>
          <table:table-cell office:value-type="float" office:value="1443135636.19484" calcext:value-type="float">
            <text:p>1443135636.19484</text:p>
          </table:table-cell>
          <table:table-cell table:formula="of:=[.G76]-[.$B$2]" office:value-type="float" office:value="29.4315140247345" calcext:value-type="float">
            <text:p>29.4315140247</text:p>
          </table:table-cell>
          <table:table-cell table:formula="of:=[.C76]/([.H76]-[.H75])" office:value-type="float" office:value="119811.033910727" calcext:value-type="float">
            <text:p>119811.033910727</text:p>
          </table:table-cell>
          <table:table-cell table:formula="of:=[.G76]-[.$B76]" office:value-type="float" office:value="10.0977375507355" calcext:value-type="float">
            <text:p>10.097737550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35626.17202" calcext:value-type="float">
            <text:p>1443135626.17202</text:p>
          </table:table-cell>
          <table:table-cell office:value-type="float" office:value="8224" calcext:value-type="float">
            <text:p>8224</text:p>
          </table:table-cell>
          <table:table-cell table:formula="of:=[.B77]-[.$B$2]" office:value-type="float" office:value="19.4086892604828" calcext:value-type="float">
            <text:p>19.4086892605</text:p>
          </table:table-cell>
          <table:table-cell table:formula="of:=[.C77]/([.D77]-[.D76])" office:value-type="float" office:value="109780.991817496" calcext:value-type="float">
            <text:p>109780.991817496</text:p>
          </table:table-cell>
          <table:table-cell/>
          <table:table-cell office:value-type="float" office:value="1443135636.26377" calcext:value-type="float">
            <text:p>1443135636.26377</text:p>
          </table:table-cell>
          <table:table-cell table:formula="of:=[.G77]-[.$B$2]" office:value-type="float" office:value="29.5004439353943" calcext:value-type="float">
            <text:p>29.5004439354</text:p>
          </table:table-cell>
          <table:table-cell table:formula="of:=[.C77]/([.H77]-[.H76])" office:value-type="float" office:value="119309.599001083" calcext:value-type="float">
            <text:p>119309.599001083</text:p>
          </table:table-cell>
          <table:table-cell table:formula="of:=[.G77]-[.$B77]" office:value-type="float" office:value="10.0917546749115" calcext:value-type="float">
            <text:p>10.091754674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35626.24692" calcext:value-type="float">
            <text:p>1443135626.24692</text:p>
          </table:table-cell>
          <table:table-cell office:value-type="float" office:value="8224" calcext:value-type="float">
            <text:p>8224</text:p>
          </table:table-cell>
          <table:table-cell table:formula="of:=[.B78]-[.$B$2]" office:value-type="float" office:value="19.4835872650146" calcext:value-type="float">
            <text:p>19.483587265</text:p>
          </table:table-cell>
          <table:table-cell table:formula="of:=[.C78]/([.D78]-[.D77])" office:value-type="float" office:value="109802.658313836" calcext:value-type="float">
            <text:p>109802.658313836</text:p>
          </table:table-cell>
          <table:table-cell/>
          <table:table-cell office:value-type="float" office:value="1443135636.33252" calcext:value-type="float">
            <text:p>1443135636.33252</text:p>
          </table:table-cell>
          <table:table-cell table:formula="of:=[.G78]-[.$B$2]" office:value-type="float" office:value="29.5691919326782" calcext:value-type="float">
            <text:p>29.5691919327</text:p>
          </table:table-cell>
          <table:table-cell table:formula="of:=[.C78]/([.H78]-[.H77])" office:value-type="float" office:value="119625.302916594" calcext:value-type="float">
            <text:p>119625.302916594</text:p>
          </table:table-cell>
          <table:table-cell table:formula="of:=[.G78]-[.$B78]" office:value-type="float" office:value="10.0856046676636" calcext:value-type="float">
            <text:p>10.085604667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35626.32182" calcext:value-type="float">
            <text:p>1443135626.32182</text:p>
          </table:table-cell>
          <table:table-cell office:value-type="float" office:value="8224" calcext:value-type="float">
            <text:p>8224</text:p>
          </table:table-cell>
          <table:table-cell table:formula="of:=[.B79]-[.$B$2]" office:value-type="float" office:value="19.558486700058" calcext:value-type="float">
            <text:p>19.5584867001</text:p>
          </table:table-cell>
          <table:table-cell table:formula="of:=[.C79]/([.D79]-[.D78])" office:value-type="float" office:value="109800.561182361" calcext:value-type="float">
            <text:p>109800.561182361</text:p>
          </table:table-cell>
          <table:table-cell/>
          <table:table-cell office:value-type="float" office:value="1443135636.40134" calcext:value-type="float">
            <text:p>1443135636.40134</text:p>
          </table:table-cell>
          <table:table-cell table:formula="of:=[.G79]-[.$B$2]" office:value-type="float" office:value="29.6380114555359" calcext:value-type="float">
            <text:p>29.6380114555</text:p>
          </table:table-cell>
          <table:table-cell table:formula="of:=[.C79]/([.H79]-[.H78])" office:value-type="float" office:value="119500.973829898" calcext:value-type="float">
            <text:p>119500.973829898</text:p>
          </table:table-cell>
          <table:table-cell table:formula="of:=[.G79]-[.$B79]" office:value-type="float" office:value="10.0795247554779" calcext:value-type="float">
            <text:p>10.079524755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35626.39671" calcext:value-type="float">
            <text:p>1443135626.39671</text:p>
          </table:table-cell>
          <table:table-cell office:value-type="float" office:value="8224" calcext:value-type="float">
            <text:p>8224</text:p>
          </table:table-cell>
          <table:table-cell table:formula="of:=[.B80]-[.$B$2]" office:value-type="float" office:value="19.6333830356598" calcext:value-type="float">
            <text:p>19.6333830357</text:p>
          </table:table-cell>
          <table:table-cell table:formula="of:=[.C80]/([.D80]-[.D79])" office:value-type="float" office:value="109805.105068473" calcext:value-type="float">
            <text:p>109805.105068473</text:p>
          </table:table-cell>
          <table:table-cell/>
          <table:table-cell office:value-type="float" office:value="1443135636.47013" calcext:value-type="float">
            <text:p>1443135636.47013</text:p>
          </table:table-cell>
          <table:table-cell table:formula="of:=[.G80]-[.$B$2]" office:value-type="float" office:value="29.7067945003509" calcext:value-type="float">
            <text:p>29.7067945004</text:p>
          </table:table-cell>
          <table:table-cell table:formula="of:=[.C80]/([.H80]-[.H79])" office:value-type="float" office:value="119564.349355453" calcext:value-type="float">
            <text:p>119564.349355453</text:p>
          </table:table-cell>
          <table:table-cell table:formula="of:=[.G80]-[.$B80]" office:value-type="float" office:value="10.0734114646912" calcext:value-type="float">
            <text:p>10.073411464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35626.47161" calcext:value-type="float">
            <text:p>1443135626.47161</text:p>
          </table:table-cell>
          <table:table-cell office:value-type="float" office:value="8224" calcext:value-type="float">
            <text:p>8224</text:p>
          </table:table-cell>
          <table:table-cell table:formula="of:=[.B81]-[.$B$2]" office:value-type="float" office:value="19.708279132843" calcext:value-type="float">
            <text:p>19.7082791328</text:p>
          </table:table-cell>
          <table:table-cell table:formula="of:=[.C81]/([.D81]-[.D80])" office:value-type="float" office:value="109805.454613751" calcext:value-type="float">
            <text:p>109805.454613751</text:p>
          </table:table-cell>
          <table:table-cell/>
          <table:table-cell office:value-type="float" office:value="1443135636.53887" calcext:value-type="float">
            <text:p>1443135636.53887</text:p>
          </table:table-cell>
          <table:table-cell table:formula="of:=[.G81]-[.$B$2]" office:value-type="float" office:value="29.7755396366119" calcext:value-type="float">
            <text:p>29.7755396366</text:p>
          </table:table-cell>
          <table:table-cell table:formula="of:=[.C81]/([.H81]-[.H80])" office:value-type="float" office:value="119630.281461341" calcext:value-type="float">
            <text:p>119630.281461341</text:p>
          </table:table-cell>
          <table:table-cell table:formula="of:=[.G81]-[.$B81]" office:value-type="float" office:value="10.0672605037689" calcext:value-type="float">
            <text:p>10.067260503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35626.54652" calcext:value-type="float">
            <text:p>1443135626.54652</text:p>
          </table:table-cell>
          <table:table-cell office:value-type="float" office:value="8224" calcext:value-type="float">
            <text:p>8224</text:p>
          </table:table-cell>
          <table:table-cell table:formula="of:=[.B82]-[.$B$2]" office:value-type="float" office:value="19.7831890583038" calcext:value-type="float">
            <text:p>19.7831890583</text:p>
          </table:table-cell>
          <table:table-cell table:formula="of:=[.C82]/([.D82]-[.D81])" office:value-type="float" office:value="109785.184665574" calcext:value-type="float">
            <text:p>109785.184665574</text:p>
          </table:table-cell>
          <table:table-cell/>
          <table:table-cell office:value-type="float" office:value="1443135636.60771" calcext:value-type="float">
            <text:p>1443135636.60771</text:p>
          </table:table-cell>
          <table:table-cell table:formula="of:=[.G82]-[.$B$2]" office:value-type="float" office:value="29.844381570816" calcext:value-type="float">
            <text:p>29.8443815708</text:p>
          </table:table-cell>
          <table:table-cell table:formula="of:=[.C82]/([.H82]-[.H81])" office:value-type="float" office:value="119462.070539994" calcext:value-type="float">
            <text:p>119462.070539994</text:p>
          </table:table-cell>
          <table:table-cell table:formula="of:=[.G82]-[.$B82]" office:value-type="float" office:value="10.0611925125122" calcext:value-type="float">
            <text:p>10.061192512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35626.62142" calcext:value-type="float">
            <text:p>1443135626.62142</text:p>
          </table:table-cell>
          <table:table-cell office:value-type="float" office:value="8224" calcext:value-type="float">
            <text:p>8224</text:p>
          </table:table-cell>
          <table:table-cell table:formula="of:=[.B83]-[.$B$2]" office:value-type="float" office:value="19.8580884933472" calcext:value-type="float">
            <text:p>19.8580884933</text:p>
          </table:table-cell>
          <table:table-cell table:formula="of:=[.C83]/([.D83]-[.D82])" office:value-type="float" office:value="109800.561182361" calcext:value-type="float">
            <text:p>109800.561182361</text:p>
          </table:table-cell>
          <table:table-cell/>
          <table:table-cell office:value-type="float" office:value="1443135636.67645" calcext:value-type="float">
            <text:p>1443135636.67645</text:p>
          </table:table-cell>
          <table:table-cell table:formula="of:=[.G83]-[.$B$2]" office:value-type="float" office:value="29.9131224155426" calcext:value-type="float">
            <text:p>29.9131224155</text:p>
          </table:table-cell>
          <table:table-cell table:formula="of:=[.C83]/([.H83]-[.H82])" office:value-type="float" office:value="119637.750055494" calcext:value-type="float">
            <text:p>119637.750055494</text:p>
          </table:table-cell>
          <table:table-cell table:formula="of:=[.G83]-[.$B83]" office:value-type="float" office:value="10.0550339221954" calcext:value-type="float">
            <text:p>10.055033922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35626.69634" calcext:value-type="float">
            <text:p>1443135626.69634</text:p>
          </table:table-cell>
          <table:table-cell office:value-type="float" office:value="8224" calcext:value-type="float">
            <text:p>8224</text:p>
          </table:table-cell>
          <table:table-cell table:formula="of:=[.B84]-[.$B$2]" office:value-type="float" office:value="19.9330105781555" calcext:value-type="float">
            <text:p>19.9330105782</text:p>
          </table:table-cell>
          <table:table-cell table:formula="of:=[.C84]/([.D84]-[.D83])" office:value-type="float" office:value="109767.367272774" calcext:value-type="float">
            <text:p>109767.367272774</text:p>
          </table:table-cell>
          <table:table-cell/>
          <table:table-cell office:value-type="float" office:value="1443135636.74529" calcext:value-type="float">
            <text:p>1443135636.74529</text:p>
          </table:table-cell>
          <table:table-cell table:formula="of:=[.G84]-[.$B$2]" office:value-type="float" office:value="29.9819617271423" calcext:value-type="float">
            <text:p>29.9819617271</text:p>
          </table:table-cell>
          <table:table-cell table:formula="of:=[.C84]/([.H84]-[.H83])" office:value-type="float" office:value="119466.621743964" calcext:value-type="float">
            <text:p>119466.621743964</text:p>
          </table:table-cell>
          <table:table-cell table:formula="of:=[.G84]-[.$B84]" office:value-type="float" office:value="10.0489511489868" calcext:value-type="float">
            <text:p>10.04895114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35626.77126" calcext:value-type="float">
            <text:p>1443135626.77126</text:p>
          </table:table-cell>
          <table:table-cell office:value-type="float" office:value="8224" calcext:value-type="float">
            <text:p>8224</text:p>
          </table:table-cell>
          <table:table-cell table:formula="of:=[.B85]-[.$B$2]" office:value-type="float" office:value="20.0079247951508" calcext:value-type="float">
            <text:p>20.0079247952</text:p>
          </table:table-cell>
          <table:table-cell table:formula="of:=[.C85]/([.D85]-[.D84])" office:value-type="float" office:value="109778.895513553" calcext:value-type="float">
            <text:p>109778.895513553</text:p>
          </table:table-cell>
          <table:table-cell/>
          <table:table-cell office:value-type="float" office:value="1443135636.81405" calcext:value-type="float">
            <text:p>1443135636.81405</text:p>
          </table:table-cell>
          <table:table-cell table:formula="of:=[.G85]-[.$B$2]" office:value-type="float" office:value="30.0507192611694" calcext:value-type="float">
            <text:p>30.0507192612</text:p>
          </table:table-cell>
          <table:table-cell table:formula="of:=[.C85]/([.H85]-[.H84])" office:value-type="float" office:value="119608.710759735" calcext:value-type="float">
            <text:p>119608.710759735</text:p>
          </table:table-cell>
          <table:table-cell table:formula="of:=[.G85]-[.$B85]" office:value-type="float" office:value="10.0427944660187" calcext:value-type="float">
            <text:p>10.04279446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35626.84624" calcext:value-type="float">
            <text:p>1443135626.84624</text:p>
          </table:table-cell>
          <table:table-cell office:value-type="float" office:value="8224" calcext:value-type="float">
            <text:p>8224</text:p>
          </table:table-cell>
          <table:table-cell table:formula="of:=[.B86]-[.$B$2]" office:value-type="float" office:value="20.0829136371613" calcext:value-type="float">
            <text:p>20.0829136372</text:p>
          </table:table-cell>
          <table:table-cell table:formula="of:=[.C86]/([.D86]-[.D85])" office:value-type="float" office:value="109669.649237265" calcext:value-type="float">
            <text:p>109669.649237265</text:p>
          </table:table-cell>
          <table:table-cell/>
          <table:table-cell office:value-type="float" office:value="1443135636.88283" calcext:value-type="float">
            <text:p>1443135636.88283</text:p>
          </table:table-cell>
          <table:table-cell table:formula="of:=[.G86]-[.$B$2]" office:value-type="float" office:value="30.1194968223572" calcext:value-type="float">
            <text:p>30.1194968224</text:p>
          </table:table-cell>
          <table:table-cell table:formula="of:=[.C86]/([.H86]-[.H85])" office:value-type="float" office:value="119573.882207755" calcext:value-type="float">
            <text:p>119573.882207755</text:p>
          </table:table-cell>
          <table:table-cell table:formula="of:=[.G86]-[.$B86]" office:value-type="float" office:value="10.0365831851959" calcext:value-type="float">
            <text:p>10.036583185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35626.92115" calcext:value-type="float">
            <text:p>1443135626.92115</text:p>
          </table:table-cell>
          <table:table-cell office:value-type="float" office:value="8224" calcext:value-type="float">
            <text:p>8224</text:p>
          </table:table-cell>
          <table:table-cell table:formula="of:=[.B87]-[.$B$2]" office:value-type="float" office:value="20.1578159332275" calcext:value-type="float">
            <text:p>20.1578159332</text:p>
          </table:table-cell>
          <table:table-cell table:formula="of:=[.C87]/([.D87]-[.D86])" office:value-type="float" office:value="109796.367159723" calcext:value-type="float">
            <text:p>109796.367159723</text:p>
          </table:table-cell>
          <table:table-cell/>
          <table:table-cell office:value-type="float" office:value="1443135636.95164" calcext:value-type="float">
            <text:p>1443135636.95164</text:p>
          </table:table-cell>
          <table:table-cell table:formula="of:=[.G87]-[.$B$2]" office:value-type="float" office:value="30.188309431076" calcext:value-type="float">
            <text:p>30.1883094311</text:p>
          </table:table-cell>
          <table:table-cell table:formula="of:=[.C87]/([.H87]-[.H86])" office:value-type="float" office:value="119512.981023557" calcext:value-type="float">
            <text:p>119512.981023557</text:p>
          </table:table-cell>
          <table:table-cell table:formula="of:=[.G87]-[.$B87]" office:value-type="float" office:value="10.0304934978485" calcext:value-type="float">
            <text:p>10.030493497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35626.99604" calcext:value-type="float">
            <text:p>1443135626.99604</text:p>
          </table:table-cell>
          <table:table-cell office:value-type="float" office:value="8224" calcext:value-type="float">
            <text:p>8224</text:p>
          </table:table-cell>
          <table:table-cell table:formula="of:=[.B88]-[.$B$2]" office:value-type="float" office:value="20.2327115535736" calcext:value-type="float">
            <text:p>20.2327115536</text:p>
          </table:table-cell>
          <table:table-cell table:formula="of:=[.C88]/([.D88]-[.D87])" office:value-type="float" office:value="109806.153710984" calcext:value-type="float">
            <text:p>109806.153710984</text:p>
          </table:table-cell>
          <table:table-cell/>
          <table:table-cell office:value-type="float" office:value="1443135637.02038" calcext:value-type="float">
            <text:p>1443135637.02038</text:p>
          </table:table-cell>
          <table:table-cell table:formula="of:=[.G88]-[.$B$2]" office:value-type="float" office:value="30.257045507431" calcext:value-type="float">
            <text:p>30.2570455074</text:p>
          </table:table-cell>
          <table:table-cell table:formula="of:=[.C88]/([.H88]-[.H87])" office:value-type="float" office:value="119646.049587236" calcext:value-type="float">
            <text:p>119646.049587236</text:p>
          </table:table-cell>
          <table:table-cell table:formula="of:=[.G88]-[.$B88]" office:value-type="float" office:value="10.0243339538574" calcext:value-type="float">
            <text:p>10.024333953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35640.09751" calcext:value-type="float">
            <text:p>1443135640.09751</text:p>
          </table:table-cell>
          <table:table-cell office:value-type="float" office:value="8224" calcext:value-type="float">
            <text:p>8224</text:p>
          </table:table-cell>
          <table:table-cell table:formula="of:=[.B89]-[.$B$2]" office:value-type="float" office:value="33.3341751098633" calcext:value-type="float">
            <text:p>33.3341751099</text:p>
          </table:table-cell>
          <table:table-cell table:formula="of:=[.C89]/([.D89]-[.D88])" office:value-type="float" office:value="627.716129932054" calcext:value-type="float">
            <text:p>627.7161299321</text:p>
          </table:table-cell>
          <table:table-cell/>
          <table:table-cell office:value-type="float" office:value="1443135641.00916" calcext:value-type="float">
            <text:p>1443135641.00916</text:p>
          </table:table-cell>
          <table:table-cell table:formula="of:=[.G89]-[.$B$2]" office:value-type="float" office:value="34.2458264827728" calcext:value-type="float">
            <text:p>34.2458264828</text:p>
          </table:table-cell>
          <table:table-cell table:formula="of:=[.C89]/([.H89]-[.H88])" office:value-type="float" office:value="2061.78279801269" calcext:value-type="float">
            <text:p>2061.7827980127</text:p>
          </table:table-cell>
          <table:table-cell table:formula="of:=[.G89]-[.$B89]" office:value-type="float" office:value="0.911651372909546" calcext:value-type="float">
            <text:p>0.911651372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35640.20044" calcext:value-type="float">
            <text:p>1443135640.20044</text:p>
          </table:table-cell>
          <table:table-cell office:value-type="float" office:value="8224" calcext:value-type="float">
            <text:p>8224</text:p>
          </table:table-cell>
          <table:table-cell table:formula="of:=[.B90]-[.$B$2]" office:value-type="float" office:value="33.4371049404144" calcext:value-type="float">
            <text:p>33.4371049404</text:p>
          </table:table-cell>
          <table:table-cell table:formula="of:=[.C90]/([.D90]-[.D89])" office:value-type="float" office:value="79899.0919927082" calcext:value-type="float">
            <text:p>79899.0919927082</text:p>
          </table:table-cell>
          <table:table-cell/>
          <table:table-cell office:value-type="float" office:value="1443135642.74723" calcext:value-type="float">
            <text:p>1443135642.74723</text:p>
          </table:table-cell>
          <table:table-cell table:formula="of:=[.G90]-[.$B$2]" office:value-type="float" office:value="35.983895778656" calcext:value-type="float">
            <text:p>35.9838957787</text:p>
          </table:table-cell>
          <table:table-cell table:formula="of:=[.C90]/([.H90]-[.H89])" office:value-type="float" office:value="4731.68706189075" calcext:value-type="float">
            <text:p>4731.6870618908</text:p>
          </table:table-cell>
          <table:table-cell table:formula="of:=[.G90]-[.$B90]" office:value-type="float" office:value="2.54679083824158" calcext:value-type="float">
            <text:p>2.546790838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35640.30336" calcext:value-type="float">
            <text:p>1443135640.30336</text:p>
          </table:table-cell>
          <table:table-cell office:value-type="float" office:value="8224" calcext:value-type="float">
            <text:p>8224</text:p>
          </table:table-cell>
          <table:table-cell table:formula="of:=[.B91]-[.$B$2]" office:value-type="float" office:value="33.540027141571" calcext:value-type="float">
            <text:p>33.5400271416</text:p>
          </table:table-cell>
          <table:table-cell table:formula="of:=[.C91]/([.D91]-[.D90])" office:value-type="float" office:value="79905.0147352132" calcext:value-type="float">
            <text:p>79905.0147352132</text:p>
          </table:table-cell>
          <table:table-cell/>
          <table:table-cell office:value-type="float" office:value="1443135651.42709" calcext:value-type="float">
            <text:p>1443135651.42709</text:p>
          </table:table-cell>
          <table:table-cell table:formula="of:=[.G91]-[.$B$2]" office:value-type="float" office:value="44.6637606620789" calcext:value-type="float">
            <text:p>44.6637606621</text:p>
          </table:table-cell>
          <table:table-cell table:formula="of:=[.C91]/([.H91]-[.H90])" office:value-type="float" office:value="947.480186668173" calcext:value-type="float">
            <text:p>947.4801866682</text:p>
          </table:table-cell>
          <table:table-cell table:formula="of:=[.G91]-[.$B91]" office:value-type="float" office:value="11.1237335205078" calcext:value-type="float">
            <text:p>11.123733520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35640.4063" calcext:value-type="float">
            <text:p>1443135640.4063</text:p>
          </table:table-cell>
          <table:table-cell office:value-type="float" office:value="8224" calcext:value-type="float">
            <text:p>8224</text:p>
          </table:table-cell>
          <table:table-cell table:formula="of:=[.B92]-[.$B$2]" office:value-type="float" office:value="33.6429674625397" calcext:value-type="float">
            <text:p>33.6429674625</text:p>
          </table:table-cell>
          <table:table-cell table:formula="of:=[.C92]/([.D92]-[.D91])" office:value-type="float" office:value="79890.9496552507" calcext:value-type="float">
            <text:p>79890.9496552507</text:p>
          </table:table-cell>
          <table:table-cell/>
          <table:table-cell office:value-type="float" office:value="1443135651.52196" calcext:value-type="float">
            <text:p>1443135651.52196</text:p>
          </table:table-cell>
          <table:table-cell table:formula="of:=[.G92]-[.$B$2]" office:value-type="float" office:value="44.7586243152618" calcext:value-type="float">
            <text:p>44.7586243153</text:p>
          </table:table-cell>
          <table:table-cell table:formula="of:=[.C92]/([.H92]-[.H91])" office:value-type="float" office:value="86692.8451947412" calcext:value-type="float">
            <text:p>86692.8451947412</text:p>
          </table:table-cell>
          <table:table-cell table:formula="of:=[.G92]-[.$B92]" office:value-type="float" office:value="11.1156568527222" calcext:value-type="float">
            <text:p>11.1156568527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35640.50925" calcext:value-type="float">
            <text:p>1443135640.50925</text:p>
          </table:table-cell>
          <table:table-cell office:value-type="float" office:value="8224" calcext:value-type="float">
            <text:p>8224</text:p>
          </table:table-cell>
          <table:table-cell table:formula="of:=[.B93]-[.$B$2]" office:value-type="float" office:value="33.7459142208099" calcext:value-type="float">
            <text:p>33.7459142208</text:p>
          </table:table-cell>
          <table:table-cell table:formula="of:=[.C93]/([.D93]-[.D92])" office:value-type="float" office:value="79885.9540424744" calcext:value-type="float">
            <text:p>79885.9540424744</text:p>
          </table:table-cell>
          <table:table-cell/>
          <table:table-cell office:value-type="float" office:value="1443135651.61684" calcext:value-type="float">
            <text:p>1443135651.61684</text:p>
          </table:table-cell>
          <table:table-cell table:formula="of:=[.G93]-[.$B$2]" office:value-type="float" office:value="44.8535041809082" calcext:value-type="float">
            <text:p>44.8535041809</text:p>
          </table:table-cell>
          <table:table-cell table:formula="of:=[.C93]/([.H93]-[.H92])" office:value-type="float" office:value="86678.0316769484" calcext:value-type="float">
            <text:p>86678.0316769484</text:p>
          </table:table-cell>
          <table:table-cell table:formula="of:=[.G93]-[.$B93]" office:value-type="float" office:value="11.1075899600983" calcext:value-type="float">
            <text:p>11.107589960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35640.61219" calcext:value-type="float">
            <text:p>1443135640.61219</text:p>
          </table:table-cell>
          <table:table-cell office:value-type="float" office:value="8224" calcext:value-type="float">
            <text:p>8224</text:p>
          </table:table-cell>
          <table:table-cell table:formula="of:=[.B94]-[.$B$2]" office:value-type="float" office:value="33.8488566875458" calcext:value-type="float">
            <text:p>33.8488566875</text:p>
          </table:table-cell>
          <table:table-cell table:formula="of:=[.C94]/([.D94]-[.D93])" office:value-type="float" office:value="79889.2843815718" calcext:value-type="float">
            <text:p>79889.2843815718</text:p>
          </table:table-cell>
          <table:table-cell/>
          <table:table-cell office:value-type="float" office:value="1443135651.71168" calcext:value-type="float">
            <text:p>1443135651.71168</text:p>
          </table:table-cell>
          <table:table-cell table:formula="of:=[.G94]-[.$B$2]" office:value-type="float" office:value="44.9483451843262" calcext:value-type="float">
            <text:p>44.9483451843</text:p>
          </table:table-cell>
          <table:table-cell table:formula="of:=[.C94]/([.H94]-[.H93])" office:value-type="float" office:value="86713.5490306492" calcext:value-type="float">
            <text:p>86713.5490306492</text:p>
          </table:table-cell>
          <table:table-cell table:formula="of:=[.G94]-[.$B94]" office:value-type="float" office:value="11.0994884967804" calcext:value-type="float">
            <text:p>11.099488496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35640.71513" calcext:value-type="float">
            <text:p>1443135640.71513</text:p>
          </table:table-cell>
          <table:table-cell office:value-type="float" office:value="8224" calcext:value-type="float">
            <text:p>8224</text:p>
          </table:table-cell>
          <table:table-cell table:formula="of:=[.B95]-[.$B$2]" office:value-type="float" office:value="33.9517979621887" calcext:value-type="float">
            <text:p>33.9517979622</text:p>
          </table:table-cell>
          <table:table-cell table:formula="of:=[.C95]/([.D95]-[.D94])" office:value-type="float" office:value="79890.2095250448" calcext:value-type="float">
            <text:p>79890.2095250448</text:p>
          </table:table-cell>
          <table:table-cell/>
          <table:table-cell office:value-type="float" office:value="1443135651.80656" calcext:value-type="float">
            <text:p>1443135651.80656</text:p>
          </table:table-cell>
          <table:table-cell table:formula="of:=[.G95]-[.$B$2]" office:value-type="float" office:value="45.0432314872742" calcext:value-type="float">
            <text:p>45.0432314873</text:p>
          </table:table-cell>
          <table:table-cell table:formula="of:=[.C95]/([.H95]-[.H94])" office:value-type="float" office:value="86672.151243021" calcext:value-type="float">
            <text:p>86672.151243021</text:p>
          </table:table-cell>
          <table:table-cell table:formula="of:=[.G95]-[.$B95]" office:value-type="float" office:value="11.0914335250855" calcext:value-type="float">
            <text:p>11.091433525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35640.81807" calcext:value-type="float">
            <text:p>1443135640.81807</text:p>
          </table:table-cell>
          <table:table-cell office:value-type="float" office:value="8224" calcext:value-type="float">
            <text:p>8224</text:p>
          </table:table-cell>
          <table:table-cell table:formula="of:=[.B96]-[.$B$2]" office:value-type="float" office:value="34.0547404289246" calcext:value-type="float">
            <text:p>34.0547404289</text:p>
          </table:table-cell>
          <table:table-cell table:formula="of:=[.C96]/([.D96]-[.D95])" office:value-type="float" office:value="79889.2843815718" calcext:value-type="float">
            <text:p>79889.2843815718</text:p>
          </table:table-cell>
          <table:table-cell/>
          <table:table-cell office:value-type="float" office:value="1443135651.90148" calcext:value-type="float">
            <text:p>1443135651.90148</text:p>
          </table:table-cell>
          <table:table-cell table:formula="of:=[.G96]-[.$B$2]" office:value-type="float" office:value="45.1381521224976" calcext:value-type="float">
            <text:p>45.1381521225</text:p>
          </table:table-cell>
          <table:table-cell table:formula="of:=[.C96]/([.H96]-[.H95])" office:value-type="float" office:value="86640.8023992405" calcext:value-type="float">
            <text:p>86640.8023992405</text:p>
          </table:table-cell>
          <table:table-cell table:formula="of:=[.G96]-[.$B96]" office:value-type="float" office:value="11.083411693573" calcext:value-type="float">
            <text:p>11.083411693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35640.92102" calcext:value-type="float">
            <text:p>1443135640.92102</text:p>
          </table:table-cell>
          <table:table-cell office:value-type="float" office:value="8224" calcext:value-type="float">
            <text:p>8224</text:p>
          </table:table-cell>
          <table:table-cell table:formula="of:=[.B97]-[.$B$2]" office:value-type="float" office:value="34.1576917171478" calcext:value-type="float">
            <text:p>34.1576917171</text:p>
          </table:table-cell>
          <table:table-cell table:formula="of:=[.C97]/([.D97]-[.D96])" office:value-type="float" office:value="79882.4389857553" calcext:value-type="float">
            <text:p>79882.4389857553</text:p>
          </table:table-cell>
          <table:table-cell/>
          <table:table-cell office:value-type="float" office:value="1443135651.99634" calcext:value-type="float">
            <text:p>1443135651.99634</text:p>
          </table:table-cell>
          <table:table-cell table:formula="of:=[.G97]-[.$B$2]" office:value-type="float" office:value="45.2330117225647" calcext:value-type="float">
            <text:p>45.2330117226</text:p>
          </table:table-cell>
          <table:table-cell table:formula="of:=[.C97]/([.H97]-[.H96])" office:value-type="float" office:value="86696.5493653706" calcext:value-type="float">
            <text:p>86696.5493653706</text:p>
          </table:table-cell>
          <table:table-cell table:formula="of:=[.G97]-[.$B97]" office:value-type="float" office:value="11.0753200054169" calcext:value-type="float">
            <text:p>11.075320005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35641.02256" calcext:value-type="float">
            <text:p>1443135641.02256</text:p>
          </table:table-cell>
          <table:table-cell office:value-type="float" office:value="8224" calcext:value-type="float">
            <text:p>8224</text:p>
          </table:table-cell>
          <table:table-cell table:formula="of:=[.B98]-[.$B$2]" office:value-type="float" office:value="34.2592251300812" calcext:value-type="float">
            <text:p>34.2592251301</text:p>
          </table:table-cell>
          <table:table-cell table:formula="of:=[.C98]/([.D98]-[.D97])" office:value-type="float" office:value="80997.9667028286" calcext:value-type="float">
            <text:p>80997.9667028286</text:p>
          </table:table-cell>
          <table:table-cell/>
          <table:table-cell office:value-type="float" office:value="1443135652.04224" calcext:value-type="float">
            <text:p>1443135652.04224</text:p>
          </table:table-cell>
          <table:table-cell table:formula="of:=[.G98]-[.$B$2]" office:value-type="float" office:value="45.2789120674133" calcext:value-type="float">
            <text:p>45.2789120674</text:p>
          </table:table-cell>
          <table:table-cell table:formula="of:=[.C98]/([.H98]-[.H97])" office:value-type="float" office:value="179170.767172242" calcext:value-type="float">
            <text:p>179170.767172242</text:p>
          </table:table-cell>
          <table:table-cell table:formula="of:=[.G98]-[.$B98]" office:value-type="float" office:value="11.0196869373322" calcext:value-type="float">
            <text:p>11.019686937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35641.11945" calcext:value-type="float">
            <text:p>1443135641.11945</text:p>
          </table:table-cell>
          <table:table-cell office:value-type="float" office:value="8224" calcext:value-type="float">
            <text:p>8224</text:p>
          </table:table-cell>
          <table:table-cell table:formula="of:=[.B99]-[.$B$2]" office:value-type="float" office:value="34.3561217784882" calcext:value-type="float">
            <text:p>34.3561217785</text:p>
          </table:table-cell>
          <table:table-cell table:formula="of:=[.C99]/([.D99]-[.D98])" office:value-type="float" office:value="84873.9366655676" calcext:value-type="float">
            <text:p>84873.9366655676</text:p>
          </table:table-cell>
          <table:table-cell/>
          <table:table-cell office:value-type="float" office:value="1443135652.13008" calcext:value-type="float">
            <text:p>1443135652.13008</text:p>
          </table:table-cell>
          <table:table-cell table:formula="of:=[.G99]-[.$B$2]" office:value-type="float" office:value="45.3667471408844" calcext:value-type="float">
            <text:p>45.3667471409</text:p>
          </table:table-cell>
          <table:table-cell table:formula="of:=[.C99]/([.H99]-[.H98])" office:value-type="float" office:value="93630.023577185" calcext:value-type="float">
            <text:p>93630.023577185</text:p>
          </table:table-cell>
          <table:table-cell table:formula="of:=[.G99]-[.$B99]" office:value-type="float" office:value="11.0106253623962" calcext:value-type="float">
            <text:p>11.010625362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35641.21634" calcext:value-type="float">
            <text:p>1443135641.21634</text:p>
          </table:table-cell>
          <table:table-cell office:value-type="float" office:value="8224" calcext:value-type="float">
            <text:p>8224</text:p>
          </table:table-cell>
          <table:table-cell table:formula="of:=[.B100]-[.$B$2]" office:value-type="float" office:value="34.453010559082" calcext:value-type="float">
            <text:p>34.4530105591</text:p>
          </table:table-cell>
          <table:table-cell table:formula="of:=[.C100]/([.D100]-[.D99])" office:value-type="float" office:value="84880.8288182765" calcext:value-type="float">
            <text:p>84880.8288182765</text:p>
          </table:table-cell>
          <table:table-cell/>
          <table:table-cell office:value-type="float" office:value="1443135652.21785" calcext:value-type="float">
            <text:p>1443135652.21785</text:p>
          </table:table-cell>
          <table:table-cell table:formula="of:=[.G100]-[.$B$2]" office:value-type="float" office:value="45.4545149803162" calcext:value-type="float">
            <text:p>45.4545149803</text:p>
          </table:table-cell>
          <table:table-cell table:formula="of:=[.C100]/([.H100]-[.H99])" office:value-type="float" office:value="93701.7483083192" calcext:value-type="float">
            <text:p>93701.7483083192</text:p>
          </table:table-cell>
          <table:table-cell table:formula="of:=[.G100]-[.$B100]" office:value-type="float" office:value="11.0015044212341" calcext:value-type="float">
            <text:p>11.001504421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35641.31323" calcext:value-type="float">
            <text:p>1443135641.31323</text:p>
          </table:table-cell>
          <table:table-cell office:value-type="float" office:value="8224" calcext:value-type="float">
            <text:p>8224</text:p>
          </table:table-cell>
          <table:table-cell table:formula="of:=[.B101]-[.$B$2]" office:value-type="float" office:value="34.5498995780945" calcext:value-type="float">
            <text:p>34.5498995781</text:p>
          </table:table-cell>
          <table:table-cell table:formula="of:=[.C101]/([.D101]-[.D100])" office:value-type="float" office:value="84880.6199487182" calcext:value-type="float">
            <text:p>84880.6199487182</text:p>
          </table:table-cell>
          <table:table-cell/>
          <table:table-cell office:value-type="float" office:value="1443135652.30565" calcext:value-type="float">
            <text:p>1443135652.30565</text:p>
          </table:table-cell>
          <table:table-cell table:formula="of:=[.G101]-[.$B$2]" office:value-type="float" office:value="45.5423204898834" calcext:value-type="float">
            <text:p>45.5423204899</text:p>
          </table:table-cell>
          <table:table-cell table:formula="of:=[.C101]/([.H101]-[.H100])" office:value-type="float" office:value="93661.5485808468" calcext:value-type="float">
            <text:p>93661.5485808468</text:p>
          </table:table-cell>
          <table:table-cell table:formula="of:=[.G101]-[.$B101]" office:value-type="float" office:value="10.9924209117889" calcext:value-type="float">
            <text:p>10.992420911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35641.41013" calcext:value-type="float">
            <text:p>1443135641.41013</text:p>
          </table:table-cell>
          <table:table-cell office:value-type="float" office:value="8224" calcext:value-type="float">
            <text:p>8224</text:p>
          </table:table-cell>
          <table:table-cell table:formula="of:=[.B102]-[.$B$2]" office:value-type="float" office:value="34.6467998027801" calcext:value-type="float">
            <text:p>34.6467998028</text:p>
          </table:table-cell>
          <table:table-cell table:formula="of:=[.C102]/([.D102]-[.D101])" office:value-type="float" office:value="84870.8042388708" calcext:value-type="float">
            <text:p>84870.8042388708</text:p>
          </table:table-cell>
          <table:table-cell/>
          <table:table-cell office:value-type="float" office:value="1443135652.39345" calcext:value-type="float">
            <text:p>1443135652.39345</text:p>
          </table:table-cell>
          <table:table-cell table:formula="of:=[.G102]-[.$B$2]" office:value-type="float" office:value="45.6301238536835" calcext:value-type="float">
            <text:p>45.6301238537</text:p>
          </table:table-cell>
          <table:table-cell table:formula="of:=[.C102]/([.H102]-[.H101])" office:value-type="float" office:value="93663.8375122871" calcext:value-type="float">
            <text:p>93663.8375122871</text:p>
          </table:table-cell>
          <table:table-cell table:formula="of:=[.G102]-[.$B102]" office:value-type="float" office:value="10.9833240509033" calcext:value-type="float">
            <text:p>10.983324050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35641.50701" calcext:value-type="float">
            <text:p>1443135641.50701</text:p>
          </table:table-cell>
          <table:table-cell office:value-type="float" office:value="8224" calcext:value-type="float">
            <text:p>8224</text:p>
          </table:table-cell>
          <table:table-cell table:formula="of:=[.B103]-[.$B$2]" office:value-type="float" office:value="34.7436828613281" calcext:value-type="float">
            <text:p>34.7436828613</text:p>
          </table:table-cell>
          <table:table-cell table:formula="of:=[.C103]/([.D103]-[.D102])" office:value-type="float" office:value="84885.8419960773" calcext:value-type="float">
            <text:p>84885.8419960773</text:p>
          </table:table-cell>
          <table:table-cell/>
          <table:table-cell office:value-type="float" office:value="1443135652.48127" calcext:value-type="float">
            <text:p>1443135652.48127</text:p>
          </table:table-cell>
          <table:table-cell table:formula="of:=[.G103]-[.$B$2]" office:value-type="float" office:value="45.7179381847382" calcext:value-type="float">
            <text:p>45.7179381847</text:p>
          </table:table-cell>
          <table:table-cell table:formula="of:=[.C103]/([.H103]-[.H102])" office:value-type="float" office:value="93652.1397046047" calcext:value-type="float">
            <text:p>93652.1397046047</text:p>
          </table:table-cell>
          <table:table-cell table:formula="of:=[.G103]-[.$B103]" office:value-type="float" office:value="10.97425532341" calcext:value-type="float">
            <text:p>10.974255323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35641.6039" calcext:value-type="float">
            <text:p>1443135641.6039</text:p>
          </table:table-cell>
          <table:table-cell office:value-type="float" office:value="8224" calcext:value-type="float">
            <text:p>8224</text:p>
          </table:table-cell>
          <table:table-cell table:formula="of:=[.B104]-[.$B$2]" office:value-type="float" office:value="34.8405737876892" calcext:value-type="float">
            <text:p>34.8405737877</text:p>
          </table:table-cell>
          <table:table-cell table:formula="of:=[.C104]/([.D104]-[.D103])" office:value-type="float" office:value="84878.9490292576" calcext:value-type="float">
            <text:p>84878.9490292576</text:p>
          </table:table-cell>
          <table:table-cell/>
          <table:table-cell office:value-type="float" office:value="1443135652.56909" calcext:value-type="float">
            <text:p>1443135652.56909</text:p>
          </table:table-cell>
          <table:table-cell table:formula="of:=[.G104]-[.$B$2]" office:value-type="float" office:value="45.8057577610016" calcext:value-type="float">
            <text:p>45.805757761</text:p>
          </table:table-cell>
          <table:table-cell table:formula="of:=[.C104]/([.H104]-[.H103])" office:value-type="float" office:value="93646.5461337561" calcext:value-type="float">
            <text:p>93646.5461337561</text:p>
          </table:table-cell>
          <table:table-cell table:formula="of:=[.G104]-[.$B104]" office:value-type="float" office:value="10.9651839733124" calcext:value-type="float">
            <text:p>10.965183973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35641.7008" calcext:value-type="float">
            <text:p>1443135641.7008</text:p>
          </table:table-cell>
          <table:table-cell office:value-type="float" office:value="8224" calcext:value-type="float">
            <text:p>8224</text:p>
          </table:table-cell>
          <table:table-cell table:formula="of:=[.B105]-[.$B$2]" office:value-type="float" office:value="34.9374656677246" calcext:value-type="float">
            <text:p>34.9374656677</text:p>
          </table:table-cell>
          <table:table-cell table:formula="of:=[.C105]/([.D105]-[.D104])" office:value-type="float" office:value="84878.1135941968" calcext:value-type="float">
            <text:p>84878.1135941968</text:p>
          </table:table-cell>
          <table:table-cell/>
          <table:table-cell office:value-type="float" office:value="1443135652.65688" calcext:value-type="float">
            <text:p>1443135652.65688</text:p>
          </table:table-cell>
          <table:table-cell table:formula="of:=[.G105]-[.$B$2]" office:value-type="float" office:value="45.8935508728027" calcext:value-type="float">
            <text:p>45.8935508728</text:p>
          </table:table-cell>
          <table:table-cell table:formula="of:=[.C105]/([.H105]-[.H104])" office:value-type="float" office:value="93674.7750623929" calcext:value-type="float">
            <text:p>93674.7750623929</text:p>
          </table:table-cell>
          <table:table-cell table:formula="of:=[.G105]-[.$B105]" office:value-type="float" office:value="10.9560852050781" calcext:value-type="float">
            <text:p>10.956085205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35641.79769" calcext:value-type="float">
            <text:p>1443135641.79769</text:p>
          </table:table-cell>
          <table:table-cell office:value-type="float" office:value="8224" calcext:value-type="float">
            <text:p>8224</text:p>
          </table:table-cell>
          <table:table-cell table:formula="of:=[.B106]-[.$B$2]" office:value-type="float" office:value="35.0343596935272" calcext:value-type="float">
            <text:p>35.0343596935</text:p>
          </table:table-cell>
          <table:table-cell table:formula="of:=[.C106]/([.D106]-[.D105])" office:value-type="float" office:value="84876.2339254385" calcext:value-type="float">
            <text:p>84876.2339254385</text:p>
          </table:table-cell>
          <table:table-cell/>
          <table:table-cell office:value-type="float" office:value="1443135652.7447" calcext:value-type="float">
            <text:p>1443135652.7447</text:p>
          </table:table-cell>
          <table:table-cell table:formula="of:=[.G106]-[.$B$2]" office:value-type="float" office:value="45.9813725948334" calcext:value-type="float">
            <text:p>45.9813725948</text:p>
          </table:table-cell>
          <table:table-cell table:formula="of:=[.C106]/([.H106]-[.H105])" office:value-type="float" office:value="93644.2580473516" calcext:value-type="float">
            <text:p>93644.2580473516</text:p>
          </table:table-cell>
          <table:table-cell table:formula="of:=[.G106]-[.$B106]" office:value-type="float" office:value="10.9470129013062" calcext:value-type="float">
            <text:p>10.947012901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35641.89459" calcext:value-type="float">
            <text:p>1443135641.89459</text:p>
          </table:table-cell>
          <table:table-cell office:value-type="float" office:value="8224" calcext:value-type="float">
            <text:p>8224</text:p>
          </table:table-cell>
          <table:table-cell table:formula="of:=[.B107]-[.$B$2]" office:value-type="float" office:value="35.1312620639801" calcext:value-type="float">
            <text:p>35.131262064</text:p>
          </table:table-cell>
          <table:table-cell table:formula="of:=[.C107]/([.D107]-[.D106])" office:value-type="float" office:value="84868.9248938337" calcext:value-type="float">
            <text:p>84868.9248938337</text:p>
          </table:table-cell>
          <table:table-cell/>
          <table:table-cell office:value-type="float" office:value="1443135652.8325" calcext:value-type="float">
            <text:p>1443135652.8325</text:p>
          </table:table-cell>
          <table:table-cell table:formula="of:=[.G107]-[.$B$2]" office:value-type="float" office:value="46.0691692829132" calcext:value-type="float">
            <text:p>46.0691692829</text:p>
          </table:table-cell>
          <table:table-cell table:formula="of:=[.C107]/([.H107]-[.H106])" office:value-type="float" office:value="93670.9593478273" calcext:value-type="float">
            <text:p>93670.9593478273</text:p>
          </table:table-cell>
          <table:table-cell table:formula="of:=[.G107]-[.$B107]" office:value-type="float" office:value="10.9379072189331" calcext:value-type="float">
            <text:p>10.937907218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35641.99148" calcext:value-type="float">
            <text:p>1443135641.99148</text:p>
          </table:table-cell>
          <table:table-cell office:value-type="float" office:value="8224" calcext:value-type="float">
            <text:p>8224</text:p>
          </table:table-cell>
          <table:table-cell table:formula="of:=[.B108]-[.$B$2]" office:value-type="float" office:value="35.2281448841095" calcext:value-type="float">
            <text:p>35.2281448841</text:p>
          </table:table-cell>
          <table:table-cell table:formula="of:=[.C108]/([.D108]-[.D107])" office:value-type="float" office:value="84886.0508913367" calcext:value-type="float">
            <text:p>84886.0508913367</text:p>
          </table:table-cell>
          <table:table-cell/>
          <table:table-cell office:value-type="float" office:value="1443135652.92037" calcext:value-type="float">
            <text:p>1443135652.92037</text:p>
          </table:table-cell>
          <table:table-cell table:formula="of:=[.G108]-[.$B$2]" office:value-type="float" office:value="46.1570398807526" calcext:value-type="float">
            <text:p>46.1570398808</text:p>
          </table:table-cell>
          <table:table-cell table:formula="of:=[.C108]/([.H108]-[.H107])" office:value-type="float" office:value="93592.1707854437" calcext:value-type="float">
            <text:p>93592.1707854437</text:p>
          </table:table-cell>
          <table:table-cell table:formula="of:=[.G108]-[.$B108]" office:value-type="float" office:value="10.9288949966431" calcext:value-type="float">
            <text:p>10.928894996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35642.07349" calcext:value-type="float">
            <text:p>1443135642.07349</text:p>
          </table:table-cell>
          <table:table-cell office:value-type="float" office:value="8224" calcext:value-type="float">
            <text:p>8224</text:p>
          </table:table-cell>
          <table:table-cell table:formula="of:=[.B109]-[.$B$2]" office:value-type="float" office:value="35.310154914856" calcext:value-type="float">
            <text:p>35.3101549149</text:p>
          </table:table-cell>
          <table:table-cell table:formula="of:=[.C109]/([.D109]-[.D108])" office:value-type="float" office:value="100280.416006977" calcext:value-type="float">
            <text:p>100280.416006977</text:p>
          </table:table-cell>
          <table:table-cell/>
          <table:table-cell office:value-type="float" office:value="1443135653.00816" calcext:value-type="float">
            <text:p>1443135653.00816</text:p>
          </table:table-cell>
          <table:table-cell table:formula="of:=[.G109]-[.$B$2]" office:value-type="float" office:value="46.2448270320892" calcext:value-type="float">
            <text:p>46.2448270321</text:p>
          </table:table-cell>
          <table:table-cell table:formula="of:=[.C109]/([.H109]-[.H108])" office:value-type="float" office:value="93681.1352775349" calcext:value-type="float">
            <text:p>93681.1352775349</text:p>
          </table:table-cell>
          <table:table-cell table:formula="of:=[.G109]-[.$B109]" office:value-type="float" office:value="10.9346721172333" calcext:value-type="float">
            <text:p>10.934672117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35642.15395" calcext:value-type="float">
            <text:p>1443135642.15395</text:p>
          </table:table-cell>
          <table:table-cell office:value-type="float" office:value="8224" calcext:value-type="float">
            <text:p>8224</text:p>
          </table:table-cell>
          <table:table-cell table:formula="of:=[.B110]-[.$B$2]" office:value-type="float" office:value="35.3906188011169" calcext:value-type="float">
            <text:p>35.3906188011</text:p>
          </table:table-cell>
          <table:table-cell table:formula="of:=[.C110]/([.D110]-[.D109])" office:value-type="float" office:value="102207.342724229" calcext:value-type="float">
            <text:p>102207.342724229</text:p>
          </table:table-cell>
          <table:table-cell/>
          <table:table-cell office:value-type="float" office:value="1443135653.05126" calcext:value-type="float">
            <text:p>1443135653.05126</text:p>
          </table:table-cell>
          <table:table-cell table:formula="of:=[.G110]-[.$B$2]" office:value-type="float" office:value="46.2879276275635" calcext:value-type="float">
            <text:p>46.2879276276</text:p>
          </table:table-cell>
          <table:table-cell table:formula="of:=[.C110]/([.H110]-[.H109])" office:value-type="float" office:value="190809.428721574" calcext:value-type="float">
            <text:p>190809.428721574</text:p>
          </table:table-cell>
          <table:table-cell table:formula="of:=[.G110]-[.$B110]" office:value-type="float" office:value="10.8973088264465" calcext:value-type="float">
            <text:p>10.897308826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35642.23442" calcext:value-type="float">
            <text:p>1443135642.23442</text:p>
          </table:table-cell>
          <table:table-cell office:value-type="float" office:value="8224" calcext:value-type="float">
            <text:p>8224</text:p>
          </table:table-cell>
          <table:table-cell table:formula="of:=[.B111]-[.$B$2]" office:value-type="float" office:value="35.4710891246796" calcext:value-type="float">
            <text:p>35.4710891247</text:p>
          </table:table-cell>
          <table:table-cell table:formula="of:=[.C111]/([.D111]-[.D110])" office:value-type="float" office:value="102199.166548648" calcext:value-type="float">
            <text:p>102199.166548648</text:p>
          </table:table-cell>
          <table:table-cell/>
          <table:table-cell office:value-type="float" office:value="1443135653.13377" calcext:value-type="float">
            <text:p>1443135653.13377</text:p>
          </table:table-cell>
          <table:table-cell table:formula="of:=[.G111]-[.$B$2]" office:value-type="float" office:value="46.3704359531403" calcext:value-type="float">
            <text:p>46.3704359531</text:p>
          </table:table-cell>
          <table:table-cell table:formula="of:=[.C111]/([.H111]-[.H110])" office:value-type="float" office:value="99674.7896955774" calcext:value-type="float">
            <text:p>99674.7896955774</text:p>
          </table:table-cell>
          <table:table-cell table:formula="of:=[.G111]-[.$B111]" office:value-type="float" office:value="10.8993468284607" calcext:value-type="float">
            <text:p>10.899346828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35642.31487" calcext:value-type="float">
            <text:p>1443135642.31487</text:p>
          </table:table-cell>
          <table:table-cell office:value-type="float" office:value="8224" calcext:value-type="float">
            <text:p>8224</text:p>
          </table:table-cell>
          <table:table-cell table:formula="of:=[.B112]-[.$B$2]" office:value-type="float" office:value="35.5515358448029" calcext:value-type="float">
            <text:p>35.5515358448</text:p>
          </table:table-cell>
          <table:table-cell table:formula="of:=[.C112]/([.D112]-[.D111])" office:value-type="float" office:value="102229.152256252" calcext:value-type="float">
            <text:p>102229.152256252</text:p>
          </table:table-cell>
          <table:table-cell/>
          <table:table-cell office:value-type="float" office:value="1443135653.21632" calcext:value-type="float">
            <text:p>1443135653.21632</text:p>
          </table:table-cell>
          <table:table-cell table:formula="of:=[.G112]-[.$B$2]" office:value-type="float" office:value="46.4529860019684" calcext:value-type="float">
            <text:p>46.452986002</text:p>
          </table:table-cell>
          <table:table-cell table:formula="of:=[.C112]/([.H112]-[.H111])" office:value-type="float" office:value="99624.411090573" calcext:value-type="float">
            <text:p>99624.411090573</text:p>
          </table:table-cell>
          <table:table-cell table:formula="of:=[.G112]-[.$B112]" office:value-type="float" office:value="10.9014501571655" calcext:value-type="float">
            <text:p>10.901450157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35642.39532" calcext:value-type="float">
            <text:p>1443135642.39532</text:p>
          </table:table-cell>
          <table:table-cell office:value-type="float" office:value="8224" calcext:value-type="float">
            <text:p>8224</text:p>
          </table:table-cell>
          <table:table-cell table:formula="of:=[.B113]-[.$B$2]" office:value-type="float" office:value="35.6319842338562" calcext:value-type="float">
            <text:p>35.6319842339</text:p>
          </table:table-cell>
          <table:table-cell table:formula="of:=[.C113]/([.D113]-[.D112])" office:value-type="float" office:value="102227.031476624" calcext:value-type="float">
            <text:p>102227.031476624</text:p>
          </table:table-cell>
          <table:table-cell/>
          <table:table-cell office:value-type="float" office:value="1443135653.29889" calcext:value-type="float">
            <text:p>1443135653.29889</text:p>
          </table:table-cell>
          <table:table-cell table:formula="of:=[.G113]-[.$B$2]" office:value-type="float" office:value="46.5355610847473" calcext:value-type="float">
            <text:p>46.5355610847</text:p>
          </table:table-cell>
          <table:table-cell table:formula="of:=[.C113]/([.H113]-[.H112])" office:value-type="float" office:value="99594.2083644921" calcext:value-type="float">
            <text:p>99594.2083644921</text:p>
          </table:table-cell>
          <table:table-cell table:formula="of:=[.G113]-[.$B113]" office:value-type="float" office:value="10.9035768508911" calcext:value-type="float">
            <text:p>10.903576850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35642.47577" calcext:value-type="float">
            <text:p>1443135642.47577</text:p>
          </table:table-cell>
          <table:table-cell office:value-type="float" office:value="8224" calcext:value-type="float">
            <text:p>8224</text:p>
          </table:table-cell>
          <table:table-cell table:formula="of:=[.B114]-[.$B$2]" office:value-type="float" office:value="35.7124342918396" calcext:value-type="float">
            <text:p>35.7124342918</text:p>
          </table:table-cell>
          <table:table-cell table:formula="of:=[.C114]/([.D114]-[.D113])" office:value-type="float" office:value="102224.910784988" calcext:value-type="float">
            <text:p>102224.910784988</text:p>
          </table:table-cell>
          <table:table-cell/>
          <table:table-cell office:value-type="float" office:value="1443135653.38141" calcext:value-type="float">
            <text:p>1443135653.38141</text:p>
          </table:table-cell>
          <table:table-cell table:formula="of:=[.G114]-[.$B$2]" office:value-type="float" office:value="46.6180777549744" calcext:value-type="float">
            <text:p>46.618077755</text:p>
          </table:table-cell>
          <table:table-cell table:formula="of:=[.C114]/([.H114]-[.H113])" office:value-type="float" office:value="99664.7098988732" calcext:value-type="float">
            <text:p>99664.7098988732</text:p>
          </table:table-cell>
          <table:table-cell table:formula="of:=[.G114]-[.$B114]" office:value-type="float" office:value="10.9056434631348" calcext:value-type="float">
            <text:p>10.905643463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35642.55622" calcext:value-type="float">
            <text:p>1443135642.55622</text:p>
          </table:table-cell>
          <table:table-cell office:value-type="float" office:value="8224" calcext:value-type="float">
            <text:p>8224</text:p>
          </table:table-cell>
          <table:table-cell table:formula="of:=[.B115]-[.$B$2]" office:value-type="float" office:value="35.7928891181946" calcext:value-type="float">
            <text:p>35.7928891182</text:p>
          </table:table-cell>
          <table:table-cell table:formula="of:=[.C115]/([.D115]-[.D114])" office:value-type="float" office:value="102218.852150824" calcext:value-type="float">
            <text:p>102218.852150824</text:p>
          </table:table-cell>
          <table:table-cell/>
          <table:table-cell office:value-type="float" office:value="1443135653.46395" calcext:value-type="float">
            <text:p>1443135653.46395</text:p>
          </table:table-cell>
          <table:table-cell table:formula="of:=[.G115]-[.$B$2]" office:value-type="float" office:value="46.7006144523621" calcext:value-type="float">
            <text:p>46.7006144524</text:p>
          </table:table-cell>
          <table:table-cell table:formula="of:=[.C115]/([.H115]-[.H114])" office:value-type="float" office:value="99640.5267025628" calcext:value-type="float">
            <text:p>99640.5267025628</text:p>
          </table:table-cell>
          <table:table-cell table:formula="of:=[.G115]-[.$B115]" office:value-type="float" office:value="10.9077253341675" calcext:value-type="float">
            <text:p>10.907725334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35642.63667" calcext:value-type="float">
            <text:p>1443135642.63667</text:p>
          </table:table-cell>
          <table:table-cell office:value-type="float" office:value="8224" calcext:value-type="float">
            <text:p>8224</text:p>
          </table:table-cell>
          <table:table-cell table:formula="of:=[.B116]-[.$B$2]" office:value-type="float" office:value="35.8733417987823" calcext:value-type="float">
            <text:p>35.8733417988</text:p>
          </table:table-cell>
          <table:table-cell table:formula="of:=[.C116]/([.D116]-[.D115])" office:value-type="float" office:value="102221.578447323" calcext:value-type="float">
            <text:p>102221.578447323</text:p>
          </table:table-cell>
          <table:table-cell/>
          <table:table-cell office:value-type="float" office:value="1443135653.54651" calcext:value-type="float">
            <text:p>1443135653.54651</text:p>
          </table:table-cell>
          <table:table-cell table:formula="of:=[.G116]-[.$B$2]" office:value-type="float" office:value="46.7831823825836" calcext:value-type="float">
            <text:p>46.7831823826</text:p>
          </table:table-cell>
          <table:table-cell table:formula="of:=[.C116]/([.H116]-[.H115])" office:value-type="float" office:value="99602.8358459784" calcext:value-type="float">
            <text:p>99602.8358459784</text:p>
          </table:table-cell>
          <table:table-cell table:formula="of:=[.G116]-[.$B116]" office:value-type="float" office:value="10.9098405838013" calcext:value-type="float">
            <text:p>10.909840583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35642.71712" calcext:value-type="float">
            <text:p>1443135642.71712</text:p>
          </table:table-cell>
          <table:table-cell office:value-type="float" office:value="8224" calcext:value-type="float">
            <text:p>8224</text:p>
          </table:table-cell>
          <table:table-cell table:formula="of:=[.B117]-[.$B$2]" office:value-type="float" office:value="35.9537873268127" calcext:value-type="float">
            <text:p>35.9537873268</text:p>
          </table:table-cell>
          <table:table-cell table:formula="of:=[.C117]/([.D117]-[.D116])" office:value-type="float" office:value="102230.667152718" calcext:value-type="float">
            <text:p>102230.667152718</text:p>
          </table:table-cell>
          <table:table-cell/>
          <table:table-cell office:value-type="float" office:value="1443135653.62903" calcext:value-type="float">
            <text:p>1443135653.62903</text:p>
          </table:table-cell>
          <table:table-cell table:formula="of:=[.G117]-[.$B$2]" office:value-type="float" office:value="46.8657004833221" calcext:value-type="float">
            <text:p>46.8657004833</text:p>
          </table:table-cell>
          <table:table-cell table:formula="of:=[.C117]/([.H117]-[.H116])" office:value-type="float" office:value="99662.98213842" calcext:value-type="float">
            <text:p>99662.98213842</text:p>
          </table:table-cell>
          <table:table-cell table:formula="of:=[.G117]-[.$B117]" office:value-type="float" office:value="10.9119131565094" calcext:value-type="float">
            <text:p>10.911913156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35642.79757" calcext:value-type="float">
            <text:p>1443135642.79757</text:p>
          </table:table-cell>
          <table:table-cell office:value-type="float" office:value="8224" calcext:value-type="float">
            <text:p>8224</text:p>
          </table:table-cell>
          <table:table-cell table:formula="of:=[.B118]-[.$B$2]" office:value-type="float" office:value="36.034234046936" calcext:value-type="float">
            <text:p>36.0342340469</text:p>
          </table:table-cell>
          <table:table-cell table:formula="of:=[.C118]/([.D118]-[.D117])" office:value-type="float" office:value="102229.152256252" calcext:value-type="float">
            <text:p>102229.152256252</text:p>
          </table:table-cell>
          <table:table-cell/>
          <table:table-cell office:value-type="float" office:value="1443135653.71156" calcext:value-type="float">
            <text:p>1443135653.71156</text:p>
          </table:table-cell>
          <table:table-cell table:formula="of:=[.G118]-[.$B$2]" office:value-type="float" office:value="46.9482283592224" calcext:value-type="float">
            <text:p>46.9482283592</text:p>
          </table:table-cell>
          <table:table-cell table:formula="of:=[.C118]/([.H118]-[.H117])" office:value-type="float" office:value="99651.177378397" calcext:value-type="float">
            <text:p>99651.177378397</text:p>
          </table:table-cell>
          <table:table-cell table:formula="of:=[.G118]-[.$B118]" office:value-type="float" office:value="10.9139943122864" calcext:value-type="float">
            <text:p>10.913994312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35642.87798" calcext:value-type="float">
            <text:p>1443135642.87798</text:p>
          </table:table-cell>
          <table:table-cell office:value-type="float" office:value="8224" calcext:value-type="float">
            <text:p>8224</text:p>
          </table:table-cell>
          <table:table-cell table:formula="of:=[.B119]-[.$B$2]" office:value-type="float" office:value="36.1146459579468" calcext:value-type="float">
            <text:p>36.1146459579</text:p>
          </table:table-cell>
          <table:table-cell table:formula="of:=[.C119]/([.D119]-[.D118])" office:value-type="float" office:value="102273.405725942" calcext:value-type="float">
            <text:p>102273.405725942</text:p>
          </table:table-cell>
          <table:table-cell/>
          <table:table-cell office:value-type="float" office:value="1443135653.79408" calcext:value-type="float">
            <text:p>1443135653.79408</text:p>
          </table:table-cell>
          <table:table-cell table:formula="of:=[.G119]-[.$B$2]" office:value-type="float" office:value="47.0307495594025" calcext:value-type="float">
            <text:p>47.0307495594</text:p>
          </table:table-cell>
          <table:table-cell table:formula="of:=[.C119]/([.H119]-[.H118])" office:value-type="float" office:value="99659.2388629344" calcext:value-type="float">
            <text:p>99659.2388629344</text:p>
          </table:table-cell>
          <table:table-cell table:formula="of:=[.G119]-[.$B119]" office:value-type="float" office:value="10.9161036014557" calcext:value-type="float">
            <text:p>10.916103601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35642.95843" calcext:value-type="float">
            <text:p>1443135642.95843</text:p>
          </table:table-cell>
          <table:table-cell office:value-type="float" office:value="8224" calcext:value-type="float">
            <text:p>8224</text:p>
          </table:table-cell>
          <table:table-cell table:formula="of:=[.B120]-[.$B$2]" office:value-type="float" office:value="36.1951017379761" calcext:value-type="float">
            <text:p>36.195101738</text:p>
          </table:table-cell>
          <table:table-cell table:formula="of:=[.C120]/([.D120]-[.D119])" office:value-type="float" office:value="102217.64051017" calcext:value-type="float">
            <text:p>102217.64051017</text:p>
          </table:table-cell>
          <table:table-cell/>
          <table:table-cell office:value-type="float" office:value="1443135653.87661" calcext:value-type="float">
            <text:p>1443135653.87661</text:p>
          </table:table-cell>
          <table:table-cell table:formula="of:=[.G120]-[.$B$2]" office:value-type="float" office:value="47.1132826805115" calcext:value-type="float">
            <text:p>47.1132826805</text:p>
          </table:table-cell>
          <table:table-cell table:formula="of:=[.C120]/([.H120]-[.H119])" office:value-type="float" office:value="99644.8442697064" calcext:value-type="float">
            <text:p>99644.8442697064</text:p>
          </table:table-cell>
          <table:table-cell table:formula="of:=[.G120]-[.$B120]" office:value-type="float" office:value="10.9181809425354" calcext:value-type="float">
            <text:p>10.918180942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35643.03982" calcext:value-type="float">
            <text:p>1443135643.03982</text:p>
          </table:table-cell>
          <table:table-cell office:value-type="float" office:value="8224" calcext:value-type="float">
            <text:p>8224</text:p>
          </table:table-cell>
          <table:table-cell table:formula="of:=[.B121]-[.$B$2]" office:value-type="float" office:value="36.276492357254" calcext:value-type="float">
            <text:p>36.2764923573</text:p>
          </table:table-cell>
          <table:table-cell table:formula="of:=[.C121]/([.D121]-[.D120])" office:value-type="float" office:value="101043.58552568" calcext:value-type="float">
            <text:p>101043.58552568</text:p>
          </table:table-cell>
          <table:table-cell/>
          <table:table-cell office:value-type="float" office:value="1443135653.95913" calcext:value-type="float">
            <text:p>1443135653.95913</text:p>
          </table:table-cell>
          <table:table-cell table:formula="of:=[.G121]-[.$B$2]" office:value-type="float" office:value="47.1958031654358" calcext:value-type="float">
            <text:p>47.1958031654</text:p>
          </table:table-cell>
          <table:table-cell table:formula="of:=[.C121]/([.H121]-[.H120])" office:value-type="float" office:value="99660.1026707809" calcext:value-type="float">
            <text:p>99660.1026707809</text:p>
          </table:table-cell>
          <table:table-cell table:formula="of:=[.G121]-[.$B121]" office:value-type="float" office:value="10.9193108081818" calcext:value-type="float">
            <text:p>10.919310808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35643.1222" calcext:value-type="float">
            <text:p>1443135643.1222</text:p>
          </table:table-cell>
          <table:table-cell office:value-type="float" office:value="8224" calcext:value-type="float">
            <text:p>8224</text:p>
          </table:table-cell>
          <table:table-cell table:formula="of:=[.B122]-[.$B$2]" office:value-type="float" office:value="36.3588690757751" calcext:value-type="float">
            <text:p>36.3588690758</text:p>
          </table:table-cell>
          <table:table-cell table:formula="of:=[.C122]/([.D122]-[.D121])" office:value-type="float" office:value="99834.0325718569" calcext:value-type="float">
            <text:p>99834.0325718569</text:p>
          </table:table-cell>
          <table:table-cell/>
          <table:table-cell office:value-type="float" office:value="1443135654.04177" calcext:value-type="float">
            <text:p>1443135654.04177</text:p>
          </table:table-cell>
          <table:table-cell table:formula="of:=[.G122]-[.$B$2]" office:value-type="float" office:value="47.2784383296967" calcext:value-type="float">
            <text:p>47.2784383297</text:p>
          </table:table-cell>
          <table:table-cell table:formula="of:=[.C122]/([.H122]-[.H121])" office:value-type="float" office:value="99521.7964841011" calcext:value-type="float">
            <text:p>99521.7964841011</text:p>
          </table:table-cell>
          <table:table-cell table:formula="of:=[.G122]-[.$B122]" office:value-type="float" office:value="10.9195692539215" calcext:value-type="float">
            <text:p>10.919569253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35643.2046" calcext:value-type="float">
            <text:p>1443135643.2046</text:p>
          </table:table-cell>
          <table:table-cell office:value-type="float" office:value="8224" calcext:value-type="float">
            <text:p>8224</text:p>
          </table:table-cell>
          <table:table-cell table:formula="of:=[.B123]-[.$B$2]" office:value-type="float" office:value="36.4412667751312" calcext:value-type="float">
            <text:p>36.4412667751</text:p>
          </table:table-cell>
          <table:table-cell table:formula="of:=[.C123]/([.D123]-[.D122])" office:value-type="float" office:value="99808.6119426738" calcext:value-type="float">
            <text:p>99808.6119426738</text:p>
          </table:table-cell>
          <table:table-cell/>
          <table:table-cell office:value-type="float" office:value="1443135654.08969" calcext:value-type="float">
            <text:p>1443135654.08969</text:p>
          </table:table-cell>
          <table:table-cell table:formula="of:=[.G123]-[.$B$2]" office:value-type="float" office:value="47.3263590335846" calcext:value-type="float">
            <text:p>47.3263590336</text:p>
          </table:table-cell>
          <table:table-cell table:formula="of:=[.C123]/([.H123]-[.H122])" office:value-type="float" office:value="171616.844761535" calcext:value-type="float">
            <text:p>171616.844761535</text:p>
          </table:table-cell>
          <table:table-cell table:formula="of:=[.G123]-[.$B123]" office:value-type="float" office:value="10.8850922584534" calcext:value-type="float">
            <text:p>10.885092258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35643.28697" calcext:value-type="float">
            <text:p>1443135643.28697</text:p>
          </table:table-cell>
          <table:table-cell office:value-type="float" office:value="8224" calcext:value-type="float">
            <text:p>8224</text:p>
          </table:table-cell>
          <table:table-cell table:formula="of:=[.B124]-[.$B$2]" office:value-type="float" office:value="36.5236418247223" calcext:value-type="float">
            <text:p>36.5236418247</text:p>
          </table:table-cell>
          <table:table-cell table:formula="of:=[.C124]/([.D124]-[.D123])" office:value-type="float" office:value="99836.0552233536" calcext:value-type="float">
            <text:p>99836.0552233536</text:p>
          </table:table-cell>
          <table:table-cell/>
          <table:table-cell office:value-type="float" office:value="1443135654.18142" calcext:value-type="float">
            <text:p>1443135654.18142</text:p>
          </table:table-cell>
          <table:table-cell table:formula="of:=[.G124]-[.$B$2]" office:value-type="float" office:value="47.4180927276611" calcext:value-type="float">
            <text:p>47.4180927277</text:p>
          </table:table-cell>
          <table:table-cell table:formula="of:=[.C124]/([.H124]-[.H123])" office:value-type="float" office:value="89650.8102370575" calcext:value-type="float">
            <text:p>89650.8102370575</text:p>
          </table:table-cell>
          <table:table-cell table:formula="of:=[.G124]-[.$B124]" office:value-type="float" office:value="10.8944509029388" calcext:value-type="float">
            <text:p>10.894450902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35643.36935" calcext:value-type="float">
            <text:p>1443135643.36935</text:p>
          </table:table-cell>
          <table:table-cell office:value-type="float" office:value="8224" calcext:value-type="float">
            <text:p>8224</text:p>
          </table:table-cell>
          <table:table-cell table:formula="of:=[.B125]-[.$B$2]" office:value-type="float" office:value="36.6060173511505" calcext:value-type="float">
            <text:p>36.6060173512</text:p>
          </table:table-cell>
          <table:table-cell table:formula="of:=[.C125]/([.D125]-[.D124])" office:value-type="float" office:value="99835.4773145629" calcext:value-type="float">
            <text:p>99835.4773145629</text:p>
          </table:table-cell>
          <table:table-cell/>
          <table:table-cell office:value-type="float" office:value="1443135654.27314" calcext:value-type="float">
            <text:p>1443135654.27314</text:p>
          </table:table-cell>
          <table:table-cell table:formula="of:=[.G125]-[.$B$2]" office:value-type="float" office:value="47.5098090171814" calcext:value-type="float">
            <text:p>47.5098090172</text:p>
          </table:table-cell>
          <table:table-cell table:formula="of:=[.C125]/([.H125]-[.H124])" office:value-type="float" office:value="89667.8228373271" calcext:value-type="float">
            <text:p>89667.8228373271</text:p>
          </table:table-cell>
          <table:table-cell table:formula="of:=[.G125]-[.$B125]" office:value-type="float" office:value="10.9037916660309" calcext:value-type="float">
            <text:p>10.90379166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35643.45172" calcext:value-type="float">
            <text:p>1443135643.45172</text:p>
          </table:table-cell>
          <table:table-cell office:value-type="float" office:value="8224" calcext:value-type="float">
            <text:p>8224</text:p>
          </table:table-cell>
          <table:table-cell table:formula="of:=[.B126]-[.$B$2]" office:value-type="float" office:value="36.6883883476257" calcext:value-type="float">
            <text:p>36.6883883476</text:p>
          </table:table-cell>
          <table:table-cell table:formula="of:=[.C126]/([.D126]-[.D125])" office:value-type="float" office:value="99840.9677182197" calcext:value-type="float">
            <text:p>99840.9677182197</text:p>
          </table:table-cell>
          <table:table-cell/>
          <table:table-cell office:value-type="float" office:value="1443135654.36481" calcext:value-type="float">
            <text:p>1443135654.36481</text:p>
          </table:table-cell>
          <table:table-cell table:formula="of:=[.G126]-[.$B$2]" office:value-type="float" office:value="47.6014776229858" calcext:value-type="float">
            <text:p>47.601477623</text:p>
          </table:table-cell>
          <table:table-cell table:formula="of:=[.C126]/([.H126]-[.H125])" office:value-type="float" office:value="89714.4657958937" calcext:value-type="float">
            <text:p>89714.4657958937</text:p>
          </table:table-cell>
          <table:table-cell table:formula="of:=[.G126]-[.$B126]" office:value-type="float" office:value="10.9130892753601" calcext:value-type="float">
            <text:p>10.913089275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35643.53409" calcext:value-type="float">
            <text:p>1443135643.53409</text:p>
          </table:table-cell>
          <table:table-cell office:value-type="float" office:value="8224" calcext:value-type="float">
            <text:p>8224</text:p>
          </table:table-cell>
          <table:table-cell table:formula="of:=[.B127]-[.$B$2]" office:value-type="float" office:value="36.7707598209381" calcext:value-type="float">
            <text:p>36.7707598209</text:p>
          </table:table-cell>
          <table:table-cell table:formula="of:=[.C127]/([.D127]-[.D126])" office:value-type="float" office:value="99840.3897525551" calcext:value-type="float">
            <text:p>99840.3897525551</text:p>
          </table:table-cell>
          <table:table-cell/>
          <table:table-cell office:value-type="float" office:value="1443135654.45652" calcext:value-type="float">
            <text:p>1443135654.45652</text:p>
          </table:table-cell>
          <table:table-cell table:formula="of:=[.G127]-[.$B$2]" office:value-type="float" office:value="47.6931929588318" calcext:value-type="float">
            <text:p>47.6931929588</text:p>
          </table:table-cell>
          <table:table-cell table:formula="of:=[.C127]/([.H127]-[.H126])" office:value-type="float" office:value="89668.7552211957" calcext:value-type="float">
            <text:p>89668.7552211957</text:p>
          </table:table-cell>
          <table:table-cell table:formula="of:=[.G127]-[.$B127]" office:value-type="float" office:value="10.9224331378937" calcext:value-type="float">
            <text:p>10.9224331379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35643.61649" calcext:value-type="float">
            <text:p>1443135643.61649</text:p>
          </table:table-cell>
          <table:table-cell office:value-type="float" office:value="8224" calcext:value-type="float">
            <text:p>8224</text:p>
          </table:table-cell>
          <table:table-cell table:formula="of:=[.B128]-[.$B$2]" office:value-type="float" office:value="36.8531606197357" calcext:value-type="float">
            <text:p>36.8531606197</text:p>
          </table:table-cell>
          <table:table-cell table:formula="of:=[.C128]/([.D128]-[.D127])" office:value-type="float" office:value="99804.857719884" calcext:value-type="float">
            <text:p>99804.857719884</text:p>
          </table:table-cell>
          <table:table-cell/>
          <table:table-cell office:value-type="float" office:value="1443135654.54824" calcext:value-type="float">
            <text:p>1443135654.54824</text:p>
          </table:table-cell>
          <table:table-cell table:formula="of:=[.G128]-[.$B$2]" office:value-type="float" office:value="47.7849049568176" calcext:value-type="float">
            <text:p>47.7849049568</text:p>
          </table:table-cell>
          <table:table-cell table:formula="of:=[.C128]/([.H128]-[.H127])" office:value-type="float" office:value="89672.0187174395" calcext:value-type="float">
            <text:p>89672.0187174395</text:p>
          </table:table-cell>
          <table:table-cell table:formula="of:=[.G128]-[.$B128]" office:value-type="float" office:value="10.9317443370819" calcext:value-type="float">
            <text:p>10.931744337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35643.69886" calcext:value-type="float">
            <text:p>1443135643.69886</text:p>
          </table:table-cell>
          <table:table-cell office:value-type="float" office:value="8224" calcext:value-type="float">
            <text:p>8224</text:p>
          </table:table-cell>
          <table:table-cell table:formula="of:=[.B129]-[.$B$2]" office:value-type="float" office:value="36.9355313777924" calcext:value-type="float">
            <text:p>36.9355313778</text:p>
          </table:table-cell>
          <table:table-cell table:formula="of:=[.C129]/([.D129]-[.D128])" office:value-type="float" office:value="99841.2567035613" calcext:value-type="float">
            <text:p>99841.2567035613</text:p>
          </table:table-cell>
          <table:table-cell/>
          <table:table-cell office:value-type="float" office:value="1443135654.63997" calcext:value-type="float">
            <text:p>1443135654.63997</text:p>
          </table:table-cell>
          <table:table-cell table:formula="of:=[.G129]-[.$B$2]" office:value-type="float" office:value="47.8766376972199" calcext:value-type="float">
            <text:p>47.8766376972</text:p>
          </table:table-cell>
          <table:table-cell table:formula="of:=[.C129]/([.H129]-[.H128])" office:value-type="float" office:value="89651.742267157" calcext:value-type="float">
            <text:p>89651.742267157</text:p>
          </table:table-cell>
          <table:table-cell table:formula="of:=[.G129]-[.$B129]" office:value-type="float" office:value="10.9411063194275" calcext:value-type="float">
            <text:p>10.941106319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35643.78124" calcext:value-type="float">
            <text:p>1443135643.78124</text:p>
          </table:table-cell>
          <table:table-cell office:value-type="float" office:value="8224" calcext:value-type="float">
            <text:p>8224</text:p>
          </table:table-cell>
          <table:table-cell table:formula="of:=[.B130]-[.$B$2]" office:value-type="float" office:value="37.0179123878479" calcext:value-type="float">
            <text:p>37.0179123878</text:p>
          </table:table-cell>
          <table:table-cell table:formula="of:=[.C130]/([.D130]-[.D129])" office:value-type="float" office:value="99828.8318443208" calcext:value-type="float">
            <text:p>99828.8318443208</text:p>
          </table:table-cell>
          <table:table-cell/>
          <table:table-cell office:value-type="float" office:value="1443135654.73165" calcext:value-type="float">
            <text:p>1443135654.73165</text:p>
          </table:table-cell>
          <table:table-cell table:formula="of:=[.G130]-[.$B$2]" office:value-type="float" office:value="47.9683148860931" calcext:value-type="float">
            <text:p>47.9683148861</text:p>
          </table:table-cell>
          <table:table-cell table:formula="of:=[.C130]/([.H130]-[.H129])" office:value-type="float" office:value="89706.066482542" calcext:value-type="float">
            <text:p>89706.066482542</text:p>
          </table:table-cell>
          <table:table-cell table:formula="of:=[.G130]-[.$B130]" office:value-type="float" office:value="10.9504024982452" calcext:value-type="float">
            <text:p>10.950402498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35643.86362" calcext:value-type="float">
            <text:p>1443135643.86362</text:p>
          </table:table-cell>
          <table:table-cell office:value-type="float" office:value="8224" calcext:value-type="float">
            <text:p>8224</text:p>
          </table:table-cell>
          <table:table-cell table:formula="of:=[.B131]-[.$B$2]" office:value-type="float" office:value="37.1002862453461" calcext:value-type="float">
            <text:p>37.1002862453</text:p>
          </table:table-cell>
          <table:table-cell table:formula="of:=[.C131]/([.D131]-[.D130])" office:value-type="float" office:value="99837.5000246019" calcext:value-type="float">
            <text:p>99837.5000246019</text:p>
          </table:table-cell>
          <table:table-cell/>
          <table:table-cell office:value-type="float" office:value="1443135654.82336" calcext:value-type="float">
            <text:p>1443135654.82336</text:p>
          </table:table-cell>
          <table:table-cell table:formula="of:=[.G131]-[.$B$2]" office:value-type="float" office:value="48.0600295066833" calcext:value-type="float">
            <text:p>48.0600295067</text:p>
          </table:table-cell>
          <table:table-cell table:formula="of:=[.C131]/([.H131]-[.H130])" office:value-type="float" office:value="89669.4545218221" calcext:value-type="float">
            <text:p>89669.4545218221</text:p>
          </table:table-cell>
          <table:table-cell table:formula="of:=[.G131]-[.$B131]" office:value-type="float" office:value="10.9597432613373" calcext:value-type="float">
            <text:p>10.959743261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35643.946" calcext:value-type="float">
            <text:p>1443135643.946</text:p>
          </table:table-cell>
          <table:table-cell office:value-type="float" office:value="8224" calcext:value-type="float">
            <text:p>8224</text:p>
          </table:table-cell>
          <table:table-cell table:formula="of:=[.B132]-[.$B$2]" office:value-type="float" office:value="37.1826660633087" calcext:value-type="float">
            <text:p>37.1826660633</text:p>
          </table:table-cell>
          <table:table-cell table:formula="of:=[.C132]/([.D132]-[.D131])" office:value-type="float" office:value="99830.2764365055" calcext:value-type="float">
            <text:p>99830.2764365055</text:p>
          </table:table-cell>
          <table:table-cell/>
          <table:table-cell office:value-type="float" office:value="1443135654.91511" calcext:value-type="float">
            <text:p>1443135654.91511</text:p>
          </table:table-cell>
          <table:table-cell table:formula="of:=[.G132]-[.$B$2]" office:value-type="float" office:value="48.1517760753632" calcext:value-type="float">
            <text:p>48.1517760754</text:p>
          </table:table-cell>
          <table:table-cell table:formula="of:=[.C132]/([.H132]-[.H131])" office:value-type="float" office:value="89638.2297271662" calcext:value-type="float">
            <text:p>89638.2297271662</text:p>
          </table:table-cell>
          <table:table-cell table:formula="of:=[.G132]-[.$B132]" office:value-type="float" office:value="10.9691100120544" calcext:value-type="float">
            <text:p>10.969110012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35644.02828" calcext:value-type="float">
            <text:p>1443135644.02828</text:p>
          </table:table-cell>
          <table:table-cell office:value-type="float" office:value="8224" calcext:value-type="float">
            <text:p>8224</text:p>
          </table:table-cell>
          <table:table-cell table:formula="of:=[.B133]-[.$B$2]" office:value-type="float" office:value="37.2649512290955" calcext:value-type="float">
            <text:p>37.2649512291</text:p>
          </table:table-cell>
          <table:table-cell table:formula="of:=[.C133]/([.D133]-[.D132])" office:value-type="float" office:value="99945.1106571746" calcext:value-type="float">
            <text:p>99945.1106571746</text:p>
          </table:table-cell>
          <table:table-cell/>
          <table:table-cell office:value-type="float" office:value="1443135655.00681" calcext:value-type="float">
            <text:p>1443135655.00681</text:p>
          </table:table-cell>
          <table:table-cell table:formula="of:=[.G133]-[.$B$2]" office:value-type="float" office:value="48.24347448349" calcext:value-type="float">
            <text:p>48.2434744835</text:p>
          </table:table-cell>
          <table:table-cell table:formula="of:=[.C133]/([.H133]-[.H132])" office:value-type="float" office:value="89685.3082621142" calcext:value-type="float">
            <text:p>89685.3082621142</text:p>
          </table:table-cell>
          <table:table-cell table:formula="of:=[.G133]-[.$B133]" office:value-type="float" office:value="10.9785232543945" calcext:value-type="float">
            <text:p>10.978523254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35644.11025" calcext:value-type="float">
            <text:p>1443135644.11025</text:p>
          </table:table-cell>
          <table:table-cell office:value-type="float" office:value="8224" calcext:value-type="float">
            <text:p>8224</text:p>
          </table:table-cell>
          <table:table-cell table:formula="of:=[.B134]-[.$B$2]" office:value-type="float" office:value="37.3469231128693" calcext:value-type="float">
            <text:p>37.3469231129</text:p>
          </table:table-cell>
          <table:table-cell table:formula="of:=[.C134]/([.D134]-[.D133])" office:value-type="float" office:value="100327.083158094" calcext:value-type="float">
            <text:p>100327.083158094</text:p>
          </table:table-cell>
          <table:table-cell/>
          <table:table-cell office:value-type="float" office:value="1443135655.04599" calcext:value-type="float">
            <text:p>1443135655.04599</text:p>
          </table:table-cell>
          <table:table-cell table:formula="of:=[.G134]-[.$B$2]" office:value-type="float" office:value="48.2826633453369" calcext:value-type="float">
            <text:p>48.2826633453</text:p>
          </table:table-cell>
          <table:table-cell table:formula="of:=[.C134]/([.H134]-[.H133])" office:value-type="float" office:value="209855.545999878" calcext:value-type="float">
            <text:p>209855.545999878</text:p>
          </table:table-cell>
          <table:table-cell table:formula="of:=[.G134]-[.$B134]" office:value-type="float" office:value="10.9357402324677" calcext:value-type="float">
            <text:p>10.935740232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35644.19222" calcext:value-type="float">
            <text:p>1443135644.19222</text:p>
          </table:table-cell>
          <table:table-cell office:value-type="float" office:value="8224" calcext:value-type="float">
            <text:p>8224</text:p>
          </table:table-cell>
          <table:table-cell table:formula="of:=[.B135]-[.$B$2]" office:value-type="float" office:value="37.4288899898529" calcext:value-type="float">
            <text:p>37.4288899899</text:p>
          </table:table-cell>
          <table:table-cell table:formula="of:=[.C135]/([.D135]-[.D134])" office:value-type="float" office:value="100333.211446389" calcext:value-type="float">
            <text:p>100333.211446389</text:p>
          </table:table-cell>
          <table:table-cell/>
          <table:table-cell office:value-type="float" office:value="1443135655.12101" calcext:value-type="float">
            <text:p>1443135655.12101</text:p>
          </table:table-cell>
          <table:table-cell table:formula="of:=[.G135]-[.$B$2]" office:value-type="float" office:value="48.3576834201813" calcext:value-type="float">
            <text:p>48.3576834202</text:p>
          </table:table-cell>
          <table:table-cell table:formula="of:=[.C135]/([.H135]-[.H134])" office:value-type="float" office:value="109623.990872601" calcext:value-type="float">
            <text:p>109623.990872601</text:p>
          </table:table-cell>
          <table:table-cell table:formula="of:=[.G135]-[.$B135]" office:value-type="float" office:value="10.9287934303284" calcext:value-type="float">
            <text:p>10.928793430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35644.2742" calcext:value-type="float">
            <text:p>1443135644.2742</text:p>
          </table:table-cell>
          <table:table-cell office:value-type="float" office:value="8224" calcext:value-type="float">
            <text:p>8224</text:p>
          </table:table-cell>
          <table:table-cell table:formula="of:=[.B136]-[.$B$2]" office:value-type="float" office:value="37.5108735561371" calcext:value-type="float">
            <text:p>37.5108735561</text:p>
          </table:table-cell>
          <table:table-cell table:formula="of:=[.C136]/([.D136]-[.D135])" office:value-type="float" office:value="100312.786729637" calcext:value-type="float">
            <text:p>100312.786729637</text:p>
          </table:table-cell>
          <table:table-cell/>
          <table:table-cell office:value-type="float" office:value="1443135655.19606" calcext:value-type="float">
            <text:p>1443135655.19606</text:p>
          </table:table-cell>
          <table:table-cell table:formula="of:=[.G136]-[.$B$2]" office:value-type="float" office:value="48.4327309131622" calcext:value-type="float">
            <text:p>48.4327309132</text:p>
          </table:table-cell>
          <table:table-cell table:formula="of:=[.C136]/([.H136]-[.H135])" office:value-type="float" office:value="109583.940426722" calcext:value-type="float">
            <text:p>109583.940426722</text:p>
          </table:table-cell>
          <table:table-cell table:formula="of:=[.G136]-[.$B136]" office:value-type="float" office:value="10.9218573570251" calcext:value-type="float">
            <text:p>10.921857357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35644.35616" calcext:value-type="float">
            <text:p>1443135644.35616</text:p>
          </table:table-cell>
          <table:table-cell office:value-type="float" office:value="8224" calcext:value-type="float">
            <text:p>8224</text:p>
          </table:table-cell>
          <table:table-cell table:formula="of:=[.B137]-[.$B$2]" office:value-type="float" office:value="37.5928292274475" calcext:value-type="float">
            <text:p>37.5928292274</text:p>
          </table:table-cell>
          <table:table-cell table:formula="of:=[.C137]/([.D137]-[.D136])" office:value-type="float" office:value="100346.929852479" calcext:value-type="float">
            <text:p>100346.929852479</text:p>
          </table:table-cell>
          <table:table-cell/>
          <table:table-cell office:value-type="float" office:value="1443135655.27107" calcext:value-type="float">
            <text:p>1443135655.27107</text:p>
          </table:table-cell>
          <table:table-cell table:formula="of:=[.G137]-[.$B$2]" office:value-type="float" office:value="48.5077385902405" calcext:value-type="float">
            <text:p>48.5077385902</text:p>
          </table:table-cell>
          <table:table-cell table:formula="of:=[.C137]/([.H137]-[.H136])" office:value-type="float" office:value="109642.110252539" calcext:value-type="float">
            <text:p>109642.110252539</text:p>
          </table:table-cell>
          <table:table-cell table:formula="of:=[.G137]-[.$B137]" office:value-type="float" office:value="10.914909362793" calcext:value-type="float">
            <text:p>10.9149093628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35644.43812" calcext:value-type="float">
            <text:p>1443135644.43812</text:p>
          </table:table-cell>
          <table:table-cell office:value-type="float" office:value="8224" calcext:value-type="float">
            <text:p>8224</text:p>
          </table:table-cell>
          <table:table-cell table:formula="of:=[.B138]-[.$B$2]" office:value-type="float" office:value="37.6747934818268" calcext:value-type="float">
            <text:p>37.6747934818</text:p>
          </table:table-cell>
          <table:table-cell table:formula="of:=[.C138]/([.D138]-[.D137])" office:value-type="float" office:value="100336.421800962" calcext:value-type="float">
            <text:p>100336.421800962</text:p>
          </table:table-cell>
          <table:table-cell/>
          <table:table-cell office:value-type="float" office:value="1443135655.34623" calcext:value-type="float">
            <text:p>1443135655.34623</text:p>
          </table:table-cell>
          <table:table-cell table:formula="of:=[.G138]-[.$B$2]" office:value-type="float" office:value="48.5828943252564" calcext:value-type="float">
            <text:p>48.5828943253</text:p>
          </table:table-cell>
          <table:table-cell table:formula="of:=[.C138]/([.H138]-[.H137])" office:value-type="float" office:value="109426.113632759" calcext:value-type="float">
            <text:p>109426.113632759</text:p>
          </table:table-cell>
          <table:table-cell table:formula="of:=[.G138]-[.$B138]" office:value-type="float" office:value="10.9081008434296" calcext:value-type="float">
            <text:p>10.9081008434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35644.52011" calcext:value-type="float">
            <text:p>1443135644.52011</text:p>
          </table:table-cell>
          <table:table-cell office:value-type="float" office:value="8224" calcext:value-type="float">
            <text:p>8224</text:p>
          </table:table-cell>
          <table:table-cell table:formula="of:=[.B139]-[.$B$2]" office:value-type="float" office:value="37.7567808628082" calcext:value-type="float">
            <text:p>37.7567808628</text:p>
          </table:table-cell>
          <table:table-cell table:formula="of:=[.C139]/([.D139]-[.D138])" office:value-type="float" office:value="100308.119390485" calcext:value-type="float">
            <text:p>100308.119390485</text:p>
          </table:table-cell>
          <table:table-cell/>
          <table:table-cell office:value-type="float" office:value="1443135655.42111" calcext:value-type="float">
            <text:p>1443135655.42111</text:p>
          </table:table-cell>
          <table:table-cell table:formula="of:=[.G139]-[.$B$2]" office:value-type="float" office:value="48.6577751636505" calcext:value-type="float">
            <text:p>48.6577751637</text:p>
          </table:table-cell>
          <table:table-cell table:formula="of:=[.C139]/([.H139]-[.H138])" office:value-type="float" office:value="109827.8301414" calcext:value-type="float">
            <text:p>109827.8301414</text:p>
          </table:table-cell>
          <table:table-cell table:formula="of:=[.G139]-[.$B139]" office:value-type="float" office:value="10.9009943008423" calcext:value-type="float">
            <text:p>10.9009943008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35644.60208" calcext:value-type="float">
            <text:p>1443135644.60208</text:p>
          </table:table-cell>
          <table:table-cell office:value-type="float" office:value="8224" calcext:value-type="float">
            <text:p>8224</text:p>
          </table:table-cell>
          <table:table-cell table:formula="of:=[.B140]-[.$B$2]" office:value-type="float" office:value="37.8387455940247" calcext:value-type="float">
            <text:p>37.838745594</text:p>
          </table:table-cell>
          <table:table-cell table:formula="of:=[.C140]/([.D140]-[.D139])" office:value-type="float" office:value="100335.83808485" calcext:value-type="float">
            <text:p>100335.83808485</text:p>
          </table:table-cell>
          <table:table-cell/>
          <table:table-cell office:value-type="float" office:value="1443135655.49623" calcext:value-type="float">
            <text:p>1443135655.49623</text:p>
          </table:table-cell>
          <table:table-cell table:formula="of:=[.G140]-[.$B$2]" office:value-type="float" office:value="48.7328948974609" calcext:value-type="float">
            <text:p>48.7328948975</text:p>
          </table:table-cell>
          <table:table-cell table:formula="of:=[.C140]/([.H140]-[.H139])" office:value-type="float" office:value="109478.556204078" calcext:value-type="float">
            <text:p>109478.556204078</text:p>
          </table:table-cell>
          <table:table-cell table:formula="of:=[.G140]-[.$B140]" office:value-type="float" office:value="10.8941493034363" calcext:value-type="float">
            <text:p>10.894149303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35644.68407" calcext:value-type="float">
            <text:p>1443135644.68407</text:p>
          </table:table-cell>
          <table:table-cell office:value-type="float" office:value="8224" calcext:value-type="float">
            <text:p>8224</text:p>
          </table:table-cell>
          <table:table-cell table:formula="of:=[.B141]-[.$B$2]" office:value-type="float" office:value="37.9207360744476" calcext:value-type="float">
            <text:p>37.9207360744</text:p>
          </table:table-cell>
          <table:table-cell table:formula="of:=[.C141]/([.D141]-[.D140])" office:value-type="float" office:value="100304.327497216" calcext:value-type="float">
            <text:p>100304.327497216</text:p>
          </table:table-cell>
          <table:table-cell/>
          <table:table-cell office:value-type="float" office:value="1443135655.57128" calcext:value-type="float">
            <text:p>1443135655.57128</text:p>
          </table:table-cell>
          <table:table-cell table:formula="of:=[.G141]-[.$B$2]" office:value-type="float" office:value="48.8079447746277" calcext:value-type="float">
            <text:p>48.8079447746</text:p>
          </table:table-cell>
          <table:table-cell table:formula="of:=[.C141]/([.H141]-[.H140])" office:value-type="float" office:value="109580.459162214" calcext:value-type="float">
            <text:p>109580.459162214</text:p>
          </table:table-cell>
          <table:table-cell table:formula="of:=[.G141]-[.$B141]" office:value-type="float" office:value="10.8872087001801" calcext:value-type="float">
            <text:p>10.887208700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35644.76604" calcext:value-type="float">
            <text:p>1443135644.76604</text:p>
          </table:table-cell>
          <table:table-cell office:value-type="float" office:value="8224" calcext:value-type="float">
            <text:p>8224</text:p>
          </table:table-cell>
          <table:table-cell table:formula="of:=[.B142]-[.$B$2]" office:value-type="float" office:value="38.002711057663" calcext:value-type="float">
            <text:p>38.0027110577</text:p>
          </table:table-cell>
          <table:table-cell table:formula="of:=[.C142]/([.D142]-[.D141])" office:value-type="float" office:value="100323.289830962" calcext:value-type="float">
            <text:p>100323.289830962</text:p>
          </table:table-cell>
          <table:table-cell/>
          <table:table-cell office:value-type="float" office:value="1443135655.64627" calcext:value-type="float">
            <text:p>1443135655.64627</text:p>
          </table:table-cell>
          <table:table-cell table:formula="of:=[.G142]-[.$B$2]" office:value-type="float" office:value="48.8829391002655" calcext:value-type="float">
            <text:p>48.8829391003</text:p>
          </table:table-cell>
          <table:table-cell table:formula="of:=[.C142]/([.H142]-[.H141])" office:value-type="float" office:value="109661.630130759" calcext:value-type="float">
            <text:p>109661.630130759</text:p>
          </table:table-cell>
          <table:table-cell table:formula="of:=[.G142]-[.$B142]" office:value-type="float" office:value="10.8802280426025" calcext:value-type="float">
            <text:p>10.880228042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35644.84802" calcext:value-type="float">
            <text:p>1443135644.84802</text:p>
          </table:table-cell>
          <table:table-cell office:value-type="float" office:value="8224" calcext:value-type="float">
            <text:p>8224</text:p>
          </table:table-cell>
          <table:table-cell table:formula="of:=[.B143]-[.$B$2]" office:value-type="float" office:value="38.0846855640411" calcext:value-type="float">
            <text:p>38.084685564</text:p>
          </table:table-cell>
          <table:table-cell table:formula="of:=[.C143]/([.D143]-[.D142])" office:value-type="float" office:value="100323.873401081" calcext:value-type="float">
            <text:p>100323.873401081</text:p>
          </table:table-cell>
          <table:table-cell/>
          <table:table-cell office:value-type="float" office:value="1443135655.7214" calcext:value-type="float">
            <text:p>1443135655.7214</text:p>
          </table:table-cell>
          <table:table-cell table:formula="of:=[.G143]-[.$B$2]" office:value-type="float" office:value="48.9580736160278" calcext:value-type="float">
            <text:p>48.958073616</text:p>
          </table:table-cell>
          <table:table-cell table:formula="of:=[.C143]/([.H143]-[.H142])" office:value-type="float" office:value="109457.017411475" calcext:value-type="float">
            <text:p>109457.017411475</text:p>
          </table:table-cell>
          <table:table-cell table:formula="of:=[.G143]-[.$B143]" office:value-type="float" office:value="10.8733880519867" calcext:value-type="float">
            <text:p>10.87338805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35644.92999" calcext:value-type="float">
            <text:p>1443135644.92999</text:p>
          </table:table-cell>
          <table:table-cell office:value-type="float" office:value="8224" calcext:value-type="float">
            <text:p>8224</text:p>
          </table:table-cell>
          <table:table-cell table:formula="of:=[.B144]-[.$B$2]" office:value-type="float" office:value="38.166663646698" calcext:value-type="float">
            <text:p>38.1666636467</text:p>
          </table:table-cell>
          <table:table-cell table:formula="of:=[.C144]/([.D144]-[.D143])" office:value-type="float" office:value="100319.496790668" calcext:value-type="float">
            <text:p>100319.496790668</text:p>
          </table:table-cell>
          <table:table-cell/>
          <table:table-cell office:value-type="float" office:value="1443135655.79635" calcext:value-type="float">
            <text:p>1443135655.79635</text:p>
          </table:table-cell>
          <table:table-cell table:formula="of:=[.G144]-[.$B$2]" office:value-type="float" office:value="49.0330226421356" calcext:value-type="float">
            <text:p>49.0330226421</text:p>
          </table:table-cell>
          <table:table-cell table:formula="of:=[.C144]/([.H144]-[.H143])" office:value-type="float" office:value="109727.910115505" calcext:value-type="float">
            <text:p>109727.910115505</text:p>
          </table:table-cell>
          <table:table-cell table:formula="of:=[.G144]-[.$B144]" office:value-type="float" office:value="10.8663589954376" calcext:value-type="float">
            <text:p>10.8663589954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35645.01147" calcext:value-type="float">
            <text:p>1443135645.01147</text:p>
          </table:table-cell>
          <table:table-cell office:value-type="float" office:value="8224" calcext:value-type="float">
            <text:p>8224</text:p>
          </table:table-cell>
          <table:table-cell table:formula="of:=[.B145]-[.$B$2]" office:value-type="float" office:value="38.24813580513" calcext:value-type="float">
            <text:p>38.2481358051</text:p>
          </table:table-cell>
          <table:table-cell table:formula="of:=[.C145]/([.D145]-[.D144])" office:value-type="float" office:value="100942.458850693" calcext:value-type="float">
            <text:p>100942.458850693</text:p>
          </table:table-cell>
          <table:table-cell/>
          <table:table-cell office:value-type="float" office:value="1443135655.87137" calcext:value-type="float">
            <text:p>1443135655.87137</text:p>
          </table:table-cell>
          <table:table-cell table:formula="of:=[.G145]-[.$B$2]" office:value-type="float" office:value="49.1080410480499" calcext:value-type="float">
            <text:p>49.1080410481</text:p>
          </table:table-cell>
          <table:table-cell table:formula="of:=[.C145]/([.H145]-[.H144])" office:value-type="float" office:value="109626.429671063" calcext:value-type="float">
            <text:p>109626.429671063</text:p>
          </table:table-cell>
          <table:table-cell table:formula="of:=[.G145]-[.$B145]" office:value-type="float" office:value="10.8599052429199" calcext:value-type="float">
            <text:p>10.859905242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35645.08993" calcext:value-type="float">
            <text:p>1443135645.08993</text:p>
          </table:table-cell>
          <table:table-cell office:value-type="float" office:value="8224" calcext:value-type="float">
            <text:p>8224</text:p>
          </table:table-cell>
          <table:table-cell table:formula="of:=[.B146]-[.$B$2]" office:value-type="float" office:value="38.3265957832336" calcext:value-type="float">
            <text:p>38.3265957832</text:p>
          </table:table-cell>
          <table:table-cell table:formula="of:=[.C146]/([.D146]-[.D145])" office:value-type="float" office:value="104817.770776547" calcext:value-type="float">
            <text:p>104817.770776547</text:p>
          </table:table-cell>
          <table:table-cell/>
          <table:table-cell office:value-type="float" office:value="1443135655.94649" calcext:value-type="float">
            <text:p>1443135655.94649</text:p>
          </table:table-cell>
          <table:table-cell table:formula="of:=[.G146]-[.$B$2]" office:value-type="float" office:value="49.1831619739533" calcext:value-type="float">
            <text:p>49.183161974</text:p>
          </table:table-cell>
          <table:table-cell table:formula="of:=[.C146]/([.H146]-[.H145])" office:value-type="float" office:value="109476.818890441" calcext:value-type="float">
            <text:p>109476.818890441</text:p>
          </table:table-cell>
          <table:table-cell table:formula="of:=[.G146]-[.$B146]" office:value-type="float" office:value="10.8565661907196" calcext:value-type="float">
            <text:p>10.856566190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35645.16839" calcext:value-type="float">
            <text:p>1443135645.16839</text:p>
          </table:table-cell>
          <table:table-cell office:value-type="float" office:value="8224" calcext:value-type="float">
            <text:p>8224</text:p>
          </table:table-cell>
          <table:table-cell table:formula="of:=[.B147]-[.$B$2]" office:value-type="float" office:value="38.405056476593" calcext:value-type="float">
            <text:p>38.4050564766</text:p>
          </table:table-cell>
          <table:table-cell table:formula="of:=[.C147]/([.D147]-[.D146])" office:value-type="float" office:value="104816.815246986" calcext:value-type="float">
            <text:p>104816.815246986</text:p>
          </table:table-cell>
          <table:table-cell/>
          <table:table-cell office:value-type="float" office:value="1443135656.02146" calcext:value-type="float">
            <text:p>1443135656.02146</text:p>
          </table:table-cell>
          <table:table-cell table:formula="of:=[.G147]-[.$B$2]" office:value-type="float" office:value="49.2581336498261" calcext:value-type="float">
            <text:p>49.2581336498</text:p>
          </table:table-cell>
          <table:table-cell table:formula="of:=[.C147]/([.H147]-[.H146])" office:value-type="float" office:value="109694.760111177" calcext:value-type="float">
            <text:p>109694.760111177</text:p>
          </table:table-cell>
          <table:table-cell table:formula="of:=[.G147]-[.$B147]" office:value-type="float" office:value="10.853077173233" calcext:value-type="float">
            <text:p>10.853077173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35645.24685" calcext:value-type="float">
            <text:p>1443135645.24685</text:p>
          </table:table-cell>
          <table:table-cell office:value-type="float" office:value="8224" calcext:value-type="float">
            <text:p>8224</text:p>
          </table:table-cell>
          <table:table-cell table:formula="of:=[.B148]-[.$B$2]" office:value-type="float" office:value="38.4835155010223" calcext:value-type="float">
            <text:p>38.483515501</text:p>
          </table:table-cell>
          <table:table-cell table:formula="of:=[.C148]/([.D148]-[.D147])" office:value-type="float" office:value="104819.044843063" calcext:value-type="float">
            <text:p>104819.044843063</text:p>
          </table:table-cell>
          <table:table-cell/>
          <table:table-cell office:value-type="float" office:value="1443135656.0574" calcext:value-type="float">
            <text:p>1443135656.0574</text:p>
          </table:table-cell>
          <table:table-cell table:formula="of:=[.G148]-[.$B$2]" office:value-type="float" office:value="49.2940738201141" calcext:value-type="float">
            <text:p>49.2940738201</text:p>
          </table:table-cell>
          <table:table-cell table:formula="of:=[.C148]/([.H148]-[.H147])" office:value-type="float" office:value="228824.736613066" calcext:value-type="float">
            <text:p>228824.736613066</text:p>
          </table:table-cell>
          <table:table-cell table:formula="of:=[.G148]-[.$B148]" office:value-type="float" office:value="10.8105583190918" calcext:value-type="float">
            <text:p>10.810558319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35645.32531" calcext:value-type="float">
            <text:p>1443135645.32531</text:p>
          </table:table-cell>
          <table:table-cell office:value-type="float" office:value="8224" calcext:value-type="float">
            <text:p>8224</text:p>
          </table:table-cell>
          <table:table-cell table:formula="of:=[.B149]-[.$B$2]" office:value-type="float" office:value="38.5619819164276" calcext:value-type="float">
            <text:p>38.5619819164</text:p>
          </table:table-cell>
          <table:table-cell table:formula="of:=[.C149]/([.D149]-[.D148])" office:value-type="float" office:value="104809.171637619" calcext:value-type="float">
            <text:p>104809.171637619</text:p>
          </table:table-cell>
          <table:table-cell/>
          <table:table-cell office:value-type="float" office:value="1443135656.12618" calcext:value-type="float">
            <text:p>1443135656.12618</text:p>
          </table:table-cell>
          <table:table-cell table:formula="of:=[.G149]-[.$B$2]" office:value-type="float" office:value="49.3628528118134" calcext:value-type="float">
            <text:p>49.3628528118</text:p>
          </table:table-cell>
          <table:table-cell table:formula="of:=[.C149]/([.H149]-[.H148])" office:value-type="float" office:value="119571.395230172" calcext:value-type="float">
            <text:p>119571.395230172</text:p>
          </table:table-cell>
          <table:table-cell table:formula="of:=[.G149]-[.$B149]" office:value-type="float" office:value="10.8008708953857" calcext:value-type="float">
            <text:p>10.800870895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35645.40377" calcext:value-type="float">
            <text:p>1443135645.40377</text:p>
          </table:table-cell>
          <table:table-cell office:value-type="float" office:value="8224" calcext:value-type="float">
            <text:p>8224</text:p>
          </table:table-cell>
          <table:table-cell table:formula="of:=[.B150]-[.$B$2]" office:value-type="float" office:value="38.6404385566711" calcext:value-type="float">
            <text:p>38.6404385567</text:p>
          </table:table-cell>
          <table:table-cell table:formula="of:=[.C150]/([.D150]-[.D149])" office:value-type="float" office:value="104822.230144862" calcext:value-type="float">
            <text:p>104822.230144862</text:p>
          </table:table-cell>
          <table:table-cell/>
          <table:table-cell office:value-type="float" office:value="1443135656.19499" calcext:value-type="float">
            <text:p>1443135656.19499</text:p>
          </table:table-cell>
          <table:table-cell table:formula="of:=[.G150]-[.$B$2]" office:value-type="float" office:value="49.4316589832306" calcext:value-type="float">
            <text:p>49.4316589832</text:p>
          </table:table-cell>
          <table:table-cell table:formula="of:=[.C150]/([.H150]-[.H149])" office:value-type="float" office:value="119524.162304137" calcext:value-type="float">
            <text:p>119524.162304137</text:p>
          </table:table-cell>
          <table:table-cell table:formula="of:=[.G150]-[.$B150]" office:value-type="float" office:value="10.7912204265595" calcext:value-type="float">
            <text:p>10.791220426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35645.48223" calcext:value-type="float">
            <text:p>1443135645.48223</text:p>
          </table:table-cell>
          <table:table-cell office:value-type="float" office:value="8224" calcext:value-type="float">
            <text:p>8224</text:p>
          </table:table-cell>
          <table:table-cell table:formula="of:=[.B151]-[.$B$2]" office:value-type="float" office:value="38.718896150589" calcext:value-type="float">
            <text:p>38.7188961506</text:p>
          </table:table-cell>
          <table:table-cell table:formula="of:=[.C151]/([.D151]-[.D150])" office:value-type="float" office:value="104820.956000912" calcext:value-type="float">
            <text:p>104820.956000912</text:p>
          </table:table-cell>
          <table:table-cell/>
          <table:table-cell office:value-type="float" office:value="1443135656.26375" calcext:value-type="float">
            <text:p>1443135656.26375</text:p>
          </table:table-cell>
          <table:table-cell table:formula="of:=[.G151]-[.$B$2]" office:value-type="float" office:value="49.5004153251648" calcext:value-type="float">
            <text:p>49.5004153252</text:p>
          </table:table-cell>
          <table:table-cell table:formula="of:=[.C151]/([.H151]-[.H150])" office:value-type="float" office:value="119610.784527628" calcext:value-type="float">
            <text:p>119610.784527628</text:p>
          </table:table-cell>
          <table:table-cell table:formula="of:=[.G151]-[.$B151]" office:value-type="float" office:value="10.7815191745758" calcext:value-type="float">
            <text:p>10.781519174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35645.56069" calcext:value-type="float">
            <text:p>1443135645.56069</text:p>
          </table:table-cell>
          <table:table-cell office:value-type="float" office:value="8224" calcext:value-type="float">
            <text:p>8224</text:p>
          </table:table-cell>
          <table:table-cell table:formula="of:=[.B152]-[.$B$2]" office:value-type="float" office:value="38.7973551750183" calcext:value-type="float">
            <text:p>38.797355175</text:p>
          </table:table-cell>
          <table:table-cell table:formula="of:=[.C152]/([.D152]-[.D151])" office:value-type="float" office:value="104819.044843063" calcext:value-type="float">
            <text:p>104819.044843063</text:p>
          </table:table-cell>
          <table:table-cell/>
          <table:table-cell office:value-type="float" office:value="1443135656.33242" calcext:value-type="float">
            <text:p>1443135656.33242</text:p>
          </table:table-cell>
          <table:table-cell table:formula="of:=[.G152]-[.$B$2]" office:value-type="float" office:value="49.5690886974335" calcext:value-type="float">
            <text:p>49.5690886974</text:p>
          </table:table-cell>
          <table:table-cell table:formula="of:=[.C152]/([.H152]-[.H151])" office:value-type="float" office:value="119755.295659933" calcext:value-type="float">
            <text:p>119755.295659933</text:p>
          </table:table-cell>
          <table:table-cell table:formula="of:=[.G152]-[.$B152]" office:value-type="float" office:value="10.7717335224152" calcext:value-type="float">
            <text:p>10.771733522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35645.63914" calcext:value-type="float">
            <text:p>1443135645.63914</text:p>
          </table:table-cell>
          <table:table-cell office:value-type="float" office:value="8224" calcext:value-type="float">
            <text:p>8224</text:p>
          </table:table-cell>
          <table:table-cell table:formula="of:=[.B153]-[.$B$2]" office:value-type="float" office:value="38.8758134841919" calcext:value-type="float">
            <text:p>38.8758134842</text:p>
          </table:table-cell>
          <table:table-cell table:formula="of:=[.C153]/([.D153]-[.D152])" office:value-type="float" office:value="104820.000413276" calcext:value-type="float">
            <text:p>104820.000413276</text:p>
          </table:table-cell>
          <table:table-cell/>
          <table:table-cell office:value-type="float" office:value="1443135656.40135" calcext:value-type="float">
            <text:p>1443135656.40135</text:p>
          </table:table-cell>
          <table:table-cell table:formula="of:=[.G153]-[.$B$2]" office:value-type="float" office:value="49.6380181312561" calcext:value-type="float">
            <text:p>49.6380181313</text:p>
          </table:table-cell>
          <table:table-cell table:formula="of:=[.C153]/([.H153]-[.H152])" office:value-type="float" office:value="119310.424356043" calcext:value-type="float">
            <text:p>119310.424356043</text:p>
          </table:table-cell>
          <table:table-cell table:formula="of:=[.G153]-[.$B153]" office:value-type="float" office:value="10.7622046470642" calcext:value-type="float">
            <text:p>10.762204647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35645.71761" calcext:value-type="float">
            <text:p>1443135645.71761</text:p>
          </table:table-cell>
          <table:table-cell office:value-type="float" office:value="8224" calcext:value-type="float">
            <text:p>8224</text:p>
          </table:table-cell>
          <table:table-cell table:formula="of:=[.B154]-[.$B$2]" office:value-type="float" office:value="38.9542746543884" calcext:value-type="float">
            <text:p>38.9542746544</text:p>
          </table:table-cell>
          <table:table-cell table:formula="of:=[.C154]/([.D154]-[.D153])" office:value-type="float" office:value="104816.178236956" calcext:value-type="float">
            <text:p>104816.178236956</text:p>
          </table:table-cell>
          <table:table-cell/>
          <table:table-cell office:value-type="float" office:value="1443135656.47011" calcext:value-type="float">
            <text:p>1443135656.47011</text:p>
          </table:table-cell>
          <table:table-cell table:formula="of:=[.G154]-[.$B$2]" office:value-type="float" office:value="49.7067804336548" calcext:value-type="float">
            <text:p>49.7067804337</text:p>
          </table:table-cell>
          <table:table-cell table:formula="of:=[.C154]/([.H154]-[.H153])" office:value-type="float" office:value="119600.416407198" calcext:value-type="float">
            <text:p>119600.416407198</text:p>
          </table:table-cell>
          <table:table-cell table:formula="of:=[.G154]-[.$B154]" office:value-type="float" office:value="10.7525057792664" calcext:value-type="float">
            <text:p>10.7525057793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35645.79609" calcext:value-type="float">
            <text:p>1443135645.79609</text:p>
          </table:table-cell>
          <table:table-cell office:value-type="float" office:value="8224" calcext:value-type="float">
            <text:p>8224</text:p>
          </table:table-cell>
          <table:table-cell table:formula="of:=[.B155]-[.$B$2]" office:value-type="float" office:value="39.0327546596527" calcext:value-type="float">
            <text:p>39.0327546597</text:p>
          </table:table-cell>
          <table:table-cell table:formula="of:=[.C155]/([.D155]-[.D154])" office:value-type="float" office:value="104791.022532499" calcext:value-type="float">
            <text:p>104791.022532499</text:p>
          </table:table-cell>
          <table:table-cell/>
          <table:table-cell office:value-type="float" office:value="1443135656.53885" calcext:value-type="float">
            <text:p>1443135656.53885</text:p>
          </table:table-cell>
          <table:table-cell table:formula="of:=[.G155]-[.$B$2]" office:value-type="float" office:value="49.7755212783814" calcext:value-type="float">
            <text:p>49.7755212784</text:p>
          </table:table-cell>
          <table:table-cell table:formula="of:=[.C155]/([.H155]-[.H154])" office:value-type="float" office:value="119637.750055494" calcext:value-type="float">
            <text:p>119637.750055494</text:p>
          </table:table-cell>
          <table:table-cell table:formula="of:=[.G155]-[.$B155]" office:value-type="float" office:value="10.7427666187286" calcext:value-type="float">
            <text:p>10.742766618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35645.87455" calcext:value-type="float">
            <text:p>1443135645.87455</text:p>
          </table:table-cell>
          <table:table-cell office:value-type="float" office:value="8224" calcext:value-type="float">
            <text:p>8224</text:p>
          </table:table-cell>
          <table:table-cell table:formula="of:=[.B156]-[.$B$2]" office:value-type="float" office:value="39.1112177371979" calcext:value-type="float">
            <text:p>39.1112177372</text:p>
          </table:table-cell>
          <table:table-cell table:formula="of:=[.C156]/([.D156]-[.D155])" office:value-type="float" office:value="104813.630274265" calcext:value-type="float">
            <text:p>104813.630274265</text:p>
          </table:table-cell>
          <table:table-cell/>
          <table:table-cell office:value-type="float" office:value="1443135656.60764" calcext:value-type="float">
            <text:p>1443135656.60764</text:p>
          </table:table-cell>
          <table:table-cell table:formula="of:=[.G156]-[.$B$2]" office:value-type="float" office:value="49.844310760498" calcext:value-type="float">
            <text:p>49.8443107605</text:p>
          </table:table-cell>
          <table:table-cell table:formula="of:=[.C156]/([.H156]-[.H155])" office:value-type="float" office:value="119553.160555101" calcext:value-type="float">
            <text:p>119553.160555101</text:p>
          </table:table-cell>
          <table:table-cell table:formula="of:=[.G156]-[.$B156]" office:value-type="float" office:value="10.7330930233002" calcext:value-type="float">
            <text:p>10.733093023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35645.95301" calcext:value-type="float">
            <text:p>1443135645.95301</text:p>
          </table:table-cell>
          <table:table-cell office:value-type="float" office:value="8224" calcext:value-type="float">
            <text:p>8224</text:p>
          </table:table-cell>
          <table:table-cell table:formula="of:=[.B157]-[.$B$2]" office:value-type="float" office:value="39.1896812915802" calcext:value-type="float">
            <text:p>39.1896812916</text:p>
          </table:table-cell>
          <table:table-cell table:formula="of:=[.C157]/([.D157]-[.D156])" office:value-type="float" office:value="104812.993302947" calcext:value-type="float">
            <text:p>104812.993302947</text:p>
          </table:table-cell>
          <table:table-cell/>
          <table:table-cell office:value-type="float" office:value="1443135656.67643" calcext:value-type="float">
            <text:p>1443135656.67643</text:p>
          </table:table-cell>
          <table:table-cell table:formula="of:=[.G157]-[.$B$2]" office:value-type="float" office:value="49.9130940437317" calcext:value-type="float">
            <text:p>49.9130940437</text:p>
          </table:table-cell>
          <table:table-cell table:formula="of:=[.C157]/([.H157]-[.H156])" office:value-type="float" office:value="119563.934918093" calcext:value-type="float">
            <text:p>119563.934918093</text:p>
          </table:table-cell>
          <table:table-cell table:formula="of:=[.G157]-[.$B157]" office:value-type="float" office:value="10.7234127521515" calcext:value-type="float">
            <text:p>10.723412752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35646.03007" calcext:value-type="float">
            <text:p>1443135646.03007</text:p>
          </table:table-cell>
          <table:table-cell office:value-type="float" office:value="8224" calcext:value-type="float">
            <text:p>8224</text:p>
          </table:table-cell>
          <table:table-cell table:formula="of:=[.B158]-[.$B$2]" office:value-type="float" office:value="39.2667365074158" calcext:value-type="float">
            <text:p>39.2667365074</text:p>
          </table:table-cell>
          <table:table-cell table:formula="of:=[.C158]/([.D158]-[.D157])" office:value-type="float" office:value="106728.66088065" calcext:value-type="float">
            <text:p>106728.66088065</text:p>
          </table:table-cell>
          <table:table-cell/>
          <table:table-cell office:value-type="float" office:value="1443135656.74521" calcext:value-type="float">
            <text:p>1443135656.74521</text:p>
          </table:table-cell>
          <table:table-cell table:formula="of:=[.G158]-[.$B$2]" office:value-type="float" office:value="49.9818825721741" calcext:value-type="float">
            <text:p>49.9818825722</text:p>
          </table:table-cell>
          <table:table-cell table:formula="of:=[.C158]/([.H158]-[.H157])" office:value-type="float" office:value="119554.818023014" calcext:value-type="float">
            <text:p>119554.818023014</text:p>
          </table:table-cell>
          <table:table-cell table:formula="of:=[.G158]-[.$B158]" office:value-type="float" office:value="10.7151460647583" calcext:value-type="float">
            <text:p>10.7151460648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35646.10502" calcext:value-type="float">
            <text:p>1443135646.10502</text:p>
          </table:table-cell>
          <table:table-cell office:value-type="float" office:value="8224" calcext:value-type="float">
            <text:p>8224</text:p>
          </table:table-cell>
          <table:table-cell table:formula="of:=[.B159]-[.$B$2]" office:value-type="float" office:value="39.3416864871979" calcext:value-type="float">
            <text:p>39.3416864872</text:p>
          </table:table-cell>
          <table:table-cell table:formula="of:=[.C159]/([.D159]-[.D158])" office:value-type="float" office:value="109726.513921804" calcext:value-type="float">
            <text:p>109726.513921804</text:p>
          </table:table-cell>
          <table:table-cell/>
          <table:table-cell office:value-type="float" office:value="1443135656.81398" calcext:value-type="float">
            <text:p>1443135656.81398</text:p>
          </table:table-cell>
          <table:table-cell table:formula="of:=[.G159]-[.$B$2]" office:value-type="float" office:value="50.0506505966187" calcext:value-type="float">
            <text:p>50.0506505966</text:p>
          </table:table-cell>
          <table:table-cell table:formula="of:=[.C159]/([.H159]-[.H158])" office:value-type="float" office:value="119590.464702497" calcext:value-type="float">
            <text:p>119590.464702497</text:p>
          </table:table-cell>
          <table:table-cell table:formula="of:=[.G159]-[.$B159]" office:value-type="float" office:value="10.7089641094208" calcext:value-type="float">
            <text:p>10.7089641094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35646.17992" calcext:value-type="float">
            <text:p>1443135646.17992</text:p>
          </table:table-cell>
          <table:table-cell office:value-type="float" office:value="8224" calcext:value-type="float">
            <text:p>8224</text:p>
          </table:table-cell>
          <table:table-cell table:formula="of:=[.B160]-[.$B$2]" office:value-type="float" office:value="39.4165859222412" calcext:value-type="float">
            <text:p>39.4165859222</text:p>
          </table:table-cell>
          <table:table-cell table:formula="of:=[.C160]/([.D160]-[.D159])" office:value-type="float" office:value="109800.561182361" calcext:value-type="float">
            <text:p>109800.561182361</text:p>
          </table:table-cell>
          <table:table-cell/>
          <table:table-cell office:value-type="float" office:value="1443135656.88268" calcext:value-type="float">
            <text:p>1443135656.88268</text:p>
          </table:table-cell>
          <table:table-cell table:formula="of:=[.G160]-[.$B$2]" office:value-type="float" office:value="50.1193525791168" calcext:value-type="float">
            <text:p>50.1193525791</text:p>
          </table:table-cell>
          <table:table-cell table:formula="of:=[.C160]/([.H160]-[.H159])" office:value-type="float" office:value="119705.424806616" calcext:value-type="float">
            <text:p>119705.424806616</text:p>
          </table:table-cell>
          <table:table-cell table:formula="of:=[.G160]-[.$B160]" office:value-type="float" office:value="10.7027666568756" calcext:value-type="float">
            <text:p>10.702766656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35646.25481" calcext:value-type="float">
            <text:p>1443135646.25481</text:p>
          </table:table-cell>
          <table:table-cell office:value-type="float" office:value="8224" calcext:value-type="float">
            <text:p>8224</text:p>
          </table:table-cell>
          <table:table-cell table:formula="of:=[.B161]-[.$B$2]" office:value-type="float" office:value="39.4914815425873" calcext:value-type="float">
            <text:p>39.4914815426</text:p>
          </table:table-cell>
          <table:table-cell table:formula="of:=[.C161]/([.D161]-[.D160])" office:value-type="float" office:value="109806.153710984" calcext:value-type="float">
            <text:p>109806.153710984</text:p>
          </table:table-cell>
          <table:table-cell/>
          <table:table-cell office:value-type="float" office:value="1443135656.95162" calcext:value-type="float">
            <text:p>1443135656.95162</text:p>
          </table:table-cell>
          <table:table-cell table:formula="of:=[.G161]-[.$B$2]" office:value-type="float" office:value="50.1882870197296" calcext:value-type="float">
            <text:p>50.1882870197</text:p>
          </table:table-cell>
          <table:table-cell table:formula="of:=[.C161]/([.H161]-[.H160])" office:value-type="float" office:value="119301.758698449" calcext:value-type="float">
            <text:p>119301.758698449</text:p>
          </table:table-cell>
          <table:table-cell table:formula="of:=[.G161]-[.$B161]" office:value-type="float" office:value="10.6968054771423" calcext:value-type="float">
            <text:p>10.696805477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35646.32972" calcext:value-type="float">
            <text:p>1443135646.32972</text:p>
          </table:table-cell>
          <table:table-cell office:value-type="float" office:value="8224" calcext:value-type="float">
            <text:p>8224</text:p>
          </table:table-cell>
          <table:table-cell table:formula="of:=[.B162]-[.$B$2]" office:value-type="float" office:value="39.5663840770721" calcext:value-type="float">
            <text:p>39.5663840771</text:p>
          </table:table-cell>
          <table:table-cell table:formula="of:=[.C162]/([.D162]-[.D161])" office:value-type="float" office:value="109796.017672299" calcext:value-type="float">
            <text:p>109796.017672299</text:p>
          </table:table-cell>
          <table:table-cell/>
          <table:table-cell office:value-type="float" office:value="1443135657.02038" calcext:value-type="float">
            <text:p>1443135657.02038</text:p>
          </table:table-cell>
          <table:table-cell table:formula="of:=[.G162]-[.$B$2]" office:value-type="float" office:value="50.2570533752441" calcext:value-type="float">
            <text:p>50.2570533752</text:p>
          </table:table-cell>
          <table:table-cell table:formula="of:=[.C162]/([.H162]-[.H161])" office:value-type="float" office:value="119593.367111956" calcext:value-type="float">
            <text:p>119593.367111956</text:p>
          </table:table-cell>
          <table:table-cell table:formula="of:=[.G162]-[.$B162]" office:value-type="float" office:value="10.690669298172" calcext:value-type="float">
            <text:p>10.6906692982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35646.40461" calcext:value-type="float">
            <text:p>1443135646.40461</text:p>
          </table:table-cell>
          <table:table-cell office:value-type="float" office:value="8224" calcext:value-type="float">
            <text:p>8224</text:p>
          </table:table-cell>
          <table:table-cell table:formula="of:=[.B163]-[.$B$2]" office:value-type="float" office:value="39.6412804126739" calcext:value-type="float">
            <text:p>39.6412804127</text:p>
          </table:table-cell>
          <table:table-cell table:formula="of:=[.C163]/([.D163]-[.D162])" office:value-type="float" office:value="109805.105068473" calcext:value-type="float">
            <text:p>109805.105068473</text:p>
          </table:table-cell>
          <table:table-cell/>
          <table:table-cell office:value-type="float" office:value="1443135660.09626" calcext:value-type="float">
            <text:p>1443135660.09626</text:p>
          </table:table-cell>
          <table:table-cell table:formula="of:=[.G163]-[.$B$2]" office:value-type="float" office:value="53.3329291343689" calcext:value-type="float">
            <text:p>53.3329291344</text:p>
          </table:table-cell>
          <table:table-cell table:formula="of:=[.C163]/([.H163]-[.H162])" office:value-type="float" office:value="2673.71007284772" calcext:value-type="float">
            <text:p>2673.7100728477</text:p>
          </table:table-cell>
          <table:table-cell table:formula="of:=[.G163]-[.$B163]" office:value-type="float" office:value="13.6916487216949" calcext:value-type="float">
            <text:p>13.6916487217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35646.47951" calcext:value-type="float">
            <text:p>1443135646.47951</text:p>
          </table:table-cell>
          <table:table-cell office:value-type="float" office:value="8224" calcext:value-type="float">
            <text:p>8224</text:p>
          </table:table-cell>
          <table:table-cell table:formula="of:=[.B164]-[.$B$2]" office:value-type="float" office:value="39.7161812782288" calcext:value-type="float">
            <text:p>39.7161812782</text:p>
          </table:table-cell>
          <table:table-cell table:formula="of:=[.C164]/([.D164]-[.D163])" office:value-type="float" office:value="109798.464130992" calcext:value-type="float">
            <text:p>109798.464130992</text:p>
          </table:table-cell>
          <table:table-cell/>
          <table:table-cell office:value-type="float" office:value="1443135660.19632" calcext:value-type="float">
            <text:p>1443135660.19632</text:p>
          </table:table-cell>
          <table:table-cell table:formula="of:=[.G164]-[.$B$2]" office:value-type="float" office:value="53.4329879283905" calcext:value-type="float">
            <text:p>53.4329879284</text:p>
          </table:table-cell>
          <table:table-cell table:formula="of:=[.C164]/([.H164]-[.H163])" office:value-type="float" office:value="82191.6762081315" calcext:value-type="float">
            <text:p>82191.6762081315</text:p>
          </table:table-cell>
          <table:table-cell table:formula="of:=[.G164]-[.$B164]" office:value-type="float" office:value="13.7168066501617" calcext:value-type="float">
            <text:p>13.716806650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35646.55441" calcext:value-type="float">
            <text:p>1443135646.55441</text:p>
          </table:table-cell>
          <table:table-cell office:value-type="float" office:value="8224" calcext:value-type="float">
            <text:p>8224</text:p>
          </table:table-cell>
          <table:table-cell table:formula="of:=[.B165]-[.$B$2]" office:value-type="float" office:value="39.7910807132721" calcext:value-type="float">
            <text:p>39.7910807133</text:p>
          </table:table-cell>
          <table:table-cell table:formula="of:=[.C165]/([.D165]-[.D164])" office:value-type="float" office:value="109800.561182361" calcext:value-type="float">
            <text:p>109800.561182361</text:p>
          </table:table-cell>
          <table:table-cell/>
          <table:table-cell office:value-type="float" office:value="1443135661.99898" calcext:value-type="float">
            <text:p>1443135661.99898</text:p>
          </table:table-cell>
          <table:table-cell table:formula="of:=[.G165]-[.$B$2]" office:value-type="float" office:value="55.2356524467468" calcext:value-type="float">
            <text:p>55.2356524467</text:p>
          </table:table-cell>
          <table:table-cell table:formula="of:=[.C165]/([.H165]-[.H164])" office:value-type="float" office:value="4562.13561439523" calcext:value-type="float">
            <text:p>4562.1356143952</text:p>
          </table:table-cell>
          <table:table-cell table:formula="of:=[.G165]-[.$B165]" office:value-type="float" office:value="15.4445717334747" calcext:value-type="float">
            <text:p>15.444571733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35646.62931" calcext:value-type="float">
            <text:p>1443135646.62931</text:p>
          </table:table-cell>
          <table:table-cell office:value-type="float" office:value="8224" calcext:value-type="float">
            <text:p>8224</text:p>
          </table:table-cell>
          <table:table-cell table:formula="of:=[.B166]-[.$B$2]" office:value-type="float" office:value="39.8659789562225" calcext:value-type="float">
            <text:p>39.8659789562</text:p>
          </table:table-cell>
          <table:table-cell table:formula="of:=[.C166]/([.D166]-[.D165])" office:value-type="float" office:value="109802.30878636" calcext:value-type="float">
            <text:p>109802.30878636</text:p>
          </table:table-cell>
          <table:table-cell/>
          <table:table-cell office:value-type="float" office:value="1443135662.99715" calcext:value-type="float">
            <text:p>1443135662.99715</text:p>
          </table:table-cell>
          <table:table-cell table:formula="of:=[.G166]-[.$B$2]" office:value-type="float" office:value="56.2338168621063" calcext:value-type="float">
            <text:p>56.2338168621</text:p>
          </table:table-cell>
          <table:table-cell table:formula="of:=[.C166]/([.H166]-[.H165])" office:value-type="float" office:value="8239.12360874742" calcext:value-type="float">
            <text:p>8239.1236087474</text:p>
          </table:table-cell>
          <table:table-cell table:formula="of:=[.G166]-[.$B166]" office:value-type="float" office:value="16.3678379058838" calcext:value-type="float">
            <text:p>16.3678379059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35646.70421" calcext:value-type="float">
            <text:p>1443135646.70421</text:p>
          </table:table-cell>
          <table:table-cell office:value-type="float" office:value="8224" calcext:value-type="float">
            <text:p>8224</text:p>
          </table:table-cell>
          <table:table-cell table:formula="of:=[.B167]-[.$B$2]" office:value-type="float" office:value="39.9408781528473" calcext:value-type="float">
            <text:p>39.9408781528</text:p>
          </table:table-cell>
          <table:table-cell table:formula="of:=[.C167]/([.D167]-[.D166])" office:value-type="float" office:value="109800.910698711" calcext:value-type="float">
            <text:p>109800.910698711</text:p>
          </table:table-cell>
          <table:table-cell/>
          <table:table-cell office:value-type="float" office:value="1443135665.01891" calcext:value-type="float">
            <text:p>1443135665.01891</text:p>
          </table:table-cell>
          <table:table-cell table:formula="of:=[.G167]-[.$B$2]" office:value-type="float" office:value="58.255574464798" calcext:value-type="float">
            <text:p>58.2555744648</text:p>
          </table:table-cell>
          <table:table-cell table:formula="of:=[.C167]/([.H167]-[.H166])" office:value-type="float" office:value="4067.74777997671" calcext:value-type="float">
            <text:p>4067.7477799767</text:p>
          </table:table-cell>
          <table:table-cell table:formula="of:=[.G167]-[.$B167]" office:value-type="float" office:value="18.3146963119507" calcext:value-type="float">
            <text:p>18.31469631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35646.77912" calcext:value-type="float">
            <text:p>1443135646.77912</text:p>
          </table:table-cell>
          <table:table-cell office:value-type="float" office:value="8224" calcext:value-type="float">
            <text:p>8224</text:p>
          </table:table-cell>
          <table:table-cell table:formula="of:=[.B168]-[.$B$2]" office:value-type="float" office:value="40.0157859325409" calcext:value-type="float">
            <text:p>40.0157859325</text:p>
          </table:table-cell>
          <table:table-cell table:formula="of:=[.C168]/([.D168]-[.D167])" office:value-type="float" office:value="109788.329511818" calcext:value-type="float">
            <text:p>109788.329511818</text:p>
          </table:table-cell>
          <table:table-cell/>
          <table:table-cell office:value-type="float" office:value="1443135670.242" calcext:value-type="float">
            <text:p>1443135670.242</text:p>
          </table:table-cell>
          <table:table-cell table:formula="of:=[.G168]-[.$B$2]" office:value-type="float" office:value="63.4786643981934" calcext:value-type="float">
            <text:p>63.4786643982</text:p>
          </table:table-cell>
          <table:table-cell table:formula="of:=[.C168]/([.H168]-[.H167])" office:value-type="float" office:value="1574.54688792881" calcext:value-type="float">
            <text:p>1574.5468879288</text:p>
          </table:table-cell>
          <table:table-cell table:formula="of:=[.G168]-[.$B168]" office:value-type="float" office:value="23.4628784656525" calcext:value-type="float">
            <text:p>23.4628784657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35646.85401" calcext:value-type="float">
            <text:p>1443135646.85401</text:p>
          </table:table-cell>
          <table:table-cell office:value-type="float" office:value="8224" calcext:value-type="float">
            <text:p>8224</text:p>
          </table:table-cell>
          <table:table-cell table:formula="of:=[.B169]-[.$B$2]" office:value-type="float" office:value="40.0906822681427" calcext:value-type="float">
            <text:p>40.0906822681</text:p>
          </table:table-cell>
          <table:table-cell table:formula="of:=[.C169]/([.D169]-[.D168])" office:value-type="float" office:value="109805.105068473" calcext:value-type="float">
            <text:p>109805.105068473</text:p>
          </table:table-cell>
          <table:table-cell/>
          <table:table-cell office:value-type="float" office:value="1443135670.33366" calcext:value-type="float">
            <text:p>1443135670.33366</text:p>
          </table:table-cell>
          <table:table-cell table:formula="of:=[.G169]-[.$B$2]" office:value-type="float" office:value="63.5703318119049" calcext:value-type="float">
            <text:p>63.5703318119</text:p>
          </table:table-cell>
          <table:table-cell table:formula="of:=[.C169]/([.H169]-[.H168])" office:value-type="float" office:value="89715.6324915926" calcext:value-type="float">
            <text:p>89715.6324915926</text:p>
          </table:table-cell>
          <table:table-cell table:formula="of:=[.G169]-[.$B169]" office:value-type="float" office:value="23.4796495437622" calcext:value-type="float">
            <text:p>23.4796495438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35646.9289" calcext:value-type="float">
            <text:p>1443135646.9289</text:p>
          </table:table-cell>
          <table:table-cell office:value-type="float" office:value="8224" calcext:value-type="float">
            <text:p>8224</text:p>
          </table:table-cell>
          <table:table-cell table:formula="of:=[.B170]-[.$B$2]" office:value-type="float" office:value="40.1655654907227" calcext:value-type="float">
            <text:p>40.1655654907</text:p>
          </table:table-cell>
          <table:table-cell table:formula="of:=[.C170]/([.D170]-[.D169])" office:value-type="float" office:value="109824.333364111" calcext:value-type="float">
            <text:p>109824.333364111</text:p>
          </table:table-cell>
          <table:table-cell/>
          <table:table-cell office:value-type="float" office:value="1443135670.42539" calcext:value-type="float">
            <text:p>1443135670.42539</text:p>
          </table:table-cell>
          <table:table-cell table:formula="of:=[.G170]-[.$B$2]" office:value-type="float" office:value="63.6620559692383" calcext:value-type="float">
            <text:p>63.6620559692</text:p>
          </table:table-cell>
          <table:table-cell table:formula="of:=[.C170]/([.H170]-[.H169])" office:value-type="float" office:value="89660.1314101981" calcext:value-type="float">
            <text:p>89660.1314101981</text:p>
          </table:table-cell>
          <table:table-cell table:formula="of:=[.G170]-[.$B170]" office:value-type="float" office:value="23.4964904785156" calcext:value-type="float">
            <text:p>23.496490478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35660.00515" calcext:value-type="float">
            <text:p>1443135660.00515</text:p>
          </table:table-cell>
          <table:table-cell office:value-type="float" office:value="8224" calcext:value-type="float">
            <text:p>8224</text:p>
          </table:table-cell>
          <table:table-cell table:formula="of:=[.B171]-[.$B$2]" office:value-type="float" office:value="53.2418177127838" calcext:value-type="float">
            <text:p>53.2418177128</text:p>
          </table:table-cell>
          <table:table-cell table:formula="of:=[.C171]/([.D171]-[.D170])" office:value-type="float" office:value="628.926381989264" calcext:value-type="float">
            <text:p>628.9263819893</text:p>
          </table:table-cell>
          <table:table-cell/>
          <table:table-cell office:value-type="float" office:value="1443135670.51709" calcext:value-type="float">
            <text:p>1443135670.51709</text:p>
          </table:table-cell>
          <table:table-cell table:formula="of:=[.G171]-[.$B$2]" office:value-type="float" office:value="63.7537548542023" calcext:value-type="float">
            <text:p>63.7537548542</text:p>
          </table:table-cell>
          <table:table-cell table:formula="of:=[.C171]/([.H171]-[.H170])" office:value-type="float" office:value="89684.8418956198" calcext:value-type="float">
            <text:p>89684.8418956198</text:p>
          </table:table-cell>
          <table:table-cell table:formula="of:=[.G171]-[.$B171]" office:value-type="float" office:value="10.5119371414185" calcext:value-type="float">
            <text:p>10.511937141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35660.10812" calcext:value-type="float">
            <text:p>1443135660.10812</text:p>
          </table:table-cell>
          <table:table-cell office:value-type="float" office:value="8224" calcext:value-type="float">
            <text:p>8224</text:p>
          </table:table-cell>
          <table:table-cell table:formula="of:=[.B172]-[.$B$2]" office:value-type="float" office:value="53.3447878360748" calcext:value-type="float">
            <text:p>53.3447878361</text:p>
          </table:table-cell>
          <table:table-cell table:formula="of:=[.C172]/([.D172]-[.D171])" office:value-type="float" office:value="79867.8270662764" calcext:value-type="float">
            <text:p>79867.8270662764</text:p>
          </table:table-cell>
          <table:table-cell/>
          <table:table-cell office:value-type="float" office:value="1443135670.60879" calcext:value-type="float">
            <text:p>1443135670.60879</text:p>
          </table:table-cell>
          <table:table-cell table:formula="of:=[.G172]-[.$B$2]" office:value-type="float" office:value="63.8454580307007" calcext:value-type="float">
            <text:p>63.8454580307</text:p>
          </table:table-cell>
          <table:table-cell table:formula="of:=[.C172]/([.H172]-[.H171])" office:value-type="float" office:value="89680.6448154205" calcext:value-type="float">
            <text:p>89680.6448154205</text:p>
          </table:table-cell>
          <table:table-cell table:formula="of:=[.G172]-[.$B172]" office:value-type="float" office:value="10.5006701946259" calcext:value-type="float">
            <text:p>10.5006701946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35660.21114" calcext:value-type="float">
            <text:p>1443135660.21114</text:p>
          </table:table-cell>
          <table:table-cell office:value-type="float" office:value="8224" calcext:value-type="float">
            <text:p>8224</text:p>
          </table:table-cell>
          <table:table-cell table:formula="of:=[.B173]-[.$B$2]" office:value-type="float" office:value="53.4478051662445" calcext:value-type="float">
            <text:p>53.4478051662</text:p>
          </table:table-cell>
          <table:table-cell table:formula="of:=[.C173]/([.D173]-[.D172])" office:value-type="float" office:value="79831.2282647436" calcext:value-type="float">
            <text:p>79831.2282647436</text:p>
          </table:table-cell>
          <table:table-cell/>
          <table:table-cell office:value-type="float" office:value="1443135670.70056" calcext:value-type="float">
            <text:p>1443135670.70056</text:p>
          </table:table-cell>
          <table:table-cell table:formula="of:=[.G173]-[.$B$2]" office:value-type="float" office:value="63.9372334480286" calcext:value-type="float">
            <text:p>63.937233448</text:p>
          </table:table-cell>
          <table:table-cell table:formula="of:=[.C173]/([.H173]-[.H172])" office:value-type="float" office:value="89610.0528817927" calcext:value-type="float">
            <text:p>89610.0528817927</text:p>
          </table:table-cell>
          <table:table-cell table:formula="of:=[.G173]-[.$B173]" office:value-type="float" office:value="10.4894282817841" calcext:value-type="float">
            <text:p>10.4894282818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35660.31408" calcext:value-type="float">
            <text:p>1443135660.31408</text:p>
          </table:table-cell>
          <table:table-cell office:value-type="float" office:value="8224" calcext:value-type="float">
            <text:p>8224</text:p>
          </table:table-cell>
          <table:table-cell table:formula="of:=[.B174]-[.$B$2]" office:value-type="float" office:value="53.5507514476776" calcext:value-type="float">
            <text:p>53.5507514477</text:p>
          </table:table-cell>
          <table:table-cell table:formula="of:=[.C174]/([.D174]-[.D173])" office:value-type="float" office:value="79886.32406644" calcext:value-type="float">
            <text:p>79886.32406644</text:p>
          </table:table-cell>
          <table:table-cell/>
          <table:table-cell office:value-type="float" office:value="1443135670.79224" calcext:value-type="float">
            <text:p>1443135670.79224</text:p>
          </table:table-cell>
          <table:table-cell table:formula="of:=[.G174]-[.$B$2]" office:value-type="float" office:value="64.0289120674133" calcext:value-type="float">
            <text:p>64.0289120674</text:p>
          </table:table-cell>
          <table:table-cell table:formula="of:=[.C174]/([.H174]-[.H173])" office:value-type="float" office:value="89704.6667498856" calcext:value-type="float">
            <text:p>89704.6667498856</text:p>
          </table:table-cell>
          <table:table-cell table:formula="of:=[.G174]-[.$B174]" office:value-type="float" office:value="10.4781606197357" calcext:value-type="float">
            <text:p>10.4781606197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35660.41704" calcext:value-type="float">
            <text:p>1443135660.41704</text:p>
          </table:table-cell>
          <table:table-cell office:value-type="float" office:value="8224" calcext:value-type="float">
            <text:p>8224</text:p>
          </table:table-cell>
          <table:table-cell table:formula="of:=[.B175]-[.$B$2]" office:value-type="float" office:value="53.6537046432495" calcext:value-type="float">
            <text:p>53.6537046432</text:p>
          </table:table-cell>
          <table:table-cell table:formula="of:=[.C175]/([.D175]-[.D174])" office:value-type="float" office:value="79880.9590544143" calcext:value-type="float">
            <text:p>79880.9590544143</text:p>
          </table:table-cell>
          <table:table-cell/>
          <table:table-cell office:value-type="float" office:value="1443135670.8839" calcext:value-type="float">
            <text:p>1443135670.8839</text:p>
          </table:table-cell>
          <table:table-cell table:formula="of:=[.G175]-[.$B$2]" office:value-type="float" office:value="64.1205656528473" calcext:value-type="float">
            <text:p>64.1205656528</text:p>
          </table:table-cell>
          <table:table-cell table:formula="of:=[.C175]/([.H175]-[.H174])" office:value-type="float" office:value="89729.1683796235" calcext:value-type="float">
            <text:p>89729.1683796235</text:p>
          </table:table-cell>
          <table:table-cell table:formula="of:=[.G175]-[.$B175]" office:value-type="float" office:value="10.4668610095978" calcext:value-type="float">
            <text:p>10.466861009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35660.52002" calcext:value-type="float">
            <text:p>1443135660.52002</text:p>
          </table:table-cell>
          <table:table-cell office:value-type="float" office:value="8224" calcext:value-type="float">
            <text:p>8224</text:p>
          </table:table-cell>
          <table:table-cell table:formula="of:=[.B176]-[.$B$2]" office:value-type="float" office:value="53.756685256958" calcext:value-type="float">
            <text:p>53.756685257</text:p>
          </table:table-cell>
          <table:table-cell table:formula="of:=[.C176]/([.D176]-[.D175])" office:value-type="float" office:value="79859.6910995249" calcext:value-type="float">
            <text:p>79859.6910995249</text:p>
          </table:table-cell>
          <table:table-cell/>
          <table:table-cell office:value-type="float" office:value="1443135670.97569" calcext:value-type="float">
            <text:p>1443135670.97569</text:p>
          </table:table-cell>
          <table:table-cell table:formula="of:=[.G176]-[.$B$2]" office:value-type="float" office:value="64.212361574173" calcext:value-type="float">
            <text:p>64.2123615742</text:p>
          </table:table-cell>
          <table:table-cell table:formula="of:=[.C176]/([.H176]-[.H175])" office:value-type="float" office:value="89590.0371305387" calcext:value-type="float">
            <text:p>89590.0371305387</text:p>
          </table:table-cell>
          <table:table-cell table:formula="of:=[.G176]-[.$B176]" office:value-type="float" office:value="10.455676317215" calcext:value-type="float">
            <text:p>10.455676317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35660.62296" calcext:value-type="float">
            <text:p>1443135660.62296</text:p>
          </table:table-cell>
          <table:table-cell office:value-type="float" office:value="8224" calcext:value-type="float">
            <text:p>8224</text:p>
          </table:table-cell>
          <table:table-cell table:formula="of:=[.B177]-[.$B$2]" office:value-type="float" office:value="53.8596241474152" calcext:value-type="float">
            <text:p>53.8596241474</text:p>
          </table:table-cell>
          <table:table-cell table:formula="of:=[.C177]/([.D177]-[.D176])" office:value-type="float" office:value="79892.059876273" calcext:value-type="float">
            <text:p>79892.059876273</text:p>
          </table:table-cell>
          <table:table-cell/>
          <table:table-cell office:value-type="float" office:value="1443135671.33226" calcext:value-type="float">
            <text:p>1443135671.33226</text:p>
          </table:table-cell>
          <table:table-cell table:formula="of:=[.G177]-[.$B$2]" office:value-type="float" office:value="64.568924665451" calcext:value-type="float">
            <text:p>64.5689246655</text:p>
          </table:table-cell>
          <table:table-cell table:formula="of:=[.C177]/([.H177]-[.H176])" office:value-type="float" office:value="23064.641857691" calcext:value-type="float">
            <text:p>23064.641857691</text:p>
          </table:table-cell>
          <table:table-cell table:formula="of:=[.G177]-[.$B177]" office:value-type="float" office:value="10.7093005180359" calcext:value-type="float">
            <text:p>10.709300518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35660.72588" calcext:value-type="float">
            <text:p>1443135660.72588</text:p>
          </table:table-cell>
          <table:table-cell office:value-type="float" office:value="8224" calcext:value-type="float">
            <text:p>8224</text:p>
          </table:table-cell>
          <table:table-cell table:formula="of:=[.B178]-[.$B$2]" office:value-type="float" office:value="53.962548494339" calcext:value-type="float">
            <text:p>53.9625484943</text:p>
          </table:table-cell>
          <table:table-cell table:formula="of:=[.C178]/([.D178]-[.D177])" office:value-type="float" office:value="79903.3488751344" calcext:value-type="float">
            <text:p>79903.3488751344</text:p>
          </table:table-cell>
          <table:table-cell/>
          <table:table-cell office:value-type="float" office:value="1443135671.42707" calcext:value-type="float">
            <text:p>1443135671.42707</text:p>
          </table:table-cell>
          <table:table-cell table:formula="of:=[.G178]-[.$B$2]" office:value-type="float" office:value="64.663736820221" calcext:value-type="float">
            <text:p>64.6637368202</text:p>
          </table:table-cell>
          <table:table-cell table:formula="of:=[.C178]/([.H178]-[.H177])" office:value-type="float" office:value="86739.9335028202" calcext:value-type="float">
            <text:p>86739.9335028202</text:p>
          </table:table-cell>
          <table:table-cell table:formula="of:=[.G178]-[.$B178]" office:value-type="float" office:value="10.701188325882" calcext:value-type="float">
            <text:p>10.7011883259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35660.82881" calcext:value-type="float">
            <text:p>1443135660.82881</text:p>
          </table:table-cell>
          <table:table-cell office:value-type="float" office:value="8224" calcext:value-type="float">
            <text:p>8224</text:p>
          </table:table-cell>
          <table:table-cell table:formula="of:=[.B179]-[.$B$2]" office:value-type="float" office:value="54.0654838085175" calcext:value-type="float">
            <text:p>54.0654838085</text:p>
          </table:table-cell>
          <table:table-cell table:formula="of:=[.C179]/([.D179]-[.D178])" office:value-type="float" office:value="79894.8355638321" calcext:value-type="float">
            <text:p>79894.8355638321</text:p>
          </table:table-cell>
          <table:table-cell/>
          <table:table-cell office:value-type="float" office:value="1443135671.52194" calcext:value-type="float">
            <text:p>1443135671.52194</text:p>
          </table:table-cell>
          <table:table-cell table:formula="of:=[.G179]-[.$B$2]" office:value-type="float" office:value="64.7586090564728" calcext:value-type="float">
            <text:p>64.7586090565</text:p>
          </table:table-cell>
          <table:table-cell table:formula="of:=[.C179]/([.H179]-[.H178])" office:value-type="float" office:value="86685.0021134742" calcext:value-type="float">
            <text:p>86685.0021134742</text:p>
          </table:table-cell>
          <table:table-cell table:formula="of:=[.G179]-[.$B179]" office:value-type="float" office:value="10.6931252479553" calcext:value-type="float">
            <text:p>10.693125248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35660.93176" calcext:value-type="float">
            <text:p>1443135660.93176</text:p>
          </table:table-cell>
          <table:table-cell office:value-type="float" office:value="8224" calcext:value-type="float">
            <text:p>8224</text:p>
          </table:table-cell>
          <table:table-cell table:formula="of:=[.B180]-[.$B$2]" office:value-type="float" office:value="54.1684334278107" calcext:value-type="float">
            <text:p>54.1684334278</text:p>
          </table:table-cell>
          <table:table-cell table:formula="of:=[.C180]/([.D180]-[.D179])" office:value-type="float" office:value="79883.7339706625" calcext:value-type="float">
            <text:p>79883.7339706625</text:p>
          </table:table-cell>
          <table:table-cell/>
          <table:table-cell office:value-type="float" office:value="1443135671.61681" calcext:value-type="float">
            <text:p>1443135671.61681</text:p>
          </table:table-cell>
          <table:table-cell table:formula="of:=[.G180]-[.$B$2]" office:value-type="float" office:value="64.8534762859345" calcext:value-type="float">
            <text:p>64.8534762859</text:p>
          </table:table-cell>
          <table:table-cell table:formula="of:=[.C180]/([.H180]-[.H179])" office:value-type="float" office:value="86689.5770717413" calcext:value-type="float">
            <text:p>86689.5770717413</text:p>
          </table:table-cell>
          <table:table-cell table:formula="of:=[.G180]-[.$B180]" office:value-type="float" office:value="10.6850428581238" calcext:value-type="float">
            <text:p>10.685042858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35661.03267" calcext:value-type="float">
            <text:p>1443135661.03267</text:p>
          </table:table-cell>
          <table:table-cell office:value-type="float" office:value="8224" calcext:value-type="float">
            <text:p>8224</text:p>
          </table:table-cell>
          <table:table-cell table:formula="of:=[.B181]-[.$B$2]" office:value-type="float" office:value="54.2693367004395" calcext:value-type="float">
            <text:p>54.2693367004</text:p>
          </table:table-cell>
          <table:table-cell table:formula="of:=[.C181]/([.D181]-[.D180])" office:value-type="float" office:value="81503.7984967594" calcext:value-type="float">
            <text:p>81503.7984967594</text:p>
          </table:table-cell>
          <table:table-cell/>
          <table:table-cell office:value-type="float" office:value="1443135671.71169" calcext:value-type="float">
            <text:p>1443135671.71169</text:p>
          </table:table-cell>
          <table:table-cell table:formula="of:=[.G181]-[.$B$2]" office:value-type="float" office:value="64.9483542442322" calcext:value-type="float">
            <text:p>64.9483542442</text:p>
          </table:table-cell>
          <table:table-cell table:formula="of:=[.C181]/([.H181]-[.H180])" office:value-type="float" office:value="86679.7741809839" calcext:value-type="float">
            <text:p>86679.7741809839</text:p>
          </table:table-cell>
          <table:table-cell table:formula="of:=[.G181]-[.$B181]" office:value-type="float" office:value="10.6790175437927" calcext:value-type="float">
            <text:p>10.679017543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35661.12957" calcext:value-type="float">
            <text:p>1443135661.12957</text:p>
          </table:table-cell>
          <table:table-cell office:value-type="float" office:value="8224" calcext:value-type="float">
            <text:p>8224</text:p>
          </table:table-cell>
          <table:table-cell table:formula="of:=[.B182]-[.$B$2]" office:value-type="float" office:value="54.3662347793579" calcext:value-type="float">
            <text:p>54.3662347794</text:p>
          </table:table-cell>
          <table:table-cell table:formula="of:=[.C182]/([.D182]-[.D181])" office:value-type="float" office:value="84872.6836671424" calcext:value-type="float">
            <text:p>84872.6836671424</text:p>
          </table:table-cell>
          <table:table-cell/>
          <table:table-cell office:value-type="float" office:value="1443135671.80657" calcext:value-type="float">
            <text:p>1443135671.80657</text:p>
          </table:table-cell>
          <table:table-cell table:formula="of:=[.G182]-[.$B$2]" office:value-type="float" office:value="65.0432345867157" calcext:value-type="float">
            <text:p>65.0432345867</text:p>
          </table:table-cell>
          <table:table-cell table:formula="of:=[.C182]/([.H182]-[.H181])" office:value-type="float" office:value="86677.5960618861" calcext:value-type="float">
            <text:p>86677.5960618861</text:p>
          </table:table-cell>
          <table:table-cell table:formula="of:=[.G182]-[.$B182]" office:value-type="float" office:value="10.6769998073578" calcext:value-type="float">
            <text:p>10.6769998074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35661.22646" calcext:value-type="float">
            <text:p>1443135661.22646</text:p>
          </table:table-cell>
          <table:table-cell office:value-type="float" office:value="8224" calcext:value-type="float">
            <text:p>8224</text:p>
          </table:table-cell>
          <table:table-cell table:formula="of:=[.B183]-[.$B$2]" office:value-type="float" office:value="54.4631245136261" calcext:value-type="float">
            <text:p>54.4631245136</text:p>
          </table:table-cell>
          <table:table-cell table:formula="of:=[.C183]/([.D183]-[.D182])" office:value-type="float" office:value="84879.9933462111" calcext:value-type="float">
            <text:p>84879.9933462111</text:p>
          </table:table-cell>
          <table:table-cell/>
          <table:table-cell office:value-type="float" office:value="1443135671.90132" calcext:value-type="float">
            <text:p>1443135671.90132</text:p>
          </table:table-cell>
          <table:table-cell table:formula="of:=[.G183]-[.$B$2]" office:value-type="float" office:value="65.1379897594452" calcext:value-type="float">
            <text:p>65.1379897594</text:p>
          </table:table-cell>
          <table:table-cell table:formula="of:=[.C183]/([.H183]-[.H182])" office:value-type="float" office:value="86792.0954930655" calcext:value-type="float">
            <text:p>86792.0954930655</text:p>
          </table:table-cell>
          <table:table-cell table:formula="of:=[.G183]-[.$B183]" office:value-type="float" office:value="10.6748652458191" calcext:value-type="float">
            <text:p>10.674865245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35661.32336" calcext:value-type="float">
            <text:p>1443135661.32336</text:p>
          </table:table-cell>
          <table:table-cell office:value-type="float" office:value="8224" calcext:value-type="float">
            <text:p>8224</text:p>
          </table:table-cell>
          <table:table-cell table:formula="of:=[.B184]-[.$B$2]" office:value-type="float" office:value="54.5600326061249" calcext:value-type="float">
            <text:p>54.5600326061</text:p>
          </table:table-cell>
          <table:table-cell table:formula="of:=[.C184]/([.D184]-[.D183])" office:value-type="float" office:value="84863.9137139511" calcext:value-type="float">
            <text:p>84863.9137139511</text:p>
          </table:table-cell>
          <table:table-cell/>
          <table:table-cell office:value-type="float" office:value="1443135671.99629" calcext:value-type="float">
            <text:p>1443135671.99629</text:p>
          </table:table-cell>
          <table:table-cell table:formula="of:=[.G184]-[.$B$2]" office:value-type="float" office:value="65.2329592704773" calcext:value-type="float">
            <text:p>65.2329592705</text:p>
          </table:table-cell>
          <table:table-cell table:formula="of:=[.C184]/([.H184]-[.H183])" office:value-type="float" office:value="86596.2129384858" calcext:value-type="float">
            <text:p>86596.2129384858</text:p>
          </table:table-cell>
          <table:table-cell table:formula="of:=[.G184]-[.$B184]" office:value-type="float" office:value="10.6729266643524" calcext:value-type="float">
            <text:p>10.6729266644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35661.42027" calcext:value-type="float">
            <text:p>1443135661.42027</text:p>
          </table:table-cell>
          <table:table-cell office:value-type="float" office:value="8224" calcext:value-type="float">
            <text:p>8224</text:p>
          </table:table-cell>
          <table:table-cell table:formula="of:=[.B185]-[.$B$2]" office:value-type="float" office:value="54.6569430828095" calcext:value-type="float">
            <text:p>54.6569430828</text:p>
          </table:table-cell>
          <table:table-cell table:formula="of:=[.C185]/([.D185]-[.D184])" office:value-type="float" office:value="84861.8258969868" calcext:value-type="float">
            <text:p>84861.8258969868</text:p>
          </table:table-cell>
          <table:table-cell/>
          <table:table-cell office:value-type="float" office:value="1443135672.04219" calcext:value-type="float">
            <text:p>1443135672.04219</text:p>
          </table:table-cell>
          <table:table-cell table:formula="of:=[.G185]-[.$B$2]" office:value-type="float" office:value="65.2788605690003" calcext:value-type="float">
            <text:p>65.278860569</text:p>
          </table:table-cell>
          <table:table-cell table:formula="of:=[.C185]/([.H185]-[.H184])" office:value-type="float" office:value="179167.044607426" calcext:value-type="float">
            <text:p>179167.044607426</text:p>
          </table:table-cell>
          <table:table-cell table:formula="of:=[.G185]-[.$B185]" office:value-type="float" office:value="10.6219174861908" calcext:value-type="float">
            <text:p>10.621917486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35661.51716" calcext:value-type="float">
            <text:p>1443135661.51716</text:p>
          </table:table-cell>
          <table:table-cell office:value-type="float" office:value="8224" calcext:value-type="float">
            <text:p>8224</text:p>
          </table:table-cell>
          <table:table-cell table:formula="of:=[.B186]-[.$B$2]" office:value-type="float" office:value="54.7538297176361" calcext:value-type="float">
            <text:p>54.7538297176</text:p>
          </table:table-cell>
          <table:table-cell table:formula="of:=[.C186]/([.D186]-[.D185])" office:value-type="float" office:value="84882.7086905594" calcext:value-type="float">
            <text:p>84882.7086905594</text:p>
          </table:table-cell>
          <table:table-cell/>
          <table:table-cell office:value-type="float" office:value="1443135672.12998" calcext:value-type="float">
            <text:p>1443135672.12998</text:p>
          </table:table-cell>
          <table:table-cell table:formula="of:=[.G186]-[.$B$2]" office:value-type="float" office:value="65.3666462898254" calcext:value-type="float">
            <text:p>65.3666462898</text:p>
          </table:table-cell>
          <table:table-cell table:formula="of:=[.C186]/([.H186]-[.H185])" office:value-type="float" office:value="93682.661857686" calcext:value-type="float">
            <text:p>93682.661857686</text:p>
          </table:table-cell>
          <table:table-cell table:formula="of:=[.G186]-[.$B186]" office:value-type="float" office:value="10.6128165721893" calcext:value-type="float">
            <text:p>10.6128165722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35661.61406" calcext:value-type="float">
            <text:p>1443135661.61406</text:p>
          </table:table-cell>
          <table:table-cell office:value-type="float" office:value="8224" calcext:value-type="float">
            <text:p>8224</text:p>
          </table:table-cell>
          <table:table-cell table:formula="of:=[.B187]-[.$B$2]" office:value-type="float" office:value="54.8507242202759" calcext:value-type="float">
            <text:p>54.8507242203</text:p>
          </table:table-cell>
          <table:table-cell table:formula="of:=[.C187]/([.D187]-[.D186])" office:value-type="float" office:value="84875.8162325759" calcext:value-type="float">
            <text:p>84875.8162325759</text:p>
          </table:table-cell>
          <table:table-cell/>
          <table:table-cell office:value-type="float" office:value="1443135672.2177" calcext:value-type="float">
            <text:p>1443135672.2177</text:p>
          </table:table-cell>
          <table:table-cell table:formula="of:=[.G187]-[.$B$2]" office:value-type="float" office:value="65.4543678760529" calcext:value-type="float">
            <text:p>65.4543678761</text:p>
          </table:table-cell>
          <table:table-cell table:formula="of:=[.C187]/([.H187]-[.H186])" office:value-type="float" office:value="93751.1546893303" calcext:value-type="float">
            <text:p>93751.1546893303</text:p>
          </table:table-cell>
          <table:table-cell table:formula="of:=[.G187]-[.$B187]" office:value-type="float" office:value="10.603643655777" calcext:value-type="float">
            <text:p>10.603643655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35661.71102" calcext:value-type="float">
            <text:p>1443135661.71102</text:p>
          </table:table-cell>
          <table:table-cell office:value-type="float" office:value="8224" calcext:value-type="float">
            <text:p>8224</text:p>
          </table:table-cell>
          <table:table-cell table:formula="of:=[.B188]-[.$B$2]" office:value-type="float" office:value="54.9476866722107" calcext:value-type="float">
            <text:p>54.9476866722</text:p>
          </table:table-cell>
          <table:table-cell table:formula="of:=[.C188]/([.D188]-[.D187])" office:value-type="float" office:value="84816.3370036145" calcext:value-type="float">
            <text:p>84816.3370036145</text:p>
          </table:table-cell>
          <table:table-cell/>
          <table:table-cell office:value-type="float" office:value="1443135672.30568" calcext:value-type="float">
            <text:p>1443135672.30568</text:p>
          </table:table-cell>
          <table:table-cell table:formula="of:=[.G188]-[.$B$2]" office:value-type="float" office:value="65.5423445701599" calcext:value-type="float">
            <text:p>65.5423445702</text:p>
          </table:table-cell>
          <table:table-cell table:formula="of:=[.C188]/([.H188]-[.H187])" office:value-type="float" office:value="93479.3024842751" calcext:value-type="float">
            <text:p>93479.3024842751</text:p>
          </table:table-cell>
          <table:table-cell table:formula="of:=[.G188]-[.$B188]" office:value-type="float" office:value="10.5946578979492" calcext:value-type="float">
            <text:p>10.594657897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35661.80793" calcext:value-type="float">
            <text:p>1443135661.80793</text:p>
          </table:table-cell>
          <table:table-cell office:value-type="float" office:value="8224" calcext:value-type="float">
            <text:p>8224</text:p>
          </table:table-cell>
          <table:table-cell table:formula="of:=[.B189]-[.$B$2]" office:value-type="float" office:value="55.0445983409882" calcext:value-type="float">
            <text:p>55.044598341</text:p>
          </table:table-cell>
          <table:table-cell table:formula="of:=[.C189]/([.D189]-[.D188])" office:value-type="float" office:value="84860.7820270274" calcext:value-type="float">
            <text:p>84860.7820270274</text:p>
          </table:table-cell>
          <table:table-cell/>
          <table:table-cell office:value-type="float" office:value="1443135672.39341" calcext:value-type="float">
            <text:p>1443135672.39341</text:p>
          </table:table-cell>
          <table:table-cell table:formula="of:=[.G189]-[.$B$2]" office:value-type="float" office:value="65.6300768852234" calcext:value-type="float">
            <text:p>65.6300768852</text:p>
          </table:table-cell>
          <table:table-cell table:formula="of:=[.C189]/([.H189]-[.H188])" office:value-type="float" office:value="93739.6898058569" calcext:value-type="float">
            <text:p>93739.6898058569</text:p>
          </table:table-cell>
          <table:table-cell table:formula="of:=[.G189]-[.$B189]" office:value-type="float" office:value="10.5854785442352" calcext:value-type="float">
            <text:p>10.5854785442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35661.90483" calcext:value-type="float">
            <text:p>1443135661.90483</text:p>
          </table:table-cell>
          <table:table-cell office:value-type="float" office:value="8224" calcext:value-type="float">
            <text:p>8224</text:p>
          </table:table-cell>
          <table:table-cell table:formula="of:=[.B190]-[.$B$2]" office:value-type="float" office:value="55.1414978504181" calcext:value-type="float">
            <text:p>55.1414978504</text:p>
          </table:table-cell>
          <table:table-cell table:formula="of:=[.C190]/([.D190]-[.D189])" office:value-type="float" office:value="84871.4307057127" calcext:value-type="float">
            <text:p>84871.4307057127</text:p>
          </table:table-cell>
          <table:table-cell/>
          <table:table-cell office:value-type="float" office:value="1443135672.48119" calcext:value-type="float">
            <text:p>1443135672.48119</text:p>
          </table:table-cell>
          <table:table-cell table:formula="of:=[.G190]-[.$B$2]" office:value-type="float" office:value="65.7178633213043" calcext:value-type="float">
            <text:p>65.7178633213</text:p>
          </table:table-cell>
          <table:table-cell table:formula="of:=[.C190]/([.H190]-[.H189])" office:value-type="float" office:value="93681.8985613914" calcext:value-type="float">
            <text:p>93681.8985613914</text:p>
          </table:table-cell>
          <table:table-cell table:formula="of:=[.G190]-[.$B190]" office:value-type="float" office:value="10.5763654708862" calcext:value-type="float">
            <text:p>10.576365470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35662.0014" calcext:value-type="float">
            <text:p>1443135662.0014</text:p>
          </table:table-cell>
          <table:table-cell office:value-type="float" office:value="8224" calcext:value-type="float">
            <text:p>8224</text:p>
          </table:table-cell>
          <table:table-cell table:formula="of:=[.B191]-[.$B$2]" office:value-type="float" office:value="55.2380676269531" calcext:value-type="float">
            <text:p>55.238067627</text:p>
          </table:table-cell>
          <table:table-cell table:formula="of:=[.C191]/([.D191]-[.D190])" office:value-type="float" office:value="85161.2201568722" calcext:value-type="float">
            <text:p>85161.2201568722</text:p>
          </table:table-cell>
          <table:table-cell/>
          <table:table-cell office:value-type="float" office:value="1443135672.56895" calcext:value-type="float">
            <text:p>1443135672.56895</text:p>
          </table:table-cell>
          <table:table-cell table:formula="of:=[.G191]-[.$B$2]" office:value-type="float" office:value="65.8056192398071" calcext:value-type="float">
            <text:p>65.8056192398</text:p>
          </table:table-cell>
          <table:table-cell table:formula="of:=[.C191]/([.H191]-[.H190])" office:value-type="float" office:value="93714.4769299735" calcext:value-type="float">
            <text:p>93714.4769299735</text:p>
          </table:table-cell>
          <table:table-cell table:formula="of:=[.G191]-[.$B191]" office:value-type="float" office:value="10.567551612854" calcext:value-type="float">
            <text:p>10.567551612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35662.08186" calcext:value-type="float">
            <text:p>1443135662.08186</text:p>
          </table:table-cell>
          <table:table-cell office:value-type="float" office:value="8224" calcext:value-type="float">
            <text:p>8224</text:p>
          </table:table-cell>
          <table:table-cell table:formula="of:=[.B192]-[.$B$2]" office:value-type="float" office:value="55.3185274600983" calcext:value-type="float">
            <text:p>55.3185274601</text:p>
          </table:table-cell>
          <table:table-cell table:formula="of:=[.C192]/([.D192]-[.D191])" office:value-type="float" office:value="102212.491357827" calcext:value-type="float">
            <text:p>102212.491357827</text:p>
          </table:table-cell>
          <table:table-cell/>
          <table:table-cell office:value-type="float" office:value="1443135672.65681" calcext:value-type="float">
            <text:p>1443135672.65681</text:p>
          </table:table-cell>
          <table:table-cell table:formula="of:=[.G192]-[.$B$2]" office:value-type="float" office:value="65.8934791088104" calcext:value-type="float">
            <text:p>65.8934791088</text:p>
          </table:table-cell>
          <table:table-cell table:formula="of:=[.C192]/([.H192]-[.H191])" office:value-type="float" office:value="93603.5996103237" calcext:value-type="float">
            <text:p>93603.5996103237</text:p>
          </table:table-cell>
          <table:table-cell table:formula="of:=[.G192]-[.$B192]" office:value-type="float" office:value="10.5749516487122" calcext:value-type="float">
            <text:p>10.5749516487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35662.16232" calcext:value-type="float">
            <text:p>1443135662.16232</text:p>
          </table:table-cell>
          <table:table-cell office:value-type="float" office:value="8224" calcext:value-type="float">
            <text:p>8224</text:p>
          </table:table-cell>
          <table:table-cell table:formula="of:=[.B193]-[.$B$2]" office:value-type="float" office:value="55.3989937305451" calcext:value-type="float">
            <text:p>55.3989937305</text:p>
          </table:table-cell>
          <table:table-cell table:formula="of:=[.C193]/([.D193]-[.D192])" office:value-type="float" office:value="102204.314358519" calcext:value-type="float">
            <text:p>102204.314358519</text:p>
          </table:table-cell>
          <table:table-cell/>
          <table:table-cell office:value-type="float" office:value="1443135672.74472" calcext:value-type="float">
            <text:p>1443135672.74472</text:p>
          </table:table-cell>
          <table:table-cell table:formula="of:=[.G193]-[.$B$2]" office:value-type="float" office:value="65.9813854694366" calcext:value-type="float">
            <text:p>65.9813854694</text:p>
          </table:table-cell>
          <table:table-cell table:formula="of:=[.C193]/([.H193]-[.H192])" office:value-type="float" office:value="93554.0948506398" calcext:value-type="float">
            <text:p>93554.0948506398</text:p>
          </table:table-cell>
          <table:table-cell table:formula="of:=[.G193]-[.$B193]" office:value-type="float" office:value="10.5823917388916" calcext:value-type="float">
            <text:p>10.582391738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35662.24279" calcext:value-type="float">
            <text:p>1443135662.24279</text:p>
          </table:table-cell>
          <table:table-cell office:value-type="float" office:value="8224" calcext:value-type="float">
            <text:p>8224</text:p>
          </table:table-cell>
          <table:table-cell table:formula="of:=[.B194]-[.$B$2]" office:value-type="float" office:value="55.4794578552246" calcext:value-type="float">
            <text:p>55.4794578552</text:p>
          </table:table-cell>
          <table:table-cell table:formula="of:=[.C194]/([.D194]-[.D193])" office:value-type="float" office:value="102207.039879582" calcext:value-type="float">
            <text:p>102207.039879582</text:p>
          </table:table-cell>
          <table:table-cell/>
          <table:table-cell office:value-type="float" office:value="1443135672.83242" calcext:value-type="float">
            <text:p>1443135672.83242</text:p>
          </table:table-cell>
          <table:table-cell table:formula="of:=[.G194]-[.$B$2]" office:value-type="float" office:value="66.0690870285034" calcext:value-type="float">
            <text:p>66.0690870285</text:p>
          </table:table-cell>
          <table:table-cell table:formula="of:=[.C194]/([.H194]-[.H193])" office:value-type="float" office:value="93772.5633102893" calcext:value-type="float">
            <text:p>93772.5633102893</text:p>
          </table:table-cell>
          <table:table-cell table:formula="of:=[.G194]-[.$B194]" office:value-type="float" office:value="10.5896291732788" calcext:value-type="float">
            <text:p>10.5896291733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35662.32324" calcext:value-type="float">
            <text:p>1443135662.32324</text:p>
          </table:table-cell>
          <table:table-cell office:value-type="float" office:value="8224" calcext:value-type="float">
            <text:p>8224</text:p>
          </table:table-cell>
          <table:table-cell table:formula="of:=[.B195]-[.$B$2]" office:value-type="float" office:value="55.5599091053009" calcext:value-type="float">
            <text:p>55.5599091053</text:p>
          </table:table-cell>
          <table:table-cell table:formula="of:=[.C195]/([.D195]-[.D194])" office:value-type="float" office:value="102223.396059116" calcext:value-type="float">
            <text:p>102223.396059116</text:p>
          </table:table-cell>
          <table:table-cell/>
          <table:table-cell office:value-type="float" office:value="1443135672.92032" calcext:value-type="float">
            <text:p>1443135672.92032</text:p>
          </table:table-cell>
          <table:table-cell table:formula="of:=[.G195]-[.$B$2]" office:value-type="float" office:value="66.1569893360138" calcext:value-type="float">
            <text:p>66.156989336</text:p>
          </table:table-cell>
          <table:table-cell table:formula="of:=[.C195]/([.H195]-[.H194])" office:value-type="float" office:value="93558.4085665697" calcext:value-type="float">
            <text:p>93558.4085665697</text:p>
          </table:table-cell>
          <table:table-cell table:formula="of:=[.G195]-[.$B195]" office:value-type="float" office:value="10.5970802307129" calcext:value-type="float">
            <text:p>10.5970802307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35662.40369" calcext:value-type="float">
            <text:p>1443135662.40369</text:p>
          </table:table-cell>
          <table:table-cell office:value-type="float" office:value="8224" calcext:value-type="float">
            <text:p>8224</text:p>
          </table:table-cell>
          <table:table-cell table:formula="of:=[.B196]-[.$B$2]" office:value-type="float" office:value="55.6403548717499" calcext:value-type="float">
            <text:p>55.6403548717</text:p>
          </table:table-cell>
          <table:table-cell table:formula="of:=[.C196]/([.D196]-[.D195])" office:value-type="float" office:value="102230.364169833" calcext:value-type="float">
            <text:p>102230.364169833</text:p>
          </table:table-cell>
          <table:table-cell/>
          <table:table-cell office:value-type="float" office:value="1443135673.00809" calcext:value-type="float">
            <text:p>1443135673.00809</text:p>
          </table:table-cell>
          <table:table-cell table:formula="of:=[.G196]-[.$B$2]" office:value-type="float" office:value="66.2447588443756" calcext:value-type="float">
            <text:p>66.2447588444</text:p>
          </table:table-cell>
          <table:table-cell table:formula="of:=[.C196]/([.H196]-[.H195])" office:value-type="float" office:value="93699.966577206" calcext:value-type="float">
            <text:p>93699.966577206</text:p>
          </table:table-cell>
          <table:table-cell table:formula="of:=[.G196]-[.$B196]" office:value-type="float" office:value="10.6044039726257" calcext:value-type="float">
            <text:p>10.6044039726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35662.48415" calcext:value-type="float">
            <text:p>1443135662.48415</text:p>
          </table:table-cell>
          <table:table-cell office:value-type="float" office:value="8224" calcext:value-type="float">
            <text:p>8224</text:p>
          </table:table-cell>
          <table:table-cell table:formula="of:=[.B197]-[.$B$2]" office:value-type="float" office:value="55.7208173274994" calcext:value-type="float">
            <text:p>55.7208173275</text:p>
          </table:table-cell>
          <table:table-cell table:formula="of:=[.C197]/([.D197]-[.D196])" office:value-type="float" office:value="102209.159829799" calcext:value-type="float">
            <text:p>102209.159829799</text:p>
          </table:table-cell>
          <table:table-cell/>
          <table:table-cell office:value-type="float" office:value="1443135673.0512" calcext:value-type="float">
            <text:p>1443135673.0512</text:p>
          </table:table-cell>
          <table:table-cell table:formula="of:=[.G197]-[.$B$2]" office:value-type="float" office:value="66.2878661155701" calcext:value-type="float">
            <text:p>66.2878661156</text:p>
          </table:table-cell>
          <table:table-cell table:formula="of:=[.C197]/([.H197]-[.H196])" office:value-type="float" office:value="190779.87940599" calcext:value-type="float">
            <text:p>190779.87940599</text:p>
          </table:table-cell>
          <table:table-cell table:formula="of:=[.G197]-[.$B197]" office:value-type="float" office:value="10.5670487880707" calcext:value-type="float">
            <text:p>10.567048788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35662.56462" calcext:value-type="float">
            <text:p>1443135662.56462</text:p>
          </table:table-cell>
          <table:table-cell office:value-type="float" office:value="8224" calcext:value-type="float">
            <text:p>8224</text:p>
          </table:table-cell>
          <table:table-cell table:formula="of:=[.B198]-[.$B$2]" office:value-type="float" office:value="55.8012924194336" calcext:value-type="float">
            <text:p>55.8012924194</text:p>
          </table:table-cell>
          <table:table-cell table:formula="of:=[.C198]/([.D198]-[.D197])" office:value-type="float" office:value="102193.110965613" calcext:value-type="float">
            <text:p>102193.110965613</text:p>
          </table:table-cell>
          <table:table-cell/>
          <table:table-cell office:value-type="float" office:value="1443135673.13376" calcext:value-type="float">
            <text:p>1443135673.13376</text:p>
          </table:table-cell>
          <table:table-cell table:formula="of:=[.G198]-[.$B$2]" office:value-type="float" office:value="66.3704302310944" calcext:value-type="float">
            <text:p>66.3704302311</text:p>
          </table:table-cell>
          <table:table-cell table:formula="of:=[.C198]/([.H198]-[.H197])" office:value-type="float" office:value="99607.4377806462" calcext:value-type="float">
            <text:p>99607.4377806462</text:p>
          </table:table-cell>
          <table:table-cell table:formula="of:=[.G198]-[.$B198]" office:value-type="float" office:value="10.5691378116608" calcext:value-type="float">
            <text:p>10.5691378117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35662.64508" calcext:value-type="float">
            <text:p>1443135662.64508</text:p>
          </table:table-cell>
          <table:table-cell office:value-type="float" office:value="8224" calcext:value-type="float">
            <text:p>8224</text:p>
          </table:table-cell>
          <table:table-cell table:formula="of:=[.B199]-[.$B$2]" office:value-type="float" office:value="55.8817472457886" calcext:value-type="float">
            <text:p>55.8817472458</text:p>
          </table:table-cell>
          <table:table-cell table:formula="of:=[.C199]/([.D199]-[.D198])" office:value-type="float" office:value="102218.852150824" calcext:value-type="float">
            <text:p>102218.852150824</text:p>
          </table:table-cell>
          <table:table-cell/>
          <table:table-cell office:value-type="float" office:value="1443135673.21633" calcext:value-type="float">
            <text:p>1443135673.21633</text:p>
          </table:table-cell>
          <table:table-cell table:formula="of:=[.G199]-[.$B$2]" office:value-type="float" office:value="66.4529995918274" calcext:value-type="float">
            <text:p>66.4529995918</text:p>
          </table:table-cell>
          <table:table-cell table:formula="of:=[.C199]/([.H199]-[.H198])" office:value-type="float" office:value="99601.1102301044" calcext:value-type="float">
            <text:p>99601.1102301044</text:p>
          </table:table-cell>
          <table:table-cell table:formula="of:=[.G199]-[.$B199]" office:value-type="float" office:value="10.5712523460388" calcext:value-type="float">
            <text:p>10.571252346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35662.72552" calcext:value-type="float">
            <text:p>1443135662.72552</text:p>
          </table:table-cell>
          <table:table-cell office:value-type="float" office:value="8224" calcext:value-type="float">
            <text:p>8224</text:p>
          </table:table-cell>
          <table:table-cell table:formula="of:=[.B200]-[.$B$2]" office:value-type="float" office:value="55.9621863365173" calcext:value-type="float">
            <text:p>55.9621863365</text:p>
          </table:table-cell>
          <table:table-cell table:formula="of:=[.C200]/([.D200]-[.D199])" office:value-type="float" office:value="102238.848369523" calcext:value-type="float">
            <text:p>102238.848369523</text:p>
          </table:table-cell>
          <table:table-cell/>
          <table:table-cell office:value-type="float" office:value="1443135673.2989" calcext:value-type="float">
            <text:p>1443135673.2989</text:p>
          </table:table-cell>
          <table:table-cell table:formula="of:=[.G200]-[.$B$2]" office:value-type="float" office:value="66.5355672836304" calcext:value-type="float">
            <text:p>66.5355672836</text:p>
          </table:table-cell>
          <table:table-cell table:formula="of:=[.C200]/([.H200]-[.H199])" office:value-type="float" office:value="99603.1234544373" calcext:value-type="float">
            <text:p>99603.1234544373</text:p>
          </table:table-cell>
          <table:table-cell table:formula="of:=[.G200]-[.$B200]" office:value-type="float" office:value="10.573380947113" calcext:value-type="float">
            <text:p>10.573380947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35662.80598" calcext:value-type="float">
            <text:p>1443135662.80598</text:p>
          </table:table-cell>
          <table:table-cell office:value-type="float" office:value="8224" calcext:value-type="float">
            <text:p>8224</text:p>
          </table:table-cell>
          <table:table-cell table:formula="of:=[.B201]-[.$B$2]" office:value-type="float" office:value="56.0426487922669" calcext:value-type="float">
            <text:p>56.0426487923</text:p>
          </table:table-cell>
          <table:table-cell table:formula="of:=[.C201]/([.D201]-[.D200])" office:value-type="float" office:value="102209.159829799" calcext:value-type="float">
            <text:p>102209.159829799</text:p>
          </table:table-cell>
          <table:table-cell/>
          <table:table-cell office:value-type="float" office:value="1443135673.38139" calcext:value-type="float">
            <text:p>1443135673.38139</text:p>
          </table:table-cell>
          <table:table-cell table:formula="of:=[.G201]-[.$B$2]" office:value-type="float" office:value="66.6180579662323" calcext:value-type="float">
            <text:p>66.6180579662</text:p>
          </table:table-cell>
          <table:table-cell table:formula="of:=[.C201]/([.H201]-[.H200])" office:value-type="float" office:value="99696.1079796873" calcext:value-type="float">
            <text:p>99696.1079796873</text:p>
          </table:table-cell>
          <table:table-cell table:formula="of:=[.G201]-[.$B201]" office:value-type="float" office:value="10.5754091739655" calcext:value-type="float">
            <text:p>10.57540917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35662.88643" calcext:value-type="float">
            <text:p>1443135662.88643</text:p>
          </table:table-cell>
          <table:table-cell office:value-type="float" office:value="8224" calcext:value-type="float">
            <text:p>8224</text:p>
          </table:table-cell>
          <table:table-cell table:formula="of:=[.B202]-[.$B$2]" office:value-type="float" office:value="56.1230943202972" calcext:value-type="float">
            <text:p>56.1230943203</text:p>
          </table:table-cell>
          <table:table-cell table:formula="of:=[.C202]/([.D202]-[.D201])" office:value-type="float" office:value="102230.667152718" calcext:value-type="float">
            <text:p>102230.667152718</text:p>
          </table:table-cell>
          <table:table-cell/>
          <table:table-cell office:value-type="float" office:value="1443135673.46392" calcext:value-type="float">
            <text:p>1443135673.46392</text:p>
          </table:table-cell>
          <table:table-cell table:formula="of:=[.G202]-[.$B$2]" office:value-type="float" office:value="66.7005937099457" calcext:value-type="float">
            <text:p>66.7005937099</text:p>
          </table:table-cell>
          <table:table-cell table:formula="of:=[.C202]/([.H202]-[.H201])" office:value-type="float" office:value="99641.6780172165" calcext:value-type="float">
            <text:p>99641.6780172165</text:p>
          </table:table-cell>
          <table:table-cell table:formula="of:=[.G202]-[.$B202]" office:value-type="float" office:value="10.5774993896484" calcext:value-type="float">
            <text:p>10.577499389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35662.96688" calcext:value-type="float">
            <text:p>1443135662.96688</text:p>
          </table:table-cell>
          <table:table-cell office:value-type="float" office:value="8224" calcext:value-type="float">
            <text:p>8224</text:p>
          </table:table-cell>
          <table:table-cell table:formula="of:=[.B203]-[.$B$2]" office:value-type="float" office:value="56.2035512924194" calcext:value-type="float">
            <text:p>56.2035512924</text:p>
          </table:table-cell>
          <table:table-cell table:formula="of:=[.C203]/([.D203]-[.D202])" office:value-type="float" office:value="102216.125999745" calcext:value-type="float">
            <text:p>102216.125999745</text:p>
          </table:table-cell>
          <table:table-cell/>
          <table:table-cell office:value-type="float" office:value="1443135673.5465" calcext:value-type="float">
            <text:p>1443135673.5465</text:p>
          </table:table-cell>
          <table:table-cell table:formula="of:=[.G203]-[.$B$2]" office:value-type="float" office:value="66.7831659317017" calcext:value-type="float">
            <text:p>66.7831659317</text:p>
          </table:table-cell>
          <table:table-cell table:formula="of:=[.C203]/([.H203]-[.H202])" office:value-type="float" office:value="99597.6591777278" calcext:value-type="float">
            <text:p>99597.6591777278</text:p>
          </table:table-cell>
          <table:table-cell table:formula="of:=[.G203]-[.$B203]" office:value-type="float" office:value="10.5796146392822" calcext:value-type="float">
            <text:p>10.5796146393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35663.04851" calcext:value-type="float">
            <text:p>1443135663.04851</text:p>
          </table:table-cell>
          <table:table-cell office:value-type="float" office:value="8224" calcext:value-type="float">
            <text:p>8224</text:p>
          </table:table-cell>
          <table:table-cell table:formula="of:=[.B204]-[.$B$2]" office:value-type="float" office:value="56.285181760788" calcext:value-type="float">
            <text:p>56.2851817608</text:p>
          </table:table-cell>
          <table:table-cell table:formula="of:=[.C204]/([.D204]-[.D203])" office:value-type="float" office:value="100746.696231998" calcext:value-type="float">
            <text:p>100746.696231998</text:p>
          </table:table-cell>
          <table:table-cell/>
          <table:table-cell office:value-type="float" office:value="1443135673.62901" calcext:value-type="float">
            <text:p>1443135673.62901</text:p>
          </table:table-cell>
          <table:table-cell table:formula="of:=[.G204]-[.$B$2]" office:value-type="float" office:value="66.8656816482544" calcext:value-type="float">
            <text:p>66.8656816483</text:p>
          </table:table-cell>
          <table:table-cell table:formula="of:=[.C204]/([.H204]-[.H203])" office:value-type="float" office:value="99665.8617724562" calcext:value-type="float">
            <text:p>99665.8617724562</text:p>
          </table:table-cell>
          <table:table-cell table:formula="of:=[.G204]-[.$B204]" office:value-type="float" office:value="10.5804998874664" calcext:value-type="float">
            <text:p>10.5804998875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35663.1309" calcext:value-type="float">
            <text:p>1443135663.1309</text:p>
          </table:table-cell>
          <table:table-cell office:value-type="float" office:value="8224" calcext:value-type="float">
            <text:p>8224</text:p>
          </table:table-cell>
          <table:table-cell table:formula="of:=[.B205]-[.$B$2]" office:value-type="float" office:value="56.3675684928894" calcext:value-type="float">
            <text:p>56.3675684929</text:p>
          </table:table-cell>
          <table:table-cell table:formula="of:=[.C205]/([.D205]-[.D204])" office:value-type="float" office:value="99821.8983837595" calcext:value-type="float">
            <text:p>99821.8983837595</text:p>
          </table:table-cell>
          <table:table-cell/>
          <table:table-cell office:value-type="float" office:value="1443135673.71159" calcext:value-type="float">
            <text:p>1443135673.71159</text:p>
          </table:table-cell>
          <table:table-cell table:formula="of:=[.G205]-[.$B$2]" office:value-type="float" office:value="66.9482622146606" calcext:value-type="float">
            <text:p>66.9482622147</text:p>
          </table:table-cell>
          <table:table-cell table:formula="of:=[.C205]/([.H205]-[.H204])" office:value-type="float" office:value="99587.5949741316" calcext:value-type="float">
            <text:p>99587.5949741316</text:p>
          </table:table-cell>
          <table:table-cell table:formula="of:=[.G205]-[.$B205]" office:value-type="float" office:value="10.5806937217712" calcext:value-type="float">
            <text:p>10.5806937218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35663.21331" calcext:value-type="float">
            <text:p>1443135663.21331</text:p>
          </table:table-cell>
          <table:table-cell office:value-type="float" office:value="8224" calcext:value-type="float">
            <text:p>8224</text:p>
          </table:table-cell>
          <table:table-cell table:formula="of:=[.B206]-[.$B$2]" office:value-type="float" office:value="56.4499740600586" calcext:value-type="float">
            <text:p>56.4499740601</text:p>
          </table:table-cell>
          <table:table-cell table:formula="of:=[.C206]/([.D206]-[.D205])" office:value-type="float" office:value="99799.0825439627" calcext:value-type="float">
            <text:p>99799.0825439627</text:p>
          </table:table-cell>
          <table:table-cell/>
          <table:table-cell office:value-type="float" office:value="1443135673.7941" calcext:value-type="float">
            <text:p>1443135673.7941</text:p>
          </table:table-cell>
          <table:table-cell table:formula="of:=[.G206]-[.$B$2]" office:value-type="float" office:value="67.0307641029358" calcext:value-type="float">
            <text:p>67.0307641029</text:p>
          </table:table-cell>
          <table:table-cell table:formula="of:=[.C206]/([.H206]-[.H205])" office:value-type="float" office:value="99682.5669319554" calcext:value-type="float">
            <text:p>99682.5669319554</text:p>
          </table:table-cell>
          <table:table-cell table:formula="of:=[.G206]-[.$B206]" office:value-type="float" office:value="10.5807900428772" calcext:value-type="float">
            <text:p>10.5807900429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35663.2957" calcext:value-type="float">
            <text:p>1443135663.2957</text:p>
          </table:table-cell>
          <table:table-cell office:value-type="float" office:value="8224" calcext:value-type="float">
            <text:p>8224</text:p>
          </table:table-cell>
          <table:table-cell table:formula="of:=[.B207]-[.$B$2]" office:value-type="float" office:value="56.5323674678803" calcext:value-type="float">
            <text:p>56.5323674679</text:p>
          </table:table-cell>
          <table:table-cell table:formula="of:=[.C207]/([.D207]-[.D206])" office:value-type="float" office:value="99813.8105635983" calcext:value-type="float">
            <text:p>99813.8105635983</text:p>
          </table:table-cell>
          <table:table-cell/>
          <table:table-cell office:value-type="float" office:value="1443135673.8766" calcext:value-type="float">
            <text:p>1443135673.8766</text:p>
          </table:table-cell>
          <table:table-cell table:formula="of:=[.G207]-[.$B$2]" office:value-type="float" office:value="67.1132681369781" calcext:value-type="float">
            <text:p>67.113268137</text:p>
          </table:table-cell>
          <table:table-cell table:formula="of:=[.C207]/([.H207]-[.H206])" office:value-type="float" office:value="99679.9743849824" calcext:value-type="float">
            <text:p>99679.9743849824</text:p>
          </table:table-cell>
          <table:table-cell table:formula="of:=[.G207]-[.$B207]" office:value-type="float" office:value="10.5809006690979" calcext:value-type="float">
            <text:p>10.580900669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35663.37811" calcext:value-type="float">
            <text:p>1443135663.37811</text:p>
          </table:table-cell>
          <table:table-cell office:value-type="float" office:value="8224" calcext:value-type="float">
            <text:p>8224</text:p>
          </table:table-cell>
          <table:table-cell table:formula="of:=[.B208]-[.$B$2]" office:value-type="float" office:value="56.6147813796997" calcext:value-type="float">
            <text:p>56.6147813797</text:p>
          </table:table-cell>
          <table:table-cell table:formula="of:=[.C208]/([.D208]-[.D207])" office:value-type="float" office:value="99788.9775941725" calcext:value-type="float">
            <text:p>99788.9775941725</text:p>
          </table:table-cell>
          <table:table-cell/>
          <table:table-cell office:value-type="float" office:value="1443135673.95911" calcext:value-type="float">
            <text:p>1443135673.95911</text:p>
          </table:table-cell>
          <table:table-cell table:formula="of:=[.G208]-[.$B$2]" office:value-type="float" office:value="67.1957833766937" calcext:value-type="float">
            <text:p>67.1957833767</text:p>
          </table:table-cell>
          <table:table-cell table:formula="of:=[.C208]/([.H208]-[.H207])" office:value-type="float" office:value="99666.4377192323" calcext:value-type="float">
            <text:p>99666.4377192323</text:p>
          </table:table-cell>
          <table:table-cell table:formula="of:=[.G208]-[.$B208]" office:value-type="float" office:value="10.581001996994" calcext:value-type="float">
            <text:p>10.581001997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35663.46051" calcext:value-type="float">
            <text:p>1443135663.46051</text:p>
          </table:table-cell>
          <table:table-cell office:value-type="float" office:value="8224" calcext:value-type="float">
            <text:p>8224</text:p>
          </table:table-cell>
          <table:table-cell table:formula="of:=[.B209]-[.$B$2]" office:value-type="float" office:value="56.6971771717072" calcext:value-type="float">
            <text:p>56.6971771717</text:p>
          </table:table-cell>
          <table:table-cell table:formula="of:=[.C209]/([.D209]-[.D208])" office:value-type="float" office:value="99810.9223740064" calcext:value-type="float">
            <text:p>99810.9223740064</text:p>
          </table:table-cell>
          <table:table-cell/>
          <table:table-cell office:value-type="float" office:value="1443135674.04168" calcext:value-type="float">
            <text:p>1443135674.04168</text:p>
          </table:table-cell>
          <table:table-cell table:formula="of:=[.G209]-[.$B$2]" office:value-type="float" office:value="67.2783505916595" calcext:value-type="float">
            <text:p>67.2783505917</text:p>
          </table:table-cell>
          <table:table-cell table:formula="of:=[.C209]/([.H209]-[.H208])" office:value-type="float" office:value="99603.6986763381" calcext:value-type="float">
            <text:p>99603.6986763381</text:p>
          </table:table-cell>
          <table:table-cell table:formula="of:=[.G209]-[.$B209]" office:value-type="float" office:value="10.5811734199524" calcext:value-type="float">
            <text:p>10.5811734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35663.54289" calcext:value-type="float">
            <text:p>1443135663.54289</text:p>
          </table:table-cell>
          <table:table-cell office:value-type="float" office:value="8224" calcext:value-type="float">
            <text:p>8224</text:p>
          </table:table-cell>
          <table:table-cell table:formula="of:=[.B210]-[.$B$2]" office:value-type="float" office:value="56.7795581817627" calcext:value-type="float">
            <text:p>56.7795581818</text:p>
          </table:table-cell>
          <table:table-cell table:formula="of:=[.C210]/([.D210]-[.D209])" office:value-type="float" office:value="99828.8318443208" calcext:value-type="float">
            <text:p>99828.8318443208</text:p>
          </table:table-cell>
          <table:table-cell/>
          <table:table-cell office:value-type="float" office:value="1443135674.08956" calcext:value-type="float">
            <text:p>1443135674.08956</text:p>
          </table:table-cell>
          <table:table-cell table:formula="of:=[.G210]-[.$B$2]" office:value-type="float" office:value="67.3262331485748" calcext:value-type="float">
            <text:p>67.3262331486</text:p>
          </table:table-cell>
          <table:table-cell table:formula="of:=[.C210]/([.H210]-[.H209])" office:value-type="float" office:value="171753.568101019" calcext:value-type="float">
            <text:p>171753.568101019</text:p>
          </table:table-cell>
          <table:table-cell table:formula="of:=[.G210]-[.$B210]" office:value-type="float" office:value="10.5466749668121" calcext:value-type="float">
            <text:p>10.5466749668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35663.62531" calcext:value-type="float">
            <text:p>1443135663.62531</text:p>
          </table:table-cell>
          <table:table-cell office:value-type="float" office:value="8224" calcext:value-type="float">
            <text:p>8224</text:p>
          </table:table-cell>
          <table:table-cell table:formula="of:=[.B211]-[.$B$2]" office:value-type="float" office:value="56.8619804382324" calcext:value-type="float">
            <text:p>56.8619804382</text:p>
          </table:table-cell>
          <table:table-cell table:formula="of:=[.C211]/([.D211]-[.D210])" office:value-type="float" office:value="99778.8746904867" calcext:value-type="float">
            <text:p>99778.8746904867</text:p>
          </table:table-cell>
          <table:table-cell/>
          <table:table-cell office:value-type="float" office:value="1443135674.1813" calcext:value-type="float">
            <text:p>1443135674.1813</text:p>
          </table:table-cell>
          <table:table-cell table:formula="of:=[.G211]-[.$B$2]" office:value-type="float" office:value="67.4179739952087" calcext:value-type="float">
            <text:p>67.4179739952</text:p>
          </table:table-cell>
          <table:table-cell table:formula="of:=[.C211]/([.H211]-[.H210])" office:value-type="float" office:value="89643.8206289681" calcext:value-type="float">
            <text:p>89643.8206289681</text:p>
          </table:table-cell>
          <table:table-cell table:formula="of:=[.G211]-[.$B211]" office:value-type="float" office:value="10.5559935569763" calcext:value-type="float">
            <text:p>10.55599355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35663.7077" calcext:value-type="float">
            <text:p>1443135663.7077</text:p>
          </table:table-cell>
          <table:table-cell office:value-type="float" office:value="8224" calcext:value-type="float">
            <text:p>8224</text:p>
          </table:table-cell>
          <table:table-cell table:formula="of:=[.B212]-[.$B$2]" office:value-type="float" office:value="56.9443666934967" calcext:value-type="float">
            <text:p>56.9443666935</text:p>
          </table:table-cell>
          <table:table-cell table:formula="of:=[.C212]/([.D212]-[.D211])" office:value-type="float" office:value="99822.4761353541" calcext:value-type="float">
            <text:p>99822.4761353541</text:p>
          </table:table-cell>
          <table:table-cell/>
          <table:table-cell office:value-type="float" office:value="1443135674.27304" calcext:value-type="float">
            <text:p>1443135674.27304</text:p>
          </table:table-cell>
          <table:table-cell table:formula="of:=[.G212]-[.$B$2]" office:value-type="float" office:value="67.5097069740295" calcext:value-type="float">
            <text:p>67.509706974</text:p>
          </table:table-cell>
          <table:table-cell table:formula="of:=[.C212]/([.H212]-[.H211])" office:value-type="float" office:value="89651.5092578153" calcext:value-type="float">
            <text:p>89651.5092578153</text:p>
          </table:table-cell>
          <table:table-cell table:formula="of:=[.G212]-[.$B212]" office:value-type="float" office:value="10.5653402805328" calcext:value-type="float">
            <text:p>10.5653402805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35663.79007" calcext:value-type="float">
            <text:p>1443135663.79007</text:p>
          </table:table-cell>
          <table:table-cell office:value-type="float" office:value="8224" calcext:value-type="float">
            <text:p>8224</text:p>
          </table:table-cell>
          <table:table-cell table:formula="of:=[.B213]-[.$B$2]" office:value-type="float" office:value="57.0267391204834" calcext:value-type="float">
            <text:p>57.0267391205</text:p>
          </table:table-cell>
          <table:table-cell table:formula="of:=[.C213]/([.D213]-[.D212])" office:value-type="float" office:value="99839.2338413002" calcext:value-type="float">
            <text:p>99839.2338413002</text:p>
          </table:table-cell>
          <table:table-cell/>
          <table:table-cell office:value-type="float" office:value="1443135674.36478" calcext:value-type="float">
            <text:p>1443135674.36478</text:p>
          </table:table-cell>
          <table:table-cell table:formula="of:=[.G213]-[.$B$2]" office:value-type="float" office:value="67.6014528274536" calcext:value-type="float">
            <text:p>67.6014528275</text:p>
          </table:table-cell>
          <table:table-cell table:formula="of:=[.C213]/([.H213]-[.H212])" office:value-type="float" office:value="89638.9285517528" calcext:value-type="float">
            <text:p>89638.9285517528</text:p>
          </table:table-cell>
          <table:table-cell table:formula="of:=[.G213]-[.$B213]" office:value-type="float" office:value="10.5747137069702" calcext:value-type="float">
            <text:p>10.57471370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35663.8725" calcext:value-type="float">
            <text:p>1443135663.8725</text:p>
          </table:table-cell>
          <table:table-cell office:value-type="float" office:value="8224" calcext:value-type="float">
            <text:p>8224</text:p>
          </table:table-cell>
          <table:table-cell table:formula="of:=[.B214]-[.$B$2]" office:value-type="float" office:value="57.1091706752777" calcext:value-type="float">
            <text:p>57.1091706753</text:p>
          </table:table-cell>
          <table:table-cell table:formula="of:=[.C214]/([.D214]-[.D213])" office:value-type="float" office:value="99767.6195787044" calcext:value-type="float">
            <text:p>99767.6195787044</text:p>
          </table:table-cell>
          <table:table-cell/>
          <table:table-cell office:value-type="float" office:value="1443135674.45659" calcext:value-type="float">
            <text:p>1443135674.45659</text:p>
          </table:table-cell>
          <table:table-cell table:formula="of:=[.G214]-[.$B$2]" office:value-type="float" office:value="67.6932640075684" calcext:value-type="float">
            <text:p>67.6932640076</text:p>
          </table:table-cell>
          <table:table-cell table:formula="of:=[.C214]/([.H214]-[.H213])" office:value-type="float" office:value="89575.1474898983" calcext:value-type="float">
            <text:p>89575.1474898983</text:p>
          </table:table-cell>
          <table:table-cell table:formula="of:=[.G214]-[.$B214]" office:value-type="float" office:value="10.5840933322907" calcext:value-type="float">
            <text:p>10.5840933323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35663.95489" calcext:value-type="float">
            <text:p>1443135663.95489</text:p>
          </table:table-cell>
          <table:table-cell office:value-type="float" office:value="8224" calcext:value-type="float">
            <text:p>8224</text:p>
          </table:table-cell>
          <table:table-cell table:formula="of:=[.B215]-[.$B$2]" office:value-type="float" office:value="57.1915588378906" calcext:value-type="float">
            <text:p>57.1915588379</text:p>
          </table:table-cell>
          <table:table-cell table:formula="of:=[.C215]/([.D215]-[.D214])" office:value-type="float" office:value="99820.1651691018" calcext:value-type="float">
            <text:p>99820.1651691018</text:p>
          </table:table-cell>
          <table:table-cell/>
          <table:table-cell office:value-type="float" office:value="1443135674.54826" calcext:value-type="float">
            <text:p>1443135674.54826</text:p>
          </table:table-cell>
          <table:table-cell table:formula="of:=[.G215]-[.$B$2]" office:value-type="float" office:value="67.7849259376526" calcext:value-type="float">
            <text:p>67.7849259377</text:p>
          </table:table-cell>
          <table:table-cell table:formula="of:=[.C215]/([.H215]-[.H214])" office:value-type="float" office:value="89720.9996826702" calcext:value-type="float">
            <text:p>89720.9996826702</text:p>
          </table:table-cell>
          <table:table-cell table:formula="of:=[.G215]-[.$B215]" office:value-type="float" office:value="10.593367099762" calcext:value-type="float">
            <text:p>10.5933670998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35664.0371" calcext:value-type="float">
            <text:p>1443135664.0371</text:p>
          </table:table-cell>
          <table:table-cell office:value-type="float" office:value="8224" calcext:value-type="float">
            <text:p>8224</text:p>
          </table:table-cell>
          <table:table-cell table:formula="of:=[.B216]-[.$B$2]" office:value-type="float" office:value="57.2737696170807" calcext:value-type="float">
            <text:p>57.2737696171</text:p>
          </table:table-cell>
          <table:table-cell table:formula="of:=[.C216]/([.D216]-[.D215])" office:value-type="float" office:value="100035.543769594" calcext:value-type="float">
            <text:p>100035.543769594</text:p>
          </table:table-cell>
          <table:table-cell/>
          <table:table-cell office:value-type="float" office:value="1443135674.63989" calcext:value-type="float">
            <text:p>1443135674.63989</text:p>
          </table:table-cell>
          <table:table-cell table:formula="of:=[.G216]-[.$B$2]" office:value-type="float" office:value="67.8765580654144" calcext:value-type="float">
            <text:p>67.8765580654</text:p>
          </table:table-cell>
          <table:table-cell table:formula="of:=[.C216]/([.H216]-[.H215])" office:value-type="float" office:value="89750.1804320732" calcext:value-type="float">
            <text:p>89750.1804320732</text:p>
          </table:table-cell>
          <table:table-cell table:formula="of:=[.G216]-[.$B216]" office:value-type="float" office:value="10.6027884483337" calcext:value-type="float">
            <text:p>10.6027884483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35664.11908" calcext:value-type="float">
            <text:p>1443135664.11908</text:p>
          </table:table-cell>
          <table:table-cell office:value-type="float" office:value="8224" calcext:value-type="float">
            <text:p>8224</text:p>
          </table:table-cell>
          <table:table-cell table:formula="of:=[.B217]-[.$B$2]" office:value-type="float" office:value="57.3557457923889" calcext:value-type="float">
            <text:p>57.3557457924</text:p>
          </table:table-cell>
          <table:table-cell table:formula="of:=[.C217]/([.D217]-[.D216])" office:value-type="float" office:value="100321.830935367" calcext:value-type="float">
            <text:p>100321.830935367</text:p>
          </table:table-cell>
          <table:table-cell/>
          <table:table-cell office:value-type="float" office:value="1443135674.73166" calcext:value-type="float">
            <text:p>1443135674.73166</text:p>
          </table:table-cell>
          <table:table-cell table:formula="of:=[.G217]-[.$B$2]" office:value-type="float" office:value="67.9683322906494" calcext:value-type="float">
            <text:p>67.9683322906</text:p>
          </table:table-cell>
          <table:table-cell table:formula="of:=[.C217]/([.H217]-[.H216])" office:value-type="float" office:value="89611.2168633696" calcext:value-type="float">
            <text:p>89611.2168633696</text:p>
          </table:table-cell>
          <table:table-cell table:formula="of:=[.G217]-[.$B217]" office:value-type="float" office:value="10.6125864982605" calcext:value-type="float">
            <text:p>10.6125864983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35664.20109" calcext:value-type="float">
            <text:p>1443135664.20109</text:p>
          </table:table-cell>
          <table:table-cell office:value-type="float" office:value="8224" calcext:value-type="float">
            <text:p>8224</text:p>
          </table:table-cell>
          <table:table-cell table:formula="of:=[.B218]-[.$B$2]" office:value-type="float" office:value="57.4377574920654" calcext:value-type="float">
            <text:p>57.4377574921</text:p>
          </table:table-cell>
          <table:table-cell table:formula="of:=[.C218]/([.D218]-[.D217])" office:value-type="float" office:value="100278.375310336" calcext:value-type="float">
            <text:p>100278.375310336</text:p>
          </table:table-cell>
          <table:table-cell/>
          <table:table-cell office:value-type="float" office:value="1443135674.82335" calcext:value-type="float">
            <text:p>1443135674.82335</text:p>
          </table:table-cell>
          <table:table-cell table:formula="of:=[.G218]-[.$B$2]" office:value-type="float" office:value="68.0600202083588" calcext:value-type="float">
            <text:p>68.0600202084</text:p>
          </table:table-cell>
          <table:table-cell table:formula="of:=[.C218]/([.H218]-[.H217])" office:value-type="float" office:value="89695.5695522497" calcext:value-type="float">
            <text:p>89695.5695522497</text:p>
          </table:table-cell>
          <table:table-cell table:formula="of:=[.G218]-[.$B218]" office:value-type="float" office:value="10.6222627162933" calcext:value-type="float">
            <text:p>10.6222627163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35664.28306" calcext:value-type="float">
            <text:p>1443135664.28306</text:p>
          </table:table-cell>
          <table:table-cell office:value-type="float" office:value="8224" calcext:value-type="float">
            <text:p>8224</text:p>
          </table:table-cell>
          <table:table-cell table:formula="of:=[.B219]-[.$B$2]" office:value-type="float" office:value="57.5197336673737" calcext:value-type="float">
            <text:p>57.5197336674</text:p>
          </table:table-cell>
          <table:table-cell table:formula="of:=[.C219]/([.D219]-[.D218])" office:value-type="float" office:value="100321.830935367" calcext:value-type="float">
            <text:p>100321.830935367</text:p>
          </table:table-cell>
          <table:table-cell/>
          <table:table-cell office:value-type="float" office:value="1443135674.915" calcext:value-type="float">
            <text:p>1443135674.915</text:p>
          </table:table-cell>
          <table:table-cell table:formula="of:=[.G219]-[.$B$2]" office:value-type="float" office:value="68.1516697406769" calcext:value-type="float">
            <text:p>68.1516697407</text:p>
          </table:table-cell>
          <table:table-cell table:formula="of:=[.C219]/([.H219]-[.H218])" office:value-type="float" office:value="89733.1365691483" calcext:value-type="float">
            <text:p>89733.1365691483</text:p>
          </table:table-cell>
          <table:table-cell table:formula="of:=[.G219]-[.$B219]" office:value-type="float" office:value="10.6319360733032" calcext:value-type="float">
            <text:p>10.6319360733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35664.36503" calcext:value-type="float">
            <text:p>1443135664.36503</text:p>
          </table:table-cell>
          <table:table-cell office:value-type="float" office:value="8224" calcext:value-type="float">
            <text:p>8224</text:p>
          </table:table-cell>
          <table:table-cell table:formula="of:=[.B220]-[.$B$2]" office:value-type="float" office:value="57.6017024517059" calcext:value-type="float">
            <text:p>57.6017024517</text:p>
          </table:table-cell>
          <table:table-cell table:formula="of:=[.C220]/([.D220]-[.D219])" office:value-type="float" office:value="100330.876772096" calcext:value-type="float">
            <text:p>100330.876772096</text:p>
          </table:table-cell>
          <table:table-cell/>
          <table:table-cell office:value-type="float" office:value="1443135674.99699" calcext:value-type="float">
            <text:p>1443135674.99699</text:p>
          </table:table-cell>
          <table:table-cell table:formula="of:=[.G220]-[.$B$2]" office:value-type="float" office:value="68.2336552143097" calcext:value-type="float">
            <text:p>68.2336552143</text:p>
          </table:table-cell>
          <table:table-cell table:formula="of:=[.C220]/([.H220]-[.H219])" office:value-type="float" office:value="100310.45300577" calcext:value-type="float">
            <text:p>100310.45300577</text:p>
          </table:table-cell>
          <table:table-cell table:formula="of:=[.G220]-[.$B220]" office:value-type="float" office:value="10.6319527626038" calcext:value-type="float">
            <text:p>10.6319527626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35664.44703" calcext:value-type="float">
            <text:p>1443135664.44703</text:p>
          </table:table-cell>
          <table:table-cell office:value-type="float" office:value="8224" calcext:value-type="float">
            <text:p>8224</text:p>
          </table:table-cell>
          <table:table-cell table:formula="of:=[.B221]-[.$B$2]" office:value-type="float" office:value="57.6837003231049" calcext:value-type="float">
            <text:p>57.6837003231</text:p>
          </table:table-cell>
          <table:table-cell table:formula="of:=[.C221]/([.D221]-[.D220])" office:value-type="float" office:value="100295.286447006" calcext:value-type="float">
            <text:p>100295.286447006</text:p>
          </table:table-cell>
          <table:table-cell/>
          <table:table-cell office:value-type="float" office:value="1443135675.03615" calcext:value-type="float">
            <text:p>1443135675.03615</text:p>
          </table:table-cell>
          <table:table-cell table:formula="of:=[.G221]-[.$B$2]" office:value-type="float" office:value="68.2728197574616" calcext:value-type="float">
            <text:p>68.2728197575</text:p>
          </table:table-cell>
          <table:table-cell table:formula="of:=[.C221]/([.H221]-[.H220])" office:value-type="float" office:value="209985.852971973" calcext:value-type="float">
            <text:p>209985.852971973</text:p>
          </table:table-cell>
          <table:table-cell table:formula="of:=[.G221]-[.$B221]" office:value-type="float" office:value="10.5891194343567" calcext:value-type="float">
            <text:p>10.589119434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35664.52899" calcext:value-type="float">
            <text:p>1443135664.52899</text:p>
          </table:table-cell>
          <table:table-cell office:value-type="float" office:value="8224" calcext:value-type="float">
            <text:p>8224</text:p>
          </table:table-cell>
          <table:table-cell table:formula="of:=[.B222]-[.$B$2]" office:value-type="float" office:value="57.7656588554382" calcext:value-type="float">
            <text:p>57.7656588554</text:p>
          </table:table-cell>
          <table:table-cell table:formula="of:=[.C222]/([.D222]-[.D221])" office:value-type="float" office:value="100343.426924095" calcext:value-type="float">
            <text:p>100343.426924095</text:p>
          </table:table-cell>
          <table:table-cell/>
          <table:table-cell office:value-type="float" office:value="1443135675.11119" calcext:value-type="float">
            <text:p>1443135675.11119</text:p>
          </table:table-cell>
          <table:table-cell table:formula="of:=[.G222]-[.$B$2]" office:value-type="float" office:value="68.347861289978" calcext:value-type="float">
            <text:p>68.34786129</text:p>
          </table:table-cell>
          <table:table-cell table:formula="of:=[.C222]/([.H222]-[.H221])" office:value-type="float" office:value="109592.644555786" calcext:value-type="float">
            <text:p>109592.644555786</text:p>
          </table:table-cell>
          <table:table-cell table:formula="of:=[.G222]-[.$B222]" office:value-type="float" office:value="10.5822024345398" calcext:value-type="float">
            <text:p>10.582202434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35664.61096" calcext:value-type="float">
            <text:p>1443135664.61096</text:p>
          </table:table-cell>
          <table:table-cell office:value-type="float" office:value="8224" calcext:value-type="float">
            <text:p>8224</text:p>
          </table:table-cell>
          <table:table-cell table:formula="of:=[.B223]-[.$B$2]" office:value-type="float" office:value="57.8476269245148" calcext:value-type="float">
            <text:p>57.8476269245</text:p>
          </table:table-cell>
          <table:table-cell table:formula="of:=[.C223]/([.D223]-[.D222])" office:value-type="float" office:value="100331.752262223" calcext:value-type="float">
            <text:p>100331.752262223</text:p>
          </table:table-cell>
          <table:table-cell/>
          <table:table-cell office:value-type="float" office:value="1443135675.18628" calcext:value-type="float">
            <text:p>1443135675.18628</text:p>
          </table:table-cell>
          <table:table-cell table:formula="of:=[.G223]-[.$B$2]" office:value-type="float" office:value="68.4229516983032" calcext:value-type="float">
            <text:p>68.4229516983</text:p>
          </table:table-cell>
          <table:table-cell table:formula="of:=[.C223]/([.H223]-[.H222])" office:value-type="float" office:value="109521.311488735" calcext:value-type="float">
            <text:p>109521.311488735</text:p>
          </table:table-cell>
          <table:table-cell table:formula="of:=[.G223]-[.$B223]" office:value-type="float" office:value="10.5753247737885" calcext:value-type="float">
            <text:p>10.575324773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35664.69292" calcext:value-type="float">
            <text:p>1443135664.69292</text:p>
          </table:table-cell>
          <table:table-cell office:value-type="float" office:value="8224" calcext:value-type="float">
            <text:p>8224</text:p>
          </table:table-cell>
          <table:table-cell table:formula="of:=[.B224]-[.$B$2]" office:value-type="float" office:value="57.9295871257782" calcext:value-type="float">
            <text:p>57.9295871258</text:p>
          </table:table-cell>
          <table:table-cell table:formula="of:=[.C224]/([.D224]-[.D223])" office:value-type="float" office:value="100341.383662142" calcext:value-type="float">
            <text:p>100341.383662142</text:p>
          </table:table-cell>
          <table:table-cell/>
          <table:table-cell office:value-type="float" office:value="1443135675.26128" calcext:value-type="float">
            <text:p>1443135675.26128</text:p>
          </table:table-cell>
          <table:table-cell table:formula="of:=[.G224]-[.$B$2]" office:value-type="float" office:value="68.497950553894" calcext:value-type="float">
            <text:p>68.4979505539</text:p>
          </table:table-cell>
          <table:table-cell table:formula="of:=[.C224]/([.H224]-[.H223])" office:value-type="float" office:value="109655.006535948" calcext:value-type="float">
            <text:p>109655.006535948</text:p>
          </table:table-cell>
          <table:table-cell table:formula="of:=[.G224]-[.$B224]" office:value-type="float" office:value="10.5683634281158" calcext:value-type="float">
            <text:p>10.568363428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35664.77491" calcext:value-type="float">
            <text:p>1443135664.77491</text:p>
          </table:table-cell>
          <table:table-cell office:value-type="float" office:value="8224" calcext:value-type="float">
            <text:p>8224</text:p>
          </table:table-cell>
          <table:table-cell table:formula="of:=[.B225]-[.$B$2]" office:value-type="float" office:value="58.0115802288055" calcext:value-type="float">
            <text:p>58.0115802288</text:p>
          </table:table-cell>
          <table:table-cell table:formula="of:=[.C225]/([.D225]-[.D224])" office:value-type="float" office:value="100301.119196055" calcext:value-type="float">
            <text:p>100301.119196055</text:p>
          </table:table-cell>
          <table:table-cell/>
          <table:table-cell office:value-type="float" office:value="1443135675.33639" calcext:value-type="float">
            <text:p>1443135675.33639</text:p>
          </table:table-cell>
          <table:table-cell table:formula="of:=[.G225]-[.$B$2]" office:value-type="float" office:value="68.5730578899384" calcext:value-type="float">
            <text:p>68.5730578899</text:p>
          </table:table-cell>
          <table:table-cell table:formula="of:=[.C225]/([.H225]-[.H224])" office:value-type="float" office:value="109496.627535132" calcext:value-type="float">
            <text:p>109496.627535132</text:p>
          </table:table-cell>
          <table:table-cell table:formula="of:=[.G225]-[.$B225]" office:value-type="float" office:value="10.5614776611328" calcext:value-type="float">
            <text:p>10.561477661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35664.85688" calcext:value-type="float">
            <text:p>1443135664.85688</text:p>
          </table:table-cell>
          <table:table-cell office:value-type="float" office:value="8224" calcext:value-type="float">
            <text:p>8224</text:p>
          </table:table-cell>
          <table:table-cell table:formula="of:=[.B226]-[.$B$2]" office:value-type="float" office:value="58.0935535430908" calcext:value-type="float">
            <text:p>58.0935535431</text:p>
          </table:table-cell>
          <table:table-cell table:formula="of:=[.C226]/([.D226]-[.D225])" office:value-type="float" office:value="100325.332356081" calcext:value-type="float">
            <text:p>100325.332356081</text:p>
          </table:table-cell>
          <table:table-cell/>
          <table:table-cell office:value-type="float" office:value="1443135675.41138" calcext:value-type="float">
            <text:p>1443135675.41138</text:p>
          </table:table-cell>
          <table:table-cell table:formula="of:=[.G226]-[.$B$2]" office:value-type="float" office:value="68.6480474472046" calcext:value-type="float">
            <text:p>68.6480474472</text:p>
          </table:table-cell>
          <table:table-cell table:formula="of:=[.C226]/([.H226]-[.H225])" office:value-type="float" office:value="109668.603200341" calcext:value-type="float">
            <text:p>109668.603200341</text:p>
          </table:table-cell>
          <table:table-cell table:formula="of:=[.G226]-[.$B226]" office:value-type="float" office:value="10.5544939041138" calcext:value-type="float">
            <text:p>10.554493904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35664.93885" calcext:value-type="float">
            <text:p>1443135664.93885</text:p>
          </table:table-cell>
          <table:table-cell office:value-type="float" office:value="8224" calcext:value-type="float">
            <text:p>8224</text:p>
          </table:table-cell>
          <table:table-cell table:formula="of:=[.B227]-[.$B$2]" office:value-type="float" office:value="58.1755218505859" calcext:value-type="float">
            <text:p>58.1755218506</text:p>
          </table:table-cell>
          <table:table-cell table:formula="of:=[.C227]/([.D227]-[.D226])" office:value-type="float" office:value="100331.460430483" calcext:value-type="float">
            <text:p>100331.460430483</text:p>
          </table:table-cell>
          <table:table-cell/>
          <table:table-cell office:value-type="float" office:value="1443135675.48641" calcext:value-type="float">
            <text:p>1443135675.48641</text:p>
          </table:table-cell>
          <table:table-cell table:formula="of:=[.G227]-[.$B$2]" office:value-type="float" office:value="68.7230796813965" calcext:value-type="float">
            <text:p>68.7230796814</text:p>
          </table:table-cell>
          <table:table-cell table:formula="of:=[.C227]/([.H227]-[.H226])" office:value-type="float" office:value="109606.225758481" calcext:value-type="float">
            <text:p>109606.225758481</text:p>
          </table:table-cell>
          <table:table-cell table:formula="of:=[.G227]-[.$B227]" office:value-type="float" office:value="10.5475578308105" calcext:value-type="float">
            <text:p>10.547557830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35665.01997" calcext:value-type="float">
            <text:p>1443135665.01997</text:p>
          </table:table-cell>
          <table:table-cell office:value-type="float" office:value="8224" calcext:value-type="float">
            <text:p>8224</text:p>
          </table:table-cell>
          <table:table-cell table:formula="of:=[.B228]-[.$B$2]" office:value-type="float" office:value="58.2566359043121" calcext:value-type="float">
            <text:p>58.2566359043</text:p>
          </table:table-cell>
          <table:table-cell table:formula="of:=[.C228]/([.D228]-[.D227])" office:value-type="float" office:value="101388.102581588" calcext:value-type="float">
            <text:p>101388.102581588</text:p>
          </table:table-cell>
          <table:table-cell/>
          <table:table-cell office:value-type="float" office:value="1443135675.56148" calcext:value-type="float">
            <text:p>1443135675.56148</text:p>
          </table:table-cell>
          <table:table-cell table:formula="of:=[.G228]-[.$B$2]" office:value-type="float" office:value="68.7981464862824" calcext:value-type="float">
            <text:p>68.7981464863</text:p>
          </table:table-cell>
          <table:table-cell table:formula="of:=[.C228]/([.H228]-[.H227])" office:value-type="float" office:value="109555.748542971" calcext:value-type="float">
            <text:p>109555.748542971</text:p>
          </table:table-cell>
          <table:table-cell table:formula="of:=[.G228]-[.$B228]" office:value-type="float" office:value="10.5415105819702" calcext:value-type="float">
            <text:p>10.54151058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35665.09844" calcext:value-type="float">
            <text:p>1443135665.09844</text:p>
          </table:table-cell>
          <table:table-cell office:value-type="float" office:value="8224" calcext:value-type="float">
            <text:p>8224</text:p>
          </table:table-cell>
          <table:table-cell table:formula="of:=[.B229]-[.$B$2]" office:value-type="float" office:value="58.3351044654846" calcext:value-type="float">
            <text:p>58.3351044655</text:p>
          </table:table-cell>
          <table:table-cell table:formula="of:=[.C229]/([.D229]-[.D228])" office:value-type="float" office:value="104806.305571507" calcext:value-type="float">
            <text:p>104806.305571507</text:p>
          </table:table-cell>
          <table:table-cell/>
          <table:table-cell office:value-type="float" office:value="1443135675.63649" calcext:value-type="float">
            <text:p>1443135675.63649</text:p>
          </table:table-cell>
          <table:table-cell table:formula="of:=[.G229]-[.$B$2]" office:value-type="float" office:value="68.8731632232666" calcext:value-type="float">
            <text:p>68.8731632233</text:p>
          </table:table-cell>
          <table:table-cell table:formula="of:=[.C229]/([.H229]-[.H228])" office:value-type="float" office:value="109628.868578039" calcext:value-type="float">
            <text:p>109628.868578039</text:p>
          </table:table-cell>
          <table:table-cell table:formula="of:=[.G229]-[.$B229]" office:value-type="float" office:value="10.538058757782" calcext:value-type="float">
            <text:p>10.538058757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35665.1769" calcext:value-type="float">
            <text:p>1443135665.1769</text:p>
          </table:table-cell>
          <table:table-cell office:value-type="float" office:value="8224" calcext:value-type="float">
            <text:p>8224</text:p>
          </table:table-cell>
          <table:table-cell table:formula="of:=[.B230]-[.$B$2]" office:value-type="float" office:value="58.4135670661926" calcext:value-type="float">
            <text:p>58.4135670662</text:p>
          </table:table-cell>
          <table:table-cell table:formula="of:=[.C230]/([.D230]-[.D229])" office:value-type="float" office:value="104814.267253324" calcext:value-type="float">
            <text:p>104814.267253324</text:p>
          </table:table-cell>
          <table:table-cell/>
          <table:table-cell office:value-type="float" office:value="1443135675.71149" calcext:value-type="float">
            <text:p>1443135675.71149</text:p>
          </table:table-cell>
          <table:table-cell table:formula="of:=[.G230]-[.$B$2]" office:value-type="float" office:value="68.9481608867645" calcext:value-type="float">
            <text:p>68.9481608868</text:p>
          </table:table-cell>
          <table:table-cell table:formula="of:=[.C230]/([.H230]-[.H229])" office:value-type="float" office:value="109656.749509637" calcext:value-type="float">
            <text:p>109656.749509637</text:p>
          </table:table-cell>
          <table:table-cell table:formula="of:=[.G230]-[.$B230]" office:value-type="float" office:value="10.5345938205719" calcext:value-type="float">
            <text:p>10.534593820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35665.25537" calcext:value-type="float">
            <text:p>1443135665.25537</text:p>
          </table:table-cell>
          <table:table-cell office:value-type="float" office:value="8224" calcext:value-type="float">
            <text:p>8224</text:p>
          </table:table-cell>
          <table:table-cell table:formula="of:=[.B231]-[.$B$2]" office:value-type="float" office:value="58.4920372962952" calcext:value-type="float">
            <text:p>58.4920372963</text:p>
          </table:table-cell>
          <table:table-cell table:formula="of:=[.C231]/([.D231]-[.D230])" office:value-type="float" office:value="104804.076517343" calcext:value-type="float">
            <text:p>104804.076517343</text:p>
          </table:table-cell>
          <table:table-cell/>
          <table:table-cell office:value-type="float" office:value="1443135675.78653" calcext:value-type="float">
            <text:p>1443135675.78653</text:p>
          </table:table-cell>
          <table:table-cell table:formula="of:=[.G231]-[.$B$2]" office:value-type="float" office:value="69.0231981277466" calcext:value-type="float">
            <text:p>69.0231981277</text:p>
          </table:table-cell>
          <table:table-cell table:formula="of:=[.C231]/([.H231]-[.H230])" office:value-type="float" office:value="109598.912384941" calcext:value-type="float">
            <text:p>109598.912384941</text:p>
          </table:table-cell>
          <table:table-cell table:formula="of:=[.G231]-[.$B231]" office:value-type="float" office:value="10.5311608314514" calcext:value-type="float">
            <text:p>10.531160831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35665.33384" calcext:value-type="float">
            <text:p>1443135665.33384</text:p>
          </table:table-cell>
          <table:table-cell office:value-type="float" office:value="8224" calcext:value-type="float">
            <text:p>8224</text:p>
          </table:table-cell>
          <table:table-cell table:formula="of:=[.B232]-[.$B$2]" office:value-type="float" office:value="58.5705101490021" calcext:value-type="float">
            <text:p>58.570510149</text:p>
          </table:table-cell>
          <table:table-cell table:formula="of:=[.C232]/([.D232]-[.D231])" office:value-type="float" office:value="104800.573909503" calcext:value-type="float">
            <text:p>104800.573909503</text:p>
          </table:table-cell>
          <table:table-cell/>
          <table:table-cell office:value-type="float" office:value="1443135675.86157" calcext:value-type="float">
            <text:p>1443135675.86157</text:p>
          </table:table-cell>
          <table:table-cell table:formula="of:=[.G232]-[.$B$2]" office:value-type="float" office:value="69.0982434749603" calcext:value-type="float">
            <text:p>69.098243475</text:p>
          </table:table-cell>
          <table:table-cell table:formula="of:=[.C232]/([.H232]-[.H231])" office:value-type="float" office:value="109587.073753904" calcext:value-type="float">
            <text:p>109587.073753904</text:p>
          </table:table-cell>
          <table:table-cell table:formula="of:=[.G232]-[.$B232]" office:value-type="float" office:value="10.5277333259583" calcext:value-type="float">
            <text:p>10.52773332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35665.41231" calcext:value-type="float">
            <text:p>1443135665.41231</text:p>
          </table:table-cell>
          <table:table-cell office:value-type="float" office:value="8224" calcext:value-type="float">
            <text:p>8224</text:p>
          </table:table-cell>
          <table:table-cell table:formula="of:=[.B233]-[.$B$2]" office:value-type="float" office:value="58.6489777565002" calcext:value-type="float">
            <text:p>58.6489777565</text:p>
          </table:table-cell>
          <table:table-cell table:formula="of:=[.C233]/([.D233]-[.D232])" office:value-type="float" office:value="104807.579359316" calcext:value-type="float">
            <text:p>104807.579359316</text:p>
          </table:table-cell>
          <table:table-cell/>
          <table:table-cell office:value-type="float" office:value="1443135675.93665" calcext:value-type="float">
            <text:p>1443135675.93665</text:p>
          </table:table-cell>
          <table:table-cell table:formula="of:=[.G233]-[.$B$2]" office:value-type="float" office:value="69.1733157634735" calcext:value-type="float">
            <text:p>69.1733157635</text:p>
          </table:table-cell>
          <table:table-cell table:formula="of:=[.C233]/([.H233]-[.H232])" office:value-type="float" office:value="109547.746084173" calcext:value-type="float">
            <text:p>109547.746084173</text:p>
          </table:table-cell>
          <table:table-cell table:formula="of:=[.G233]-[.$B233]" office:value-type="float" office:value="10.5243380069733" calcext:value-type="float">
            <text:p>10.52433800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35665.49077" calcext:value-type="float">
            <text:p>1443135665.49077</text:p>
          </table:table-cell>
          <table:table-cell office:value-type="float" office:value="8224" calcext:value-type="float">
            <text:p>8224</text:p>
          </table:table-cell>
          <table:table-cell table:formula="of:=[.B234]-[.$B$2]" office:value-type="float" office:value="58.7274363040924" calcext:value-type="float">
            <text:p>58.7274363041</text:p>
          </table:table-cell>
          <table:table-cell table:formula="of:=[.C234]/([.D234]-[.D233])" office:value-type="float" office:value="104819.681887936" calcext:value-type="float">
            <text:p>104819.681887936</text:p>
          </table:table-cell>
          <table:table-cell/>
          <table:table-cell office:value-type="float" office:value="1443135675.99886" calcext:value-type="float">
            <text:p>1443135675.99886</text:p>
          </table:table-cell>
          <table:table-cell table:formula="of:=[.G234]-[.$B$2]" office:value-type="float" office:value="69.2355253696442" calcext:value-type="float">
            <text:p>69.2355253696</text:p>
          </table:table-cell>
          <table:table-cell table:formula="of:=[.C234]/([.H234]-[.H233])" office:value-type="float" office:value="132198.232816967" calcext:value-type="float">
            <text:p>132198.232816967</text:p>
          </table:table-cell>
          <table:table-cell table:formula="of:=[.G234]-[.$B234]" office:value-type="float" office:value="10.5080890655518" calcext:value-type="float">
            <text:p>10.508089065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35665.56926" calcext:value-type="float">
            <text:p>1443135665.56926</text:p>
          </table:table-cell>
          <table:table-cell office:value-type="float" office:value="8224" calcext:value-type="float">
            <text:p>8224</text:p>
          </table:table-cell>
          <table:table-cell table:formula="of:=[.B235]-[.$B$2]" office:value-type="float" office:value="58.8059320449829" calcext:value-type="float">
            <text:p>58.805932045</text:p>
          </table:table-cell>
          <table:table-cell table:formula="of:=[.C235]/([.D235]-[.D234])" office:value-type="float" office:value="104770.015630173" calcext:value-type="float">
            <text:p>104770.015630173</text:p>
          </table:table-cell>
          <table:table-cell/>
          <table:table-cell office:value-type="float" office:value="1443135676.03479" calcext:value-type="float">
            <text:p>1443135676.03479</text:p>
          </table:table-cell>
          <table:table-cell table:formula="of:=[.G235]-[.$B$2]" office:value-type="float" office:value="69.2714607715607" calcext:value-type="float">
            <text:p>69.2714607716</text:p>
          </table:table-cell>
          <table:table-cell table:formula="of:=[.C235]/([.H235]-[.H234])" office:value-type="float" office:value="228855.100023885" calcext:value-type="float">
            <text:p>228855.100023885</text:p>
          </table:table-cell>
          <table:table-cell table:formula="of:=[.G235]-[.$B235]" office:value-type="float" office:value="10.4655287265778" calcext:value-type="float">
            <text:p>10.465528726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35665.64773" calcext:value-type="float">
            <text:p>1443135665.64773</text:p>
          </table:table-cell>
          <table:table-cell office:value-type="float" office:value="8224" calcext:value-type="float">
            <text:p>8224</text:p>
          </table:table-cell>
          <table:table-cell table:formula="of:=[.B236]-[.$B$2]" office:value-type="float" office:value="58.8844001293182" calcext:value-type="float">
            <text:p>58.8844001293</text:p>
          </table:table-cell>
          <table:table-cell table:formula="of:=[.C236]/([.D236]-[.D235])" office:value-type="float" office:value="104806.942461541" calcext:value-type="float">
            <text:p>104806.942461541</text:p>
          </table:table-cell>
          <table:table-cell/>
          <table:table-cell office:value-type="float" office:value="1443135676.10365" calcext:value-type="float">
            <text:p>1443135676.10365</text:p>
          </table:table-cell>
          <table:table-cell table:formula="of:=[.G236]-[.$B$2]" office:value-type="float" office:value="69.3403162956238" calcext:value-type="float">
            <text:p>69.3403162956</text:p>
          </table:table-cell>
          <table:table-cell table:formula="of:=[.C236]/([.H236]-[.H235])" office:value-type="float" office:value="119438.492581397" calcext:value-type="float">
            <text:p>119438.492581397</text:p>
          </table:table-cell>
          <table:table-cell table:formula="of:=[.G236]-[.$B236]" office:value-type="float" office:value="10.4559161663055" calcext:value-type="float">
            <text:p>10.455916166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35665.72619" calcext:value-type="float">
            <text:p>1443135665.72619</text:p>
          </table:table-cell>
          <table:table-cell office:value-type="float" office:value="8224" calcext:value-type="float">
            <text:p>8224</text:p>
          </table:table-cell>
          <table:table-cell table:formula="of:=[.B237]-[.$B$2]" office:value-type="float" office:value="58.9628632068634" calcext:value-type="float">
            <text:p>58.9628632069</text:p>
          </table:table-cell>
          <table:table-cell table:formula="of:=[.C237]/([.D237]-[.D236])" office:value-type="float" office:value="104813.630274265" calcext:value-type="float">
            <text:p>104813.630274265</text:p>
          </table:table-cell>
          <table:table-cell/>
          <table:table-cell office:value-type="float" office:value="1443135676.17244" calcext:value-type="float">
            <text:p>1443135676.17244</text:p>
          </table:table-cell>
          <table:table-cell table:formula="of:=[.G237]-[.$B$2]" office:value-type="float" office:value="69.409111738205" calcext:value-type="float">
            <text:p>69.4091117382</text:p>
          </table:table-cell>
          <table:table-cell table:formula="of:=[.C237]/([.H237]-[.H236])" office:value-type="float" office:value="119542.802421772" calcext:value-type="float">
            <text:p>119542.802421772</text:p>
          </table:table-cell>
          <table:table-cell table:formula="of:=[.G237]-[.$B237]" office:value-type="float" office:value="10.4462485313416" calcext:value-type="float">
            <text:p>10.4462485313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35665.80465" calcext:value-type="float">
            <text:p>1443135665.80465</text:p>
          </table:table-cell>
          <table:table-cell office:value-type="float" office:value="8224" calcext:value-type="float">
            <text:p>8224</text:p>
          </table:table-cell>
          <table:table-cell table:formula="of:=[.B238]-[.$B$2]" office:value-type="float" office:value="59.0413212776184" calcext:value-type="float">
            <text:p>59.0413212776</text:p>
          </table:table-cell>
          <table:table-cell table:formula="of:=[.C238]/([.D238]-[.D237])" office:value-type="float" office:value="104820.318940552" calcext:value-type="float">
            <text:p>104820.318940552</text:p>
          </table:table-cell>
          <table:table-cell/>
          <table:table-cell office:value-type="float" office:value="1443135676.24112" calcext:value-type="float">
            <text:p>1443135676.24112</text:p>
          </table:table-cell>
          <table:table-cell table:formula="of:=[.G238]-[.$B$2]" office:value-type="float" office:value="69.4777903556824" calcext:value-type="float">
            <text:p>69.4777903557</text:p>
          </table:table-cell>
          <table:table-cell table:formula="of:=[.C238]/([.H238]-[.H237])" office:value-type="float" office:value="119746.149559639" calcext:value-type="float">
            <text:p>119746.149559639</text:p>
          </table:table-cell>
          <table:table-cell table:formula="of:=[.G238]-[.$B238]" office:value-type="float" office:value="10.436469078064" calcext:value-type="float">
            <text:p>10.436469078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35665.88312" calcext:value-type="float">
            <text:p>1443135665.88312</text:p>
          </table:table-cell>
          <table:table-cell office:value-type="float" office:value="8224" calcext:value-type="float">
            <text:p>8224</text:p>
          </table:table-cell>
          <table:table-cell table:formula="of:=[.B239]-[.$B$2]" office:value-type="float" office:value="59.1197917461395" calcext:value-type="float">
            <text:p>59.1197917461</text:p>
          </table:table-cell>
          <table:table-cell table:formula="of:=[.C239]/([.D239]-[.D238])" office:value-type="float" office:value="104803.758088774" calcext:value-type="float">
            <text:p>104803.758088774</text:p>
          </table:table-cell>
          <table:table-cell/>
          <table:table-cell office:value-type="float" office:value="1443135676.30996" calcext:value-type="float">
            <text:p>1443135676.30996</text:p>
          </table:table-cell>
          <table:table-cell table:formula="of:=[.G239]-[.$B$2]" office:value-type="float" office:value="69.5466275215149" calcext:value-type="float">
            <text:p>69.5466275215</text:p>
          </table:table-cell>
          <table:table-cell table:formula="of:=[.C239]/([.H239]-[.H238])" office:value-type="float" office:value="119470.345714246" calcext:value-type="float">
            <text:p>119470.345714246</text:p>
          </table:table-cell>
          <table:table-cell table:formula="of:=[.G239]-[.$B239]" office:value-type="float" office:value="10.4268357753754" calcext:value-type="float">
            <text:p>10.426835775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35665.96161" calcext:value-type="float">
            <text:p>1443135665.96161</text:p>
          </table:table-cell>
          <table:table-cell office:value-type="float" office:value="8224" calcext:value-type="float">
            <text:p>8224</text:p>
          </table:table-cell>
          <table:table-cell table:formula="of:=[.B240]-[.$B$2]" office:value-type="float" office:value="59.1982793807983" calcext:value-type="float">
            <text:p>59.1982793808</text:p>
          </table:table-cell>
          <table:table-cell table:formula="of:=[.C240]/([.D240]-[.D239])" office:value-type="float" office:value="104780.836315807" calcext:value-type="float">
            <text:p>104780.836315807</text:p>
          </table:table-cell>
          <table:table-cell/>
          <table:table-cell office:value-type="float" office:value="1443135676.37873" calcext:value-type="float">
            <text:p>1443135676.37873</text:p>
          </table:table-cell>
          <table:table-cell table:formula="of:=[.G240]-[.$B$2]" office:value-type="float" office:value="69.6154003143311" calcext:value-type="float">
            <text:p>69.6154003143</text:p>
          </table:table-cell>
          <table:table-cell table:formula="of:=[.C240]/([.H240]-[.H239])" office:value-type="float" office:value="119582.172880251" calcext:value-type="float">
            <text:p>119582.172880251</text:p>
          </table:table-cell>
          <table:table-cell table:formula="of:=[.G240]-[.$B240]" office:value-type="float" office:value="10.4171209335327" calcext:value-type="float">
            <text:p>10.417120933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35666.03827" calcext:value-type="float">
            <text:p>1443135666.03827</text:p>
          </table:table-cell>
          <table:table-cell office:value-type="float" office:value="8224" calcext:value-type="float">
            <text:p>8224</text:p>
          </table:table-cell>
          <table:table-cell table:formula="of:=[.B241]-[.$B$2]" office:value-type="float" office:value="59.2749409675598" calcext:value-type="float">
            <text:p>59.2749409676</text:p>
          </table:table-cell>
          <table:table-cell table:formula="of:=[.C241]/([.D241]-[.D240])" office:value-type="float" office:value="107276.673330389" calcext:value-type="float">
            <text:p>107276.673330389</text:p>
          </table:table-cell>
          <table:table-cell/>
          <table:table-cell office:value-type="float" office:value="1443135676.4475" calcext:value-type="float">
            <text:p>1443135676.4475</text:p>
          </table:table-cell>
          <table:table-cell table:formula="of:=[.G241]-[.$B$2]" office:value-type="float" office:value="69.6841661930084" calcext:value-type="float">
            <text:p>69.684166193</text:p>
          </table:table-cell>
          <table:table-cell table:formula="of:=[.C241]/([.H241]-[.H240])" office:value-type="float" office:value="119594.196397677" calcext:value-type="float">
            <text:p>119594.196397677</text:p>
          </table:table-cell>
          <table:table-cell table:formula="of:=[.G241]-[.$B241]" office:value-type="float" office:value="10.4092252254486" calcext:value-type="float">
            <text:p>10.409225225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35666.11317" calcext:value-type="float">
            <text:p>1443135666.11317</text:p>
          </table:table-cell>
          <table:table-cell office:value-type="float" office:value="8224" calcext:value-type="float">
            <text:p>8224</text:p>
          </table:table-cell>
          <table:table-cell table:formula="of:=[.B242]-[.$B$2]" office:value-type="float" office:value="59.349841594696" calcext:value-type="float">
            <text:p>59.3498415947</text:p>
          </table:table-cell>
          <table:table-cell table:formula="of:=[.C242]/([.D242]-[.D241])" office:value-type="float" office:value="109798.813633991" calcext:value-type="float">
            <text:p>109798.813633991</text:p>
          </table:table-cell>
          <table:table-cell/>
          <table:table-cell office:value-type="float" office:value="1443135676.51636" calcext:value-type="float">
            <text:p>1443135676.51636</text:p>
          </table:table-cell>
          <table:table-cell table:formula="of:=[.G242]-[.$B$2]" office:value-type="float" office:value="69.7530298233032" calcext:value-type="float">
            <text:p>69.7530298233</text:p>
          </table:table-cell>
          <table:table-cell table:formula="of:=[.C242]/([.H242]-[.H241])" office:value-type="float" office:value="119424.432966919" calcext:value-type="float">
            <text:p>119424.432966919</text:p>
          </table:table-cell>
          <table:table-cell table:formula="of:=[.G242]-[.$B242]" office:value-type="float" office:value="10.4031882286072" calcext:value-type="float">
            <text:p>10.403188228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35666.18808" calcext:value-type="float">
            <text:p>1443135666.18808</text:p>
          </table:table-cell>
          <table:table-cell office:value-type="float" office:value="8224" calcext:value-type="float">
            <text:p>8224</text:p>
          </table:table-cell>
          <table:table-cell table:formula="of:=[.B243]-[.$B$2]" office:value-type="float" office:value="59.424747467041" calcext:value-type="float">
            <text:p>59.424747467</text:p>
          </table:table-cell>
          <table:table-cell table:formula="of:=[.C243]/([.D243]-[.D242])" office:value-type="float" office:value="109791.12508196" calcext:value-type="float">
            <text:p>109791.12508196</text:p>
          </table:table-cell>
          <table:table-cell/>
          <table:table-cell office:value-type="float" office:value="1443135676.58513" calcext:value-type="float">
            <text:p>1443135676.58513</text:p>
          </table:table-cell>
          <table:table-cell table:formula="of:=[.G243]-[.$B$2]" office:value-type="float" office:value="69.8217990398407" calcext:value-type="float">
            <text:p>69.8217990398</text:p>
          </table:table-cell>
          <table:table-cell table:formula="of:=[.C243]/([.H243]-[.H242])" office:value-type="float" office:value="119588.391639133" calcext:value-type="float">
            <text:p>119588.391639133</text:p>
          </table:table-cell>
          <table:table-cell table:formula="of:=[.G243]-[.$B243]" office:value-type="float" office:value="10.3970515727997" calcext:value-type="float">
            <text:p>10.397051572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35666.26295" calcext:value-type="float">
            <text:p>1443135666.26295</text:p>
          </table:table-cell>
          <table:table-cell office:value-type="float" office:value="8224" calcext:value-type="float">
            <text:p>8224</text:p>
          </table:table-cell>
          <table:table-cell table:formula="of:=[.B244]-[.$B$2]" office:value-type="float" office:value="59.4996230602264" calcext:value-type="float">
            <text:p>59.4996230602</text:p>
          </table:table-cell>
          <table:table-cell table:formula="of:=[.C244]/([.D244]-[.D243])" office:value-type="float" office:value="109835.523835301" calcext:value-type="float">
            <text:p>109835.523835301</text:p>
          </table:table-cell>
          <table:table-cell/>
          <table:table-cell office:value-type="float" office:value="1443135676.65386" calcext:value-type="float">
            <text:p>1443135676.65386</text:p>
          </table:table-cell>
          <table:table-cell table:formula="of:=[.G244]-[.$B$2]" office:value-type="float" office:value="69.8905324935913" calcext:value-type="float">
            <text:p>69.8905324936</text:p>
          </table:table-cell>
          <table:table-cell table:formula="of:=[.C244]/([.H244]-[.H243])" office:value-type="float" office:value="119650.614820545" calcext:value-type="float">
            <text:p>119650.614820545</text:p>
          </table:table-cell>
          <table:table-cell table:formula="of:=[.G244]-[.$B244]" office:value-type="float" office:value="10.3909094333649" calcext:value-type="float">
            <text:p>10.390909433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35666.33786" calcext:value-type="float">
            <text:p>1443135666.33786</text:p>
          </table:table-cell>
          <table:table-cell office:value-type="float" office:value="8224" calcext:value-type="float">
            <text:p>8224</text:p>
          </table:table-cell>
          <table:table-cell table:formula="of:=[.B245]-[.$B$2]" office:value-type="float" office:value="59.5745301246643" calcext:value-type="float">
            <text:p>59.5745301247</text:p>
          </table:table-cell>
          <table:table-cell table:formula="of:=[.C245]/([.D245]-[.D244])" office:value-type="float" office:value="109789.377833938" calcext:value-type="float">
            <text:p>109789.377833938</text:p>
          </table:table-cell>
          <table:table-cell/>
          <table:table-cell office:value-type="float" office:value="1443135676.72268" calcext:value-type="float">
            <text:p>1443135676.72268</text:p>
          </table:table-cell>
          <table:table-cell table:formula="of:=[.G245]-[.$B$2]" office:value-type="float" office:value="69.9593513011932" calcext:value-type="float">
            <text:p>69.9593513012</text:p>
          </table:table-cell>
          <table:table-cell table:formula="of:=[.C245]/([.H245]-[.H244])" office:value-type="float" office:value="119502.215841495" calcext:value-type="float">
            <text:p>119502.215841495</text:p>
          </table:table-cell>
          <table:table-cell table:formula="of:=[.G245]-[.$B245]" office:value-type="float" office:value="10.3848211765289" calcext:value-type="float">
            <text:p>10.384821176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35666.41276" calcext:value-type="float">
            <text:p>1443135666.41276</text:p>
          </table:table-cell>
          <table:table-cell office:value-type="float" office:value="8224" calcext:value-type="float">
            <text:p>8224</text:p>
          </table:table-cell>
          <table:table-cell table:formula="of:=[.B246]-[.$B$2]" office:value-type="float" office:value="59.6494309902191" calcext:value-type="float">
            <text:p>59.6494309902</text:p>
          </table:table-cell>
          <table:table-cell table:formula="of:=[.C246]/([.D246]-[.D245])" office:value-type="float" office:value="109798.464130992" calcext:value-type="float">
            <text:p>109798.464130992</text:p>
          </table:table-cell>
          <table:table-cell/>
          <table:table-cell office:value-type="float" office:value="1443135676.79147" calcext:value-type="float">
            <text:p>1443135676.79147</text:p>
          </table:table-cell>
          <table:table-cell table:formula="of:=[.G246]-[.$B$2]" office:value-type="float" office:value="70.0281429290772" calcext:value-type="float">
            <text:p>70.0281429291</text:p>
          </table:table-cell>
          <table:table-cell table:formula="of:=[.C246]/([.H246]-[.H245])" office:value-type="float" office:value="119549.431420323" calcext:value-type="float">
            <text:p>119549.431420323</text:p>
          </table:table-cell>
          <table:table-cell table:formula="of:=[.G246]-[.$B246]" office:value-type="float" office:value="10.378711938858" calcext:value-type="float">
            <text:p>10.378711938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35666.48767" calcext:value-type="float">
            <text:p>1443135666.48767</text:p>
          </table:table-cell>
          <table:table-cell office:value-type="float" office:value="8224" calcext:value-type="float">
            <text:p>8224</text:p>
          </table:table-cell>
          <table:table-cell table:formula="of:=[.B247]-[.$B$2]" office:value-type="float" office:value="59.7243385314941" calcext:value-type="float">
            <text:p>59.7243385315</text:p>
          </table:table-cell>
          <table:table-cell table:formula="of:=[.C247]/([.D247]-[.D246])" office:value-type="float" office:value="109788.6789503" calcext:value-type="float">
            <text:p>109788.6789503</text:p>
          </table:table-cell>
          <table:table-cell/>
          <table:table-cell office:value-type="float" office:value="1443135676.86026" calcext:value-type="float">
            <text:p>1443135676.86026</text:p>
          </table:table-cell>
          <table:table-cell table:formula="of:=[.G247]-[.$B$2]" office:value-type="float" office:value="70.0969278812408" calcext:value-type="float">
            <text:p>70.0969278812</text:p>
          </table:table-cell>
          <table:table-cell table:formula="of:=[.C247]/([.H247]-[.H246])" office:value-type="float" office:value="119561.03393702" calcext:value-type="float">
            <text:p>119561.03393702</text:p>
          </table:table-cell>
          <table:table-cell table:formula="of:=[.G247]-[.$B247]" office:value-type="float" office:value="10.3725893497467" calcext:value-type="float">
            <text:p>10.372589349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35666.56257" calcext:value-type="float">
            <text:p>1443135666.56257</text:p>
          </table:table-cell>
          <table:table-cell office:value-type="float" office:value="8224" calcext:value-type="float">
            <text:p>8224</text:p>
          </table:table-cell>
          <table:table-cell table:formula="of:=[.B248]-[.$B$2]" office:value-type="float" office:value="59.7992379665375" calcext:value-type="float">
            <text:p>59.7992379665</text:p>
          </table:table-cell>
          <table:table-cell table:formula="of:=[.C248]/([.D248]-[.D247])" office:value-type="float" office:value="109800.561182361" calcext:value-type="float">
            <text:p>109800.561182361</text:p>
          </table:table-cell>
          <table:table-cell/>
          <table:table-cell office:value-type="float" office:value="1443135676.92895" calcext:value-type="float">
            <text:p>1443135676.92895</text:p>
          </table:table-cell>
          <table:table-cell table:formula="of:=[.G248]-[.$B$2]" office:value-type="float" office:value="70.1656224727631" calcext:value-type="float">
            <text:p>70.1656224728</text:p>
          </table:table-cell>
          <table:table-cell table:formula="of:=[.C248]/([.H248]-[.H247])" office:value-type="float" office:value="119718.304130832" calcext:value-type="float">
            <text:p>119718.304130832</text:p>
          </table:table-cell>
          <table:table-cell table:formula="of:=[.G248]-[.$B248]" office:value-type="float" office:value="10.3663845062256" calcext:value-type="float">
            <text:p>10.3663845062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35666.63746" calcext:value-type="float">
            <text:p>1443135666.63746</text:p>
          </table:table-cell>
          <table:table-cell office:value-type="float" office:value="8224" calcext:value-type="float">
            <text:p>8224</text:p>
          </table:table-cell>
          <table:table-cell table:formula="of:=[.B249]-[.$B$2]" office:value-type="float" office:value="59.8741321563721" calcext:value-type="float">
            <text:p>59.8741321564</text:p>
          </table:table-cell>
          <table:table-cell table:formula="of:=[.C249]/([.D249]-[.D248])" office:value-type="float" office:value="109808.251056095" calcext:value-type="float">
            <text:p>109808.251056095</text:p>
          </table:table-cell>
          <table:table-cell/>
          <table:table-cell office:value-type="float" office:value="1443135676.99782" calcext:value-type="float">
            <text:p>1443135676.99782</text:p>
          </table:table-cell>
          <table:table-cell table:formula="of:=[.G249]-[.$B$2]" office:value-type="float" office:value="70.2344851493835" calcext:value-type="float">
            <text:p>70.2344851494</text:p>
          </table:table-cell>
          <table:table-cell table:formula="of:=[.C249]/([.H249]-[.H248])" office:value-type="float" office:value="119426.086867407" calcext:value-type="float">
            <text:p>119426.086867407</text:p>
          </table:table-cell>
          <table:table-cell table:formula="of:=[.G249]-[.$B249]" office:value-type="float" office:value="10.3603529930115" calcext:value-type="float">
            <text:p>10.36035299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35666.71237" calcext:value-type="float">
            <text:p>1443135666.71237</text:p>
          </table:table-cell>
          <table:table-cell office:value-type="float" office:value="8224" calcext:value-type="float">
            <text:p>8224</text:p>
          </table:table-cell>
          <table:table-cell table:formula="of:=[.B250]-[.$B$2]" office:value-type="float" office:value="59.9490389823914" calcext:value-type="float">
            <text:p>59.9490389824</text:p>
          </table:table-cell>
          <table:table-cell table:formula="of:=[.C250]/([.D250]-[.D249])" office:value-type="float" office:value="109789.727279093" calcext:value-type="float">
            <text:p>109789.727279093</text:p>
          </table:table-cell>
          <table:table-cell/>
          <table:table-cell office:value-type="float" office:value="1443135680.09404" calcext:value-type="float">
            <text:p>1443135680.09404</text:p>
          </table:table-cell>
          <table:table-cell table:formula="of:=[.G250]-[.$B$2]" office:value-type="float" office:value="73.3307087421417" calcext:value-type="float">
            <text:p>73.3307087421</text:p>
          </table:table-cell>
          <table:table-cell table:formula="of:=[.C250]/([.H250]-[.H249])" office:value-type="float" office:value="2656.13892331138" calcext:value-type="float">
            <text:p>2656.1389233114</text:p>
          </table:table-cell>
          <table:table-cell table:formula="of:=[.G250]-[.$B250]" office:value-type="float" office:value="13.3816697597504" calcext:value-type="float">
            <text:p>13.381669759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35666.78727" calcext:value-type="float">
            <text:p>1443135666.78727</text:p>
          </table:table-cell>
          <table:table-cell office:value-type="float" office:value="8224" calcext:value-type="float">
            <text:p>8224</text:p>
          </table:table-cell>
          <table:table-cell table:formula="of:=[.B251]-[.$B$2]" office:value-type="float" office:value="60.0239355564117" calcext:value-type="float">
            <text:p>60.0239355564</text:p>
          </table:table-cell>
          <table:table-cell table:formula="of:=[.C251]/([.D251]-[.D250])" office:value-type="float" office:value="109804.75552542" calcext:value-type="float">
            <text:p>109804.75552542</text:p>
          </table:table-cell>
          <table:table-cell/>
          <table:table-cell office:value-type="float" office:value="1443135680.24206" calcext:value-type="float">
            <text:p>1443135680.24206</text:p>
          </table:table-cell>
          <table:table-cell table:formula="of:=[.G251]-[.$B$2]" office:value-type="float" office:value="73.4787313938141" calcext:value-type="float">
            <text:p>73.4787313938</text:p>
          </table:table-cell>
          <table:table-cell table:formula="of:=[.C251]/([.H251]-[.H250])" office:value-type="float" office:value="55559.0641505544" calcext:value-type="float">
            <text:p>55559.0641505544</text:p>
          </table:table-cell>
          <table:table-cell table:formula="of:=[.G251]-[.$B251]" office:value-type="float" office:value="13.4547958374023" calcext:value-type="float">
            <text:p>13.454795837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35666.86216" calcext:value-type="float">
            <text:p>1443135666.86216</text:p>
          </table:table-cell>
          <table:table-cell office:value-type="float" office:value="8224" calcext:value-type="float">
            <text:p>8224</text:p>
          </table:table-cell>
          <table:table-cell table:formula="of:=[.B252]-[.$B$2]" office:value-type="float" office:value="60.0988247394562" calcext:value-type="float">
            <text:p>60.0988247395</text:p>
          </table:table-cell>
          <table:table-cell table:formula="of:=[.C252]/([.D252]-[.D251])" office:value-type="float" office:value="109815.592394972" calcext:value-type="float">
            <text:p>109815.592394972</text:p>
          </table:table-cell>
          <table:table-cell/>
          <table:table-cell office:value-type="float" office:value="1443135680.33375" calcext:value-type="float">
            <text:p>1443135680.33375</text:p>
          </table:table-cell>
          <table:table-cell table:formula="of:=[.G252]-[.$B$2]" office:value-type="float" office:value="73.5704143047333" calcext:value-type="float">
            <text:p>73.5704143047</text:p>
          </table:table-cell>
          <table:table-cell table:formula="of:=[.C252]/([.H252]-[.H251])" office:value-type="float" office:value="89700.4678139937" calcext:value-type="float">
            <text:p>89700.4678139937</text:p>
          </table:table-cell>
          <table:table-cell table:formula="of:=[.G252]-[.$B252]" office:value-type="float" office:value="13.4715895652771" calcext:value-type="float">
            <text:p>13.4715895653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35666.93705" calcext:value-type="float">
            <text:p>1443135666.93705</text:p>
          </table:table-cell>
          <table:table-cell office:value-type="float" office:value="8224" calcext:value-type="float">
            <text:p>8224</text:p>
          </table:table-cell>
          <table:table-cell table:formula="of:=[.B253]-[.$B$2]" office:value-type="float" office:value="60.173718214035" calcext:value-type="float">
            <text:p>60.173718214</text:p>
          </table:table-cell>
          <table:table-cell table:formula="of:=[.C253]/([.D253]-[.D252])" office:value-type="float" office:value="109809.299758696" calcext:value-type="float">
            <text:p>109809.299758696</text:p>
          </table:table-cell>
          <table:table-cell/>
          <table:table-cell office:value-type="float" office:value="1443135680.42545" calcext:value-type="float">
            <text:p>1443135680.42545</text:p>
          </table:table-cell>
          <table:table-cell table:formula="of:=[.G253]-[.$B$2]" office:value-type="float" office:value="73.6621189117432" calcext:value-type="float">
            <text:p>73.6621189117</text:p>
          </table:table-cell>
          <table:table-cell table:formula="of:=[.C253]/([.H253]-[.H252])" office:value-type="float" office:value="89679.2458759818" calcext:value-type="float">
            <text:p>89679.2458759818</text:p>
          </table:table-cell>
          <table:table-cell table:formula="of:=[.G253]-[.$B253]" office:value-type="float" office:value="13.4884006977081" calcext:value-type="float">
            <text:p>13.488400697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35680.01637" calcext:value-type="float">
            <text:p>1443135680.01637</text:p>
          </table:table-cell>
          <table:table-cell office:value-type="float" office:value="8000" calcext:value-type="float">
            <text:p>8000</text:p>
          </table:table-cell>
          <table:table-cell table:formula="of:=[.B254]-[.$B$2]" office:value-type="float" office:value="73.2530407905579" calcext:value-type="float">
            <text:p>73.2530407906</text:p>
          </table:table-cell>
          <table:table-cell table:formula="of:=[.C254]/([.D254]-[.D253])" office:value-type="float" office:value="611.652473069199" calcext:value-type="float">
            <text:p>611.6524730692</text:p>
          </table:table-cell>
          <table:table-cell/>
          <table:table-cell office:value-type="float" office:value="1443135680.51713" calcext:value-type="float">
            <text:p>1443135680.51713</text:p>
          </table:table-cell>
          <table:table-cell table:formula="of:=[.G254]-[.$B$2]" office:value-type="float" office:value="73.7537989616394" calcext:value-type="float">
            <text:p>73.7537989616</text:p>
          </table:table-cell>
          <table:table-cell table:formula="of:=[.C254]/([.H254]-[.H253])" office:value-type="float" office:value="87259.9874133367" calcext:value-type="float">
            <text:p>87259.9874133367</text:p>
          </table:table-cell>
          <table:table-cell table:formula="of:=[.G254]-[.$B254]" office:value-type="float" office:value="0.500758171081543" calcext:value-type="float">
            <text:p>0.50075817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18:03:19.862574961</dc:date>
    <meta:editing-duration>PT1M28S</meta:editing-duration>
    <meta:editing-cycles>1</meta:editing-cycles>
    <meta:document-statistic meta:table-count="1" meta:cell-count="2288" meta:object-count="2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D1:source_2.E254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E2:source_2.E254" chart:label-cell-address="source_2.E1:source_2.E1" chart:class="chart:scatter">
            <chart:domain table:cell-range-address="source_2.D2:source_2.D254"/>
            <chart:data-point chart:repeated="2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t bw</text:p>
                <draw:g>
                  <svg:desc>source_2.E1:source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2.D2:source_2.D254</svg:desc>
                </draw:g>
              </table:table-cell>
              <table:table-cell office:value-type="float" office:value="0">
                <text:p>0</text:p>
                <draw:g>
                  <svg:desc>source_2.E2:source_2.E2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49223232269287">
                <text:p>0.0749223232269287</text:p>
              </table:table-cell>
              <table:table-cell office:value-type="float" office:value="109767.017969941">
                <text:p>109767.017969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9846315383911">
                <text:p>0.149846315383911</text:p>
              </table:table-cell>
              <table:table-cell office:value-type="float" office:value="109764.572912358">
                <text:p>109764.572912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4755525588989">
                <text:p>0.224755525588989</text:p>
              </table:table-cell>
              <table:table-cell office:value-type="float" office:value="109786.232927637">
                <text:p>109786.2329276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3232445716858">
                <text:p>13.3232445716858</text:p>
              </table:table-cell>
              <table:table-cell office:value-type="float" office:value="627.858676757122">
                <text:p>627.858676757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4261803627014">
                <text:p>13.4261803627014</text:p>
              </table:table-cell>
              <table:table-cell office:value-type="float" office:value="79894.4654610139">
                <text:p>79894.4654610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5291314125061">
                <text:p>13.5291314125061</text:p>
              </table:table-cell>
              <table:table-cell office:value-type="float" office:value="79882.6239810286">
                <text:p>79882.6239810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6320741176605">
                <text:p>13.6320741176605</text:p>
              </table:table-cell>
              <table:table-cell office:value-type="float" office:value="79889.0993554483">
                <text:p>79889.09935544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7350220680237">
                <text:p>13.7350220680237</text:p>
              </table:table-cell>
              <table:table-cell office:value-type="float" office:value="79885.0289975567">
                <text:p>79885.02899755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8379633426666">
                <text:p>13.8379633426666</text:p>
              </table:table-cell>
              <table:table-cell office:value-type="float" office:value="79890.2095250448">
                <text:p>79890.20952504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9409258365631">
                <text:p>13.9409258365631</text:p>
              </table:table-cell>
              <table:table-cell office:value-type="float" office:value="79873.7451743174">
                <text:p>79873.7451743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0438597202301">
                <text:p>14.0438597202301</text:p>
              </table:table-cell>
              <table:table-cell office:value-type="float" office:value="79895.9458928605">
                <text:p>79895.94589286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1468064785004">
                <text:p>14.1468064785004</text:p>
              </table:table-cell>
              <table:table-cell office:value-type="float" office:value="79885.9540424744">
                <text:p>79885.95404247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2489492893219">
                <text:p>14.2489492893219</text:p>
              </table:table-cell>
              <table:table-cell office:value-type="float" office:value="80514.7218277477">
                <text:p>80514.7218277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3458449840546">
                <text:p>14.3458449840546</text:p>
              </table:table-cell>
              <table:table-cell office:value-type="float" office:value="84874.7720184051">
                <text:p>84874.77201840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4427354335785">
                <text:p>14.4427354335785</text:p>
              </table:table-cell>
              <table:table-cell office:value-type="float" office:value="84879.3667529553">
                <text:p>84879.36675295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5396611690521">
                <text:p>14.5396611690521</text:p>
              </table:table-cell>
              <table:table-cell office:value-type="float" office:value="84848.4663006474">
                <text:p>84848.4663006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6365644931793">
                <text:p>14.6365644931793</text:p>
              </table:table-cell>
              <table:table-cell office:value-type="float" office:value="84868.0896560887">
                <text:p>84868.08965608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7335016727448">
                <text:p>14.7335016727448</text:p>
              </table:table-cell>
              <table:table-cell office:value-type="float" office:value="84838.4493634772">
                <text:p>84838.44936347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8303933143616">
                <text:p>14.8303933143616</text:p>
              </table:table-cell>
              <table:table-cell office:value-type="float" office:value="84878.3224514202">
                <text:p>84878.32245142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9272816181183">
                <text:p>14.9272816181183</text:p>
              </table:table-cell>
              <table:table-cell office:value-type="float" office:value="84881.2465604768">
                <text:p>84881.24656047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0241754055023">
                <text:p>15.0241754055023</text:p>
              </table:table-cell>
              <table:table-cell office:value-type="float" office:value="84876.4427734115">
                <text:p>84876.44277341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1210739612579">
                <text:p>15.1210739612579</text:p>
              </table:table-cell>
              <table:table-cell office:value-type="float" office:value="84872.266009222">
                <text:p>84872.2660092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2179646492004">
                <text:p>15.2179646492004</text:p>
              </table:table-cell>
              <table:table-cell office:value-type="float" office:value="84879.1578905925">
                <text:p>84879.15789059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3016090393066">
                <text:p>15.3016090393066</text:p>
              </table:table-cell>
              <table:table-cell office:value-type="float" office:value="98320.999047972">
                <text:p>98320.9990479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3820569515228">
                <text:p>15.3820569515228</text:p>
              </table:table-cell>
              <table:table-cell office:value-type="float" office:value="102227.637404682">
                <text:p>102227.6374046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4625022411346">
                <text:p>15.4625022411346</text:p>
              </table:table-cell>
              <table:table-cell office:value-type="float" office:value="102230.970137399">
                <text:p>102230.9701373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5429513454437">
                <text:p>15.5429513454437</text:p>
              </table:table-cell>
              <table:table-cell office:value-type="float" office:value="102226.122598006">
                <text:p>102226.122598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6234138011932">
                <text:p>15.6234138011932</text:p>
              </table:table-cell>
              <table:table-cell office:value-type="float" office:value="102209.159829799">
                <text:p>102209.1598297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7039022445679">
                <text:p>15.7039022445679</text:p>
              </table:table-cell>
              <table:table-cell office:value-type="float" office:value="102176.159150219">
                <text:p>102176.1591502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7843570709229">
                <text:p>15.7843570709229</text:p>
              </table:table-cell>
              <table:table-cell office:value-type="float" office:value="102218.852150824">
                <text:p>102218.8521508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8648118972778">
                <text:p>15.8648118972778</text:p>
              </table:table-cell>
              <table:table-cell office:value-type="float" office:value="102218.852150824">
                <text:p>102218.8521508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9452743530273">
                <text:p>15.9452743530273</text:p>
              </table:table-cell>
              <table:table-cell office:value-type="float" office:value="102209.159829799">
                <text:p>102209.1598297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0257222652435">
                <text:p>16.0257222652435</text:p>
              </table:table-cell>
              <table:table-cell office:value-type="float" office:value="102227.637404682">
                <text:p>102227.6374046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1061687469482">
                <text:p>16.1061687469482</text:p>
              </table:table-cell>
              <table:table-cell office:value-type="float" office:value="102229.455231953">
                <text:p>102229.4552319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1866016387939">
                <text:p>16.1866016387939</text:p>
              </table:table-cell>
              <table:table-cell office:value-type="float" office:value="102246.727815983">
                <text:p>102246.7278159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2677576541901">
                <text:p>16.2677576541901</text:p>
              </table:table-cell>
              <table:table-cell office:value-type="float" office:value="101335.679922913">
                <text:p>101335.6799229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3501462936401">
                <text:p>16.3501462936401</text:p>
              </table:table-cell>
              <table:table-cell office:value-type="float" office:value="99819.5874442576">
                <text:p>99819.5874442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4325284957886">
                <text:p>16.4325284957886</text:p>
              </table:table-cell>
              <table:table-cell office:value-type="float" office:value="99827.3872939433">
                <text:p>99827.38729394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5149073600769">
                <text:p>16.5149073600769</text:p>
              </table:table-cell>
              <table:table-cell office:value-type="float" office:value="99831.4321403558">
                <text:p>99831.43214035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5972990989685">
                <text:p>16.5972990989685</text:p>
              </table:table-cell>
              <table:table-cell office:value-type="float" office:value="99815.8323957682">
                <text:p>99815.83239576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6796827316284">
                <text:p>16.6796827316284</text:p>
              </table:table-cell>
              <table:table-cell office:value-type="float" office:value="99825.6538886735">
                <text:p>99825.65388867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7620577812195">
                <text:p>16.7620577812195</text:p>
              </table:table-cell>
              <table:table-cell office:value-type="float" office:value="99836.0552233536">
                <text:p>99836.05522335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844441652298">
                <text:p>16.844441652298</text:p>
              </table:table-cell>
              <table:table-cell office:value-type="float" office:value="99825.3649936477">
                <text:p>99825.36499364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9268393516541">
                <text:p>16.9268393516541</text:p>
              </table:table-cell>
              <table:table-cell office:value-type="float" office:value="99808.6119426738">
                <text:p>99808.61194267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0092148780823">
                <text:p>17.0092148780823</text:p>
              </table:table-cell>
              <table:table-cell office:value-type="float" office:value="99835.4773145629">
                <text:p>99835.47731456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091591835022">
                <text:p>17.091591835022</text:p>
              </table:table-cell>
              <table:table-cell office:value-type="float" office:value="99833.7436283334">
                <text:p>99833.74362833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1739735603333">
                <text:p>17.1739735603333</text:p>
              </table:table-cell>
              <table:table-cell office:value-type="float" office:value="99827.9651090775">
                <text:p>99827.96510907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2562551498413">
                <text:p>17.2562551498413</text:p>
              </table:table-cell>
              <table:table-cell office:value-type="float" office:value="99949.4546613583">
                <text:p>99949.45466135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3382167816162">
                <text:p>17.3382167816162</text:p>
              </table:table-cell>
              <table:table-cell office:value-type="float" office:value="100339.632360983">
                <text:p>100339.6323609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4201874732971">
                <text:p>17.4201874732971</text:p>
              </table:table-cell>
              <table:table-cell office:value-type="float" office:value="100328.542206451">
                <text:p>100328.5422064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21529197693">
                <text:p>17.5021529197693</text:p>
              </table:table-cell>
              <table:table-cell office:value-type="float" office:value="100334.962523416">
                <text:p>100334.9625234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5841119289398">
                <text:p>17.5841119289398</text:p>
              </table:table-cell>
              <table:table-cell office:value-type="float" office:value="100342.843126475">
                <text:p>100342.8431264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6660540103912">
                <text:p>17.6660540103912</text:p>
              </table:table-cell>
              <table:table-cell office:value-type="float" office:value="100363.572102767">
                <text:p>100363.5721027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7480080127716">
                <text:p>17.7480080127716</text:p>
              </table:table-cell>
              <table:table-cell office:value-type="float" office:value="100348.973340315">
                <text:p>100348.9733403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8300199508667">
                <text:p>17.8300199508667</text:p>
              </table:table-cell>
              <table:table-cell office:value-type="float" office:value="100278.083789024">
                <text:p>100278.0837890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9119956493378">
                <text:p>17.9119956493378</text:p>
              </table:table-cell>
              <table:table-cell office:value-type="float" office:value="100322.414488513">
                <text:p>100322.4144885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9940390586853">
                <text:p>17.9940390586853</text:p>
              </table:table-cell>
              <table:table-cell office:value-type="float" office:value="100239.617848684">
                <text:p>100239.6178486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0760025978088">
                <text:p>18.0760025978088</text:p>
              </table:table-cell>
              <table:table-cell office:value-type="float" office:value="100337.297387864">
                <text:p>100337.2973878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1579895019531">
                <text:p>18.1579895019531</text:p>
              </table:table-cell>
              <table:table-cell office:value-type="float" office:value="100308.702784127">
                <text:p>100308.7027841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2398142814636">
                <text:p>18.2398142814636</text:p>
              </table:table-cell>
              <table:table-cell office:value-type="float" office:value="100507.45078934">
                <text:p>100507.450789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318305015564">
                <text:p>18.318305015564</text:p>
              </table:table-cell>
              <table:table-cell office:value-type="float" office:value="104776.698730917">
                <text:p>104776.6987309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3967673778534">
                <text:p>18.3967673778534</text:p>
              </table:table-cell>
              <table:table-cell office:value-type="float" office:value="104814.585745757">
                <text:p>104814.5857457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4752237796783">
                <text:p>18.4752237796783</text:p>
              </table:table-cell>
              <table:table-cell office:value-type="float" office:value="104822.54868569">
                <text:p>104822.548685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5537028312683">
                <text:p>18.5537028312683</text:p>
              </table:table-cell>
              <table:table-cell office:value-type="float" office:value="104792.29594884">
                <text:p>104792.295948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6321702003479">
                <text:p>18.6321702003479</text:p>
              </table:table-cell>
              <table:table-cell office:value-type="float" office:value="104807.897811106">
                <text:p>104807.8978111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.7106354236603">
                <text:p>18.7106354236603</text:p>
              </table:table-cell>
              <table:table-cell office:value-type="float" office:value="104810.763964303">
                <text:p>104810.7639643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7890951633453">
                <text:p>18.7890951633453</text:p>
              </table:table-cell>
              <table:table-cell office:value-type="float" office:value="104818.089290272">
                <text:p>104818.0892902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.8675620555878">
                <text:p>18.8675620555878</text:p>
              </table:table-cell>
              <table:table-cell office:value-type="float" office:value="104808.534720492">
                <text:p>104808.5347204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9460248947144">
                <text:p>18.9460248947144</text:p>
              </table:table-cell>
              <table:table-cell office:value-type="float" office:value="104813.948762827">
                <text:p>104813.9487628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.0244877338409">
                <text:p>19.0244877338409</text:p>
              </table:table-cell>
              <table:table-cell office:value-type="float" office:value="104813.948762827">
                <text:p>104813.9487628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1029491424561">
                <text:p>19.1029491424561</text:p>
              </table:table-cell>
              <table:table-cell office:value-type="float" office:value="104815.859734845">
                <text:p>104815.8597348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.1814138889313">
                <text:p>19.1814138889313</text:p>
              </table:table-cell>
              <table:table-cell office:value-type="float" office:value="104811.400908525">
                <text:p>104811.4009085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2588675022125">
                <text:p>19.2588675022125</text:p>
              </table:table-cell>
              <table:table-cell office:value-type="float" office:value="106179.681639086">
                <text:p>106179.6816390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333776473999">
                <text:p>19.333776473999</text:p>
              </table:table-cell>
              <table:table-cell office:value-type="float" office:value="109786.582352773">
                <text:p>109786.5823527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4086892604828">
                <text:p>19.4086892604828</text:p>
              </table:table-cell>
              <table:table-cell office:value-type="float" office:value="109780.991817496">
                <text:p>109780.9918174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4835872650146">
                <text:p>19.4835872650146</text:p>
              </table:table-cell>
              <table:table-cell office:value-type="float" office:value="109802.658313836">
                <text:p>109802.6583138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558486700058">
                <text:p>19.558486700058</text:p>
              </table:table-cell>
              <table:table-cell office:value-type="float" office:value="109800.561182361">
                <text:p>109800.5611823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6333830356598">
                <text:p>19.6333830356598</text:p>
              </table:table-cell>
              <table:table-cell office:value-type="float" office:value="109805.105068473">
                <text:p>109805.1050684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708279132843">
                <text:p>19.708279132843</text:p>
              </table:table-cell>
              <table:table-cell office:value-type="float" office:value="109805.454613751">
                <text:p>109805.4546137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7831890583038">
                <text:p>19.7831890583038</text:p>
              </table:table-cell>
              <table:table-cell office:value-type="float" office:value="109785.184665574">
                <text:p>109785.1846655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8580884933472">
                <text:p>19.8580884933472</text:p>
              </table:table-cell>
              <table:table-cell office:value-type="float" office:value="109800.561182361">
                <text:p>109800.5611823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9330105781555">
                <text:p>19.9330105781555</text:p>
              </table:table-cell>
              <table:table-cell office:value-type="float" office:value="109767.367272774">
                <text:p>109767.3672727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0079247951508">
                <text:p>20.0079247951508</text:p>
              </table:table-cell>
              <table:table-cell office:value-type="float" office:value="109778.895513553">
                <text:p>109778.8955135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0829136371613">
                <text:p>20.0829136371613</text:p>
              </table:table-cell>
              <table:table-cell office:value-type="float" office:value="109669.649237265">
                <text:p>109669.6492372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1578159332275">
                <text:p>20.1578159332275</text:p>
              </table:table-cell>
              <table:table-cell office:value-type="float" office:value="109796.367159723">
                <text:p>109796.3671597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2327115535736">
                <text:p>20.2327115535736</text:p>
              </table:table-cell>
              <table:table-cell office:value-type="float" office:value="109806.153710984">
                <text:p>109806.1537109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.3341751098633">
                <text:p>33.3341751098633</text:p>
              </table:table-cell>
              <table:table-cell office:value-type="float" office:value="627.716129932054">
                <text:p>627.7161299320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.4371049404144">
                <text:p>33.4371049404144</text:p>
              </table:table-cell>
              <table:table-cell office:value-type="float" office:value="79899.0919927082">
                <text:p>79899.09199270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.540027141571">
                <text:p>33.540027141571</text:p>
              </table:table-cell>
              <table:table-cell office:value-type="float" office:value="79905.0147352132">
                <text:p>79905.01473521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.6429674625397">
                <text:p>33.6429674625397</text:p>
              </table:table-cell>
              <table:table-cell office:value-type="float" office:value="79890.9496552507">
                <text:p>79890.94965525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.7459142208099">
                <text:p>33.7459142208099</text:p>
              </table:table-cell>
              <table:table-cell office:value-type="float" office:value="79885.9540424744">
                <text:p>79885.95404247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.8488566875458">
                <text:p>33.8488566875458</text:p>
              </table:table-cell>
              <table:table-cell office:value-type="float" office:value="79889.2843815718">
                <text:p>79889.28438157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.9517979621887">
                <text:p>33.9517979621887</text:p>
              </table:table-cell>
              <table:table-cell office:value-type="float" office:value="79890.2095250448">
                <text:p>79890.20952504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.0547404289246">
                <text:p>34.0547404289246</text:p>
              </table:table-cell>
              <table:table-cell office:value-type="float" office:value="79889.2843815718">
                <text:p>79889.28438157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.1576917171478">
                <text:p>34.1576917171478</text:p>
              </table:table-cell>
              <table:table-cell office:value-type="float" office:value="79882.4389857553">
                <text:p>79882.43898575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.2592251300812">
                <text:p>34.2592251300812</text:p>
              </table:table-cell>
              <table:table-cell office:value-type="float" office:value="80997.9667028286">
                <text:p>80997.96670282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.3561217784882">
                <text:p>34.3561217784882</text:p>
              </table:table-cell>
              <table:table-cell office:value-type="float" office:value="84873.9366655676">
                <text:p>84873.93666556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.453010559082">
                <text:p>34.453010559082</text:p>
              </table:table-cell>
              <table:table-cell office:value-type="float" office:value="84880.8288182765">
                <text:p>84880.82881827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.5498995780945">
                <text:p>34.5498995780945</text:p>
              </table:table-cell>
              <table:table-cell office:value-type="float" office:value="84880.6199487182">
                <text:p>84880.61994871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.6467998027801">
                <text:p>34.6467998027801</text:p>
              </table:table-cell>
              <table:table-cell office:value-type="float" office:value="84870.8042388708">
                <text:p>84870.80423887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.7436828613281">
                <text:p>34.7436828613281</text:p>
              </table:table-cell>
              <table:table-cell office:value-type="float" office:value="84885.8419960773">
                <text:p>84885.84199607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.8405737876892">
                <text:p>34.8405737876892</text:p>
              </table:table-cell>
              <table:table-cell office:value-type="float" office:value="84878.9490292576">
                <text:p>84878.94902925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.9374656677246">
                <text:p>34.9374656677246</text:p>
              </table:table-cell>
              <table:table-cell office:value-type="float" office:value="84878.1135941968">
                <text:p>84878.11359419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.0343596935272">
                <text:p>35.0343596935272</text:p>
              </table:table-cell>
              <table:table-cell office:value-type="float" office:value="84876.2339254385">
                <text:p>84876.23392543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.1312620639801">
                <text:p>35.1312620639801</text:p>
              </table:table-cell>
              <table:table-cell office:value-type="float" office:value="84868.9248938337">
                <text:p>84868.92489383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.2281448841095">
                <text:p>35.2281448841095</text:p>
              </table:table-cell>
              <table:table-cell office:value-type="float" office:value="84886.0508913367">
                <text:p>84886.05089133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.310154914856">
                <text:p>35.310154914856</text:p>
              </table:table-cell>
              <table:table-cell office:value-type="float" office:value="100280.416006977">
                <text:p>100280.4160069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.3906188011169">
                <text:p>35.3906188011169</text:p>
              </table:table-cell>
              <table:table-cell office:value-type="float" office:value="102207.342724229">
                <text:p>102207.3427242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.4710891246796">
                <text:p>35.4710891246796</text:p>
              </table:table-cell>
              <table:table-cell office:value-type="float" office:value="102199.166548648">
                <text:p>102199.1665486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.5515358448029">
                <text:p>35.5515358448029</text:p>
              </table:table-cell>
              <table:table-cell office:value-type="float" office:value="102229.152256252">
                <text:p>102229.1522562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.6319842338562">
                <text:p>35.6319842338562</text:p>
              </table:table-cell>
              <table:table-cell office:value-type="float" office:value="102227.031476624">
                <text:p>102227.0314766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.7124342918396">
                <text:p>35.7124342918396</text:p>
              </table:table-cell>
              <table:table-cell office:value-type="float" office:value="102224.910784988">
                <text:p>102224.9107849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.7928891181946">
                <text:p>35.7928891181946</text:p>
              </table:table-cell>
              <table:table-cell office:value-type="float" office:value="102218.852150824">
                <text:p>102218.8521508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.8733417987823">
                <text:p>35.8733417987823</text:p>
              </table:table-cell>
              <table:table-cell office:value-type="float" office:value="102221.578447323">
                <text:p>102221.5784473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.9537873268127">
                <text:p>35.9537873268127</text:p>
              </table:table-cell>
              <table:table-cell office:value-type="float" office:value="102230.667152718">
                <text:p>102230.6671527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.034234046936">
                <text:p>36.034234046936</text:p>
              </table:table-cell>
              <table:table-cell office:value-type="float" office:value="102229.152256252">
                <text:p>102229.1522562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.1146459579468">
                <text:p>36.1146459579468</text:p>
              </table:table-cell>
              <table:table-cell office:value-type="float" office:value="102273.405725942">
                <text:p>102273.4057259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.1951017379761">
                <text:p>36.1951017379761</text:p>
              </table:table-cell>
              <table:table-cell office:value-type="float" office:value="102217.64051017">
                <text:p>102217.640510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.276492357254">
                <text:p>36.276492357254</text:p>
              </table:table-cell>
              <table:table-cell office:value-type="float" office:value="101043.58552568">
                <text:p>101043.585525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.3588690757751">
                <text:p>36.3588690757751</text:p>
              </table:table-cell>
              <table:table-cell office:value-type="float" office:value="99834.0325718569">
                <text:p>99834.03257185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.4412667751312">
                <text:p>36.4412667751312</text:p>
              </table:table-cell>
              <table:table-cell office:value-type="float" office:value="99808.6119426738">
                <text:p>99808.61194267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.5236418247223">
                <text:p>36.5236418247223</text:p>
              </table:table-cell>
              <table:table-cell office:value-type="float" office:value="99836.0552233536">
                <text:p>99836.05522335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.6060173511505">
                <text:p>36.6060173511505</text:p>
              </table:table-cell>
              <table:table-cell office:value-type="float" office:value="99835.4773145629">
                <text:p>99835.47731456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.6883883476257">
                <text:p>36.6883883476257</text:p>
              </table:table-cell>
              <table:table-cell office:value-type="float" office:value="99840.9677182197">
                <text:p>99840.96771821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.7707598209381">
                <text:p>36.7707598209381</text:p>
              </table:table-cell>
              <table:table-cell office:value-type="float" office:value="99840.3897525551">
                <text:p>99840.38975255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.8531606197357">
                <text:p>36.8531606197357</text:p>
              </table:table-cell>
              <table:table-cell office:value-type="float" office:value="99804.857719884">
                <text:p>99804.8577198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.9355313777924">
                <text:p>36.9355313777924</text:p>
              </table:table-cell>
              <table:table-cell office:value-type="float" office:value="99841.2567035613">
                <text:p>99841.25670356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.0179123878479">
                <text:p>37.0179123878479</text:p>
              </table:table-cell>
              <table:table-cell office:value-type="float" office:value="99828.8318443208">
                <text:p>99828.83184432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7.1002862453461">
                <text:p>37.1002862453461</text:p>
              </table:table-cell>
              <table:table-cell office:value-type="float" office:value="99837.5000246019">
                <text:p>99837.50002460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.1826660633087">
                <text:p>37.1826660633087</text:p>
              </table:table-cell>
              <table:table-cell office:value-type="float" office:value="99830.2764365055">
                <text:p>99830.27643650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.2649512290955">
                <text:p>37.2649512290955</text:p>
              </table:table-cell>
              <table:table-cell office:value-type="float" office:value="99945.1106571746">
                <text:p>99945.11065717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.3469231128693">
                <text:p>37.3469231128693</text:p>
              </table:table-cell>
              <table:table-cell office:value-type="float" office:value="100327.083158094">
                <text:p>100327.0831580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.4288899898529">
                <text:p>37.4288899898529</text:p>
              </table:table-cell>
              <table:table-cell office:value-type="float" office:value="100333.211446389">
                <text:p>100333.2114463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.5108735561371">
                <text:p>37.5108735561371</text:p>
              </table:table-cell>
              <table:table-cell office:value-type="float" office:value="100312.786729637">
                <text:p>100312.7867296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.5928292274475">
                <text:p>37.5928292274475</text:p>
              </table:table-cell>
              <table:table-cell office:value-type="float" office:value="100346.929852479">
                <text:p>100346.9298524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.6747934818268">
                <text:p>37.6747934818268</text:p>
              </table:table-cell>
              <table:table-cell office:value-type="float" office:value="100336.421800962">
                <text:p>100336.421800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.7567808628082">
                <text:p>37.7567808628082</text:p>
              </table:table-cell>
              <table:table-cell office:value-type="float" office:value="100308.119390485">
                <text:p>100308.1193904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.8387455940247">
                <text:p>37.8387455940247</text:p>
              </table:table-cell>
              <table:table-cell office:value-type="float" office:value="100335.83808485">
                <text:p>100335.838084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.9207360744476">
                <text:p>37.9207360744476</text:p>
              </table:table-cell>
              <table:table-cell office:value-type="float" office:value="100304.327497216">
                <text:p>100304.3274972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.002711057663">
                <text:p>38.002711057663</text:p>
              </table:table-cell>
              <table:table-cell office:value-type="float" office:value="100323.289830962">
                <text:p>100323.2898309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.0846855640411">
                <text:p>38.0846855640411</text:p>
              </table:table-cell>
              <table:table-cell office:value-type="float" office:value="100323.873401081">
                <text:p>100323.8734010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.166663646698">
                <text:p>38.166663646698</text:p>
              </table:table-cell>
              <table:table-cell office:value-type="float" office:value="100319.496790668">
                <text:p>100319.4967906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.24813580513">
                <text:p>38.24813580513</text:p>
              </table:table-cell>
              <table:table-cell office:value-type="float" office:value="100942.458850693">
                <text:p>100942.4588506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.3265957832336">
                <text:p>38.3265957832336</text:p>
              </table:table-cell>
              <table:table-cell office:value-type="float" office:value="104817.770776547">
                <text:p>104817.7707765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8.405056476593">
                <text:p>38.405056476593</text:p>
              </table:table-cell>
              <table:table-cell office:value-type="float" office:value="104816.815246986">
                <text:p>104816.8152469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.4835155010223">
                <text:p>38.4835155010223</text:p>
              </table:table-cell>
              <table:table-cell office:value-type="float" office:value="104819.044843063">
                <text:p>104819.0448430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.5619819164276">
                <text:p>38.5619819164276</text:p>
              </table:table-cell>
              <table:table-cell office:value-type="float" office:value="104809.171637619">
                <text:p>104809.1716376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.6404385566711">
                <text:p>38.6404385566711</text:p>
              </table:table-cell>
              <table:table-cell office:value-type="float" office:value="104822.230144862">
                <text:p>104822.2301448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.718896150589">
                <text:p>38.718896150589</text:p>
              </table:table-cell>
              <table:table-cell office:value-type="float" office:value="104820.956000912">
                <text:p>104820.9560009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.7973551750183">
                <text:p>38.7973551750183</text:p>
              </table:table-cell>
              <table:table-cell office:value-type="float" office:value="104819.044843063">
                <text:p>104819.0448430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.8758134841919">
                <text:p>38.8758134841919</text:p>
              </table:table-cell>
              <table:table-cell office:value-type="float" office:value="104820.000413276">
                <text:p>104820.0004132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.9542746543884">
                <text:p>38.9542746543884</text:p>
              </table:table-cell>
              <table:table-cell office:value-type="float" office:value="104816.178236956">
                <text:p>104816.1782369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.0327546596527">
                <text:p>39.0327546596527</text:p>
              </table:table-cell>
              <table:table-cell office:value-type="float" office:value="104791.022532499">
                <text:p>104791.0225324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.1112177371979">
                <text:p>39.1112177371979</text:p>
              </table:table-cell>
              <table:table-cell office:value-type="float" office:value="104813.630274265">
                <text:p>104813.6302742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.1896812915802">
                <text:p>39.1896812915802</text:p>
              </table:table-cell>
              <table:table-cell office:value-type="float" office:value="104812.993302947">
                <text:p>104812.9933029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.2667365074158">
                <text:p>39.2667365074158</text:p>
              </table:table-cell>
              <table:table-cell office:value-type="float" office:value="106728.66088065">
                <text:p>106728.660880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3416864871979">
                <text:p>39.3416864871979</text:p>
              </table:table-cell>
              <table:table-cell office:value-type="float" office:value="109726.513921804">
                <text:p>109726.5139218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.4165859222412">
                <text:p>39.4165859222412</text:p>
              </table:table-cell>
              <table:table-cell office:value-type="float" office:value="109800.561182361">
                <text:p>109800.5611823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.4914815425873">
                <text:p>39.4914815425873</text:p>
              </table:table-cell>
              <table:table-cell office:value-type="float" office:value="109806.153710984">
                <text:p>109806.1537109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.5663840770721">
                <text:p>39.5663840770721</text:p>
              </table:table-cell>
              <table:table-cell office:value-type="float" office:value="109796.017672299">
                <text:p>109796.0176722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.6412804126739">
                <text:p>39.6412804126739</text:p>
              </table:table-cell>
              <table:table-cell office:value-type="float" office:value="109805.105068473">
                <text:p>109805.1050684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.7161812782288">
                <text:p>39.7161812782288</text:p>
              </table:table-cell>
              <table:table-cell office:value-type="float" office:value="109798.464130992">
                <text:p>109798.4641309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.7910807132721">
                <text:p>39.7910807132721</text:p>
              </table:table-cell>
              <table:table-cell office:value-type="float" office:value="109800.561182361">
                <text:p>109800.5611823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.8659789562225">
                <text:p>39.8659789562225</text:p>
              </table:table-cell>
              <table:table-cell office:value-type="float" office:value="109802.30878636">
                <text:p>109802.308786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.9408781528473">
                <text:p>39.9408781528473</text:p>
              </table:table-cell>
              <table:table-cell office:value-type="float" office:value="109800.910698711">
                <text:p>109800.9106987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.0157859325409">
                <text:p>40.0157859325409</text:p>
              </table:table-cell>
              <table:table-cell office:value-type="float" office:value="109788.329511818">
                <text:p>109788.3295118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.0906822681427">
                <text:p>40.0906822681427</text:p>
              </table:table-cell>
              <table:table-cell office:value-type="float" office:value="109805.105068473">
                <text:p>109805.1050684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1655654907227">
                <text:p>40.1655654907227</text:p>
              </table:table-cell>
              <table:table-cell office:value-type="float" office:value="109824.333364111">
                <text:p>109824.3333641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3.2418177127838">
                <text:p>53.2418177127838</text:p>
              </table:table-cell>
              <table:table-cell office:value-type="float" office:value="628.926381989264">
                <text:p>628.9263819892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3.3447878360748">
                <text:p>53.3447878360748</text:p>
              </table:table-cell>
              <table:table-cell office:value-type="float" office:value="79867.8270662764">
                <text:p>79867.82706627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3.4478051662445">
                <text:p>53.4478051662445</text:p>
              </table:table-cell>
              <table:table-cell office:value-type="float" office:value="79831.2282647436">
                <text:p>79831.22826474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3.5507514476776">
                <text:p>53.5507514476776</text:p>
              </table:table-cell>
              <table:table-cell office:value-type="float" office:value="79886.32406644">
                <text:p>79886.324066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3.6537046432495">
                <text:p>53.6537046432495</text:p>
              </table:table-cell>
              <table:table-cell office:value-type="float" office:value="79880.9590544143">
                <text:p>79880.95905441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3.756685256958">
                <text:p>53.756685256958</text:p>
              </table:table-cell>
              <table:table-cell office:value-type="float" office:value="79859.6910995249">
                <text:p>79859.69109952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3.8596241474152">
                <text:p>53.8596241474152</text:p>
              </table:table-cell>
              <table:table-cell office:value-type="float" office:value="79892.059876273">
                <text:p>79892.0598762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3.962548494339">
                <text:p>53.962548494339</text:p>
              </table:table-cell>
              <table:table-cell office:value-type="float" office:value="79903.3488751344">
                <text:p>79903.34887513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4.0654838085175">
                <text:p>54.0654838085175</text:p>
              </table:table-cell>
              <table:table-cell office:value-type="float" office:value="79894.8355638321">
                <text:p>79894.83556383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4.1684334278107">
                <text:p>54.1684334278107</text:p>
              </table:table-cell>
              <table:table-cell office:value-type="float" office:value="79883.7339706625">
                <text:p>79883.73397066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4.2693367004395">
                <text:p>54.2693367004395</text:p>
              </table:table-cell>
              <table:table-cell office:value-type="float" office:value="81503.7984967594">
                <text:p>81503.79849675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4.3662347793579">
                <text:p>54.3662347793579</text:p>
              </table:table-cell>
              <table:table-cell office:value-type="float" office:value="84872.6836671424">
                <text:p>84872.68366714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4.4631245136261">
                <text:p>54.4631245136261</text:p>
              </table:table-cell>
              <table:table-cell office:value-type="float" office:value="84879.9933462111">
                <text:p>84879.99334621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4.5600326061249">
                <text:p>54.5600326061249</text:p>
              </table:table-cell>
              <table:table-cell office:value-type="float" office:value="84863.9137139511">
                <text:p>84863.91371395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4.6569430828095">
                <text:p>54.6569430828095</text:p>
              </table:table-cell>
              <table:table-cell office:value-type="float" office:value="84861.8258969868">
                <text:p>84861.82589698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4.7538297176361">
                <text:p>54.7538297176361</text:p>
              </table:table-cell>
              <table:table-cell office:value-type="float" office:value="84882.7086905594">
                <text:p>84882.70869055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4.8507242202759">
                <text:p>54.8507242202759</text:p>
              </table:table-cell>
              <table:table-cell office:value-type="float" office:value="84875.8162325759">
                <text:p>84875.81623257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4.9476866722107">
                <text:p>54.9476866722107</text:p>
              </table:table-cell>
              <table:table-cell office:value-type="float" office:value="84816.3370036145">
                <text:p>84816.33700361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5.0445983409882">
                <text:p>55.0445983409882</text:p>
              </table:table-cell>
              <table:table-cell office:value-type="float" office:value="84860.7820270274">
                <text:p>84860.78202702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5.1414978504181">
                <text:p>55.1414978504181</text:p>
              </table:table-cell>
              <table:table-cell office:value-type="float" office:value="84871.4307057127">
                <text:p>84871.43070571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5.2380676269531">
                <text:p>55.2380676269531</text:p>
              </table:table-cell>
              <table:table-cell office:value-type="float" office:value="85161.2201568722">
                <text:p>85161.22015687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5.3185274600983">
                <text:p>55.3185274600983</text:p>
              </table:table-cell>
              <table:table-cell office:value-type="float" office:value="102212.491357827">
                <text:p>102212.4913578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5.3989937305451">
                <text:p>55.3989937305451</text:p>
              </table:table-cell>
              <table:table-cell office:value-type="float" office:value="102204.314358519">
                <text:p>102204.3143585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5.4794578552246">
                <text:p>55.4794578552246</text:p>
              </table:table-cell>
              <table:table-cell office:value-type="float" office:value="102207.039879582">
                <text:p>102207.039879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5.5599091053009">
                <text:p>55.5599091053009</text:p>
              </table:table-cell>
              <table:table-cell office:value-type="float" office:value="102223.396059116">
                <text:p>102223.3960591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5.6403548717499">
                <text:p>55.6403548717499</text:p>
              </table:table-cell>
              <table:table-cell office:value-type="float" office:value="102230.364169833">
                <text:p>102230.3641698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5.7208173274994">
                <text:p>55.7208173274994</text:p>
              </table:table-cell>
              <table:table-cell office:value-type="float" office:value="102209.159829799">
                <text:p>102209.1598297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5.8012924194336">
                <text:p>55.8012924194336</text:p>
              </table:table-cell>
              <table:table-cell office:value-type="float" office:value="102193.110965613">
                <text:p>102193.1109656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5.8817472457886">
                <text:p>55.8817472457886</text:p>
              </table:table-cell>
              <table:table-cell office:value-type="float" office:value="102218.852150824">
                <text:p>102218.8521508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5.9621863365173">
                <text:p>55.9621863365173</text:p>
              </table:table-cell>
              <table:table-cell office:value-type="float" office:value="102238.848369523">
                <text:p>102238.8483695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6.0426487922669">
                <text:p>56.0426487922669</text:p>
              </table:table-cell>
              <table:table-cell office:value-type="float" office:value="102209.159829799">
                <text:p>102209.1598297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6.1230943202972">
                <text:p>56.1230943202972</text:p>
              </table:table-cell>
              <table:table-cell office:value-type="float" office:value="102230.667152718">
                <text:p>102230.6671527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6.2035512924194">
                <text:p>56.2035512924194</text:p>
              </table:table-cell>
              <table:table-cell office:value-type="float" office:value="102216.125999745">
                <text:p>102216.1259997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6.285181760788">
                <text:p>56.285181760788</text:p>
              </table:table-cell>
              <table:table-cell office:value-type="float" office:value="100746.696231998">
                <text:p>100746.6962319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6.3675684928894">
                <text:p>56.3675684928894</text:p>
              </table:table-cell>
              <table:table-cell office:value-type="float" office:value="99821.8983837595">
                <text:p>99821.89838375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6.4499740600586">
                <text:p>56.4499740600586</text:p>
              </table:table-cell>
              <table:table-cell office:value-type="float" office:value="99799.0825439627">
                <text:p>99799.08254396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6.5323674678803">
                <text:p>56.5323674678803</text:p>
              </table:table-cell>
              <table:table-cell office:value-type="float" office:value="99813.8105635983">
                <text:p>99813.81056359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6.6147813796997">
                <text:p>56.6147813796997</text:p>
              </table:table-cell>
              <table:table-cell office:value-type="float" office:value="99788.9775941725">
                <text:p>99788.97759417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6.6971771717072">
                <text:p>56.6971771717072</text:p>
              </table:table-cell>
              <table:table-cell office:value-type="float" office:value="99810.9223740064">
                <text:p>99810.92237400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6.7795581817627">
                <text:p>56.7795581817627</text:p>
              </table:table-cell>
              <table:table-cell office:value-type="float" office:value="99828.8318443208">
                <text:p>99828.83184432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6.8619804382324">
                <text:p>56.8619804382324</text:p>
              </table:table-cell>
              <table:table-cell office:value-type="float" office:value="99778.8746904867">
                <text:p>99778.87469048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6.9443666934967">
                <text:p>56.9443666934967</text:p>
              </table:table-cell>
              <table:table-cell office:value-type="float" office:value="99822.4761353541">
                <text:p>99822.47613535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7.0267391204834">
                <text:p>57.0267391204834</text:p>
              </table:table-cell>
              <table:table-cell office:value-type="float" office:value="99839.2338413002">
                <text:p>99839.23384130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7.1091706752777">
                <text:p>57.1091706752777</text:p>
              </table:table-cell>
              <table:table-cell office:value-type="float" office:value="99767.6195787044">
                <text:p>99767.61957870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7.1915588378906">
                <text:p>57.1915588378906</text:p>
              </table:table-cell>
              <table:table-cell office:value-type="float" office:value="99820.1651691018">
                <text:p>99820.16516910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.2737696170807">
                <text:p>57.2737696170807</text:p>
              </table:table-cell>
              <table:table-cell office:value-type="float" office:value="100035.543769594">
                <text:p>100035.5437695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7.3557457923889">
                <text:p>57.3557457923889</text:p>
              </table:table-cell>
              <table:table-cell office:value-type="float" office:value="100321.830935367">
                <text:p>100321.8309353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7.4377574920654">
                <text:p>57.4377574920654</text:p>
              </table:table-cell>
              <table:table-cell office:value-type="float" office:value="100278.375310336">
                <text:p>100278.3753103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7.5197336673737">
                <text:p>57.5197336673737</text:p>
              </table:table-cell>
              <table:table-cell office:value-type="float" office:value="100321.830935367">
                <text:p>100321.8309353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7.6017024517059">
                <text:p>57.6017024517059</text:p>
              </table:table-cell>
              <table:table-cell office:value-type="float" office:value="100330.876772096">
                <text:p>100330.8767720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7.6837003231049">
                <text:p>57.6837003231049</text:p>
              </table:table-cell>
              <table:table-cell office:value-type="float" office:value="100295.286447006">
                <text:p>100295.2864470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.7656588554382">
                <text:p>57.7656588554382</text:p>
              </table:table-cell>
              <table:table-cell office:value-type="float" office:value="100343.426924095">
                <text:p>100343.4269240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.8476269245148">
                <text:p>57.8476269245148</text:p>
              </table:table-cell>
              <table:table-cell office:value-type="float" office:value="100331.752262223">
                <text:p>100331.7522622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.9295871257782">
                <text:p>57.9295871257782</text:p>
              </table:table-cell>
              <table:table-cell office:value-type="float" office:value="100341.383662142">
                <text:p>100341.3836621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8.0115802288055">
                <text:p>58.0115802288055</text:p>
              </table:table-cell>
              <table:table-cell office:value-type="float" office:value="100301.119196055">
                <text:p>100301.1191960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.0935535430908">
                <text:p>58.0935535430908</text:p>
              </table:table-cell>
              <table:table-cell office:value-type="float" office:value="100325.332356081">
                <text:p>100325.3323560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.1755218505859">
                <text:p>58.1755218505859</text:p>
              </table:table-cell>
              <table:table-cell office:value-type="float" office:value="100331.460430483">
                <text:p>100331.4604304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.2566359043121">
                <text:p>58.2566359043121</text:p>
              </table:table-cell>
              <table:table-cell office:value-type="float" office:value="101388.102581588">
                <text:p>101388.1025815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.3351044654846">
                <text:p>58.3351044654846</text:p>
              </table:table-cell>
              <table:table-cell office:value-type="float" office:value="104806.305571507">
                <text:p>104806.3055715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8.4135670661926">
                <text:p>58.4135670661926</text:p>
              </table:table-cell>
              <table:table-cell office:value-type="float" office:value="104814.267253324">
                <text:p>104814.2672533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8.4920372962952">
                <text:p>58.4920372962952</text:p>
              </table:table-cell>
              <table:table-cell office:value-type="float" office:value="104804.076517343">
                <text:p>104804.0765173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8.5705101490021">
                <text:p>58.5705101490021</text:p>
              </table:table-cell>
              <table:table-cell office:value-type="float" office:value="104800.573909503">
                <text:p>104800.5739095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.6489777565002">
                <text:p>58.6489777565002</text:p>
              </table:table-cell>
              <table:table-cell office:value-type="float" office:value="104807.579359316">
                <text:p>104807.5793593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.7274363040924">
                <text:p>58.7274363040924</text:p>
              </table:table-cell>
              <table:table-cell office:value-type="float" office:value="104819.681887936">
                <text:p>104819.6818879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.8059320449829">
                <text:p>58.8059320449829</text:p>
              </table:table-cell>
              <table:table-cell office:value-type="float" office:value="104770.015630173">
                <text:p>104770.0156301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8.8844001293182">
                <text:p>58.8844001293182</text:p>
              </table:table-cell>
              <table:table-cell office:value-type="float" office:value="104806.942461541">
                <text:p>104806.9424615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8.9628632068634">
                <text:p>58.9628632068634</text:p>
              </table:table-cell>
              <table:table-cell office:value-type="float" office:value="104813.630274265">
                <text:p>104813.6302742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.0413212776184">
                <text:p>59.0413212776184</text:p>
              </table:table-cell>
              <table:table-cell office:value-type="float" office:value="104820.318940552">
                <text:p>104820.3189405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.1197917461395">
                <text:p>59.1197917461395</text:p>
              </table:table-cell>
              <table:table-cell office:value-type="float" office:value="104803.758088774">
                <text:p>104803.7580887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9.1982793807983">
                <text:p>59.1982793807983</text:p>
              </table:table-cell>
              <table:table-cell office:value-type="float" office:value="104780.836315807">
                <text:p>104780.8363158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9.2749409675598">
                <text:p>59.2749409675598</text:p>
              </table:table-cell>
              <table:table-cell office:value-type="float" office:value="107276.673330389">
                <text:p>107276.6733303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9.349841594696">
                <text:p>59.349841594696</text:p>
              </table:table-cell>
              <table:table-cell office:value-type="float" office:value="109798.813633991">
                <text:p>109798.8136339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.424747467041">
                <text:p>59.424747467041</text:p>
              </table:table-cell>
              <table:table-cell office:value-type="float" office:value="109791.12508196">
                <text:p>109791.125081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9.4996230602264">
                <text:p>59.4996230602264</text:p>
              </table:table-cell>
              <table:table-cell office:value-type="float" office:value="109835.523835301">
                <text:p>109835.5238353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9.5745301246643">
                <text:p>59.5745301246643</text:p>
              </table:table-cell>
              <table:table-cell office:value-type="float" office:value="109789.377833938">
                <text:p>109789.3778339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9.6494309902191">
                <text:p>59.6494309902191</text:p>
              </table:table-cell>
              <table:table-cell office:value-type="float" office:value="109798.464130992">
                <text:p>109798.4641309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9.7243385314941">
                <text:p>59.7243385314941</text:p>
              </table:table-cell>
              <table:table-cell office:value-type="float" office:value="109788.6789503">
                <text:p>109788.67895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9.7992379665375">
                <text:p>59.7992379665375</text:p>
              </table:table-cell>
              <table:table-cell office:value-type="float" office:value="109800.561182361">
                <text:p>109800.5611823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9.8741321563721">
                <text:p>59.8741321563721</text:p>
              </table:table-cell>
              <table:table-cell office:value-type="float" office:value="109808.251056095">
                <text:p>109808.2510560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9.9490389823914">
                <text:p>59.9490389823914</text:p>
              </table:table-cell>
              <table:table-cell office:value-type="float" office:value="109789.727279093">
                <text:p>109789.7272790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.0239355564117">
                <text:p>60.0239355564117</text:p>
              </table:table-cell>
              <table:table-cell office:value-type="float" office:value="109804.75552542">
                <text:p>109804.755525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.0988247394562">
                <text:p>60.0988247394562</text:p>
              </table:table-cell>
              <table:table-cell office:value-type="float" office:value="109815.592394972">
                <text:p>109815.59239497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.173718214035">
                <text:p>60.173718214035</text:p>
              </table:table-cell>
              <table:table-cell office:value-type="float" office:value="109809.299758696">
                <text:p>109809.2997586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3.2530407905579">
                <text:p>73.2530407905579</text:p>
              </table:table-cell>
              <table:table-cell office:value-type="float" office:value="611.652473069199">
                <text:p>611.6524730691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H1:source_2.I254" chart:data-source-has-labels="row" svg:x="0.32cm" svg:y="0.18cm" svg:width="12.825cm" svg:height="8.64cm">
          <chartooo:coordinate-region svg:x="1.682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I2:source_2.I254" chart:label-cell-address="source_2.I1:source_2.I1" chart:class="chart:scatter">
            <chart:domain table:cell-range-address="source_2.H2:source_2.H254"/>
            <chart:data-point chart:repeated="2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ecv bw</text:p>
                <draw:g>
                  <svg:desc>source_2.I1:source_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8316736221313">
                <text:p>3.28316736221313</text:p>
                <draw:g>
                  <svg:desc>source_2.H2:source_2.H254</svg:desc>
                </draw:g>
              </table:table-cell>
              <table:table-cell office:value-type="float" office:value="0">
                <text:p>0</text:p>
                <draw:g>
                  <svg:desc>source_2.I2:source_2.I2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7483334541321">
                <text:p>3.37483334541321</text:p>
              </table:table-cell>
              <table:table-cell office:value-type="float" office:value="89717.0325664868">
                <text:p>89717.03256648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6650791168213">
                <text:p>3.46650791168213</text:p>
              </table:table-cell>
              <table:table-cell office:value-type="float" office:value="89708.6327725345">
                <text:p>89708.63277253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7652826309204">
                <text:p>4.37652826309204</text:p>
              </table:table-cell>
              <table:table-cell office:value-type="float" office:value="9037.16052861719">
                <text:p>9037.16052861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2349750995636">
                <text:p>14.2349750995636</text:p>
              </table:table-cell>
              <table:table-cell office:value-type="float" office:value="834.208485009537">
                <text:p>834.2084850095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237752199173">
                <text:p>18.237752199173</text:p>
              </table:table-cell>
              <table:table-cell office:value-type="float" office:value="2054.57356114148">
                <text:p>2054.57356114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4659667015076">
                <text:p>23.4659667015076</text:p>
              </table:table-cell>
              <table:table-cell office:value-type="float" office:value="1573.00355529171">
                <text:p>1573.003555291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5575432777405">
                <text:p>23.5575432777405</text:p>
              </table:table-cell>
              <table:table-cell office:value-type="float" office:value="89804.6240458214">
                <text:p>89804.62404582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6493382453918">
                <text:p>23.6493382453918</text:p>
              </table:table-cell>
              <table:table-cell office:value-type="float" office:value="89590.967897438">
                <text:p>89590.9678974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7410500049591">
                <text:p>23.7410500049591</text:p>
              </table:table-cell>
              <table:table-cell office:value-type="float" office:value="89672.251833404">
                <text:p>89672.2518334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832718372345">
                <text:p>23.832718372345</text:p>
              </table:table-cell>
              <table:table-cell office:value-type="float" office:value="89714.699132606">
                <text:p>89714.699132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9244410991669">
                <text:p>23.9244410991669</text:p>
              </table:table-cell>
              <table:table-cell office:value-type="float" office:value="89661.5297533486">
                <text:p>89661.52975334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.0160915851593">
                <text:p>24.0160915851593</text:p>
              </table:table-cell>
              <table:table-cell office:value-type="float" office:value="89732.2028459197">
                <text:p>89732.20284591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.1078958511353">
                <text:p>24.1078958511353</text:p>
              </table:table-cell>
              <table:table-cell office:value-type="float" office:value="89581.8937450494">
                <text:p>89581.89374504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.1995191574097">
                <text:p>24.1995191574097</text:p>
              </table:table-cell>
              <table:table-cell office:value-type="float" office:value="89758.8215750359">
                <text:p>89758.82157503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6637563705444">
                <text:p>24.6637563705444</text:p>
              </table:table-cell>
              <table:table-cell office:value-type="float" office:value="17715.0813577985">
                <text:p>17715.08135779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7586793899536">
                <text:p>24.7586793899536</text:p>
              </table:table-cell>
              <table:table-cell office:value-type="float" office:value="86638.6262382703">
                <text:p>86638.62623827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.8535635471344">
                <text:p>24.8535635471344</text:p>
              </table:table-cell>
              <table:table-cell office:value-type="float" office:value="86674.1112990077">
                <text:p>86674.11129900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.948343038559">
                <text:p>24.948343038559</text:p>
              </table:table-cell>
              <table:table-cell office:value-type="float" office:value="86769.8262186379">
                <text:p>86769.82621863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.0433146953583">
                <text:p>25.0433146953583</text:p>
              </table:table-cell>
              <table:table-cell office:value-type="float" office:value="86594.2564040769">
                <text:p>86594.25640407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1381816864014">
                <text:p>25.1381816864014</text:p>
              </table:table-cell>
              <table:table-cell office:value-type="float" office:value="86689.7949389421">
                <text:p>86689.79493894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.2329702377319">
                <text:p>25.2329702377319</text:p>
              </table:table-cell>
              <table:table-cell office:value-type="float" office:value="86761.5327437546">
                <text:p>86761.53274375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.2788083553314">
                <text:p>25.2788083553314</text:p>
              </table:table-cell>
              <table:table-cell office:value-type="float" office:value="179413.999323829">
                <text:p>179413.9993238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3666989803314">
                <text:p>25.3666989803314</text:p>
              </table:table-cell>
              <table:table-cell office:value-type="float" office:value="93570.8444444444">
                <text:p>93570.8444444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.4544732570648">
                <text:p>25.4544732570648</text:p>
              </table:table-cell>
              <table:table-cell office:value-type="float" office:value="93694.876290228">
                <text:p>93694.8762902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5423169136047">
                <text:p>25.5423169136047</text:p>
              </table:table-cell>
              <table:table-cell office:value-type="float" office:value="93620.8751312958">
                <text:p>93620.87513129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6300866603851">
                <text:p>25.6300866603851</text:p>
              </table:table-cell>
              <table:table-cell office:value-type="float" office:value="93699.7120497212">
                <text:p>93699.71204972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.7179424762726">
                <text:p>25.7179424762726</text:p>
              </table:table-cell>
              <table:table-cell office:value-type="float" office:value="93607.9178928286">
                <text:p>93607.91789282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.8057994842529">
                <text:p>25.8057994842529</text:p>
              </table:table-cell>
              <table:table-cell office:value-type="float" office:value="93606.6477683793">
                <text:p>93606.64776837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.8935861587524">
                <text:p>25.8935861587524</text:p>
              </table:table-cell>
              <table:table-cell office:value-type="float" office:value="93681.6441320572">
                <text:p>93681.64413205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.9814395904541">
                <text:p>25.9814395904541</text:p>
              </table:table-cell>
              <table:table-cell office:value-type="float" office:value="93610.4582451341">
                <text:p>93610.4582451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.0693781375885">
                <text:p>26.0693781375885</text:p>
              </table:table-cell>
              <table:table-cell office:value-type="float" office:value="93519.8529881439">
                <text:p>93519.85298814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.1569526195526">
                <text:p>26.1569526195526</text:p>
              </table:table-cell>
              <table:table-cell office:value-type="float" office:value="93908.634291097">
                <text:p>93908.6342910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.2448117733002">
                <text:p>26.2448117733002</text:p>
              </table:table-cell>
              <table:table-cell office:value-type="float" office:value="93604.3616312265">
                <text:p>93604.36163122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.2878978252411">
                <text:p>26.2878978252411</text:p>
              </table:table-cell>
              <table:table-cell office:value-type="float" office:value="190873.835720135">
                <text:p>190873.8357201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.3704690933228">
                <text:p>26.3704690933228</text:p>
              </table:table-cell>
              <table:table-cell office:value-type="float" office:value="99598.8095019476">
                <text:p>99598.80950194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4528827667236">
                <text:p>26.4528827667236</text:p>
              </table:table-cell>
              <table:table-cell office:value-type="float" office:value="99789.2662786257">
                <text:p>99789.26627862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.5355937480926">
                <text:p>26.5355937480926</text:p>
              </table:table-cell>
              <table:table-cell office:value-type="float" office:value="99430.5697245723">
                <text:p>99430.56972457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6180655956268">
                <text:p>26.6180655956268</text:p>
              </table:table-cell>
              <table:table-cell office:value-type="float" office:value="99718.8767547816">
                <text:p>99718.87675478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7006132602692">
                <text:p>26.7006132602692</text:p>
              </table:table-cell>
              <table:table-cell office:value-type="float" office:value="99627.2884960864">
                <text:p>99627.28849608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7831556797028">
                <text:p>26.7831556797028</text:p>
              </table:table-cell>
              <table:table-cell office:value-type="float" office:value="99633.6193733247">
                <text:p>99633.61937332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.8657460212707">
                <text:p>26.8657460212707</text:p>
              </table:table-cell>
              <table:table-cell office:value-type="float" office:value="99575.8080650329">
                <text:p>99575.80806503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9483027458191">
                <text:p>26.9483027458191</text:p>
              </table:table-cell>
              <table:table-cell office:value-type="float" office:value="99616.3552392944">
                <text:p>99616.35523929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.0308156013489">
                <text:p>27.0308156013489</text:p>
              </table:table-cell>
              <table:table-cell office:value-type="float" office:value="99669.317552964">
                <text:p>99669.3175529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.1132550239563">
                <text:p>27.1132550239563</text:p>
              </table:table-cell>
              <table:table-cell office:value-type="float" office:value="99758.0980056453">
                <text:p>99758.09800564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.1958754062653">
                <text:p>27.1958754062653</text:p>
              </table:table-cell>
              <table:table-cell office:value-type="float" office:value="99539.6023374262">
                <text:p>99539.60233742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.2783935070038">
                <text:p>27.2783935070038</text:p>
              </table:table-cell>
              <table:table-cell office:value-type="float" office:value="99662.98213842">
                <text:p>99662.982138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.3263249397278">
                <text:p>27.3263249397278</text:p>
              </table:table-cell>
              <table:table-cell office:value-type="float" office:value="171578.430533379">
                <text:p>171578.4305333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.4180793762207">
                <text:p>27.4180793762207</text:p>
              </table:table-cell>
              <table:table-cell office:value-type="float" office:value="89630.5433757919">
                <text:p>89630.54337579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.5097589492798">
                <text:p>27.5097589492798</text:p>
              </table:table-cell>
              <table:table-cell office:value-type="float" office:value="89703.7336190486">
                <text:p>89703.73361904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6014993190765">
                <text:p>27.6014993190765</text:p>
              </table:table-cell>
              <table:table-cell office:value-type="float" office:value="89644.286568933">
                <text:p>89644.2865689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.6932065486908">
                <text:p>27.6932065486908</text:p>
              </table:table-cell>
              <table:table-cell office:value-type="float" office:value="89676.6812670286">
                <text:p>89676.68126702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.7848932743073">
                <text:p>27.7848932743073</text:p>
              </table:table-cell>
              <table:table-cell office:value-type="float" office:value="89696.735756523">
                <text:p>89696.7357565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.8766734600067">
                <text:p>27.8766734600067</text:p>
              </table:table-cell>
              <table:table-cell office:value-type="float" office:value="89605.3972578542">
                <text:p>89605.39725785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.9683830738068">
                <text:p>27.9683830738068</text:p>
              </table:table-cell>
              <table:table-cell office:value-type="float" office:value="89674.3499316276">
                <text:p>89674.34993162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.0600736141205">
                <text:p>28.0600736141205</text:p>
              </table:table-cell>
              <table:table-cell office:value-type="float" office:value="89693.0040095897">
                <text:p>89693.00400958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.1516814231873">
                <text:p>28.1516814231873</text:p>
              </table:table-cell>
              <table:table-cell office:value-type="float" office:value="89774.0059911876">
                <text:p>89774.00599118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2435188293457">
                <text:p>28.2435188293457</text:p>
              </table:table-cell>
              <table:table-cell office:value-type="float" office:value="89549.5674802827">
                <text:p>89549.56748028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.2826426029205">
                <text:p>28.2826426029205</text:p>
              </table:table-cell>
              <table:table-cell office:value-type="float" office:value="210204.672212167">
                <text:p>210204.6722121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.3576645851135">
                <text:p>28.3576645851135</text:p>
              </table:table-cell>
              <table:table-cell office:value-type="float" office:value="109621.203807224">
                <text:p>109621.2038072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.4327831268311">
                <text:p>28.4327831268311</text:p>
              </table:table-cell>
              <table:table-cell office:value-type="float" office:value="109480.293572857">
                <text:p>109480.2935728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.5077931880951">
                <text:p>28.5077931880951</text:p>
              </table:table-cell>
              <table:table-cell office:value-type="float" office:value="109638.625291229">
                <text:p>109638.6252912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.5827827453613">
                <text:p>28.5827827453613</text:p>
              </table:table-cell>
              <table:table-cell office:value-type="float" office:value="109668.603200341">
                <text:p>109668.6032003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.657829284668">
                <text:p>28.657829284668</text:p>
              </table:table-cell>
              <table:table-cell office:value-type="float" office:value="109585.332994459">
                <text:p>109585.332994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.732882976532">
                <text:p>28.732882976532</text:p>
              </table:table-cell>
              <table:table-cell office:value-type="float" office:value="109574.889599044">
                <text:p>109574.8895990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.8078978061676">
                <text:p>28.8078978061676</text:p>
              </table:table-cell>
              <table:table-cell office:value-type="float" office:value="109631.656033181">
                <text:p>109631.6560331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.8829758167267">
                <text:p>28.8829758167267</text:p>
              </table:table-cell>
              <table:table-cell office:value-type="float" office:value="109539.396938711">
                <text:p>109539.3969387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.9579901695251">
                <text:p>28.9579901695251</text:p>
              </table:table-cell>
              <table:table-cell office:value-type="float" office:value="109632.352919115">
                <text:p>109632.3529191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.033047914505">
                <text:p>29.033047914505</text:p>
              </table:table-cell>
              <table:table-cell office:value-type="float" office:value="109568.972558487">
                <text:p>109568.9725584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.1080904006958">
                <text:p>29.1080904006958</text:p>
              </table:table-cell>
              <table:table-cell office:value-type="float" office:value="109591.251802218">
                <text:p>109591.2518022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.1830670833588">
                <text:p>29.1830670833588</text:p>
              </table:table-cell>
              <table:table-cell office:value-type="float" office:value="109687.434918515">
                <text:p>109687.4349185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.2581660747528">
                <text:p>29.2581660747528</text:p>
              </table:table-cell>
              <table:table-cell office:value-type="float" office:value="109508.794290576">
                <text:p>109508.7942905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.2940888404846">
                <text:p>29.2940888404846</text:p>
              </table:table-cell>
              <table:table-cell office:value-type="float" office:value="228935.602046844">
                <text:p>228935.6020468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.3628726005554">
                <text:p>29.3628726005554</text:p>
              </table:table-cell>
              <table:table-cell office:value-type="float" office:value="119563.106051993">
                <text:p>119563.1060519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.4315140247345">
                <text:p>29.4315140247345</text:p>
              </table:table-cell>
              <table:table-cell office:value-type="float" office:value="119811.033910727">
                <text:p>119811.0339107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.5004439353943">
                <text:p>29.5004439353943</text:p>
              </table:table-cell>
              <table:table-cell office:value-type="float" office:value="119309.599001083">
                <text:p>119309.5990010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.5691919326782">
                <text:p>29.5691919326782</text:p>
              </table:table-cell>
              <table:table-cell office:value-type="float" office:value="119625.302916594">
                <text:p>119625.3029165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.6380114555359">
                <text:p>29.6380114555359</text:p>
              </table:table-cell>
              <table:table-cell office:value-type="float" office:value="119500.973829898">
                <text:p>119500.9738298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.7067945003509">
                <text:p>29.7067945003509</text:p>
              </table:table-cell>
              <table:table-cell office:value-type="float" office:value="119564.349355453">
                <text:p>119564.3493554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.7755396366119">
                <text:p>29.7755396366119</text:p>
              </table:table-cell>
              <table:table-cell office:value-type="float" office:value="119630.281461341">
                <text:p>119630.2814613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.844381570816">
                <text:p>29.844381570816</text:p>
              </table:table-cell>
              <table:table-cell office:value-type="float" office:value="119462.070539994">
                <text:p>119462.0705399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.9131224155426">
                <text:p>29.9131224155426</text:p>
              </table:table-cell>
              <table:table-cell office:value-type="float" office:value="119637.750055494">
                <text:p>119637.7500554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.9819617271423">
                <text:p>29.9819617271423</text:p>
              </table:table-cell>
              <table:table-cell office:value-type="float" office:value="119466.621743964">
                <text:p>119466.6217439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.0507192611694">
                <text:p>30.0507192611694</text:p>
              </table:table-cell>
              <table:table-cell office:value-type="float" office:value="119608.710759735">
                <text:p>119608.7107597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.1194968223572">
                <text:p>30.1194968223572</text:p>
              </table:table-cell>
              <table:table-cell office:value-type="float" office:value="119573.882207755">
                <text:p>119573.8822077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.188309431076">
                <text:p>30.188309431076</text:p>
              </table:table-cell>
              <table:table-cell office:value-type="float" office:value="119512.981023557">
                <text:p>119512.9810235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.257045507431">
                <text:p>30.257045507431</text:p>
              </table:table-cell>
              <table:table-cell office:value-type="float" office:value="119646.049587236">
                <text:p>119646.0495872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.2458264827728">
                <text:p>34.2458264827728</text:p>
              </table:table-cell>
              <table:table-cell office:value-type="float" office:value="2061.78279801269">
                <text:p>2061.782798012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.983895778656">
                <text:p>35.983895778656</text:p>
              </table:table-cell>
              <table:table-cell office:value-type="float" office:value="4731.68706189075">
                <text:p>4731.687061890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.6637606620789">
                <text:p>44.6637606620789</text:p>
              </table:table-cell>
              <table:table-cell office:value-type="float" office:value="947.480186668173">
                <text:p>947.4801866681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.7586243152618">
                <text:p>44.7586243152618</text:p>
              </table:table-cell>
              <table:table-cell office:value-type="float" office:value="86692.8451947412">
                <text:p>86692.84519474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.8535041809082">
                <text:p>44.8535041809082</text:p>
              </table:table-cell>
              <table:table-cell office:value-type="float" office:value="86678.0316769484">
                <text:p>86678.03167694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.9483451843262">
                <text:p>44.9483451843262</text:p>
              </table:table-cell>
              <table:table-cell office:value-type="float" office:value="86713.5490306492">
                <text:p>86713.54903064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.0432314872742">
                <text:p>45.0432314872742</text:p>
              </table:table-cell>
              <table:table-cell office:value-type="float" office:value="86672.151243021">
                <text:p>86672.1512430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.1381521224976">
                <text:p>45.1381521224976</text:p>
              </table:table-cell>
              <table:table-cell office:value-type="float" office:value="86640.8023992405">
                <text:p>86640.80239924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.2330117225647">
                <text:p>45.2330117225647</text:p>
              </table:table-cell>
              <table:table-cell office:value-type="float" office:value="86696.5493653706">
                <text:p>86696.54936537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.2789120674133">
                <text:p>45.2789120674133</text:p>
              </table:table-cell>
              <table:table-cell office:value-type="float" office:value="179170.767172242">
                <text:p>179170.7671722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.3667471408844">
                <text:p>45.3667471408844</text:p>
              </table:table-cell>
              <table:table-cell office:value-type="float" office:value="93630.023577185">
                <text:p>93630.0235771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.4545149803162">
                <text:p>45.4545149803162</text:p>
              </table:table-cell>
              <table:table-cell office:value-type="float" office:value="93701.7483083192">
                <text:p>93701.74830831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.5423204898834">
                <text:p>45.5423204898834</text:p>
              </table:table-cell>
              <table:table-cell office:value-type="float" office:value="93661.5485808468">
                <text:p>93661.54858084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.6301238536835">
                <text:p>45.6301238536835</text:p>
              </table:table-cell>
              <table:table-cell office:value-type="float" office:value="93663.8375122871">
                <text:p>93663.83751228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.7179381847382">
                <text:p>45.7179381847382</text:p>
              </table:table-cell>
              <table:table-cell office:value-type="float" office:value="93652.1397046047">
                <text:p>93652.13970460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.8057577610016">
                <text:p>45.8057577610016</text:p>
              </table:table-cell>
              <table:table-cell office:value-type="float" office:value="93646.5461337561">
                <text:p>93646.54613375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.8935508728027">
                <text:p>45.8935508728027</text:p>
              </table:table-cell>
              <table:table-cell office:value-type="float" office:value="93674.7750623929">
                <text:p>93674.77506239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5.9813725948334">
                <text:p>45.9813725948334</text:p>
              </table:table-cell>
              <table:table-cell office:value-type="float" office:value="93644.2580473516">
                <text:p>93644.25804735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6.0691692829132">
                <text:p>46.0691692829132</text:p>
              </table:table-cell>
              <table:table-cell office:value-type="float" office:value="93670.9593478273">
                <text:p>93670.95934782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.1570398807526">
                <text:p>46.1570398807526</text:p>
              </table:table-cell>
              <table:table-cell office:value-type="float" office:value="93592.1707854437">
                <text:p>93592.17078544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6.2448270320892">
                <text:p>46.2448270320892</text:p>
              </table:table-cell>
              <table:table-cell office:value-type="float" office:value="93681.1352775349">
                <text:p>93681.13527753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.2879276275635">
                <text:p>46.2879276275635</text:p>
              </table:table-cell>
              <table:table-cell office:value-type="float" office:value="190809.428721574">
                <text:p>190809.4287215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.3704359531403">
                <text:p>46.3704359531403</text:p>
              </table:table-cell>
              <table:table-cell office:value-type="float" office:value="99674.7896955774">
                <text:p>99674.78969557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.4529860019684">
                <text:p>46.4529860019684</text:p>
              </table:table-cell>
              <table:table-cell office:value-type="float" office:value="99624.411090573">
                <text:p>99624.4110905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.5355610847473">
                <text:p>46.5355610847473</text:p>
              </table:table-cell>
              <table:table-cell office:value-type="float" office:value="99594.2083644921">
                <text:p>99594.20836449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.6180777549744">
                <text:p>46.6180777549744</text:p>
              </table:table-cell>
              <table:table-cell office:value-type="float" office:value="99664.7098988732">
                <text:p>99664.70989887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.7006144523621">
                <text:p>46.7006144523621</text:p>
              </table:table-cell>
              <table:table-cell office:value-type="float" office:value="99640.5267025628">
                <text:p>99640.52670256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.7831823825836">
                <text:p>46.7831823825836</text:p>
              </table:table-cell>
              <table:table-cell office:value-type="float" office:value="99602.8358459784">
                <text:p>99602.83584597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.8657004833221">
                <text:p>46.8657004833221</text:p>
              </table:table-cell>
              <table:table-cell office:value-type="float" office:value="99662.98213842">
                <text:p>99662.982138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.9482283592224">
                <text:p>46.9482283592224</text:p>
              </table:table-cell>
              <table:table-cell office:value-type="float" office:value="99651.177378397">
                <text:p>99651.1773783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7.0307495594025">
                <text:p>47.0307495594025</text:p>
              </table:table-cell>
              <table:table-cell office:value-type="float" office:value="99659.2388629344">
                <text:p>99659.23886293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.1132826805115">
                <text:p>47.1132826805115</text:p>
              </table:table-cell>
              <table:table-cell office:value-type="float" office:value="99644.8442697064">
                <text:p>99644.84426970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.1958031654358">
                <text:p>47.1958031654358</text:p>
              </table:table-cell>
              <table:table-cell office:value-type="float" office:value="99660.1026707809">
                <text:p>99660.10267078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7.2784383296967">
                <text:p>47.2784383296967</text:p>
              </table:table-cell>
              <table:table-cell office:value-type="float" office:value="99521.7964841011">
                <text:p>99521.79648410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.3263590335846">
                <text:p>47.3263590335846</text:p>
              </table:table-cell>
              <table:table-cell office:value-type="float" office:value="171616.844761535">
                <text:p>171616.8447615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7.4180927276611">
                <text:p>47.4180927276611</text:p>
              </table:table-cell>
              <table:table-cell office:value-type="float" office:value="89650.8102370575">
                <text:p>89650.81023705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7.5098090171814">
                <text:p>47.5098090171814</text:p>
              </table:table-cell>
              <table:table-cell office:value-type="float" office:value="89667.8228373271">
                <text:p>89667.82283732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.6014776229858">
                <text:p>47.6014776229858</text:p>
              </table:table-cell>
              <table:table-cell office:value-type="float" office:value="89714.4657958937">
                <text:p>89714.46579589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7.6931929588318">
                <text:p>47.6931929588318</text:p>
              </table:table-cell>
              <table:table-cell office:value-type="float" office:value="89668.7552211957">
                <text:p>89668.75522119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.7849049568176">
                <text:p>47.7849049568176</text:p>
              </table:table-cell>
              <table:table-cell office:value-type="float" office:value="89672.0187174395">
                <text:p>89672.01871743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7.8766376972199">
                <text:p>47.8766376972199</text:p>
              </table:table-cell>
              <table:table-cell office:value-type="float" office:value="89651.742267157">
                <text:p>89651.7422671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7.9683148860931">
                <text:p>47.9683148860931</text:p>
              </table:table-cell>
              <table:table-cell office:value-type="float" office:value="89706.066482542">
                <text:p>89706.0664825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8.0600295066833">
                <text:p>48.0600295066833</text:p>
              </table:table-cell>
              <table:table-cell office:value-type="float" office:value="89669.4545218221">
                <text:p>89669.45452182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8.1517760753632">
                <text:p>48.1517760753632</text:p>
              </table:table-cell>
              <table:table-cell office:value-type="float" office:value="89638.2297271662">
                <text:p>89638.22972716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8.24347448349">
                <text:p>48.24347448349</text:p>
              </table:table-cell>
              <table:table-cell office:value-type="float" office:value="89685.3082621142">
                <text:p>89685.30826211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8.2826633453369">
                <text:p>48.2826633453369</text:p>
              </table:table-cell>
              <table:table-cell office:value-type="float" office:value="209855.545999878">
                <text:p>209855.5459998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8.3576834201813">
                <text:p>48.3576834201813</text:p>
              </table:table-cell>
              <table:table-cell office:value-type="float" office:value="109623.990872601">
                <text:p>109623.9908726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8.4327309131622">
                <text:p>48.4327309131622</text:p>
              </table:table-cell>
              <table:table-cell office:value-type="float" office:value="109583.940426722">
                <text:p>109583.9404267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8.5077385902405">
                <text:p>48.5077385902405</text:p>
              </table:table-cell>
              <table:table-cell office:value-type="float" office:value="109642.110252539">
                <text:p>109642.1102525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8.5828943252564">
                <text:p>48.5828943252564</text:p>
              </table:table-cell>
              <table:table-cell office:value-type="float" office:value="109426.113632759">
                <text:p>109426.1136327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8.6577751636505">
                <text:p>48.6577751636505</text:p>
              </table:table-cell>
              <table:table-cell office:value-type="float" office:value="109827.8301414">
                <text:p>109827.83014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8.7328948974609">
                <text:p>48.7328948974609</text:p>
              </table:table-cell>
              <table:table-cell office:value-type="float" office:value="109478.556204078">
                <text:p>109478.5562040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.8079447746277">
                <text:p>48.8079447746277</text:p>
              </table:table-cell>
              <table:table-cell office:value-type="float" office:value="109580.459162214">
                <text:p>109580.4591622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8.8829391002655">
                <text:p>48.8829391002655</text:p>
              </table:table-cell>
              <table:table-cell office:value-type="float" office:value="109661.630130759">
                <text:p>109661.6301307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8.9580736160278">
                <text:p>48.9580736160278</text:p>
              </table:table-cell>
              <table:table-cell office:value-type="float" office:value="109457.017411475">
                <text:p>109457.0174114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9.0330226421356">
                <text:p>49.0330226421356</text:p>
              </table:table-cell>
              <table:table-cell office:value-type="float" office:value="109727.910115505">
                <text:p>109727.9101155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9.1080410480499">
                <text:p>49.1080410480499</text:p>
              </table:table-cell>
              <table:table-cell office:value-type="float" office:value="109626.429671063">
                <text:p>109626.4296710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9.1831619739533">
                <text:p>49.1831619739533</text:p>
              </table:table-cell>
              <table:table-cell office:value-type="float" office:value="109476.818890441">
                <text:p>109476.8188904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9.2581336498261">
                <text:p>49.2581336498261</text:p>
              </table:table-cell>
              <table:table-cell office:value-type="float" office:value="109694.760111177">
                <text:p>109694.7601111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.2940738201141">
                <text:p>49.2940738201141</text:p>
              </table:table-cell>
              <table:table-cell office:value-type="float" office:value="228824.736613066">
                <text:p>228824.7366130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9.3628528118134">
                <text:p>49.3628528118134</text:p>
              </table:table-cell>
              <table:table-cell office:value-type="float" office:value="119571.395230172">
                <text:p>119571.3952301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9.4316589832306">
                <text:p>49.4316589832306</text:p>
              </table:table-cell>
              <table:table-cell office:value-type="float" office:value="119524.162304137">
                <text:p>119524.1623041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.5004153251648">
                <text:p>49.5004153251648</text:p>
              </table:table-cell>
              <table:table-cell office:value-type="float" office:value="119610.784527628">
                <text:p>119610.7845276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.5690886974335">
                <text:p>49.5690886974335</text:p>
              </table:table-cell>
              <table:table-cell office:value-type="float" office:value="119755.295659933">
                <text:p>119755.2956599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.6380181312561">
                <text:p>49.6380181312561</text:p>
              </table:table-cell>
              <table:table-cell office:value-type="float" office:value="119310.424356043">
                <text:p>119310.4243560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9.7067804336548">
                <text:p>49.7067804336548</text:p>
              </table:table-cell>
              <table:table-cell office:value-type="float" office:value="119600.416407198">
                <text:p>119600.4164071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.7755212783814">
                <text:p>49.7755212783814</text:p>
              </table:table-cell>
              <table:table-cell office:value-type="float" office:value="119637.750055494">
                <text:p>119637.7500554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.844310760498">
                <text:p>49.844310760498</text:p>
              </table:table-cell>
              <table:table-cell office:value-type="float" office:value="119553.160555101">
                <text:p>119553.1605551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.9130940437317">
                <text:p>49.9130940437317</text:p>
              </table:table-cell>
              <table:table-cell office:value-type="float" office:value="119563.934918093">
                <text:p>119563.9349180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.9818825721741">
                <text:p>49.9818825721741</text:p>
              </table:table-cell>
              <table:table-cell office:value-type="float" office:value="119554.818023014">
                <text:p>119554.8180230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.0506505966187">
                <text:p>50.0506505966187</text:p>
              </table:table-cell>
              <table:table-cell office:value-type="float" office:value="119590.464702497">
                <text:p>119590.4647024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.1193525791168">
                <text:p>50.1193525791168</text:p>
              </table:table-cell>
              <table:table-cell office:value-type="float" office:value="119705.424806616">
                <text:p>119705.4248066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.1882870197296">
                <text:p>50.1882870197296</text:p>
              </table:table-cell>
              <table:table-cell office:value-type="float" office:value="119301.758698449">
                <text:p>119301.7586984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0.2570533752441">
                <text:p>50.2570533752441</text:p>
              </table:table-cell>
              <table:table-cell office:value-type="float" office:value="119593.367111956">
                <text:p>119593.3671119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3.3329291343689">
                <text:p>53.3329291343689</text:p>
              </table:table-cell>
              <table:table-cell office:value-type="float" office:value="2673.71007284772">
                <text:p>2673.710072847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3.4329879283905">
                <text:p>53.4329879283905</text:p>
              </table:table-cell>
              <table:table-cell office:value-type="float" office:value="82191.6762081315">
                <text:p>82191.67620813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5.2356524467468">
                <text:p>55.2356524467468</text:p>
              </table:table-cell>
              <table:table-cell office:value-type="float" office:value="4562.13561439523">
                <text:p>4562.135614395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6.2338168621063">
                <text:p>56.2338168621063</text:p>
              </table:table-cell>
              <table:table-cell office:value-type="float" office:value="8239.12360874742">
                <text:p>8239.123608747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8.255574464798">
                <text:p>58.255574464798</text:p>
              </table:table-cell>
              <table:table-cell office:value-type="float" office:value="4067.74777997671">
                <text:p>4067.747779976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3.4786643981934">
                <text:p>63.4786643981934</text:p>
              </table:table-cell>
              <table:table-cell office:value-type="float" office:value="1574.54688792881">
                <text:p>1574.54688792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3.5703318119049">
                <text:p>63.5703318119049</text:p>
              </table:table-cell>
              <table:table-cell office:value-type="float" office:value="89715.6324915926">
                <text:p>89715.63249159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3.6620559692383">
                <text:p>63.6620559692383</text:p>
              </table:table-cell>
              <table:table-cell office:value-type="float" office:value="89660.1314101981">
                <text:p>89660.13141019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3.7537548542023">
                <text:p>63.7537548542023</text:p>
              </table:table-cell>
              <table:table-cell office:value-type="float" office:value="89684.8418956198">
                <text:p>89684.84189561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3.8454580307007">
                <text:p>63.8454580307007</text:p>
              </table:table-cell>
              <table:table-cell office:value-type="float" office:value="89680.6448154205">
                <text:p>89680.64481542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3.9372334480286">
                <text:p>63.9372334480286</text:p>
              </table:table-cell>
              <table:table-cell office:value-type="float" office:value="89610.0528817927">
                <text:p>89610.05288179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4.0289120674133">
                <text:p>64.0289120674133</text:p>
              </table:table-cell>
              <table:table-cell office:value-type="float" office:value="89704.6667498856">
                <text:p>89704.66674988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4.1205656528473">
                <text:p>64.1205656528473</text:p>
              </table:table-cell>
              <table:table-cell office:value-type="float" office:value="89729.1683796235">
                <text:p>89729.16837962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4.212361574173">
                <text:p>64.212361574173</text:p>
              </table:table-cell>
              <table:table-cell office:value-type="float" office:value="89590.0371305387">
                <text:p>89590.03713053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4.568924665451">
                <text:p>64.568924665451</text:p>
              </table:table-cell>
              <table:table-cell office:value-type="float" office:value="23064.641857691">
                <text:p>23064.6418576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4.663736820221">
                <text:p>64.663736820221</text:p>
              </table:table-cell>
              <table:table-cell office:value-type="float" office:value="86739.9335028202">
                <text:p>86739.93350282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4.7586090564728">
                <text:p>64.7586090564728</text:p>
              </table:table-cell>
              <table:table-cell office:value-type="float" office:value="86685.0021134742">
                <text:p>86685.00211347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4.8534762859345">
                <text:p>64.8534762859345</text:p>
              </table:table-cell>
              <table:table-cell office:value-type="float" office:value="86689.5770717413">
                <text:p>86689.57707174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4.9483542442322">
                <text:p>64.9483542442322</text:p>
              </table:table-cell>
              <table:table-cell office:value-type="float" office:value="86679.7741809839">
                <text:p>86679.77418098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5.0432345867157">
                <text:p>65.0432345867157</text:p>
              </table:table-cell>
              <table:table-cell office:value-type="float" office:value="86677.5960618861">
                <text:p>86677.59606188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5.1379897594452">
                <text:p>65.1379897594452</text:p>
              </table:table-cell>
              <table:table-cell office:value-type="float" office:value="86792.0954930655">
                <text:p>86792.09549306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5.2329592704773">
                <text:p>65.2329592704773</text:p>
              </table:table-cell>
              <table:table-cell office:value-type="float" office:value="86596.2129384858">
                <text:p>86596.21293848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5.2788605690003">
                <text:p>65.2788605690003</text:p>
              </table:table-cell>
              <table:table-cell office:value-type="float" office:value="179167.044607426">
                <text:p>179167.0446074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5.3666462898254">
                <text:p>65.3666462898254</text:p>
              </table:table-cell>
              <table:table-cell office:value-type="float" office:value="93682.661857686">
                <text:p>93682.6618576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5.4543678760529">
                <text:p>65.4543678760529</text:p>
              </table:table-cell>
              <table:table-cell office:value-type="float" office:value="93751.1546893303">
                <text:p>93751.15468933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5.5423445701599">
                <text:p>65.5423445701599</text:p>
              </table:table-cell>
              <table:table-cell office:value-type="float" office:value="93479.3024842751">
                <text:p>93479.30248427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5.6300768852234">
                <text:p>65.6300768852234</text:p>
              </table:table-cell>
              <table:table-cell office:value-type="float" office:value="93739.6898058569">
                <text:p>93739.68980585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5.7178633213043">
                <text:p>65.7178633213043</text:p>
              </table:table-cell>
              <table:table-cell office:value-type="float" office:value="93681.8985613914">
                <text:p>93681.89856139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5.8056192398071">
                <text:p>65.8056192398071</text:p>
              </table:table-cell>
              <table:table-cell office:value-type="float" office:value="93714.4769299735">
                <text:p>93714.47692997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5.8934791088104">
                <text:p>65.8934791088104</text:p>
              </table:table-cell>
              <table:table-cell office:value-type="float" office:value="93603.5996103237">
                <text:p>93603.59961032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5.9813854694366">
                <text:p>65.9813854694366</text:p>
              </table:table-cell>
              <table:table-cell office:value-type="float" office:value="93554.0948506398">
                <text:p>93554.09485063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6.0690870285034">
                <text:p>66.0690870285034</text:p>
              </table:table-cell>
              <table:table-cell office:value-type="float" office:value="93772.5633102893">
                <text:p>93772.56331028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6.1569893360138">
                <text:p>66.1569893360138</text:p>
              </table:table-cell>
              <table:table-cell office:value-type="float" office:value="93558.4085665697">
                <text:p>93558.40856656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.2447588443756">
                <text:p>66.2447588443756</text:p>
              </table:table-cell>
              <table:table-cell office:value-type="float" office:value="93699.966577206">
                <text:p>93699.9665772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6.2878661155701">
                <text:p>66.2878661155701</text:p>
              </table:table-cell>
              <table:table-cell office:value-type="float" office:value="190779.87940599">
                <text:p>190779.879405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6.3704302310944">
                <text:p>66.3704302310944</text:p>
              </table:table-cell>
              <table:table-cell office:value-type="float" office:value="99607.4377806462">
                <text:p>99607.43778064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6.4529995918274">
                <text:p>66.4529995918274</text:p>
              </table:table-cell>
              <table:table-cell office:value-type="float" office:value="99601.1102301044">
                <text:p>99601.11023010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6.5355672836304">
                <text:p>66.5355672836304</text:p>
              </table:table-cell>
              <table:table-cell office:value-type="float" office:value="99603.1234544373">
                <text:p>99603.12345443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6.6180579662323">
                <text:p>66.6180579662323</text:p>
              </table:table-cell>
              <table:table-cell office:value-type="float" office:value="99696.1079796873">
                <text:p>99696.10797968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6.7005937099457">
                <text:p>66.7005937099457</text:p>
              </table:table-cell>
              <table:table-cell office:value-type="float" office:value="99641.6780172165">
                <text:p>99641.67801721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6.7831659317017">
                <text:p>66.7831659317017</text:p>
              </table:table-cell>
              <table:table-cell office:value-type="float" office:value="99597.6591777278">
                <text:p>99597.65917772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6.8656816482544">
                <text:p>66.8656816482544</text:p>
              </table:table-cell>
              <table:table-cell office:value-type="float" office:value="99665.8617724562">
                <text:p>99665.86177245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6.9482622146606">
                <text:p>66.9482622146606</text:p>
              </table:table-cell>
              <table:table-cell office:value-type="float" office:value="99587.5949741316">
                <text:p>99587.59497413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7.0307641029358">
                <text:p>67.0307641029358</text:p>
              </table:table-cell>
              <table:table-cell office:value-type="float" office:value="99682.5669319554">
                <text:p>99682.56693195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7.1132681369781">
                <text:p>67.1132681369781</text:p>
              </table:table-cell>
              <table:table-cell office:value-type="float" office:value="99679.9743849824">
                <text:p>99679.97438498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7.1957833766937">
                <text:p>67.1957833766937</text:p>
              </table:table-cell>
              <table:table-cell office:value-type="float" office:value="99666.4377192323">
                <text:p>99666.43771923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7.2783505916595">
                <text:p>67.2783505916595</text:p>
              </table:table-cell>
              <table:table-cell office:value-type="float" office:value="99603.6986763381">
                <text:p>99603.69867633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7.3262331485748">
                <text:p>67.3262331485748</text:p>
              </table:table-cell>
              <table:table-cell office:value-type="float" office:value="171753.568101019">
                <text:p>171753.5681010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7.4179739952087">
                <text:p>67.4179739952087</text:p>
              </table:table-cell>
              <table:table-cell office:value-type="float" office:value="89643.8206289681">
                <text:p>89643.82062896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.5097069740295">
                <text:p>67.5097069740295</text:p>
              </table:table-cell>
              <table:table-cell office:value-type="float" office:value="89651.5092578153">
                <text:p>89651.50925781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7.6014528274536">
                <text:p>67.6014528274536</text:p>
              </table:table-cell>
              <table:table-cell office:value-type="float" office:value="89638.9285517528">
                <text:p>89638.92855175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7.6932640075684">
                <text:p>67.6932640075684</text:p>
              </table:table-cell>
              <table:table-cell office:value-type="float" office:value="89575.1474898983">
                <text:p>89575.14748989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7.7849259376526">
                <text:p>67.7849259376526</text:p>
              </table:table-cell>
              <table:table-cell office:value-type="float" office:value="89720.9996826702">
                <text:p>89720.99968267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7.8765580654144">
                <text:p>67.8765580654144</text:p>
              </table:table-cell>
              <table:table-cell office:value-type="float" office:value="89750.1804320732">
                <text:p>89750.18043207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7.9683322906494">
                <text:p>67.9683322906494</text:p>
              </table:table-cell>
              <table:table-cell office:value-type="float" office:value="89611.2168633696">
                <text:p>89611.21686336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8.0600202083588">
                <text:p>68.0600202083588</text:p>
              </table:table-cell>
              <table:table-cell office:value-type="float" office:value="89695.5695522497">
                <text:p>89695.56955224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8.1516697406769">
                <text:p>68.1516697406769</text:p>
              </table:table-cell>
              <table:table-cell office:value-type="float" office:value="89733.1365691483">
                <text:p>89733.13656914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8.2336552143097">
                <text:p>68.2336552143097</text:p>
              </table:table-cell>
              <table:table-cell office:value-type="float" office:value="100310.45300577">
                <text:p>100310.453005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8.2728197574616">
                <text:p>68.2728197574616</text:p>
              </table:table-cell>
              <table:table-cell office:value-type="float" office:value="209985.852971973">
                <text:p>209985.8529719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8.347861289978">
                <text:p>68.347861289978</text:p>
              </table:table-cell>
              <table:table-cell office:value-type="float" office:value="109592.644555786">
                <text:p>109592.6445557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8.4229516983032">
                <text:p>68.4229516983032</text:p>
              </table:table-cell>
              <table:table-cell office:value-type="float" office:value="109521.311488735">
                <text:p>109521.3114887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8.497950553894">
                <text:p>68.497950553894</text:p>
              </table:table-cell>
              <table:table-cell office:value-type="float" office:value="109655.006535948">
                <text:p>109655.0065359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8.5730578899384">
                <text:p>68.5730578899384</text:p>
              </table:table-cell>
              <table:table-cell office:value-type="float" office:value="109496.627535132">
                <text:p>109496.6275351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8.6480474472046">
                <text:p>68.6480474472046</text:p>
              </table:table-cell>
              <table:table-cell office:value-type="float" office:value="109668.603200341">
                <text:p>109668.6032003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8.7230796813965">
                <text:p>68.7230796813965</text:p>
              </table:table-cell>
              <table:table-cell office:value-type="float" office:value="109606.225758481">
                <text:p>109606.2257584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8.7981464862824">
                <text:p>68.7981464862824</text:p>
              </table:table-cell>
              <table:table-cell office:value-type="float" office:value="109555.748542971">
                <text:p>109555.7485429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8.8731632232666">
                <text:p>68.8731632232666</text:p>
              </table:table-cell>
              <table:table-cell office:value-type="float" office:value="109628.868578039">
                <text:p>109628.86857803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8.9481608867645">
                <text:p>68.9481608867645</text:p>
              </table:table-cell>
              <table:table-cell office:value-type="float" office:value="109656.749509637">
                <text:p>109656.7495096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9.0231981277466">
                <text:p>69.0231981277466</text:p>
              </table:table-cell>
              <table:table-cell office:value-type="float" office:value="109598.912384941">
                <text:p>109598.91238494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9.0982434749603">
                <text:p>69.0982434749603</text:p>
              </table:table-cell>
              <table:table-cell office:value-type="float" office:value="109587.073753904">
                <text:p>109587.0737539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9.1733157634735">
                <text:p>69.1733157634735</text:p>
              </table:table-cell>
              <table:table-cell office:value-type="float" office:value="109547.746084173">
                <text:p>109547.7460841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9.2355253696442">
                <text:p>69.2355253696442</text:p>
              </table:table-cell>
              <table:table-cell office:value-type="float" office:value="132198.232816967">
                <text:p>132198.2328169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9.2714607715607">
                <text:p>69.2714607715607</text:p>
              </table:table-cell>
              <table:table-cell office:value-type="float" office:value="228855.100023885">
                <text:p>228855.1000238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9.3403162956238">
                <text:p>69.3403162956238</text:p>
              </table:table-cell>
              <table:table-cell office:value-type="float" office:value="119438.492581397">
                <text:p>119438.4925813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9.409111738205">
                <text:p>69.409111738205</text:p>
              </table:table-cell>
              <table:table-cell office:value-type="float" office:value="119542.802421772">
                <text:p>119542.8024217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9.4777903556824">
                <text:p>69.4777903556824</text:p>
              </table:table-cell>
              <table:table-cell office:value-type="float" office:value="119746.149559639">
                <text:p>119746.14955963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9.5466275215149">
                <text:p>69.5466275215149</text:p>
              </table:table-cell>
              <table:table-cell office:value-type="float" office:value="119470.345714246">
                <text:p>119470.3457142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9.6154003143311">
                <text:p>69.6154003143311</text:p>
              </table:table-cell>
              <table:table-cell office:value-type="float" office:value="119582.172880251">
                <text:p>119582.1728802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9.6841661930084">
                <text:p>69.6841661930084</text:p>
              </table:table-cell>
              <table:table-cell office:value-type="float" office:value="119594.196397677">
                <text:p>119594.19639767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9.7530298233032">
                <text:p>69.7530298233032</text:p>
              </table:table-cell>
              <table:table-cell office:value-type="float" office:value="119424.432966919">
                <text:p>119424.4329669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9.8217990398407">
                <text:p>69.8217990398407</text:p>
              </table:table-cell>
              <table:table-cell office:value-type="float" office:value="119588.391639133">
                <text:p>119588.3916391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9.8905324935913">
                <text:p>69.8905324935913</text:p>
              </table:table-cell>
              <table:table-cell office:value-type="float" office:value="119650.614820545">
                <text:p>119650.6148205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9.9593513011932">
                <text:p>69.9593513011932</text:p>
              </table:table-cell>
              <table:table-cell office:value-type="float" office:value="119502.215841495">
                <text:p>119502.2158414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0.0281429290772">
                <text:p>70.0281429290772</text:p>
              </table:table-cell>
              <table:table-cell office:value-type="float" office:value="119549.431420323">
                <text:p>119549.4314203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0.0969278812408">
                <text:p>70.0969278812408</text:p>
              </table:table-cell>
              <table:table-cell office:value-type="float" office:value="119561.03393702">
                <text:p>119561.033937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0.1656224727631">
                <text:p>70.1656224727631</text:p>
              </table:table-cell>
              <table:table-cell office:value-type="float" office:value="119718.304130832">
                <text:p>119718.3041308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0.2344851493835">
                <text:p>70.2344851493835</text:p>
              </table:table-cell>
              <table:table-cell office:value-type="float" office:value="119426.086867407">
                <text:p>119426.0868674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3.3307087421417">
                <text:p>73.3307087421417</text:p>
              </table:table-cell>
              <table:table-cell office:value-type="float" office:value="2656.13892331138">
                <text:p>2656.138923311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3.4787313938141">
                <text:p>73.4787313938141</text:p>
              </table:table-cell>
              <table:table-cell office:value-type="float" office:value="55559.0641505544">
                <text:p>55559.06415055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3.5704143047333">
                <text:p>73.5704143047333</text:p>
              </table:table-cell>
              <table:table-cell office:value-type="float" office:value="89700.4678139937">
                <text:p>89700.46781399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3.6621189117432">
                <text:p>73.6621189117432</text:p>
              </table:table-cell>
              <table:table-cell office:value-type="float" office:value="89679.2458759818">
                <text:p>89679.24587598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3.7537989616394">
                <text:p>73.7537989616394</text:p>
              </table:table-cell>
              <table:table-cell office:value-type="float" office:value="87259.9874133367">
                <text:p>87259.98741333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